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5.068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2.8600000000000003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2.446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1co87" style:family="table-column">
      <style:table-column-properties fo:break-before="auto" style:column-width="0.8925in"/>
    </style:style>
    <style:style style:name="ta1co88" style:family="table-column">
      <style:table-column-properties fo:break-before="auto" style:column-width="0.8925in"/>
    </style:style>
    <style:style style:name="ta1co89" style:family="table-column">
      <style:table-column-properties fo:break-before="auto" style:column-width="0.8925in"/>
    </style:style>
    <style:style style:name="ta1co90" style:family="table-column">
      <style:table-column-properties fo:break-before="auto" style:column-width="0.8925in"/>
    </style:style>
    <style:style style:name="ta1co91" style:family="table-column">
      <style:table-column-properties fo:break-before="auto" style:column-width="0.8925in"/>
    </style:style>
    <style:style style:name="ta1co92" style:family="table-column">
      <style:table-column-properties fo:break-before="auto" style:column-width="0.8925in"/>
    </style:style>
    <style:style style:name="ta1co93" style:family="table-column">
      <style:table-column-properties fo:break-before="auto" style:column-width="0.8925in"/>
    </style:style>
    <style:style style:name="ta1co94" style:family="table-column">
      <style:table-column-properties fo:break-before="auto" style:column-width="0.8925in"/>
    </style:style>
    <style:style style:name="ta1co95" style:family="table-column">
      <style:table-column-properties fo:break-before="auto" style:column-width="0.8925in"/>
    </style:style>
    <style:style style:name="ta1co96" style:family="table-column">
      <style:table-column-properties fo:break-before="auto" style:column-width="0.8925in"/>
    </style:style>
    <style:style style:name="ta1co97" style:family="table-column">
      <style:table-column-properties fo:break-before="auto" style:column-width="0.8925in"/>
    </style:style>
    <style:style style:name="ta1co98" style:family="table-column">
      <style:table-column-properties fo:break-before="auto" style:column-width="0.8925in"/>
    </style:style>
    <style:style style:name="ta1co99" style:family="table-column">
      <style:table-column-properties fo:break-before="auto" style:column-width="0.8925in"/>
    </style:style>
    <style:style style:name="ta1co100" style:family="table-column">
      <style:table-column-properties fo:break-before="auto" style:column-width="0.8925in"/>
    </style:style>
    <style:style style:name="ta1co101" style:family="table-column">
      <style:table-column-properties fo:break-before="auto" style:column-width="0.8925in"/>
    </style:style>
    <style:style style:name="ta1co102" style:family="table-column">
      <style:table-column-properties fo:break-before="auto" style:column-width="0.8925in"/>
    </style:style>
    <style:style style:name="ta1co103" style:family="table-column">
      <style:table-column-properties fo:break-before="auto" style:column-width="0.8925in"/>
    </style:style>
    <style:style style:name="ta1co104" style:family="table-column">
      <style:table-column-properties fo:break-before="auto" style:column-width="0.8925in"/>
    </style:style>
    <style:style style:name="ta1co105" style:family="table-column">
      <style:table-column-properties fo:break-before="auto" style:column-width="0.8925in"/>
    </style:style>
    <style:style style:name="ta1co106" style:family="table-column">
      <style:table-column-properties fo:break-before="auto" style:column-width="0.8925in"/>
    </style:style>
    <style:style style:name="ta1co107" style:family="table-column">
      <style:table-column-properties fo:break-before="auto" style:column-width="0.8925in"/>
    </style:style>
    <style:style style:name="ta1co108" style:family="table-column">
      <style:table-column-properties fo:break-before="auto" style:column-width="0.8925in"/>
    </style:style>
    <style:style style:name="ta1co109" style:family="table-column">
      <style:table-column-properties fo:break-before="auto" style:column-width="0.8925in"/>
    </style:style>
    <style:style style:name="ta1co110" style:family="table-column">
      <style:table-column-properties fo:break-before="auto" style:column-width="0.8925in"/>
    </style:style>
    <style:style style:name="ta1co111" style:family="table-column">
      <style:table-column-properties fo:break-before="auto" style:column-width="0.8925in"/>
    </style:style>
    <style:style style:name="ta1co112" style:family="table-column">
      <style:table-column-properties fo:break-before="auto" style:column-width="0.8925in"/>
    </style:style>
    <style:style style:name="ta1co113" style:family="table-column">
      <style:table-column-properties fo:break-before="auto" style:column-width="0.8925in"/>
    </style:style>
    <style:style style:name="ta1co114" style:family="table-column">
      <style:table-column-properties fo:break-before="auto" style:column-width="0.8925in"/>
    </style:style>
    <style:style style:name="ta1co115" style:family="table-column">
      <style:table-column-properties fo:break-before="auto" style:column-width="0.8925in"/>
    </style:style>
    <style:style style:name="ta1co116" style:family="table-column">
      <style:table-column-properties fo:break-before="auto" style:column-width="0.8925in"/>
    </style:style>
    <style:style style:name="ta1co117" style:family="table-column">
      <style:table-column-properties fo:break-before="auto" style:column-width="0.8925in"/>
    </style:style>
    <style:style style:name="ta1co118" style:family="table-column">
      <style:table-column-properties fo:break-before="auto" style:column-width="0.8925in"/>
    </style:style>
    <style:style style:name="ta1co119" style:family="table-column">
      <style:table-column-properties fo:break-before="auto" style:column-width="0.8925in"/>
    </style:style>
    <style:style style:name="ta1co120" style:family="table-column">
      <style:table-column-properties fo:break-before="auto" style:column-width="0.8925in"/>
    </style:style>
    <style:style style:name="ta1co121" style:family="table-column">
      <style:table-column-properties fo:break-before="auto" style:column-width="0.8925in"/>
    </style:style>
    <style:style style:name="ta1co122" style:family="table-column">
      <style:table-column-properties fo:break-before="auto" style:column-width="0.8925in"/>
    </style:style>
    <style:style style:name="ta1co123" style:family="table-column">
      <style:table-column-properties fo:break-before="auto" style:column-width="0.8925in"/>
    </style:style>
    <style:style style:name="ta1co124" style:family="table-column">
      <style:table-column-properties fo:break-before="auto" style:column-width="0.8925in"/>
    </style:style>
    <style:style style:name="ta1co125" style:family="table-column">
      <style:table-column-properties fo:break-before="auto" style:column-width="0.8925in"/>
    </style:style>
    <style:style style:name="ta1co126" style:family="table-column">
      <style:table-column-properties fo:break-before="auto" style:column-width="0.8925in"/>
    </style:style>
    <style:style style:name="ta1co127" style:family="table-column">
      <style:table-column-properties fo:break-before="auto" style:column-width="0.8925in"/>
    </style:style>
    <style:style style:name="ta1co128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6180000000000003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2.8600000000000003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2.446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ta2co87" style:family="table-column">
      <style:table-column-properties fo:break-before="auto" style:column-width="0.8925in"/>
    </style:style>
    <style:style style:name="ta2co88" style:family="table-column">
      <style:table-column-properties fo:break-before="auto" style:column-width="0.8925in"/>
    </style:style>
    <style:style style:name="ta2co89" style:family="table-column">
      <style:table-column-properties fo:break-before="auto" style:column-width="0.8925in"/>
    </style:style>
    <style:style style:name="ta2co90" style:family="table-column">
      <style:table-column-properties fo:break-before="auto" style:column-width="0.8925in"/>
    </style:style>
    <style:style style:name="ta2co91" style:family="table-column">
      <style:table-column-properties fo:break-before="auto" style:column-width="0.8925in"/>
    </style:style>
    <style:style style:name="ta2co92" style:family="table-column">
      <style:table-column-properties fo:break-before="auto" style:column-width="0.8925in"/>
    </style:style>
    <style:style style:name="ta2co93" style:family="table-column">
      <style:table-column-properties fo:break-before="auto" style:column-width="0.8925in"/>
    </style:style>
    <style:style style:name="ta2co94" style:family="table-column">
      <style:table-column-properties fo:break-before="auto" style:column-width="0.8925in"/>
    </style:style>
    <style:style style:name="ta2co95" style:family="table-column">
      <style:table-column-properties fo:break-before="auto" style:column-width="0.8925in"/>
    </style:style>
    <style:style style:name="ta2co96" style:family="table-column">
      <style:table-column-properties fo:break-before="auto" style:column-width="0.8925in"/>
    </style:style>
    <style:style style:name="ta2co97" style:family="table-column">
      <style:table-column-properties fo:break-before="auto" style:column-width="0.8925in"/>
    </style:style>
    <style:style style:name="ta2co98" style:family="table-column">
      <style:table-column-properties fo:break-before="auto" style:column-width="0.8925in"/>
    </style:style>
    <style:style style:name="ta2co99" style:family="table-column">
      <style:table-column-properties fo:break-before="auto" style:column-width="0.8925in"/>
    </style:style>
    <style:style style:name="ta2co100" style:family="table-column">
      <style:table-column-properties fo:break-before="auto" style:column-width="0.8925in"/>
    </style:style>
    <style:style style:name="ta2co101" style:family="table-column">
      <style:table-column-properties fo:break-before="auto" style:column-width="0.8925in"/>
    </style:style>
    <style:style style:name="ta2co102" style:family="table-column">
      <style:table-column-properties fo:break-before="auto" style:column-width="0.8925in"/>
    </style:style>
    <style:style style:name="ta2co103" style:family="table-column">
      <style:table-column-properties fo:break-before="auto" style:column-width="0.8925in"/>
    </style:style>
    <style:style style:name="ta2co104" style:family="table-column">
      <style:table-column-properties fo:break-before="auto" style:column-width="0.8925in"/>
    </style:style>
    <style:style style:name="ta2co105" style:family="table-column">
      <style:table-column-properties fo:break-before="auto" style:column-width="0.8925in"/>
    </style:style>
    <style:style style:name="ta2co106" style:family="table-column">
      <style:table-column-properties fo:break-before="auto" style:column-width="0.8925in"/>
    </style:style>
    <style:style style:name="ta2co107" style:family="table-column">
      <style:table-column-properties fo:break-before="auto" style:column-width="0.8925in"/>
    </style:style>
    <style:style style:name="ta2co108" style:family="table-column">
      <style:table-column-properties fo:break-before="auto" style:column-width="0.8925in"/>
    </style:style>
    <style:style style:name="ta2co109" style:family="table-column">
      <style:table-column-properties fo:break-before="auto" style:column-width="0.8925in"/>
    </style:style>
    <style:style style:name="ta2co110" style:family="table-column">
      <style:table-column-properties fo:break-before="auto" style:column-width="0.8925in"/>
    </style:style>
    <style:style style:name="ta2co111" style:family="table-column">
      <style:table-column-properties fo:break-before="auto" style:column-width="0.8925in"/>
    </style:style>
    <style:style style:name="ta2co112" style:family="table-column">
      <style:table-column-properties fo:break-before="auto" style:column-width="0.8925in"/>
    </style:style>
    <style:style style:name="ta2co113" style:family="table-column">
      <style:table-column-properties fo:break-before="auto" style:column-width="0.8925in"/>
    </style:style>
    <style:style style:name="ta2co114" style:family="table-column">
      <style:table-column-properties fo:break-before="auto" style:column-width="0.8925in"/>
    </style:style>
    <style:style style:name="ta2co115" style:family="table-column">
      <style:table-column-properties fo:break-before="auto" style:column-width="0.8925in"/>
    </style:style>
    <style:style style:name="ta2co116" style:family="table-column">
      <style:table-column-properties fo:break-before="auto" style:column-width="0.8925in"/>
    </style:style>
    <style:style style:name="ta2co117" style:family="table-column">
      <style:table-column-properties fo:break-before="auto" style:column-width="0.8925in"/>
    </style:style>
    <style:style style:name="ta2co118" style:family="table-column">
      <style:table-column-properties fo:break-before="auto" style:column-width="0.8925in"/>
    </style:style>
    <style:style style:name="ta2co119" style:family="table-column">
      <style:table-column-properties fo:break-before="auto" style:column-width="0.8925in"/>
    </style:style>
    <style:style style:name="ta2co120" style:family="table-column">
      <style:table-column-properties fo:break-before="auto" style:column-width="0.8925in"/>
    </style:style>
    <style:style style:name="ta2co121" style:family="table-column">
      <style:table-column-properties fo:break-before="auto" style:column-width="0.8925in"/>
    </style:style>
    <style:style style:name="ta2co122" style:family="table-column">
      <style:table-column-properties fo:break-before="auto" style:column-width="0.8925in"/>
    </style:style>
    <style:style style:name="ta2co123" style:family="table-column">
      <style:table-column-properties fo:break-before="auto" style:column-width="0.8925in"/>
    </style:style>
    <style:style style:name="ta2co124" style:family="table-column">
      <style:table-column-properties fo:break-before="auto" style:column-width="0.8925in"/>
    </style:style>
    <style:style style:name="ta2co125" style:family="table-column">
      <style:table-column-properties fo:break-before="auto" style:column-width="0.8925in"/>
    </style:style>
    <style:style style:name="ta2co126" style:family="table-column">
      <style:table-column-properties fo:break-before="auto" style:column-width="0.8925in"/>
    </style:style>
    <style:style style:name="ta2co127" style:family="table-column">
      <style:table-column-properties fo:break-before="auto" style:column-width="0.8925in"/>
    </style:style>
    <style:style style:name="ta2co128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column table:style-name="ta1co87" table:default-cell-style-name="Default"/>
        <table:table-column table:style-name="ta1co88" table:default-cell-style-name="Default"/>
        <table:table-column table:style-name="ta1co89" table:default-cell-style-name="Default"/>
        <table:table-column table:style-name="ta1co90" table:default-cell-style-name="Default"/>
        <table:table-column table:style-name="ta1co91" table:default-cell-style-name="Default"/>
        <table:table-column table:style-name="ta1co92" table:default-cell-style-name="Default"/>
        <table:table-column table:style-name="ta1co93" table:default-cell-style-name="Default"/>
        <table:table-column table:style-name="ta1co94" table:default-cell-style-name="Default"/>
        <table:table-column table:style-name="ta1co95" table:default-cell-style-name="Default"/>
        <table:table-column table:style-name="ta1co96" table:default-cell-style-name="Default"/>
        <table:table-column table:style-name="ta1co97" table:default-cell-style-name="Default"/>
        <table:table-column table:style-name="ta1co98" table:default-cell-style-name="Default"/>
        <table:table-column table:style-name="ta1co99" table:default-cell-style-name="Default"/>
        <table:table-column table:style-name="ta1co100" table:default-cell-style-name="Default"/>
        <table:table-column table:style-name="ta1co101" table:default-cell-style-name="Default"/>
        <table:table-column table:style-name="ta1co102" table:default-cell-style-name="Default"/>
        <table:table-column table:style-name="ta1co103" table:default-cell-style-name="Default"/>
        <table:table-column table:style-name="ta1co104" table:default-cell-style-name="Default"/>
        <table:table-column table:style-name="ta1co105" table:default-cell-style-name="Default"/>
        <table:table-column table:style-name="ta1co106" table:default-cell-style-name="Default"/>
        <table:table-column table:style-name="ta1co107" table:default-cell-style-name="Default"/>
        <table:table-column table:style-name="ta1co108" table:default-cell-style-name="Default"/>
        <table:table-column table:style-name="ta1co109" table:default-cell-style-name="Default"/>
        <table:table-column table:style-name="ta1co110" table:default-cell-style-name="Default"/>
        <table:table-column table:style-name="ta1co111" table:default-cell-style-name="Default"/>
        <table:table-column table:style-name="ta1co112" table:default-cell-style-name="Default"/>
        <table:table-column table:style-name="ta1co113" table:default-cell-style-name="Default"/>
        <table:table-column table:style-name="ta1co114" table:default-cell-style-name="Default"/>
        <table:table-column table:style-name="ta1co115" table:default-cell-style-name="Default"/>
        <table:table-column table:style-name="ta1co116" table:default-cell-style-name="Default"/>
        <table:table-column table:style-name="ta1co117" table:default-cell-style-name="Default"/>
        <table:table-column table:style-name="ta1co118" table:default-cell-style-name="Default"/>
        <table:table-column table:style-name="ta1co119" table:default-cell-style-name="Default"/>
        <table:table-column table:style-name="ta1co120" table:default-cell-style-name="Default"/>
        <table:table-column table:style-name="ta1co121" table:default-cell-style-name="Default"/>
        <table:table-column table:style-name="ta1co122" table:default-cell-style-name="Default"/>
        <table:table-column table:style-name="ta1co123" table:default-cell-style-name="Default"/>
        <table:table-column table:style-name="ta1co124" table:default-cell-style-name="Default"/>
        <table:table-column table:style-name="ta1co125" table:default-cell-style-name="Default"/>
        <table:table-column table:style-name="ta1co126" table:default-cell-style-name="Default"/>
        <table:table-column table:style-name="ta1co127" table:default-cell-style-name="Default"/>
        <table:table-column table:style-name="ta1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/x10_y10_n100_r20_s20_ps1_pr20_u20_o20_l20_N001.lp</text:p>
          </table:table-cell>
          <table:table-cell office:value-type="float" office:value="33.1011"/>
          <table:table-cell office:value-type="float" office:value="32.603"/>
          <table:table-cell office:value-type="float" office:value="29.58"/>
          <table:table-cell office:value-type="float" office:value="0.0"/>
          <table:table-cell office:value-type="float" office:value="0.0"/>
          <table:table-cell office:value-type="float" office:value="235.0"/>
          <table:table-cell office:value-type="float" office:value="68823.0"/>
          <table:table-cell office:value-type="float" office:value="483993.0"/>
          <table:table-cell office:value-type="float" office:value="329307.0"/>
          <table:table-cell office:value-type="float" office:value="1192903.0"/>
          <table:table-cell office:value-type="float" office:value="321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1.921"/>
          <table:table-cell office:value-type="float" office:value="11.427"/>
          <table:table-cell office:value-type="float" office:value="8.41"/>
          <table:table-cell office:value-type="float" office:value="1.0"/>
          <table:table-cell office:value-type="float" office:value="0.0"/>
          <table:table-cell office:value-type="float" office:value="56.0"/>
          <table:table-cell office:value-type="float" office:value="12411.0"/>
          <table:table-cell office:value-type="float" office:value="168992.0"/>
          <table:table-cell office:value-type="float" office:value="329307.0"/>
          <table:table-cell office:value-type="float" office:value="1192903.0"/>
          <table:table-cell office:value-type="float" office:value="321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65688"/>
          <table:table-cell office:value-type="float" office:value="2.191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1070.0"/>
          <table:table-cell office:value-type="float" office:value="238293.0"/>
          <table:table-cell office:value-type="float" office:value="903217.0"/>
          <table:table-cell office:value-type="float" office:value="236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39.0"/>
          <table:table-cell office:value-type="float" office:value="453397.0"/>
          <table:table-cell office:value-type="float" office:value="395443.0"/>
          <table:table-cell office:value-type="string">
            <text:p/>
          </table:table-cell>
          <table:table-cell office:value-type="float" office:value="285351.0"/>
          <table:table-cell office:value-type="float" office:value="267715.0"/>
          <table:table-cell office:value-type="float" office:value="540.0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0_r20/x10_y10_n100_r20_s20_ps1_pr20_u20_o20_l20_N002.lp</text:p>
          </table:table-cell>
          <table:table-cell office:value-type="float" office:value="30.3259"/>
          <table:table-cell office:value-type="float" office:value="29.859"/>
          <table:table-cell office:value-type="float" office:value="26.82"/>
          <table:table-cell office:value-type="float" office:value="0.0"/>
          <table:table-cell office:value-type="float" office:value="0.0"/>
          <table:table-cell office:value-type="float" office:value="189.0"/>
          <table:table-cell office:value-type="float" office:value="61018.0"/>
          <table:table-cell office:value-type="float" office:value="419062.0"/>
          <table:table-cell office:value-type="float" office:value="329307.0"/>
          <table:table-cell office:value-type="float" office:value="1192904.0"/>
          <table:table-cell office:value-type="float" office:value="3207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2.305"/>
          <table:table-cell office:value-type="float" office:value="11.85"/>
          <table:table-cell office:value-type="float" office:value="8.7"/>
          <table:table-cell office:value-type="float" office:value="1.0"/>
          <table:table-cell office:value-type="float" office:value="0.0"/>
          <table:table-cell office:value-type="float" office:value="51.0"/>
          <table:table-cell office:value-type="float" office:value="11046.0"/>
          <table:table-cell office:value-type="float" office:value="162959.0"/>
          <table:table-cell office:value-type="float" office:value="329307.0"/>
          <table:table-cell office:value-type="float" office:value="1192904.0"/>
          <table:table-cell office:value-type="float" office:value="3186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82781"/>
          <table:table-cell office:value-type="float" office:value="2.381"/>
          <table:table-cell office:value-type="float" office:value="0.34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60.0"/>
          <table:table-cell office:value-type="float" office:value="3849.0"/>
          <table:table-cell office:value-type="float" office:value="238293.0"/>
          <table:table-cell office:value-type="float" office:value="903218.0"/>
          <table:table-cell office:value-type="float" office:value="2369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39.0"/>
          <table:table-cell office:value-type="float" office:value="453397.0"/>
          <table:table-cell office:value-type="float" office:value="395443.0"/>
          <table:table-cell office:value-type="string">
            <text:p/>
          </table:table-cell>
          <table:table-cell office:value-type="float" office:value="285351.0"/>
          <table:table-cell office:value-type="float" office:value="267715.0"/>
          <table:table-cell office:value-type="float" office:value="540.0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10_r20/x10_y10_n100_r20_s20_ps1_pr20_u20_o20_l20_N003.lp</text:p>
          </table:table-cell>
          <table:table-cell office:value-type="float" office:value="20.3208"/>
          <table:table-cell office:value-type="float" office:value="19.858"/>
          <table:table-cell office:value-type="float" office:value="16.65"/>
          <table:table-cell office:value-type="float" office:value="0.0"/>
          <table:table-cell office:value-type="float" office:value="0.0"/>
          <table:table-cell office:value-type="float" office:value="108.0"/>
          <table:table-cell office:value-type="float" office:value="29236.0"/>
          <table:table-cell office:value-type="float" office:value="271837.0"/>
          <table:table-cell office:value-type="float" office:value="329307.0"/>
          <table:table-cell office:value-type="float" office:value="1192903.0"/>
          <table:table-cell office:value-type="float" office:value="31965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2.1462"/>
          <table:table-cell office:value-type="float" office:value="11.676"/>
          <table:table-cell office:value-type="float" office:value="8.45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53.0"/>
          <table:table-cell office:value-type="float" office:value="137095.0"/>
          <table:table-cell office:value-type="float" office:value="329307.0"/>
          <table:table-cell office:value-type="float" office:value="1192903.0"/>
          <table:table-cell office:value-type="float" office:value="318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67412"/>
          <table:table-cell office:value-type="float" office:value="2.271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7.0"/>
          <table:table-cell office:value-type="float" office:value="2922.0"/>
          <table:table-cell office:value-type="float" office:value="238293.0"/>
          <table:table-cell office:value-type="float" office:value="903217.0"/>
          <table:table-cell office:value-type="float" office:value="2369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39.0"/>
          <table:table-cell office:value-type="float" office:value="453397.0"/>
          <table:table-cell office:value-type="float" office:value="395443.0"/>
          <table:table-cell office:value-type="string">
            <text:p/>
          </table:table-cell>
          <table:table-cell office:value-type="float" office:value="285351.0"/>
          <table:table-cell office:value-type="float" office:value="267715.0"/>
          <table:table-cell office:value-type="float" office:value="540.0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10_r20/x10_y10_n100_r20_s20_ps1_pr20_u20_o20_l20_N004.lp</text:p>
          </table:table-cell>
          <table:table-cell office:value-type="float" office:value="14.3227"/>
          <table:table-cell office:value-type="float" office:value="13.857"/>
          <table:table-cell office:value-type="float" office:value="10.77"/>
          <table:table-cell office:value-type="float" office:value="0.0"/>
          <table:table-cell office:value-type="float" office:value="0.0"/>
          <table:table-cell office:value-type="float" office:value="74.0"/>
          <table:table-cell office:value-type="float" office:value="19973.0"/>
          <table:table-cell office:value-type="float" office:value="170225.0"/>
          <table:table-cell office:value-type="float" office:value="329307.0"/>
          <table:table-cell office:value-type="float" office:value="1192903.0"/>
          <table:table-cell office:value-type="float" office:value="3212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19.4752"/>
          <table:table-cell office:value-type="float" office:value="19.08"/>
          <table:table-cell office:value-type="float" office:value="16.03"/>
          <table:table-cell office:value-type="float" office:value="0.0"/>
          <table:table-cell office:value-type="float" office:value="0.0"/>
          <table:table-cell office:value-type="float" office:value="157.0"/>
          <table:table-cell office:value-type="float" office:value="45121.0"/>
          <table:table-cell office:value-type="float" office:value="165163.0"/>
          <table:table-cell office:value-type="float" office:value="329307.0"/>
          <table:table-cell office:value-type="float" office:value="1192903.0"/>
          <table:table-cell office:value-type="float" office:value="3219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2.74433"/>
          <table:table-cell office:value-type="float" office:value="2.257"/>
          <table:table-cell office:value-type="float" office:value="0.1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05.0"/>
          <table:table-cell office:value-type="float" office:value="1902.0"/>
          <table:table-cell office:value-type="float" office:value="238293.0"/>
          <table:table-cell office:value-type="float" office:value="903217.0"/>
          <table:table-cell office:value-type="float" office:value="23589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3839.0"/>
          <table:table-cell office:value-type="float" office:value="453397.0"/>
          <table:table-cell office:value-type="float" office:value="395443.0"/>
          <table:table-cell office:value-type="string">
            <text:p/>
          </table:table-cell>
          <table:table-cell office:value-type="float" office:value="285351.0"/>
          <table:table-cell office:value-type="float" office:value="267715.0"/>
          <table:table-cell office:value-type="float" office:value="540.0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10_y10_r20/x10_y10_n100_r20_s20_ps1_pr20_u20_o20_l20_N005.lp</text:p>
          </table:table-cell>
          <table:table-cell office:value-type="float" office:value="97.0742"/>
          <table:table-cell office:value-type="float" office:value="96.577"/>
          <table:table-cell office:value-type="float" office:value="93.53"/>
          <table:table-cell office:value-type="float" office:value="0.0"/>
          <table:table-cell office:value-type="float" office:value="0.0"/>
          <table:table-cell office:value-type="float" office:value="573.0"/>
          <table:table-cell office:value-type="float" office:value="239810.0"/>
          <table:table-cell office:value-type="float" office:value="1422566.0"/>
          <table:table-cell office:value-type="float" office:value="329307.0"/>
          <table:table-cell office:value-type="float" office:value="1192904.0"/>
          <table:table-cell office:value-type="float" office:value="32071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5.05347"/>
          <table:table-cell office:value-type="float" office:value="4.572"/>
          <table:table-cell office:value-type="float" office:value="1.57"/>
          <table:table-cell office:value-type="float" office:value="1.0"/>
          <table:table-cell office:value-type="float" office:value="0.0"/>
          <table:table-cell office:value-type="float" office:value="12.0"/>
          <table:table-cell office:value-type="float" office:value="1526.0"/>
          <table:table-cell office:value-type="float" office:value="43884.0"/>
          <table:table-cell office:value-type="float" office:value="329307.0"/>
          <table:table-cell office:value-type="float" office:value="1192904.0"/>
          <table:table-cell office:value-type="float" office:value="3182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3637.0"/>
          <table:table-cell office:value-type="float" office:value="701709.0"/>
          <table:table-cell office:value-type="float" office:value="562913.0"/>
          <table:table-cell office:value-type="float" office:value="278889.0"/>
          <table:table-cell office:value-type="float" office:value="446719.0"/>
          <table:table-cell office:value-type="float" office:value="491774.0"/>
          <table:table-cell office:value-type="float" office:value="1020.0"/>
          <table:table-cell office:value-type="float" office:value="3.63171"/>
          <table:table-cell office:value-type="float" office:value="3.159"/>
          <table:table-cell office:value-type="float" office:value="1.07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887.0"/>
          <table:table-cell office:value-type="float" office:value="27884.0"/>
          <table:table-cell office:value-type="float" office:value="238293.0"/>
          <table:table-cell office:value-type="float" office:value="903218.0"/>
          <table:table-cell office:value-type="float" office:value="2358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3839.0"/>
          <table:table-cell office:value-type="float" office:value="453397.0"/>
          <table:table-cell office:value-type="float" office:value="395443.0"/>
          <table:table-cell office:value-type="string">
            <text:p/>
          </table:table-cell>
          <table:table-cell office:value-type="float" office:value="285351.0"/>
          <table:table-cell office:value-type="float" office:value="267715.0"/>
          <table:table-cell office:value-type="float" office:value="540.0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>
          <table:table-cell office:value-type="string">
            <text:p>structured/x10_y12_r20/x10_y12_n120_r20_s20_ps1_pr20_u20_o20_l20_N001.lp</text:p>
          </table:table-cell>
          <table:table-cell office:value-type="float" office:value="12.575"/>
          <table:table-cell office:value-type="float" office:value="12.135"/>
          <table:table-cell office:value-type="float" office:value="8.84"/>
          <table:table-cell office:value-type="float" office:value="0.0"/>
          <table:table-cell office:value-type="float" office:value="0.0"/>
          <table:table-cell office:value-type="float" office:value="63.0"/>
          <table:table-cell office:value-type="float" office:value="18553.0"/>
          <table:table-cell office:value-type="float" office:value="171203.0"/>
          <table:table-cell office:value-type="float" office:value="358358.0"/>
          <table:table-cell office:value-type="float" office:value="1302731.0"/>
          <table:table-cell office:value-type="float" office:value="340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4.68136"/>
          <table:table-cell office:value-type="float" office:value="4.29"/>
          <table:table-cell office:value-type="float" office:value="0.95"/>
          <table:table-cell office:value-type="float" office:value="0.0"/>
          <table:table-cell office:value-type="float" office:value="0.0"/>
          <table:table-cell office:value-type="float" office:value="13.0"/>
          <table:table-cell office:value-type="float" office:value="1908.0"/>
          <table:table-cell office:value-type="float" office:value="5795.0"/>
          <table:table-cell office:value-type="float" office:value="358358.0"/>
          <table:table-cell office:value-type="float" office:value="1302731.0"/>
          <table:table-cell office:value-type="float" office:value="3405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2.93886"/>
          <table:table-cell office:value-type="float" office:value="2.427"/>
          <table:table-cell office:value-type="float" office:value="0.2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73.0"/>
          <table:table-cell office:value-type="float" office:value="2380.0"/>
          <table:table-cell office:value-type="float" office:value="267415.0"/>
          <table:table-cell office:value-type="float" office:value="1013047.0"/>
          <table:table-cell office:value-type="float" office:value="2517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635.0"/>
          <table:table-cell office:value-type="float" office:value="501698.0"/>
          <table:table-cell office:value-type="float" office:value="438540.0"/>
          <table:table-cell office:value-type="string">
            <text:p/>
          </table:table-cell>
          <table:table-cell office:value-type="float" office:value="314854.0"/>
          <table:table-cell office:value-type="float" office:value="283283.0"/>
          <table:table-cell office:value-type="float" office:value="540.0"/>
          <table:table-cell table:formula="of:=MIN([.$B8];[.$W8];[.$AR8])" office:value-type="float"/>
          <table:table-cell table:formula="of:=MIN([.$C8];[.$X8];[.$AS8])" office:value-type="float"/>
          <table:table-cell table:formula="of:=MIN([.$D8];[.$Y8];[.$AT8])" office:value-type="float"/>
          <table:table-cell table:formula="of:=MIN([.$E8];[.$Z8];[.$AU8])" office:value-type="float"/>
          <table:table-cell table:formula="of:=MIN([.$F8];[.$AA8];[.$AV8])" office:value-type="float"/>
          <table:table-cell table:formula="of:=MIN([.$G8];[.$AB8];[.$AW8])" office:value-type="float"/>
          <table:table-cell table:formula="of:=MIN([.$H8];[.$AC8];[.$AX8])" office:value-type="float"/>
          <table:table-cell table:formula="of:=MIN([.$I8];[.$AD8];[.$AY8])" office:value-type="float"/>
          <table:table-cell table:formula="of:=MIN([.$J8];[.$AE8];[.$AZ8])" office:value-type="float"/>
          <table:table-cell table:formula="of:=MIN([.$K8];[.$AF8];[.$BA8])" office:value-type="float"/>
          <table:table-cell table:formula="of:=MIN([.$L8];[.$AG8];[.$BB8])" office:value-type="float"/>
          <table:table-cell table:formula="of:=MIN([.$M8];[.$AH8];[.$BC8])" office:value-type="float"/>
          <table:table-cell table:formula="of:=MIN([.$N8];[.$AI8];[.$BD8])" office:value-type="float"/>
          <table:table-cell table:formula="of:=MIN([.$O8];[.$AJ8];[.$BE8])" office:value-type="float"/>
          <table:table-cell table:formula="of:=MIN([.$P8];[.$AK8];[.$BF8])" office:value-type="float"/>
          <table:table-cell table:formula="of:=MIN([.$Q8];[.$AL8];[.$BG8])" office:value-type="float"/>
          <table:table-cell table:formula="of:=MIN([.$R8];[.$AM8];[.$BH8])" office:value-type="float"/>
          <table:table-cell table:formula="of:=MIN([.$S8];[.$AN8];[.$BI8])" office:value-type="float"/>
          <table:table-cell table:formula="of:=MIN([.$T8];[.$AO8];[.$BJ8])" office:value-type="float"/>
          <table:table-cell table:formula="of:=MIN([.$U8];[.$AP8];[.$BK8])" office:value-type="float"/>
          <table:table-cell table:formula="of:=MIN([.$V8];[.$AQ8];[.$BL8])" office:value-type="float"/>
          <table:table-cell table:formula="of:=MEDIAN([.$B8];[.$W8];[.$AR8])" office:value-type="float"/>
          <table:table-cell table:formula="of:=MEDIAN([.$C8];[.$X8];[.$AS8])" office:value-type="float"/>
          <table:table-cell table:formula="of:=MEDIAN([.$D8];[.$Y8];[.$AT8])" office:value-type="float"/>
          <table:table-cell table:formula="of:=MEDIAN([.$E8];[.$Z8];[.$AU8])" office:value-type="float"/>
          <table:table-cell table:formula="of:=MEDIAN([.$F8];[.$AA8];[.$AV8])" office:value-type="float"/>
          <table:table-cell table:formula="of:=MEDIAN([.$G8];[.$AB8];[.$AW8])" office:value-type="float"/>
          <table:table-cell table:formula="of:=MEDIAN([.$H8];[.$AC8];[.$AX8])" office:value-type="float"/>
          <table:table-cell table:formula="of:=MEDIAN([.$I8];[.$AD8];[.$AY8])" office:value-type="float"/>
          <table:table-cell table:formula="of:=MEDIAN([.$J8];[.$AE8];[.$AZ8])" office:value-type="float"/>
          <table:table-cell table:formula="of:=MEDIAN([.$K8];[.$AF8];[.$BA8])" office:value-type="float"/>
          <table:table-cell table:formula="of:=MEDIAN([.$L8];[.$AG8];[.$BB8])" office:value-type="float"/>
          <table:table-cell table:formula="of:=MEDIAN([.$M8];[.$AH8];[.$BC8])" office:value-type="float"/>
          <table:table-cell table:formula="of:=MEDIAN([.$N8];[.$AI8];[.$BD8])" office:value-type="float"/>
          <table:table-cell table:formula="of:=MEDIAN([.$O8];[.$AJ8];[.$BE8])" office:value-type="float"/>
          <table:table-cell table:formula="of:=MEDIAN([.$P8];[.$AK8];[.$BF8])" office:value-type="float"/>
          <table:table-cell table:formula="of:=MEDIAN([.$Q8];[.$AL8];[.$BG8])" office:value-type="float"/>
          <table:table-cell table:formula="of:=MEDIAN([.$R8];[.$AM8];[.$BH8])" office:value-type="float"/>
          <table:table-cell table:formula="of:=MEDIAN([.$S8];[.$AN8];[.$BI8])" office:value-type="float"/>
          <table:table-cell table:formula="of:=MEDIAN([.$T8];[.$AO8];[.$BJ8])" office:value-type="float"/>
          <table:table-cell table:formula="of:=MEDIAN([.$U8];[.$AP8];[.$BK8])" office:value-type="float"/>
          <table:table-cell table:formula="of:=MEDIAN([.$V8];[.$AQ8];[.$BL8])" office:value-type="float"/>
          <table:table-cell table:formula="of:=MAX([.$B8];[.$W8];[.$AR8])" office:value-type="float"/>
          <table:table-cell table:formula="of:=MAX([.$C8];[.$X8];[.$AS8])" office:value-type="float"/>
          <table:table-cell table:formula="of:=MAX([.$D8];[.$Y8];[.$AT8])" office:value-type="float"/>
          <table:table-cell table:formula="of:=MAX([.$E8];[.$Z8];[.$AU8])" office:value-type="float"/>
          <table:table-cell table:formula="of:=MAX([.$F8];[.$AA8];[.$AV8])" office:value-type="float"/>
          <table:table-cell table:formula="of:=MAX([.$G8];[.$AB8];[.$AW8])" office:value-type="float"/>
          <table:table-cell table:formula="of:=MAX([.$H8];[.$AC8];[.$AX8])" office:value-type="float"/>
          <table:table-cell table:formula="of:=MAX([.$I8];[.$AD8];[.$AY8])" office:value-type="float"/>
          <table:table-cell table:formula="of:=MAX([.$J8];[.$AE8];[.$AZ8])" office:value-type="float"/>
          <table:table-cell table:formula="of:=MAX([.$K8];[.$AF8];[.$BA8])" office:value-type="float"/>
          <table:table-cell table:formula="of:=MAX([.$L8];[.$AG8];[.$BB8])" office:value-type="float"/>
          <table:table-cell table:formula="of:=MAX([.$M8];[.$AH8];[.$BC8])" office:value-type="float"/>
          <table:table-cell table:formula="of:=MAX([.$N8];[.$AI8];[.$BD8])" office:value-type="float"/>
          <table:table-cell table:formula="of:=MAX([.$O8];[.$AJ8];[.$BE8])" office:value-type="float"/>
          <table:table-cell table:formula="of:=MAX([.$P8];[.$AK8];[.$BF8])" office:value-type="float"/>
          <table:table-cell table:formula="of:=MAX([.$Q8];[.$AL8];[.$BG8])" office:value-type="float"/>
          <table:table-cell table:formula="of:=MAX([.$R8];[.$AM8];[.$BH8])" office:value-type="float"/>
          <table:table-cell table:formula="of:=MAX([.$S8];[.$AN8];[.$BI8])" office:value-type="float"/>
          <table:table-cell table:formula="of:=MAX([.$T8];[.$AO8];[.$BJ8])" office:value-type="float"/>
          <table:table-cell table:formula="of:=MAX([.$U8];[.$AP8];[.$BK8])" office:value-type="float"/>
          <table:table-cell table:formula="of:=MAX([.$V8];[.$AQ8];[.$BL8])" office:value-type="float"/>
        </table:table-row>
        <table:table-row table:style-name="ro1">
          <table:table-cell office:value-type="string">
            <text:p>structured/x10_y12_r20/x10_y12_n120_r20_s20_ps1_pr20_u20_o20_l20_N002.lp</text:p>
          </table:table-cell>
          <table:table-cell office:value-type="float" office:value="18.8562"/>
          <table:table-cell office:value-type="float" office:value="18.345"/>
          <table:table-cell office:value-type="float" office:value="14.97"/>
          <table:table-cell office:value-type="float" office:value="0.0"/>
          <table:table-cell office:value-type="float" office:value="0.0"/>
          <table:table-cell office:value-type="float" office:value="132.0"/>
          <table:table-cell office:value-type="float" office:value="38920.0"/>
          <table:table-cell office:value-type="float" office:value="310049.0"/>
          <table:table-cell office:value-type="float" office:value="358358.0"/>
          <table:table-cell office:value-type="float" office:value="1302731.0"/>
          <table:table-cell office:value-type="float" office:value="337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8.39665"/>
          <table:table-cell office:value-type="float" office:value="7.892"/>
          <table:table-cell office:value-type="float" office:value="4.74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7495.0"/>
          <table:table-cell office:value-type="float" office:value="107168.0"/>
          <table:table-cell office:value-type="float" office:value="358358.0"/>
          <table:table-cell office:value-type="float" office:value="1302731.0"/>
          <table:table-cell office:value-type="float" office:value="3405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3.03404"/>
          <table:table-cell office:value-type="float" office:value="2.447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6.0"/>
          <table:table-cell office:value-type="float" office:value="1828.0"/>
          <table:table-cell office:value-type="float" office:value="267415.0"/>
          <table:table-cell office:value-type="float" office:value="1013047.0"/>
          <table:table-cell office:value-type="float" office:value="2528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635.0"/>
          <table:table-cell office:value-type="float" office:value="501698.0"/>
          <table:table-cell office:value-type="float" office:value="438540.0"/>
          <table:table-cell office:value-type="string">
            <text:p/>
          </table:table-cell>
          <table:table-cell office:value-type="float" office:value="314854.0"/>
          <table:table-cell office:value-type="float" office:value="283283.0"/>
          <table:table-cell office:value-type="float" office:value="540.0"/>
          <table:table-cell table:formula="of:=MIN([.$B9];[.$W9];[.$AR9])" office:value-type="float"/>
          <table:table-cell table:formula="of:=MIN([.$C9];[.$X9];[.$AS9])" office:value-type="float"/>
          <table:table-cell table:formula="of:=MIN([.$D9];[.$Y9];[.$AT9])" office:value-type="float"/>
          <table:table-cell table:formula="of:=MIN([.$E9];[.$Z9];[.$AU9])" office:value-type="float"/>
          <table:table-cell table:formula="of:=MIN([.$F9];[.$AA9];[.$AV9])" office:value-type="float"/>
          <table:table-cell table:formula="of:=MIN([.$G9];[.$AB9];[.$AW9])" office:value-type="float"/>
          <table:table-cell table:formula="of:=MIN([.$H9];[.$AC9];[.$AX9])" office:value-type="float"/>
          <table:table-cell table:formula="of:=MIN([.$I9];[.$AD9];[.$AY9])" office:value-type="float"/>
          <table:table-cell table:formula="of:=MIN([.$J9];[.$AE9];[.$AZ9])" office:value-type="float"/>
          <table:table-cell table:formula="of:=MIN([.$K9];[.$AF9];[.$BA9])" office:value-type="float"/>
          <table:table-cell table:formula="of:=MIN([.$L9];[.$AG9];[.$BB9])" office:value-type="float"/>
          <table:table-cell table:formula="of:=MIN([.$M9];[.$AH9];[.$BC9])" office:value-type="float"/>
          <table:table-cell table:formula="of:=MIN([.$N9];[.$AI9];[.$BD9])" office:value-type="float"/>
          <table:table-cell table:formula="of:=MIN([.$O9];[.$AJ9];[.$BE9])" office:value-type="float"/>
          <table:table-cell table:formula="of:=MIN([.$P9];[.$AK9];[.$BF9])" office:value-type="float"/>
          <table:table-cell table:formula="of:=MIN([.$Q9];[.$AL9];[.$BG9])" office:value-type="float"/>
          <table:table-cell table:formula="of:=MIN([.$R9];[.$AM9];[.$BH9])" office:value-type="float"/>
          <table:table-cell table:formula="of:=MIN([.$S9];[.$AN9];[.$BI9])" office:value-type="float"/>
          <table:table-cell table:formula="of:=MIN([.$T9];[.$AO9];[.$BJ9])" office:value-type="float"/>
          <table:table-cell table:formula="of:=MIN([.$U9];[.$AP9];[.$BK9])" office:value-type="float"/>
          <table:table-cell table:formula="of:=MIN([.$V9];[.$AQ9];[.$BL9])" office:value-type="float"/>
          <table:table-cell table:formula="of:=MEDIAN([.$B9];[.$W9];[.$AR9])" office:value-type="float"/>
          <table:table-cell table:formula="of:=MEDIAN([.$C9];[.$X9];[.$AS9])" office:value-type="float"/>
          <table:table-cell table:formula="of:=MEDIAN([.$D9];[.$Y9];[.$AT9])" office:value-type="float"/>
          <table:table-cell table:formula="of:=MEDIAN([.$E9];[.$Z9];[.$AU9])" office:value-type="float"/>
          <table:table-cell table:formula="of:=MEDIAN([.$F9];[.$AA9];[.$AV9])" office:value-type="float"/>
          <table:table-cell table:formula="of:=MEDIAN([.$G9];[.$AB9];[.$AW9])" office:value-type="float"/>
          <table:table-cell table:formula="of:=MEDIAN([.$H9];[.$AC9];[.$AX9])" office:value-type="float"/>
          <table:table-cell table:formula="of:=MEDIAN([.$I9];[.$AD9];[.$AY9])" office:value-type="float"/>
          <table:table-cell table:formula="of:=MEDIAN([.$J9];[.$AE9];[.$AZ9])" office:value-type="float"/>
          <table:table-cell table:formula="of:=MEDIAN([.$K9];[.$AF9];[.$BA9])" office:value-type="float"/>
          <table:table-cell table:formula="of:=MEDIAN([.$L9];[.$AG9];[.$BB9])" office:value-type="float"/>
          <table:table-cell table:formula="of:=MEDIAN([.$M9];[.$AH9];[.$BC9])" office:value-type="float"/>
          <table:table-cell table:formula="of:=MEDIAN([.$N9];[.$AI9];[.$BD9])" office:value-type="float"/>
          <table:table-cell table:formula="of:=MEDIAN([.$O9];[.$AJ9];[.$BE9])" office:value-type="float"/>
          <table:table-cell table:formula="of:=MEDIAN([.$P9];[.$AK9];[.$BF9])" office:value-type="float"/>
          <table:table-cell table:formula="of:=MEDIAN([.$Q9];[.$AL9];[.$BG9])" office:value-type="float"/>
          <table:table-cell table:formula="of:=MEDIAN([.$R9];[.$AM9];[.$BH9])" office:value-type="float"/>
          <table:table-cell table:formula="of:=MEDIAN([.$S9];[.$AN9];[.$BI9])" office:value-type="float"/>
          <table:table-cell table:formula="of:=MEDIAN([.$T9];[.$AO9];[.$BJ9])" office:value-type="float"/>
          <table:table-cell table:formula="of:=MEDIAN([.$U9];[.$AP9];[.$BK9])" office:value-type="float"/>
          <table:table-cell table:formula="of:=MEDIAN([.$V9];[.$AQ9];[.$BL9])" office:value-type="float"/>
          <table:table-cell table:formula="of:=MAX([.$B9];[.$W9];[.$AR9])" office:value-type="float"/>
          <table:table-cell table:formula="of:=MAX([.$C9];[.$X9];[.$AS9])" office:value-type="float"/>
          <table:table-cell table:formula="of:=MAX([.$D9];[.$Y9];[.$AT9])" office:value-type="float"/>
          <table:table-cell table:formula="of:=MAX([.$E9];[.$Z9];[.$AU9])" office:value-type="float"/>
          <table:table-cell table:formula="of:=MAX([.$F9];[.$AA9];[.$AV9])" office:value-type="float"/>
          <table:table-cell table:formula="of:=MAX([.$G9];[.$AB9];[.$AW9])" office:value-type="float"/>
          <table:table-cell table:formula="of:=MAX([.$H9];[.$AC9];[.$AX9])" office:value-type="float"/>
          <table:table-cell table:formula="of:=MAX([.$I9];[.$AD9];[.$AY9])" office:value-type="float"/>
          <table:table-cell table:formula="of:=MAX([.$J9];[.$AE9];[.$AZ9])" office:value-type="float"/>
          <table:table-cell table:formula="of:=MAX([.$K9];[.$AF9];[.$BA9])" office:value-type="float"/>
          <table:table-cell table:formula="of:=MAX([.$L9];[.$AG9];[.$BB9])" office:value-type="float"/>
          <table:table-cell table:formula="of:=MAX([.$M9];[.$AH9];[.$BC9])" office:value-type="float"/>
          <table:table-cell table:formula="of:=MAX([.$N9];[.$AI9];[.$BD9])" office:value-type="float"/>
          <table:table-cell table:formula="of:=MAX([.$O9];[.$AJ9];[.$BE9])" office:value-type="float"/>
          <table:table-cell table:formula="of:=MAX([.$P9];[.$AK9];[.$BF9])" office:value-type="float"/>
          <table:table-cell table:formula="of:=MAX([.$Q9];[.$AL9];[.$BG9])" office:value-type="float"/>
          <table:table-cell table:formula="of:=MAX([.$R9];[.$AM9];[.$BH9])" office:value-type="float"/>
          <table:table-cell table:formula="of:=MAX([.$S9];[.$AN9];[.$BI9])" office:value-type="float"/>
          <table:table-cell table:formula="of:=MAX([.$T9];[.$AO9];[.$BJ9])" office:value-type="float"/>
          <table:table-cell table:formula="of:=MAX([.$U9];[.$AP9];[.$BK9])" office:value-type="float"/>
          <table:table-cell table:formula="of:=MAX([.$V9];[.$AQ9];[.$BL9])" office:value-type="float"/>
        </table:table-row>
        <table:table-row table:style-name="ro1">
          <table:table-cell office:value-type="string">
            <text:p>structured/x10_y12_r20/x10_y12_n120_r20_s20_ps1_pr20_u20_o20_l20_N003.lp</text:p>
          </table:table-cell>
          <table:table-cell office:value-type="float" office:value="36.9712"/>
          <table:table-cell office:value-type="float" office:value="36.56"/>
          <table:table-cell office:value-type="float" office:value="33.13"/>
          <table:table-cell office:value-type="float" office:value="0.0"/>
          <table:table-cell office:value-type="float" office:value="0.0"/>
          <table:table-cell office:value-type="float" office:value="236.0"/>
          <table:table-cell office:value-type="float" office:value="81824.0"/>
          <table:table-cell office:value-type="float" office:value="556918.0"/>
          <table:table-cell office:value-type="float" office:value="358358.0"/>
          <table:table-cell office:value-type="float" office:value="1302732.0"/>
          <table:table-cell office:value-type="float" office:value="3405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13.7954"/>
          <table:table-cell office:value-type="float" office:value="13.438"/>
          <table:table-cell office:value-type="float" office:value="10.57"/>
          <table:table-cell office:value-type="float" office:value="1.0"/>
          <table:table-cell office:value-type="float" office:value="0.0"/>
          <table:table-cell office:value-type="float" office:value="72.0"/>
          <table:table-cell office:value-type="float" office:value="19269.0"/>
          <table:table-cell office:value-type="float" office:value="226036.0"/>
          <table:table-cell office:value-type="float" office:value="358358.0"/>
          <table:table-cell office:value-type="float" office:value="1302732.0"/>
          <table:table-cell office:value-type="float" office:value="3403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3.02557"/>
          <table:table-cell office:value-type="float" office:value="2.555"/>
          <table:table-cell office:value-type="float" office:value="0.33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222.0"/>
          <table:table-cell office:value-type="float" office:value="4184.0"/>
          <table:table-cell office:value-type="float" office:value="267415.0"/>
          <table:table-cell office:value-type="float" office:value="1013048.0"/>
          <table:table-cell office:value-type="float" office:value="250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635.0"/>
          <table:table-cell office:value-type="float" office:value="501698.0"/>
          <table:table-cell office:value-type="float" office:value="438540.0"/>
          <table:table-cell office:value-type="string">
            <text:p/>
          </table:table-cell>
          <table:table-cell office:value-type="float" office:value="314854.0"/>
          <table:table-cell office:value-type="float" office:value="283283.0"/>
          <table:table-cell office:value-type="float" office:value="540.0"/>
          <table:table-cell table:formula="of:=MIN([.$B10];[.$W10];[.$AR10])" office:value-type="float"/>
          <table:table-cell table:formula="of:=MIN([.$C10];[.$X10];[.$AS10])" office:value-type="float"/>
          <table:table-cell table:formula="of:=MIN([.$D10];[.$Y10];[.$AT10])" office:value-type="float"/>
          <table:table-cell table:formula="of:=MIN([.$E10];[.$Z10];[.$AU10])" office:value-type="float"/>
          <table:table-cell table:formula="of:=MIN([.$F10];[.$AA10];[.$AV10])" office:value-type="float"/>
          <table:table-cell table:formula="of:=MIN([.$G10];[.$AB10];[.$AW10])" office:value-type="float"/>
          <table:table-cell table:formula="of:=MIN([.$H10];[.$AC10];[.$AX10])" office:value-type="float"/>
          <table:table-cell table:formula="of:=MIN([.$I10];[.$AD10];[.$AY10])" office:value-type="float"/>
          <table:table-cell table:formula="of:=MIN([.$J10];[.$AE10];[.$AZ10])" office:value-type="float"/>
          <table:table-cell table:formula="of:=MIN([.$K10];[.$AF10];[.$BA10])" office:value-type="float"/>
          <table:table-cell table:formula="of:=MIN([.$L10];[.$AG10];[.$BB10])" office:value-type="float"/>
          <table:table-cell table:formula="of:=MIN([.$M10];[.$AH10];[.$BC10])" office:value-type="float"/>
          <table:table-cell table:formula="of:=MIN([.$N10];[.$AI10];[.$BD10])" office:value-type="float"/>
          <table:table-cell table:formula="of:=MIN([.$O10];[.$AJ10];[.$BE10])" office:value-type="float"/>
          <table:table-cell table:formula="of:=MIN([.$P10];[.$AK10];[.$BF10])" office:value-type="float"/>
          <table:table-cell table:formula="of:=MIN([.$Q10];[.$AL10];[.$BG10])" office:value-type="float"/>
          <table:table-cell table:formula="of:=MIN([.$R10];[.$AM10];[.$BH10])" office:value-type="float"/>
          <table:table-cell table:formula="of:=MIN([.$S10];[.$AN10];[.$BI10])" office:value-type="float"/>
          <table:table-cell table:formula="of:=MIN([.$T10];[.$AO10];[.$BJ10])" office:value-type="float"/>
          <table:table-cell table:formula="of:=MIN([.$U10];[.$AP10];[.$BK10])" office:value-type="float"/>
          <table:table-cell table:formula="of:=MIN([.$V10];[.$AQ10];[.$BL10])" office:value-type="float"/>
          <table:table-cell table:formula="of:=MEDIAN([.$B10];[.$W10];[.$AR10])" office:value-type="float"/>
          <table:table-cell table:formula="of:=MEDIAN([.$C10];[.$X10];[.$AS10])" office:value-type="float"/>
          <table:table-cell table:formula="of:=MEDIAN([.$D10];[.$Y10];[.$AT10])" office:value-type="float"/>
          <table:table-cell table:formula="of:=MEDIAN([.$E10];[.$Z10];[.$AU10])" office:value-type="float"/>
          <table:table-cell table:formula="of:=MEDIAN([.$F10];[.$AA10];[.$AV10])" office:value-type="float"/>
          <table:table-cell table:formula="of:=MEDIAN([.$G10];[.$AB10];[.$AW10])" office:value-type="float"/>
          <table:table-cell table:formula="of:=MEDIAN([.$H10];[.$AC10];[.$AX10])" office:value-type="float"/>
          <table:table-cell table:formula="of:=MEDIAN([.$I10];[.$AD10];[.$AY10])" office:value-type="float"/>
          <table:table-cell table:formula="of:=MEDIAN([.$J10];[.$AE10];[.$AZ10])" office:value-type="float"/>
          <table:table-cell table:formula="of:=MEDIAN([.$K10];[.$AF10];[.$BA10])" office:value-type="float"/>
          <table:table-cell table:formula="of:=MEDIAN([.$L10];[.$AG10];[.$BB10])" office:value-type="float"/>
          <table:table-cell table:formula="of:=MEDIAN([.$M10];[.$AH10];[.$BC10])" office:value-type="float"/>
          <table:table-cell table:formula="of:=MEDIAN([.$N10];[.$AI10];[.$BD10])" office:value-type="float"/>
          <table:table-cell table:formula="of:=MEDIAN([.$O10];[.$AJ10];[.$BE10])" office:value-type="float"/>
          <table:table-cell table:formula="of:=MEDIAN([.$P10];[.$AK10];[.$BF10])" office:value-type="float"/>
          <table:table-cell table:formula="of:=MEDIAN([.$Q10];[.$AL10];[.$BG10])" office:value-type="float"/>
          <table:table-cell table:formula="of:=MEDIAN([.$R10];[.$AM10];[.$BH10])" office:value-type="float"/>
          <table:table-cell table:formula="of:=MEDIAN([.$S10];[.$AN10];[.$BI10])" office:value-type="float"/>
          <table:table-cell table:formula="of:=MEDIAN([.$T10];[.$AO10];[.$BJ10])" office:value-type="float"/>
          <table:table-cell table:formula="of:=MEDIAN([.$U10];[.$AP10];[.$BK10])" office:value-type="float"/>
          <table:table-cell table:formula="of:=MEDIAN([.$V10];[.$AQ10];[.$BL10])" office:value-type="float"/>
          <table:table-cell table:formula="of:=MAX([.$B10];[.$W10];[.$AR10])" office:value-type="float"/>
          <table:table-cell table:formula="of:=MAX([.$C10];[.$X10];[.$AS10])" office:value-type="float"/>
          <table:table-cell table:formula="of:=MAX([.$D10];[.$Y10];[.$AT10])" office:value-type="float"/>
          <table:table-cell table:formula="of:=MAX([.$E10];[.$Z10];[.$AU10])" office:value-type="float"/>
          <table:table-cell table:formula="of:=MAX([.$F10];[.$AA10];[.$AV10])" office:value-type="float"/>
          <table:table-cell table:formula="of:=MAX([.$G10];[.$AB10];[.$AW10])" office:value-type="float"/>
          <table:table-cell table:formula="of:=MAX([.$H10];[.$AC10];[.$AX10])" office:value-type="float"/>
          <table:table-cell table:formula="of:=MAX([.$I10];[.$AD10];[.$AY10])" office:value-type="float"/>
          <table:table-cell table:formula="of:=MAX([.$J10];[.$AE10];[.$AZ10])" office:value-type="float"/>
          <table:table-cell table:formula="of:=MAX([.$K10];[.$AF10];[.$BA10])" office:value-type="float"/>
          <table:table-cell table:formula="of:=MAX([.$L10];[.$AG10];[.$BB10])" office:value-type="float"/>
          <table:table-cell table:formula="of:=MAX([.$M10];[.$AH10];[.$BC10])" office:value-type="float"/>
          <table:table-cell table:formula="of:=MAX([.$N10];[.$AI10];[.$BD10])" office:value-type="float"/>
          <table:table-cell table:formula="of:=MAX([.$O10];[.$AJ10];[.$BE10])" office:value-type="float"/>
          <table:table-cell table:formula="of:=MAX([.$P10];[.$AK10];[.$BF10])" office:value-type="float"/>
          <table:table-cell table:formula="of:=MAX([.$Q10];[.$AL10];[.$BG10])" office:value-type="float"/>
          <table:table-cell table:formula="of:=MAX([.$R10];[.$AM10];[.$BH10])" office:value-type="float"/>
          <table:table-cell table:formula="of:=MAX([.$S10];[.$AN10];[.$BI10])" office:value-type="float"/>
          <table:table-cell table:formula="of:=MAX([.$T10];[.$AO10];[.$BJ10])" office:value-type="float"/>
          <table:table-cell table:formula="of:=MAX([.$U10];[.$AP10];[.$BK10])" office:value-type="float"/>
          <table:table-cell table:formula="of:=MAX([.$V10];[.$AQ10];[.$BL10])" office:value-type="float"/>
        </table:table-row>
        <table:table-row table:style-name="ro1">
          <table:table-cell office:value-type="string">
            <text:p>structured/x10_y12_r20/x10_y12_n120_r20_s20_ps1_pr20_u20_o20_l20_N004.lp</text:p>
          </table:table-cell>
          <table:table-cell office:value-type="float" office:value="40.8456"/>
          <table:table-cell office:value-type="float" office:value="40.37"/>
          <table:table-cell office:value-type="float" office:value="37.08"/>
          <table:table-cell office:value-type="float" office:value="0.0"/>
          <table:table-cell office:value-type="float" office:value="0.0"/>
          <table:table-cell office:value-type="float" office:value="283.0"/>
          <table:table-cell office:value-type="float" office:value="98716.0"/>
          <table:table-cell office:value-type="float" office:value="685558.0"/>
          <table:table-cell office:value-type="float" office:value="358358.0"/>
          <table:table-cell office:value-type="float" office:value="1302733.0"/>
          <table:table-cell office:value-type="float" office:value="3384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9.76393"/>
          <table:table-cell office:value-type="float" office:value="9.282"/>
          <table:table-cell office:value-type="float" office:value="6.09"/>
          <table:table-cell office:value-type="float" office:value="0.0"/>
          <table:table-cell office:value-type="float" office:value="0.0"/>
          <table:table-cell office:value-type="float" office:value="73.0"/>
          <table:table-cell office:value-type="float" office:value="18719.0"/>
          <table:table-cell office:value-type="float" office:value="89021.0"/>
          <table:table-cell office:value-type="float" office:value="358358.0"/>
          <table:table-cell office:value-type="float" office:value="1302733.0"/>
          <table:table-cell office:value-type="float" office:value="3375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3.33312"/>
          <table:table-cell office:value-type="float" office:value="2.932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3.0"/>
          <table:table-cell office:value-type="float" office:value="514.0"/>
          <table:table-cell office:value-type="float" office:value="15500.0"/>
          <table:table-cell office:value-type="float" office:value="267415.0"/>
          <table:table-cell office:value-type="float" office:value="1013049.0"/>
          <table:table-cell office:value-type="float" office:value="25067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635.0"/>
          <table:table-cell office:value-type="float" office:value="501698.0"/>
          <table:table-cell office:value-type="float" office:value="438540.0"/>
          <table:table-cell office:value-type="string">
            <text:p/>
          </table:table-cell>
          <table:table-cell office:value-type="float" office:value="314854.0"/>
          <table:table-cell office:value-type="float" office:value="283283.0"/>
          <table:table-cell office:value-type="float" office:value="540.0"/>
          <table:table-cell table:formula="of:=MIN([.$B11];[.$W11];[.$AR11])" office:value-type="float"/>
          <table:table-cell table:formula="of:=MIN([.$C11];[.$X11];[.$AS11])" office:value-type="float"/>
          <table:table-cell table:formula="of:=MIN([.$D11];[.$Y11];[.$AT11])" office:value-type="float"/>
          <table:table-cell table:formula="of:=MIN([.$E11];[.$Z11];[.$AU11])" office:value-type="float"/>
          <table:table-cell table:formula="of:=MIN([.$F11];[.$AA11];[.$AV11])" office:value-type="float"/>
          <table:table-cell table:formula="of:=MIN([.$G11];[.$AB11];[.$AW11])" office:value-type="float"/>
          <table:table-cell table:formula="of:=MIN([.$H11];[.$AC11];[.$AX11])" office:value-type="float"/>
          <table:table-cell table:formula="of:=MIN([.$I11];[.$AD11];[.$AY11])" office:value-type="float"/>
          <table:table-cell table:formula="of:=MIN([.$J11];[.$AE11];[.$AZ11])" office:value-type="float"/>
          <table:table-cell table:formula="of:=MIN([.$K11];[.$AF11];[.$BA11])" office:value-type="float"/>
          <table:table-cell table:formula="of:=MIN([.$L11];[.$AG11];[.$BB11])" office:value-type="float"/>
          <table:table-cell table:formula="of:=MIN([.$M11];[.$AH11];[.$BC11])" office:value-type="float"/>
          <table:table-cell table:formula="of:=MIN([.$N11];[.$AI11];[.$BD11])" office:value-type="float"/>
          <table:table-cell table:formula="of:=MIN([.$O11];[.$AJ11];[.$BE11])" office:value-type="float"/>
          <table:table-cell table:formula="of:=MIN([.$P11];[.$AK11];[.$BF11])" office:value-type="float"/>
          <table:table-cell table:formula="of:=MIN([.$Q11];[.$AL11];[.$BG11])" office:value-type="float"/>
          <table:table-cell table:formula="of:=MIN([.$R11];[.$AM11];[.$BH11])" office:value-type="float"/>
          <table:table-cell table:formula="of:=MIN([.$S11];[.$AN11];[.$BI11])" office:value-type="float"/>
          <table:table-cell table:formula="of:=MIN([.$T11];[.$AO11];[.$BJ11])" office:value-type="float"/>
          <table:table-cell table:formula="of:=MIN([.$U11];[.$AP11];[.$BK11])" office:value-type="float"/>
          <table:table-cell table:formula="of:=MIN([.$V11];[.$AQ11];[.$BL11])" office:value-type="float"/>
          <table:table-cell table:formula="of:=MEDIAN([.$B11];[.$W11];[.$AR11])" office:value-type="float"/>
          <table:table-cell table:formula="of:=MEDIAN([.$C11];[.$X11];[.$AS11])" office:value-type="float"/>
          <table:table-cell table:formula="of:=MEDIAN([.$D11];[.$Y11];[.$AT11])" office:value-type="float"/>
          <table:table-cell table:formula="of:=MEDIAN([.$E11];[.$Z11];[.$AU11])" office:value-type="float"/>
          <table:table-cell table:formula="of:=MEDIAN([.$F11];[.$AA11];[.$AV11])" office:value-type="float"/>
          <table:table-cell table:formula="of:=MEDIAN([.$G11];[.$AB11];[.$AW11])" office:value-type="float"/>
          <table:table-cell table:formula="of:=MEDIAN([.$H11];[.$AC11];[.$AX11])" office:value-type="float"/>
          <table:table-cell table:formula="of:=MEDIAN([.$I11];[.$AD11];[.$AY11])" office:value-type="float"/>
          <table:table-cell table:formula="of:=MEDIAN([.$J11];[.$AE11];[.$AZ11])" office:value-type="float"/>
          <table:table-cell table:formula="of:=MEDIAN([.$K11];[.$AF11];[.$BA11])" office:value-type="float"/>
          <table:table-cell table:formula="of:=MEDIAN([.$L11];[.$AG11];[.$BB11])" office:value-type="float"/>
          <table:table-cell table:formula="of:=MEDIAN([.$M11];[.$AH11];[.$BC11])" office:value-type="float"/>
          <table:table-cell table:formula="of:=MEDIAN([.$N11];[.$AI11];[.$BD11])" office:value-type="float"/>
          <table:table-cell table:formula="of:=MEDIAN([.$O11];[.$AJ11];[.$BE11])" office:value-type="float"/>
          <table:table-cell table:formula="of:=MEDIAN([.$P11];[.$AK11];[.$BF11])" office:value-type="float"/>
          <table:table-cell table:formula="of:=MEDIAN([.$Q11];[.$AL11];[.$BG11])" office:value-type="float"/>
          <table:table-cell table:formula="of:=MEDIAN([.$R11];[.$AM11];[.$BH11])" office:value-type="float"/>
          <table:table-cell table:formula="of:=MEDIAN([.$S11];[.$AN11];[.$BI11])" office:value-type="float"/>
          <table:table-cell table:formula="of:=MEDIAN([.$T11];[.$AO11];[.$BJ11])" office:value-type="float"/>
          <table:table-cell table:formula="of:=MEDIAN([.$U11];[.$AP11];[.$BK11])" office:value-type="float"/>
          <table:table-cell table:formula="of:=MEDIAN([.$V11];[.$AQ11];[.$BL11])" office:value-type="float"/>
          <table:table-cell table:formula="of:=MAX([.$B11];[.$W11];[.$AR11])" office:value-type="float"/>
          <table:table-cell table:formula="of:=MAX([.$C11];[.$X11];[.$AS11])" office:value-type="float"/>
          <table:table-cell table:formula="of:=MAX([.$D11];[.$Y11];[.$AT11])" office:value-type="float"/>
          <table:table-cell table:formula="of:=MAX([.$E11];[.$Z11];[.$AU11])" office:value-type="float"/>
          <table:table-cell table:formula="of:=MAX([.$F11];[.$AA11];[.$AV11])" office:value-type="float"/>
          <table:table-cell table:formula="of:=MAX([.$G11];[.$AB11];[.$AW11])" office:value-type="float"/>
          <table:table-cell table:formula="of:=MAX([.$H11];[.$AC11];[.$AX11])" office:value-type="float"/>
          <table:table-cell table:formula="of:=MAX([.$I11];[.$AD11];[.$AY11])" office:value-type="float"/>
          <table:table-cell table:formula="of:=MAX([.$J11];[.$AE11];[.$AZ11])" office:value-type="float"/>
          <table:table-cell table:formula="of:=MAX([.$K11];[.$AF11];[.$BA11])" office:value-type="float"/>
          <table:table-cell table:formula="of:=MAX([.$L11];[.$AG11];[.$BB11])" office:value-type="float"/>
          <table:table-cell table:formula="of:=MAX([.$M11];[.$AH11];[.$BC11])" office:value-type="float"/>
          <table:table-cell table:formula="of:=MAX([.$N11];[.$AI11];[.$BD11])" office:value-type="float"/>
          <table:table-cell table:formula="of:=MAX([.$O11];[.$AJ11];[.$BE11])" office:value-type="float"/>
          <table:table-cell table:formula="of:=MAX([.$P11];[.$AK11];[.$BF11])" office:value-type="float"/>
          <table:table-cell table:formula="of:=MAX([.$Q11];[.$AL11];[.$BG11])" office:value-type="float"/>
          <table:table-cell table:formula="of:=MAX([.$R11];[.$AM11];[.$BH11])" office:value-type="float"/>
          <table:table-cell table:formula="of:=MAX([.$S11];[.$AN11];[.$BI11])" office:value-type="float"/>
          <table:table-cell table:formula="of:=MAX([.$T11];[.$AO11];[.$BJ11])" office:value-type="float"/>
          <table:table-cell table:formula="of:=MAX([.$U11];[.$AP11];[.$BK11])" office:value-type="float"/>
          <table:table-cell table:formula="of:=MAX([.$V11];[.$AQ11];[.$BL11])" office:value-type="float"/>
        </table:table-row>
        <table:table-row table:style-name="ro1">
          <table:table-cell office:value-type="string">
            <text:p>structured/x10_y12_r20/x10_y12_n120_r20_s20_ps1_pr20_u20_o20_l20_N005.lp</text:p>
          </table:table-cell>
          <table:table-cell office:value-type="float" office:value="10.2213"/>
          <table:table-cell office:value-type="float" office:value="9.782"/>
          <table:table-cell office:value-type="float" office:value="6.37"/>
          <table:table-cell office:value-type="float" office:value="0.0"/>
          <table:table-cell office:value-type="float" office:value="0.0"/>
          <table:table-cell office:value-type="float" office:value="58.0"/>
          <table:table-cell office:value-type="float" office:value="12081.0"/>
          <table:table-cell office:value-type="float" office:value="72886.0"/>
          <table:table-cell office:value-type="float" office:value="358358.0"/>
          <table:table-cell office:value-type="float" office:value="1302733.0"/>
          <table:table-cell office:value-type="float" office:value="3405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9.82396"/>
          <table:table-cell office:value-type="float" office:value="9.327"/>
          <table:table-cell office:value-type="float" office:value="5.98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5444.0"/>
          <table:table-cell office:value-type="float" office:value="123186.0"/>
          <table:table-cell office:value-type="float" office:value="358358.0"/>
          <table:table-cell office:value-type="float" office:value="1302733.0"/>
          <table:table-cell office:value-type="float" office:value="3384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00362.0"/>
          <table:table-cell office:value-type="float" office:value="749853.0"/>
          <table:table-cell office:value-type="float" office:value="606010.0"/>
          <table:table-cell office:value-type="float" office:value="285685.0"/>
          <table:table-cell office:value-type="float" office:value="476151.0"/>
          <table:table-cell office:value-type="float" office:value="502166.0"/>
          <table:table-cell office:value-type="float" office:value="1020.0"/>
          <table:table-cell office:value-type="float" office:value="2.63134"/>
          <table:table-cell office:value-type="float" office:value="2.194"/>
          <table:table-cell office:value-type="float" office:value="0.18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42.0"/>
          <table:table-cell office:value-type="float" office:value="3737.0"/>
          <table:table-cell office:value-type="float" office:value="267415.0"/>
          <table:table-cell office:value-type="float" office:value="1013049.0"/>
          <table:table-cell office:value-type="float" office:value="2506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30635.0"/>
          <table:table-cell office:value-type="float" office:value="501698.0"/>
          <table:table-cell office:value-type="float" office:value="438540.0"/>
          <table:table-cell office:value-type="string">
            <text:p/>
          </table:table-cell>
          <table:table-cell office:value-type="float" office:value="314854.0"/>
          <table:table-cell office:value-type="float" office:value="283283.0"/>
          <table:table-cell office:value-type="float" office:value="540.0"/>
          <table:table-cell table:formula="of:=MIN([.$B12];[.$W12];[.$AR12])" office:value-type="float"/>
          <table:table-cell table:formula="of:=MIN([.$C12];[.$X12];[.$AS12])" office:value-type="float"/>
          <table:table-cell table:formula="of:=MIN([.$D12];[.$Y12];[.$AT12])" office:value-type="float"/>
          <table:table-cell table:formula="of:=MIN([.$E12];[.$Z12];[.$AU12])" office:value-type="float"/>
          <table:table-cell table:formula="of:=MIN([.$F12];[.$AA12];[.$AV12])" office:value-type="float"/>
          <table:table-cell table:formula="of:=MIN([.$G12];[.$AB12];[.$AW12])" office:value-type="float"/>
          <table:table-cell table:formula="of:=MIN([.$H12];[.$AC12];[.$AX12])" office:value-type="float"/>
          <table:table-cell table:formula="of:=MIN([.$I12];[.$AD12];[.$AY12])" office:value-type="float"/>
          <table:table-cell table:formula="of:=MIN([.$J12];[.$AE12];[.$AZ12])" office:value-type="float"/>
          <table:table-cell table:formula="of:=MIN([.$K12];[.$AF12];[.$BA12])" office:value-type="float"/>
          <table:table-cell table:formula="of:=MIN([.$L12];[.$AG12];[.$BB12])" office:value-type="float"/>
          <table:table-cell table:formula="of:=MIN([.$M12];[.$AH12];[.$BC12])" office:value-type="float"/>
          <table:table-cell table:formula="of:=MIN([.$N12];[.$AI12];[.$BD12])" office:value-type="float"/>
          <table:table-cell table:formula="of:=MIN([.$O12];[.$AJ12];[.$BE12])" office:value-type="float"/>
          <table:table-cell table:formula="of:=MIN([.$P12];[.$AK12];[.$BF12])" office:value-type="float"/>
          <table:table-cell table:formula="of:=MIN([.$Q12];[.$AL12];[.$BG12])" office:value-type="float"/>
          <table:table-cell table:formula="of:=MIN([.$R12];[.$AM12];[.$BH12])" office:value-type="float"/>
          <table:table-cell table:formula="of:=MIN([.$S12];[.$AN12];[.$BI12])" office:value-type="float"/>
          <table:table-cell table:formula="of:=MIN([.$T12];[.$AO12];[.$BJ12])" office:value-type="float"/>
          <table:table-cell table:formula="of:=MIN([.$U12];[.$AP12];[.$BK12])" office:value-type="float"/>
          <table:table-cell table:formula="of:=MIN([.$V12];[.$AQ12];[.$BL12])" office:value-type="float"/>
          <table:table-cell table:formula="of:=MEDIAN([.$B12];[.$W12];[.$AR12])" office:value-type="float"/>
          <table:table-cell table:formula="of:=MEDIAN([.$C12];[.$X12];[.$AS12])" office:value-type="float"/>
          <table:table-cell table:formula="of:=MEDIAN([.$D12];[.$Y12];[.$AT12])" office:value-type="float"/>
          <table:table-cell table:formula="of:=MEDIAN([.$E12];[.$Z12];[.$AU12])" office:value-type="float"/>
          <table:table-cell table:formula="of:=MEDIAN([.$F12];[.$AA12];[.$AV12])" office:value-type="float"/>
          <table:table-cell table:formula="of:=MEDIAN([.$G12];[.$AB12];[.$AW12])" office:value-type="float"/>
          <table:table-cell table:formula="of:=MEDIAN([.$H12];[.$AC12];[.$AX12])" office:value-type="float"/>
          <table:table-cell table:formula="of:=MEDIAN([.$I12];[.$AD12];[.$AY12])" office:value-type="float"/>
          <table:table-cell table:formula="of:=MEDIAN([.$J12];[.$AE12];[.$AZ12])" office:value-type="float"/>
          <table:table-cell table:formula="of:=MEDIAN([.$K12];[.$AF12];[.$BA12])" office:value-type="float"/>
          <table:table-cell table:formula="of:=MEDIAN([.$L12];[.$AG12];[.$BB12])" office:value-type="float"/>
          <table:table-cell table:formula="of:=MEDIAN([.$M12];[.$AH12];[.$BC12])" office:value-type="float"/>
          <table:table-cell table:formula="of:=MEDIAN([.$N12];[.$AI12];[.$BD12])" office:value-type="float"/>
          <table:table-cell table:formula="of:=MEDIAN([.$O12];[.$AJ12];[.$BE12])" office:value-type="float"/>
          <table:table-cell table:formula="of:=MEDIAN([.$P12];[.$AK12];[.$BF12])" office:value-type="float"/>
          <table:table-cell table:formula="of:=MEDIAN([.$Q12];[.$AL12];[.$BG12])" office:value-type="float"/>
          <table:table-cell table:formula="of:=MEDIAN([.$R12];[.$AM12];[.$BH12])" office:value-type="float"/>
          <table:table-cell table:formula="of:=MEDIAN([.$S12];[.$AN12];[.$BI12])" office:value-type="float"/>
          <table:table-cell table:formula="of:=MEDIAN([.$T12];[.$AO12];[.$BJ12])" office:value-type="float"/>
          <table:table-cell table:formula="of:=MEDIAN([.$U12];[.$AP12];[.$BK12])" office:value-type="float"/>
          <table:table-cell table:formula="of:=MEDIAN([.$V12];[.$AQ12];[.$BL12])" office:value-type="float"/>
          <table:table-cell table:formula="of:=MAX([.$B12];[.$W12];[.$AR12])" office:value-type="float"/>
          <table:table-cell table:formula="of:=MAX([.$C12];[.$X12];[.$AS12])" office:value-type="float"/>
          <table:table-cell table:formula="of:=MAX([.$D12];[.$Y12];[.$AT12])" office:value-type="float"/>
          <table:table-cell table:formula="of:=MAX([.$E12];[.$Z12];[.$AU12])" office:value-type="float"/>
          <table:table-cell table:formula="of:=MAX([.$F12];[.$AA12];[.$AV12])" office:value-type="float"/>
          <table:table-cell table:formula="of:=MAX([.$G12];[.$AB12];[.$AW12])" office:value-type="float"/>
          <table:table-cell table:formula="of:=MAX([.$H12];[.$AC12];[.$AX12])" office:value-type="float"/>
          <table:table-cell table:formula="of:=MAX([.$I12];[.$AD12];[.$AY12])" office:value-type="float"/>
          <table:table-cell table:formula="of:=MAX([.$J12];[.$AE12];[.$AZ12])" office:value-type="float"/>
          <table:table-cell table:formula="of:=MAX([.$K12];[.$AF12];[.$BA12])" office:value-type="float"/>
          <table:table-cell table:formula="of:=MAX([.$L12];[.$AG12];[.$BB12])" office:value-type="float"/>
          <table:table-cell table:formula="of:=MAX([.$M12];[.$AH12];[.$BC12])" office:value-type="float"/>
          <table:table-cell table:formula="of:=MAX([.$N12];[.$AI12];[.$BD12])" office:value-type="float"/>
          <table:table-cell table:formula="of:=MAX([.$O12];[.$AJ12];[.$BE12])" office:value-type="float"/>
          <table:table-cell table:formula="of:=MAX([.$P12];[.$AK12];[.$BF12])" office:value-type="float"/>
          <table:table-cell table:formula="of:=MAX([.$Q12];[.$AL12];[.$BG12])" office:value-type="float"/>
          <table:table-cell table:formula="of:=MAX([.$R12];[.$AM12];[.$BH12])" office:value-type="float"/>
          <table:table-cell table:formula="of:=MAX([.$S12];[.$AN12];[.$BI12])" office:value-type="float"/>
          <table:table-cell table:formula="of:=MAX([.$T12];[.$AO12];[.$BJ12])" office:value-type="float"/>
          <table:table-cell table:formula="of:=MAX([.$U12];[.$AP12];[.$BK12])" office:value-type="float"/>
          <table:table-cell table:formula="of:=MAX([.$V12];[.$AQ12];[.$BL12])" office:value-type="float"/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20.1874"/>
          <table:table-cell office:value-type="float" office:value="19.824"/>
          <table:table-cell office:value-type="float" office:value="18.51"/>
          <table:table-cell office:value-type="float" office:value="0.0"/>
          <table:table-cell office:value-type="float" office:value="0.0"/>
          <table:table-cell office:value-type="float" office:value="188.0"/>
          <table:table-cell office:value-type="float" office:value="54714.0"/>
          <table:table-cell office:value-type="float" office:value="247034.0"/>
          <table:table-cell office:value-type="float" office:value="136792.0"/>
          <table:table-cell office:value-type="float" office:value="478658.0"/>
          <table:table-cell office:value-type="float" office:value="1942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30.9197"/>
          <table:table-cell office:value-type="float" office:value="30.574"/>
          <table:table-cell office:value-type="float" office:value="29.31"/>
          <table:table-cell office:value-type="float" office:value="0.0"/>
          <table:table-cell office:value-type="float" office:value="0.0"/>
          <table:table-cell office:value-type="float" office:value="363.0"/>
          <table:table-cell office:value-type="float" office:value="113205.0"/>
          <table:table-cell office:value-type="float" office:value="490289.0"/>
          <table:table-cell office:value-type="float" office:value="136792.0"/>
          <table:table-cell office:value-type="float" office:value="478658.0"/>
          <table:table-cell office:value-type="float" office:value="19518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10595"/>
          <table:table-cell office:value-type="float" office:value="0.792"/>
          <table:table-cell office:value-type="float" office:value="0.0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37.0"/>
          <table:table-cell office:value-type="float" office:value="1744.0"/>
          <table:table-cell office:value-type="float" office:value="83773.0"/>
          <table:table-cell office:value-type="float" office:value="312066.0"/>
          <table:table-cell office:value-type="float" office:value="14991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77.0"/>
          <table:table-cell office:value-type="float" office:value="168274.0"/>
          <table:table-cell office:value-type="float" office:value="144822.0"/>
          <table:table-cell office:value-type="string">
            <text:p/>
          </table:table-cell>
          <table:table-cell office:value-type="float" office:value="107438.0"/>
          <table:table-cell office:value-type="float" office:value="114353.0"/>
          <table:table-cell office:value-type="float" office:value="270.0"/>
          <table:table-cell table:formula="of:=MIN([.$B13];[.$W13];[.$AR13])" office:value-type="float"/>
          <table:table-cell table:formula="of:=MIN([.$C13];[.$X13];[.$AS13])" office:value-type="float"/>
          <table:table-cell table:formula="of:=MIN([.$D13];[.$Y13];[.$AT13])" office:value-type="float"/>
          <table:table-cell table:formula="of:=MIN([.$E13];[.$Z13];[.$AU13])" office:value-type="float"/>
          <table:table-cell table:formula="of:=MIN([.$F13];[.$AA13];[.$AV13])" office:value-type="float"/>
          <table:table-cell table:formula="of:=MIN([.$G13];[.$AB13];[.$AW13])" office:value-type="float"/>
          <table:table-cell table:formula="of:=MIN([.$H13];[.$AC13];[.$AX13])" office:value-type="float"/>
          <table:table-cell table:formula="of:=MIN([.$I13];[.$AD13];[.$AY13])" office:value-type="float"/>
          <table:table-cell table:formula="of:=MIN([.$J13];[.$AE13];[.$AZ13])" office:value-type="float"/>
          <table:table-cell table:formula="of:=MIN([.$K13];[.$AF13];[.$BA13])" office:value-type="float"/>
          <table:table-cell table:formula="of:=MIN([.$L13];[.$AG13];[.$BB13])" office:value-type="float"/>
          <table:table-cell table:formula="of:=MIN([.$M13];[.$AH13];[.$BC13])" office:value-type="float"/>
          <table:table-cell table:formula="of:=MIN([.$N13];[.$AI13];[.$BD13])" office:value-type="float"/>
          <table:table-cell table:formula="of:=MIN([.$O13];[.$AJ13];[.$BE13])" office:value-type="float"/>
          <table:table-cell table:formula="of:=MIN([.$P13];[.$AK13];[.$BF13])" office:value-type="float"/>
          <table:table-cell table:formula="of:=MIN([.$Q13];[.$AL13];[.$BG13])" office:value-type="float"/>
          <table:table-cell table:formula="of:=MIN([.$R13];[.$AM13];[.$BH13])" office:value-type="float"/>
          <table:table-cell table:formula="of:=MIN([.$S13];[.$AN13];[.$BI13])" office:value-type="float"/>
          <table:table-cell table:formula="of:=MIN([.$T13];[.$AO13];[.$BJ13])" office:value-type="float"/>
          <table:table-cell table:formula="of:=MIN([.$U13];[.$AP13];[.$BK13])" office:value-type="float"/>
          <table:table-cell table:formula="of:=MIN([.$V13];[.$AQ13];[.$BL13])" office:value-type="float"/>
          <table:table-cell table:formula="of:=MEDIAN([.$B13];[.$W13];[.$AR13])" office:value-type="float"/>
          <table:table-cell table:formula="of:=MEDIAN([.$C13];[.$X13];[.$AS13])" office:value-type="float"/>
          <table:table-cell table:formula="of:=MEDIAN([.$D13];[.$Y13];[.$AT13])" office:value-type="float"/>
          <table:table-cell table:formula="of:=MEDIAN([.$E13];[.$Z13];[.$AU13])" office:value-type="float"/>
          <table:table-cell table:formula="of:=MEDIAN([.$F13];[.$AA13];[.$AV13])" office:value-type="float"/>
          <table:table-cell table:formula="of:=MEDIAN([.$G13];[.$AB13];[.$AW13])" office:value-type="float"/>
          <table:table-cell table:formula="of:=MEDIAN([.$H13];[.$AC13];[.$AX13])" office:value-type="float"/>
          <table:table-cell table:formula="of:=MEDIAN([.$I13];[.$AD13];[.$AY13])" office:value-type="float"/>
          <table:table-cell table:formula="of:=MEDIAN([.$J13];[.$AE13];[.$AZ13])" office:value-type="float"/>
          <table:table-cell table:formula="of:=MEDIAN([.$K13];[.$AF13];[.$BA13])" office:value-type="float"/>
          <table:table-cell table:formula="of:=MEDIAN([.$L13];[.$AG13];[.$BB13])" office:value-type="float"/>
          <table:table-cell table:formula="of:=MEDIAN([.$M13];[.$AH13];[.$BC13])" office:value-type="float"/>
          <table:table-cell table:formula="of:=MEDIAN([.$N13];[.$AI13];[.$BD13])" office:value-type="float"/>
          <table:table-cell table:formula="of:=MEDIAN([.$O13];[.$AJ13];[.$BE13])" office:value-type="float"/>
          <table:table-cell table:formula="of:=MEDIAN([.$P13];[.$AK13];[.$BF13])" office:value-type="float"/>
          <table:table-cell table:formula="of:=MEDIAN([.$Q13];[.$AL13];[.$BG13])" office:value-type="float"/>
          <table:table-cell table:formula="of:=MEDIAN([.$R13];[.$AM13];[.$BH13])" office:value-type="float"/>
          <table:table-cell table:formula="of:=MEDIAN([.$S13];[.$AN13];[.$BI13])" office:value-type="float"/>
          <table:table-cell table:formula="of:=MEDIAN([.$T13];[.$AO13];[.$BJ13])" office:value-type="float"/>
          <table:table-cell table:formula="of:=MEDIAN([.$U13];[.$AP13];[.$BK13])" office:value-type="float"/>
          <table:table-cell table:formula="of:=MEDIAN([.$V13];[.$AQ13];[.$BL13])" office:value-type="float"/>
          <table:table-cell table:formula="of:=MAX([.$B13];[.$W13];[.$AR13])" office:value-type="float"/>
          <table:table-cell table:formula="of:=MAX([.$C13];[.$X13];[.$AS13])" office:value-type="float"/>
          <table:table-cell table:formula="of:=MAX([.$D13];[.$Y13];[.$AT13])" office:value-type="float"/>
          <table:table-cell table:formula="of:=MAX([.$E13];[.$Z13];[.$AU13])" office:value-type="float"/>
          <table:table-cell table:formula="of:=MAX([.$F13];[.$AA13];[.$AV13])" office:value-type="float"/>
          <table:table-cell table:formula="of:=MAX([.$G13];[.$AB13];[.$AW13])" office:value-type="float"/>
          <table:table-cell table:formula="of:=MAX([.$H13];[.$AC13];[.$AX13])" office:value-type="float"/>
          <table:table-cell table:formula="of:=MAX([.$I13];[.$AD13];[.$AY13])" office:value-type="float"/>
          <table:table-cell table:formula="of:=MAX([.$J13];[.$AE13];[.$AZ13])" office:value-type="float"/>
          <table:table-cell table:formula="of:=MAX([.$K13];[.$AF13];[.$BA13])" office:value-type="float"/>
          <table:table-cell table:formula="of:=MAX([.$L13];[.$AG13];[.$BB13])" office:value-type="float"/>
          <table:table-cell table:formula="of:=MAX([.$M13];[.$AH13];[.$BC13])" office:value-type="float"/>
          <table:table-cell table:formula="of:=MAX([.$N13];[.$AI13];[.$BD13])" office:value-type="float"/>
          <table:table-cell table:formula="of:=MAX([.$O13];[.$AJ13];[.$BE13])" office:value-type="float"/>
          <table:table-cell table:formula="of:=MAX([.$P13];[.$AK13];[.$BF13])" office:value-type="float"/>
          <table:table-cell table:formula="of:=MAX([.$Q13];[.$AL13];[.$BG13])" office:value-type="float"/>
          <table:table-cell table:formula="of:=MAX([.$R13];[.$AM13];[.$BH13])" office:value-type="float"/>
          <table:table-cell table:formula="of:=MAX([.$S13];[.$AN13];[.$BI13])" office:value-type="float"/>
          <table:table-cell table:formula="of:=MAX([.$T13];[.$AO13];[.$BJ13])" office:value-type="float"/>
          <table:table-cell table:formula="of:=MAX([.$U13];[.$AP13];[.$BK13])" office:value-type="float"/>
          <table:table-cell table:formula="of:=MAX([.$V13];[.$AQ13];[.$BL1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13.9088"/>
          <table:table-cell office:value-type="float" office:value="13.574"/>
          <table:table-cell office:value-type="float" office:value="12.32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8901.0"/>
          <table:table-cell office:value-type="float" office:value="214091.0"/>
          <table:table-cell office:value-type="float" office:value="136792.0"/>
          <table:table-cell office:value-type="float" office:value="478658.0"/>
          <table:table-cell office:value-type="float" office:value="1935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2.68272"/>
          <table:table-cell office:value-type="float" office:value="2.351"/>
          <table:table-cell office:value-type="float" office:value="1.04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12.0"/>
          <table:table-cell office:value-type="float" office:value="19471.0"/>
          <table:table-cell office:value-type="float" office:value="136792.0"/>
          <table:table-cell office:value-type="float" office:value="478658.0"/>
          <table:table-cell office:value-type="float" office:value="1966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1259"/>
          <table:table-cell office:value-type="float" office:value="0.713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2.0"/>
          <table:table-cell office:value-type="float" office:value="555.0"/>
          <table:table-cell office:value-type="float" office:value="83773.0"/>
          <table:table-cell office:value-type="float" office:value="312066.0"/>
          <table:table-cell office:value-type="float" office:value="14910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77.0"/>
          <table:table-cell office:value-type="float" office:value="168274.0"/>
          <table:table-cell office:value-type="float" office:value="144822.0"/>
          <table:table-cell office:value-type="string">
            <text:p/>
          </table:table-cell>
          <table:table-cell office:value-type="float" office:value="107438.0"/>
          <table:table-cell office:value-type="float" office:value="114353.0"/>
          <table:table-cell office:value-type="float" office:value="270.0"/>
          <table:table-cell table:formula="of:=MIN([.$B14];[.$W14];[.$AR14])" office:value-type="float"/>
          <table:table-cell table:formula="of:=MIN([.$C14];[.$X14];[.$AS14])" office:value-type="float"/>
          <table:table-cell table:formula="of:=MIN([.$D14];[.$Y14];[.$AT14])" office:value-type="float"/>
          <table:table-cell table:formula="of:=MIN([.$E14];[.$Z14];[.$AU14])" office:value-type="float"/>
          <table:table-cell table:formula="of:=MIN([.$F14];[.$AA14];[.$AV14])" office:value-type="float"/>
          <table:table-cell table:formula="of:=MIN([.$G14];[.$AB14];[.$AW14])" office:value-type="float"/>
          <table:table-cell table:formula="of:=MIN([.$H14];[.$AC14];[.$AX14])" office:value-type="float"/>
          <table:table-cell table:formula="of:=MIN([.$I14];[.$AD14];[.$AY14])" office:value-type="float"/>
          <table:table-cell table:formula="of:=MIN([.$J14];[.$AE14];[.$AZ14])" office:value-type="float"/>
          <table:table-cell table:formula="of:=MIN([.$K14];[.$AF14];[.$BA14])" office:value-type="float"/>
          <table:table-cell table:formula="of:=MIN([.$L14];[.$AG14];[.$BB14])" office:value-type="float"/>
          <table:table-cell table:formula="of:=MIN([.$M14];[.$AH14];[.$BC14])" office:value-type="float"/>
          <table:table-cell table:formula="of:=MIN([.$N14];[.$AI14];[.$BD14])" office:value-type="float"/>
          <table:table-cell table:formula="of:=MIN([.$O14];[.$AJ14];[.$BE14])" office:value-type="float"/>
          <table:table-cell table:formula="of:=MIN([.$P14];[.$AK14];[.$BF14])" office:value-type="float"/>
          <table:table-cell table:formula="of:=MIN([.$Q14];[.$AL14];[.$BG14])" office:value-type="float"/>
          <table:table-cell table:formula="of:=MIN([.$R14];[.$AM14];[.$BH14])" office:value-type="float"/>
          <table:table-cell table:formula="of:=MIN([.$S14];[.$AN14];[.$BI14])" office:value-type="float"/>
          <table:table-cell table:formula="of:=MIN([.$T14];[.$AO14];[.$BJ14])" office:value-type="float"/>
          <table:table-cell table:formula="of:=MIN([.$U14];[.$AP14];[.$BK14])" office:value-type="float"/>
          <table:table-cell table:formula="of:=MIN([.$V14];[.$AQ14];[.$BL14])" office:value-type="float"/>
          <table:table-cell table:formula="of:=MEDIAN([.$B14];[.$W14];[.$AR14])" office:value-type="float"/>
          <table:table-cell table:formula="of:=MEDIAN([.$C14];[.$X14];[.$AS14])" office:value-type="float"/>
          <table:table-cell table:formula="of:=MEDIAN([.$D14];[.$Y14];[.$AT14])" office:value-type="float"/>
          <table:table-cell table:formula="of:=MEDIAN([.$E14];[.$Z14];[.$AU14])" office:value-type="float"/>
          <table:table-cell table:formula="of:=MEDIAN([.$F14];[.$AA14];[.$AV14])" office:value-type="float"/>
          <table:table-cell table:formula="of:=MEDIAN([.$G14];[.$AB14];[.$AW14])" office:value-type="float"/>
          <table:table-cell table:formula="of:=MEDIAN([.$H14];[.$AC14];[.$AX14])" office:value-type="float"/>
          <table:table-cell table:formula="of:=MEDIAN([.$I14];[.$AD14];[.$AY14])" office:value-type="float"/>
          <table:table-cell table:formula="of:=MEDIAN([.$J14];[.$AE14];[.$AZ14])" office:value-type="float"/>
          <table:table-cell table:formula="of:=MEDIAN([.$K14];[.$AF14];[.$BA14])" office:value-type="float"/>
          <table:table-cell table:formula="of:=MEDIAN([.$L14];[.$AG14];[.$BB14])" office:value-type="float"/>
          <table:table-cell table:formula="of:=MEDIAN([.$M14];[.$AH14];[.$BC14])" office:value-type="float"/>
          <table:table-cell table:formula="of:=MEDIAN([.$N14];[.$AI14];[.$BD14])" office:value-type="float"/>
          <table:table-cell table:formula="of:=MEDIAN([.$O14];[.$AJ14];[.$BE14])" office:value-type="float"/>
          <table:table-cell table:formula="of:=MEDIAN([.$P14];[.$AK14];[.$BF14])" office:value-type="float"/>
          <table:table-cell table:formula="of:=MEDIAN([.$Q14];[.$AL14];[.$BG14])" office:value-type="float"/>
          <table:table-cell table:formula="of:=MEDIAN([.$R14];[.$AM14];[.$BH14])" office:value-type="float"/>
          <table:table-cell table:formula="of:=MEDIAN([.$S14];[.$AN14];[.$BI14])" office:value-type="float"/>
          <table:table-cell table:formula="of:=MEDIAN([.$T14];[.$AO14];[.$BJ14])" office:value-type="float"/>
          <table:table-cell table:formula="of:=MEDIAN([.$U14];[.$AP14];[.$BK14])" office:value-type="float"/>
          <table:table-cell table:formula="of:=MEDIAN([.$V14];[.$AQ14];[.$BL14])" office:value-type="float"/>
          <table:table-cell table:formula="of:=MAX([.$B14];[.$W14];[.$AR14])" office:value-type="float"/>
          <table:table-cell table:formula="of:=MAX([.$C14];[.$X14];[.$AS14])" office:value-type="float"/>
          <table:table-cell table:formula="of:=MAX([.$D14];[.$Y14];[.$AT14])" office:value-type="float"/>
          <table:table-cell table:formula="of:=MAX([.$E14];[.$Z14];[.$AU14])" office:value-type="float"/>
          <table:table-cell table:formula="of:=MAX([.$F14];[.$AA14];[.$AV14])" office:value-type="float"/>
          <table:table-cell table:formula="of:=MAX([.$G14];[.$AB14];[.$AW14])" office:value-type="float"/>
          <table:table-cell table:formula="of:=MAX([.$H14];[.$AC14];[.$AX14])" office:value-type="float"/>
          <table:table-cell table:formula="of:=MAX([.$I14];[.$AD14];[.$AY14])" office:value-type="float"/>
          <table:table-cell table:formula="of:=MAX([.$J14];[.$AE14];[.$AZ14])" office:value-type="float"/>
          <table:table-cell table:formula="of:=MAX([.$K14];[.$AF14];[.$BA14])" office:value-type="float"/>
          <table:table-cell table:formula="of:=MAX([.$L14];[.$AG14];[.$BB14])" office:value-type="float"/>
          <table:table-cell table:formula="of:=MAX([.$M14];[.$AH14];[.$BC14])" office:value-type="float"/>
          <table:table-cell table:formula="of:=MAX([.$N14];[.$AI14];[.$BD14])" office:value-type="float"/>
          <table:table-cell table:formula="of:=MAX([.$O14];[.$AJ14];[.$BE14])" office:value-type="float"/>
          <table:table-cell table:formula="of:=MAX([.$P14];[.$AK14];[.$BF14])" office:value-type="float"/>
          <table:table-cell table:formula="of:=MAX([.$Q14];[.$AL14];[.$BG14])" office:value-type="float"/>
          <table:table-cell table:formula="of:=MAX([.$R14];[.$AM14];[.$BH14])" office:value-type="float"/>
          <table:table-cell table:formula="of:=MAX([.$S14];[.$AN14];[.$BI14])" office:value-type="float"/>
          <table:table-cell table:formula="of:=MAX([.$T14];[.$AO14];[.$BJ14])" office:value-type="float"/>
          <table:table-cell table:formula="of:=MAX([.$U14];[.$AP14];[.$BK14])" office:value-type="float"/>
          <table:table-cell table:formula="of:=MAX([.$V14];[.$AQ14];[.$BL1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18.1504"/>
          <table:table-cell office:value-type="float" office:value="17.797"/>
          <table:table-cell office:value-type="float" office:value="16.51"/>
          <table:table-cell office:value-type="float" office:value="0.0"/>
          <table:table-cell office:value-type="float" office:value="0.0"/>
          <table:table-cell office:value-type="float" office:value="172.0"/>
          <table:table-cell office:value-type="float" office:value="51318.0"/>
          <table:table-cell office:value-type="float" office:value="263446.0"/>
          <table:table-cell office:value-type="float" office:value="136792.0"/>
          <table:table-cell office:value-type="float" office:value="478658.0"/>
          <table:table-cell office:value-type="float" office:value="1968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77216"/>
          <table:table-cell office:value-type="float" office:value="1.49"/>
          <table:table-cell office:value-type="float" office:value="0.2"/>
          <table:table-cell office:value-type="float" office:value="1.0"/>
          <table:table-cell office:value-type="float" office:value="0.0"/>
          <table:table-cell office:value-type="float" office:value="2.0"/>
          <table:table-cell office:value-type="float" office:value="360.0"/>
          <table:table-cell office:value-type="float" office:value="6198.0"/>
          <table:table-cell office:value-type="float" office:value="136792.0"/>
          <table:table-cell office:value-type="float" office:value="478658.0"/>
          <table:table-cell office:value-type="float" office:value="1946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15375"/>
          <table:table-cell office:value-type="float" office:value="0.8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7.0"/>
          <table:table-cell office:value-type="float" office:value="510.0"/>
          <table:table-cell office:value-type="float" office:value="83773.0"/>
          <table:table-cell office:value-type="float" office:value="312066.0"/>
          <table:table-cell office:value-type="float" office:value="1498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77.0"/>
          <table:table-cell office:value-type="float" office:value="168274.0"/>
          <table:table-cell office:value-type="float" office:value="144822.0"/>
          <table:table-cell office:value-type="string">
            <text:p/>
          </table:table-cell>
          <table:table-cell office:value-type="float" office:value="107438.0"/>
          <table:table-cell office:value-type="float" office:value="114353.0"/>
          <table:table-cell office:value-type="float" office:value="270.0"/>
          <table:table-cell table:formula="of:=MIN([.$B15];[.$W15];[.$AR15])" office:value-type="float"/>
          <table:table-cell table:formula="of:=MIN([.$C15];[.$X15];[.$AS15])" office:value-type="float"/>
          <table:table-cell table:formula="of:=MIN([.$D15];[.$Y15];[.$AT15])" office:value-type="float"/>
          <table:table-cell table:formula="of:=MIN([.$E15];[.$Z15];[.$AU15])" office:value-type="float"/>
          <table:table-cell table:formula="of:=MIN([.$F15];[.$AA15];[.$AV15])" office:value-type="float"/>
          <table:table-cell table:formula="of:=MIN([.$G15];[.$AB15];[.$AW15])" office:value-type="float"/>
          <table:table-cell table:formula="of:=MIN([.$H15];[.$AC15];[.$AX15])" office:value-type="float"/>
          <table:table-cell table:formula="of:=MIN([.$I15];[.$AD15];[.$AY15])" office:value-type="float"/>
          <table:table-cell table:formula="of:=MIN([.$J15];[.$AE15];[.$AZ15])" office:value-type="float"/>
          <table:table-cell table:formula="of:=MIN([.$K15];[.$AF15];[.$BA15])" office:value-type="float"/>
          <table:table-cell table:formula="of:=MIN([.$L15];[.$AG15];[.$BB15])" office:value-type="float"/>
          <table:table-cell table:formula="of:=MIN([.$M15];[.$AH15];[.$BC15])" office:value-type="float"/>
          <table:table-cell table:formula="of:=MIN([.$N15];[.$AI15];[.$BD15])" office:value-type="float"/>
          <table:table-cell table:formula="of:=MIN([.$O15];[.$AJ15];[.$BE15])" office:value-type="float"/>
          <table:table-cell table:formula="of:=MIN([.$P15];[.$AK15];[.$BF15])" office:value-type="float"/>
          <table:table-cell table:formula="of:=MIN([.$Q15];[.$AL15];[.$BG15])" office:value-type="float"/>
          <table:table-cell table:formula="of:=MIN([.$R15];[.$AM15];[.$BH15])" office:value-type="float"/>
          <table:table-cell table:formula="of:=MIN([.$S15];[.$AN15];[.$BI15])" office:value-type="float"/>
          <table:table-cell table:formula="of:=MIN([.$T15];[.$AO15];[.$BJ15])" office:value-type="float"/>
          <table:table-cell table:formula="of:=MIN([.$U15];[.$AP15];[.$BK15])" office:value-type="float"/>
          <table:table-cell table:formula="of:=MIN([.$V15];[.$AQ15];[.$BL15])" office:value-type="float"/>
          <table:table-cell table:formula="of:=MEDIAN([.$B15];[.$W15];[.$AR15])" office:value-type="float"/>
          <table:table-cell table:formula="of:=MEDIAN([.$C15];[.$X15];[.$AS15])" office:value-type="float"/>
          <table:table-cell table:formula="of:=MEDIAN([.$D15];[.$Y15];[.$AT15])" office:value-type="float"/>
          <table:table-cell table:formula="of:=MEDIAN([.$E15];[.$Z15];[.$AU15])" office:value-type="float"/>
          <table:table-cell table:formula="of:=MEDIAN([.$F15];[.$AA15];[.$AV15])" office:value-type="float"/>
          <table:table-cell table:formula="of:=MEDIAN([.$G15];[.$AB15];[.$AW15])" office:value-type="float"/>
          <table:table-cell table:formula="of:=MEDIAN([.$H15];[.$AC15];[.$AX15])" office:value-type="float"/>
          <table:table-cell table:formula="of:=MEDIAN([.$I15];[.$AD15];[.$AY15])" office:value-type="float"/>
          <table:table-cell table:formula="of:=MEDIAN([.$J15];[.$AE15];[.$AZ15])" office:value-type="float"/>
          <table:table-cell table:formula="of:=MEDIAN([.$K15];[.$AF15];[.$BA15])" office:value-type="float"/>
          <table:table-cell table:formula="of:=MEDIAN([.$L15];[.$AG15];[.$BB15])" office:value-type="float"/>
          <table:table-cell table:formula="of:=MEDIAN([.$M15];[.$AH15];[.$BC15])" office:value-type="float"/>
          <table:table-cell table:formula="of:=MEDIAN([.$N15];[.$AI15];[.$BD15])" office:value-type="float"/>
          <table:table-cell table:formula="of:=MEDIAN([.$O15];[.$AJ15];[.$BE15])" office:value-type="float"/>
          <table:table-cell table:formula="of:=MEDIAN([.$P15];[.$AK15];[.$BF15])" office:value-type="float"/>
          <table:table-cell table:formula="of:=MEDIAN([.$Q15];[.$AL15];[.$BG15])" office:value-type="float"/>
          <table:table-cell table:formula="of:=MEDIAN([.$R15];[.$AM15];[.$BH15])" office:value-type="float"/>
          <table:table-cell table:formula="of:=MEDIAN([.$S15];[.$AN15];[.$BI15])" office:value-type="float"/>
          <table:table-cell table:formula="of:=MEDIAN([.$T15];[.$AO15];[.$BJ15])" office:value-type="float"/>
          <table:table-cell table:formula="of:=MEDIAN([.$U15];[.$AP15];[.$BK15])" office:value-type="float"/>
          <table:table-cell table:formula="of:=MEDIAN([.$V15];[.$AQ15];[.$BL15])" office:value-type="float"/>
          <table:table-cell table:formula="of:=MAX([.$B15];[.$W15];[.$AR15])" office:value-type="float"/>
          <table:table-cell table:formula="of:=MAX([.$C15];[.$X15];[.$AS15])" office:value-type="float"/>
          <table:table-cell table:formula="of:=MAX([.$D15];[.$Y15];[.$AT15])" office:value-type="float"/>
          <table:table-cell table:formula="of:=MAX([.$E15];[.$Z15];[.$AU15])" office:value-type="float"/>
          <table:table-cell table:formula="of:=MAX([.$F15];[.$AA15];[.$AV15])" office:value-type="float"/>
          <table:table-cell table:formula="of:=MAX([.$G15];[.$AB15];[.$AW15])" office:value-type="float"/>
          <table:table-cell table:formula="of:=MAX([.$H15];[.$AC15];[.$AX15])" office:value-type="float"/>
          <table:table-cell table:formula="of:=MAX([.$I15];[.$AD15];[.$AY15])" office:value-type="float"/>
          <table:table-cell table:formula="of:=MAX([.$J15];[.$AE15];[.$AZ15])" office:value-type="float"/>
          <table:table-cell table:formula="of:=MAX([.$K15];[.$AF15];[.$BA15])" office:value-type="float"/>
          <table:table-cell table:formula="of:=MAX([.$L15];[.$AG15];[.$BB15])" office:value-type="float"/>
          <table:table-cell table:formula="of:=MAX([.$M15];[.$AH15];[.$BC15])" office:value-type="float"/>
          <table:table-cell table:formula="of:=MAX([.$N15];[.$AI15];[.$BD15])" office:value-type="float"/>
          <table:table-cell table:formula="of:=MAX([.$O15];[.$AJ15];[.$BE15])" office:value-type="float"/>
          <table:table-cell table:formula="of:=MAX([.$P15];[.$AK15];[.$BF15])" office:value-type="float"/>
          <table:table-cell table:formula="of:=MAX([.$Q15];[.$AL15];[.$BG15])" office:value-type="float"/>
          <table:table-cell table:formula="of:=MAX([.$R15];[.$AM15];[.$BH15])" office:value-type="float"/>
          <table:table-cell table:formula="of:=MAX([.$S15];[.$AN15];[.$BI15])" office:value-type="float"/>
          <table:table-cell table:formula="of:=MAX([.$T15];[.$AO15];[.$BJ15])" office:value-type="float"/>
          <table:table-cell table:formula="of:=MAX([.$U15];[.$AP15];[.$BK15])" office:value-type="float"/>
          <table:table-cell table:formula="of:=MAX([.$V15];[.$AQ15];[.$BL1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26.8314"/>
          <table:table-cell office:value-type="float" office:value="26.509"/>
          <table:table-cell office:value-type="float" office:value="25.21"/>
          <table:table-cell office:value-type="float" office:value="0.0"/>
          <table:table-cell office:value-type="float" office:value="0.0"/>
          <table:table-cell office:value-type="float" office:value="253.0"/>
          <table:table-cell office:value-type="float" office:value="77111.0"/>
          <table:table-cell office:value-type="float" office:value="316797.0"/>
          <table:table-cell office:value-type="float" office:value="136792.0"/>
          <table:table-cell office:value-type="float" office:value="478658.0"/>
          <table:table-cell office:value-type="float" office:value="19517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80238"/>
          <table:table-cell office:value-type="float" office:value="1.453"/>
          <table:table-cell office:value-type="float" office:value="0.11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1.0"/>
          <table:table-cell office:value-type="float" office:value="3127.0"/>
          <table:table-cell office:value-type="float" office:value="136792.0"/>
          <table:table-cell office:value-type="float" office:value="478658.0"/>
          <table:table-cell office:value-type="float" office:value="19355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03933"/>
          <table:table-cell office:value-type="float" office:value="0.737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0.0"/>
          <table:table-cell office:value-type="float" office:value="1249.0"/>
          <table:table-cell office:value-type="float" office:value="83773.0"/>
          <table:table-cell office:value-type="float" office:value="312066.0"/>
          <table:table-cell office:value-type="float" office:value="1498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77.0"/>
          <table:table-cell office:value-type="float" office:value="168274.0"/>
          <table:table-cell office:value-type="float" office:value="144822.0"/>
          <table:table-cell office:value-type="string">
            <text:p/>
          </table:table-cell>
          <table:table-cell office:value-type="float" office:value="107438.0"/>
          <table:table-cell office:value-type="float" office:value="114353.0"/>
          <table:table-cell office:value-type="float" office:value="270.0"/>
          <table:table-cell table:formula="of:=MIN([.$B16];[.$W16];[.$AR16])" office:value-type="float"/>
          <table:table-cell table:formula="of:=MIN([.$C16];[.$X16];[.$AS16])" office:value-type="float"/>
          <table:table-cell table:formula="of:=MIN([.$D16];[.$Y16];[.$AT16])" office:value-type="float"/>
          <table:table-cell table:formula="of:=MIN([.$E16];[.$Z16];[.$AU16])" office:value-type="float"/>
          <table:table-cell table:formula="of:=MIN([.$F16];[.$AA16];[.$AV16])" office:value-type="float"/>
          <table:table-cell table:formula="of:=MIN([.$G16];[.$AB16];[.$AW16])" office:value-type="float"/>
          <table:table-cell table:formula="of:=MIN([.$H16];[.$AC16];[.$AX16])" office:value-type="float"/>
          <table:table-cell table:formula="of:=MIN([.$I16];[.$AD16];[.$AY16])" office:value-type="float"/>
          <table:table-cell table:formula="of:=MIN([.$J16];[.$AE16];[.$AZ16])" office:value-type="float"/>
          <table:table-cell table:formula="of:=MIN([.$K16];[.$AF16];[.$BA16])" office:value-type="float"/>
          <table:table-cell table:formula="of:=MIN([.$L16];[.$AG16];[.$BB16])" office:value-type="float"/>
          <table:table-cell table:formula="of:=MIN([.$M16];[.$AH16];[.$BC16])" office:value-type="float"/>
          <table:table-cell table:formula="of:=MIN([.$N16];[.$AI16];[.$BD16])" office:value-type="float"/>
          <table:table-cell table:formula="of:=MIN([.$O16];[.$AJ16];[.$BE16])" office:value-type="float"/>
          <table:table-cell table:formula="of:=MIN([.$P16];[.$AK16];[.$BF16])" office:value-type="float"/>
          <table:table-cell table:formula="of:=MIN([.$Q16];[.$AL16];[.$BG16])" office:value-type="float"/>
          <table:table-cell table:formula="of:=MIN([.$R16];[.$AM16];[.$BH16])" office:value-type="float"/>
          <table:table-cell table:formula="of:=MIN([.$S16];[.$AN16];[.$BI16])" office:value-type="float"/>
          <table:table-cell table:formula="of:=MIN([.$T16];[.$AO16];[.$BJ16])" office:value-type="float"/>
          <table:table-cell table:formula="of:=MIN([.$U16];[.$AP16];[.$BK16])" office:value-type="float"/>
          <table:table-cell table:formula="of:=MIN([.$V16];[.$AQ16];[.$BL16])" office:value-type="float"/>
          <table:table-cell table:formula="of:=MEDIAN([.$B16];[.$W16];[.$AR16])" office:value-type="float"/>
          <table:table-cell table:formula="of:=MEDIAN([.$C16];[.$X16];[.$AS16])" office:value-type="float"/>
          <table:table-cell table:formula="of:=MEDIAN([.$D16];[.$Y16];[.$AT16])" office:value-type="float"/>
          <table:table-cell table:formula="of:=MEDIAN([.$E16];[.$Z16];[.$AU16])" office:value-type="float"/>
          <table:table-cell table:formula="of:=MEDIAN([.$F16];[.$AA16];[.$AV16])" office:value-type="float"/>
          <table:table-cell table:formula="of:=MEDIAN([.$G16];[.$AB16];[.$AW16])" office:value-type="float"/>
          <table:table-cell table:formula="of:=MEDIAN([.$H16];[.$AC16];[.$AX16])" office:value-type="float"/>
          <table:table-cell table:formula="of:=MEDIAN([.$I16];[.$AD16];[.$AY16])" office:value-type="float"/>
          <table:table-cell table:formula="of:=MEDIAN([.$J16];[.$AE16];[.$AZ16])" office:value-type="float"/>
          <table:table-cell table:formula="of:=MEDIAN([.$K16];[.$AF16];[.$BA16])" office:value-type="float"/>
          <table:table-cell table:formula="of:=MEDIAN([.$L16];[.$AG16];[.$BB16])" office:value-type="float"/>
          <table:table-cell table:formula="of:=MEDIAN([.$M16];[.$AH16];[.$BC16])" office:value-type="float"/>
          <table:table-cell table:formula="of:=MEDIAN([.$N16];[.$AI16];[.$BD16])" office:value-type="float"/>
          <table:table-cell table:formula="of:=MEDIAN([.$O16];[.$AJ16];[.$BE16])" office:value-type="float"/>
          <table:table-cell table:formula="of:=MEDIAN([.$P16];[.$AK16];[.$BF16])" office:value-type="float"/>
          <table:table-cell table:formula="of:=MEDIAN([.$Q16];[.$AL16];[.$BG16])" office:value-type="float"/>
          <table:table-cell table:formula="of:=MEDIAN([.$R16];[.$AM16];[.$BH16])" office:value-type="float"/>
          <table:table-cell table:formula="of:=MEDIAN([.$S16];[.$AN16];[.$BI16])" office:value-type="float"/>
          <table:table-cell table:formula="of:=MEDIAN([.$T16];[.$AO16];[.$BJ16])" office:value-type="float"/>
          <table:table-cell table:formula="of:=MEDIAN([.$U16];[.$AP16];[.$BK16])" office:value-type="float"/>
          <table:table-cell table:formula="of:=MEDIAN([.$V16];[.$AQ16];[.$BL16])" office:value-type="float"/>
          <table:table-cell table:formula="of:=MAX([.$B16];[.$W16];[.$AR16])" office:value-type="float"/>
          <table:table-cell table:formula="of:=MAX([.$C16];[.$X16];[.$AS16])" office:value-type="float"/>
          <table:table-cell table:formula="of:=MAX([.$D16];[.$Y16];[.$AT16])" office:value-type="float"/>
          <table:table-cell table:formula="of:=MAX([.$E16];[.$Z16];[.$AU16])" office:value-type="float"/>
          <table:table-cell table:formula="of:=MAX([.$F16];[.$AA16];[.$AV16])" office:value-type="float"/>
          <table:table-cell table:formula="of:=MAX([.$G16];[.$AB16];[.$AW16])" office:value-type="float"/>
          <table:table-cell table:formula="of:=MAX([.$H16];[.$AC16];[.$AX16])" office:value-type="float"/>
          <table:table-cell table:formula="of:=MAX([.$I16];[.$AD16];[.$AY16])" office:value-type="float"/>
          <table:table-cell table:formula="of:=MAX([.$J16];[.$AE16];[.$AZ16])" office:value-type="float"/>
          <table:table-cell table:formula="of:=MAX([.$K16];[.$AF16];[.$BA16])" office:value-type="float"/>
          <table:table-cell table:formula="of:=MAX([.$L16];[.$AG16];[.$BB16])" office:value-type="float"/>
          <table:table-cell table:formula="of:=MAX([.$M16];[.$AH16];[.$BC16])" office:value-type="float"/>
          <table:table-cell table:formula="of:=MAX([.$N16];[.$AI16];[.$BD16])" office:value-type="float"/>
          <table:table-cell table:formula="of:=MAX([.$O16];[.$AJ16];[.$BE16])" office:value-type="float"/>
          <table:table-cell table:formula="of:=MAX([.$P16];[.$AK16];[.$BF16])" office:value-type="float"/>
          <table:table-cell table:formula="of:=MAX([.$Q16];[.$AL16];[.$BG16])" office:value-type="float"/>
          <table:table-cell table:formula="of:=MAX([.$R16];[.$AM16];[.$BH16])" office:value-type="float"/>
          <table:table-cell table:formula="of:=MAX([.$S16];[.$AN16];[.$BI16])" office:value-type="float"/>
          <table:table-cell table:formula="of:=MAX([.$T16];[.$AO16];[.$BJ16])" office:value-type="float"/>
          <table:table-cell table:formula="of:=MAX([.$U16];[.$AP16];[.$BK16])" office:value-type="float"/>
          <table:table-cell table:formula="of:=MAX([.$V16];[.$AQ16];[.$BL1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12.4454"/>
          <table:table-cell office:value-type="float" office:value="12.079"/>
          <table:table-cell office:value-type="float" office:value="10.78"/>
          <table:table-cell office:value-type="float" office:value="0.0"/>
          <table:table-cell office:value-type="float" office:value="0.0"/>
          <table:table-cell office:value-type="float" office:value="100.0"/>
          <table:table-cell office:value-type="float" office:value="28959.0"/>
          <table:table-cell office:value-type="float" office:value="201756.0"/>
          <table:table-cell office:value-type="float" office:value="136792.0"/>
          <table:table-cell office:value-type="float" office:value="478658.0"/>
          <table:table-cell office:value-type="float" office:value="1946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5.60525"/>
          <table:table-cell office:value-type="float" office:value="5.266"/>
          <table:table-cell office:value-type="float" office:value="4.0"/>
          <table:table-cell office:value-type="float" office:value="1.0"/>
          <table:table-cell office:value-type="float" office:value="0.0"/>
          <table:table-cell office:value-type="float" office:value="61.0"/>
          <table:table-cell office:value-type="float" office:value="14846.0"/>
          <table:table-cell office:value-type="float" office:value="42002.0"/>
          <table:table-cell office:value-type="float" office:value="136792.0"/>
          <table:table-cell office:value-type="float" office:value="478658.0"/>
          <table:table-cell office:value-type="float" office:value="1951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49038.0"/>
          <table:table-cell office:value-type="float" office:value="307461.0"/>
          <table:table-cell office:value-type="float" office:value="228552.0"/>
          <table:table-cell office:value-type="float" office:value="134197.0"/>
          <table:table-cell office:value-type="float" office:value="195589.0"/>
          <table:table-cell office:value-type="float" office:value="232894.0"/>
          <table:table-cell office:value-type="float" office:value="510.0"/>
          <table:table-cell office:value-type="float" office:value="1.1646"/>
          <table:table-cell office:value-type="float" office:value="0.832"/>
          <table:table-cell office:value-type="float" office:value="0.0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4.0"/>
          <table:table-cell office:value-type="float" office:value="416.0"/>
          <table:table-cell office:value-type="float" office:value="83773.0"/>
          <table:table-cell office:value-type="float" office:value="312066.0"/>
          <table:table-cell office:value-type="float" office:value="1483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6677.0"/>
          <table:table-cell office:value-type="float" office:value="168274.0"/>
          <table:table-cell office:value-type="float" office:value="144822.0"/>
          <table:table-cell office:value-type="string">
            <text:p/>
          </table:table-cell>
          <table:table-cell office:value-type="float" office:value="107438.0"/>
          <table:table-cell office:value-type="float" office:value="114353.0"/>
          <table:table-cell office:value-type="float" office:value="270.0"/>
          <table:table-cell table:formula="of:=MIN([.$B17];[.$W17];[.$AR17])" office:value-type="float"/>
          <table:table-cell table:formula="of:=MIN([.$C17];[.$X17];[.$AS17])" office:value-type="float"/>
          <table:table-cell table:formula="of:=MIN([.$D17];[.$Y17];[.$AT17])" office:value-type="float"/>
          <table:table-cell table:formula="of:=MIN([.$E17];[.$Z17];[.$AU17])" office:value-type="float"/>
          <table:table-cell table:formula="of:=MIN([.$F17];[.$AA17];[.$AV17])" office:value-type="float"/>
          <table:table-cell table:formula="of:=MIN([.$G17];[.$AB17];[.$AW17])" office:value-type="float"/>
          <table:table-cell table:formula="of:=MIN([.$H17];[.$AC17];[.$AX17])" office:value-type="float"/>
          <table:table-cell table:formula="of:=MIN([.$I17];[.$AD17];[.$AY17])" office:value-type="float"/>
          <table:table-cell table:formula="of:=MIN([.$J17];[.$AE17];[.$AZ17])" office:value-type="float"/>
          <table:table-cell table:formula="of:=MIN([.$K17];[.$AF17];[.$BA17])" office:value-type="float"/>
          <table:table-cell table:formula="of:=MIN([.$L17];[.$AG17];[.$BB17])" office:value-type="float"/>
          <table:table-cell table:formula="of:=MIN([.$M17];[.$AH17];[.$BC17])" office:value-type="float"/>
          <table:table-cell table:formula="of:=MIN([.$N17];[.$AI17];[.$BD17])" office:value-type="float"/>
          <table:table-cell table:formula="of:=MIN([.$O17];[.$AJ17];[.$BE17])" office:value-type="float"/>
          <table:table-cell table:formula="of:=MIN([.$P17];[.$AK17];[.$BF17])" office:value-type="float"/>
          <table:table-cell table:formula="of:=MIN([.$Q17];[.$AL17];[.$BG17])" office:value-type="float"/>
          <table:table-cell table:formula="of:=MIN([.$R17];[.$AM17];[.$BH17])" office:value-type="float"/>
          <table:table-cell table:formula="of:=MIN([.$S17];[.$AN17];[.$BI17])" office:value-type="float"/>
          <table:table-cell table:formula="of:=MIN([.$T17];[.$AO17];[.$BJ17])" office:value-type="float"/>
          <table:table-cell table:formula="of:=MIN([.$U17];[.$AP17];[.$BK17])" office:value-type="float"/>
          <table:table-cell table:formula="of:=MIN([.$V17];[.$AQ17];[.$BL17])" office:value-type="float"/>
          <table:table-cell table:formula="of:=MEDIAN([.$B17];[.$W17];[.$AR17])" office:value-type="float"/>
          <table:table-cell table:formula="of:=MEDIAN([.$C17];[.$X17];[.$AS17])" office:value-type="float"/>
          <table:table-cell table:formula="of:=MEDIAN([.$D17];[.$Y17];[.$AT17])" office:value-type="float"/>
          <table:table-cell table:formula="of:=MEDIAN([.$E17];[.$Z17];[.$AU17])" office:value-type="float"/>
          <table:table-cell table:formula="of:=MEDIAN([.$F17];[.$AA17];[.$AV17])" office:value-type="float"/>
          <table:table-cell table:formula="of:=MEDIAN([.$G17];[.$AB17];[.$AW17])" office:value-type="float"/>
          <table:table-cell table:formula="of:=MEDIAN([.$H17];[.$AC17];[.$AX17])" office:value-type="float"/>
          <table:table-cell table:formula="of:=MEDIAN([.$I17];[.$AD17];[.$AY17])" office:value-type="float"/>
          <table:table-cell table:formula="of:=MEDIAN([.$J17];[.$AE17];[.$AZ17])" office:value-type="float"/>
          <table:table-cell table:formula="of:=MEDIAN([.$K17];[.$AF17];[.$BA17])" office:value-type="float"/>
          <table:table-cell table:formula="of:=MEDIAN([.$L17];[.$AG17];[.$BB17])" office:value-type="float"/>
          <table:table-cell table:formula="of:=MEDIAN([.$M17];[.$AH17];[.$BC17])" office:value-type="float"/>
          <table:table-cell table:formula="of:=MEDIAN([.$N17];[.$AI17];[.$BD17])" office:value-type="float"/>
          <table:table-cell table:formula="of:=MEDIAN([.$O17];[.$AJ17];[.$BE17])" office:value-type="float"/>
          <table:table-cell table:formula="of:=MEDIAN([.$P17];[.$AK17];[.$BF17])" office:value-type="float"/>
          <table:table-cell table:formula="of:=MEDIAN([.$Q17];[.$AL17];[.$BG17])" office:value-type="float"/>
          <table:table-cell table:formula="of:=MEDIAN([.$R17];[.$AM17];[.$BH17])" office:value-type="float"/>
          <table:table-cell table:formula="of:=MEDIAN([.$S17];[.$AN17];[.$BI17])" office:value-type="float"/>
          <table:table-cell table:formula="of:=MEDIAN([.$T17];[.$AO17];[.$BJ17])" office:value-type="float"/>
          <table:table-cell table:formula="of:=MEDIAN([.$U17];[.$AP17];[.$BK17])" office:value-type="float"/>
          <table:table-cell table:formula="of:=MEDIAN([.$V17];[.$AQ17];[.$BL17])" office:value-type="float"/>
          <table:table-cell table:formula="of:=MAX([.$B17];[.$W17];[.$AR17])" office:value-type="float"/>
          <table:table-cell table:formula="of:=MAX([.$C17];[.$X17];[.$AS17])" office:value-type="float"/>
          <table:table-cell table:formula="of:=MAX([.$D17];[.$Y17];[.$AT17])" office:value-type="float"/>
          <table:table-cell table:formula="of:=MAX([.$E17];[.$Z17];[.$AU17])" office:value-type="float"/>
          <table:table-cell table:formula="of:=MAX([.$F17];[.$AA17];[.$AV17])" office:value-type="float"/>
          <table:table-cell table:formula="of:=MAX([.$G17];[.$AB17];[.$AW17])" office:value-type="float"/>
          <table:table-cell table:formula="of:=MAX([.$H17];[.$AC17];[.$AX17])" office:value-type="float"/>
          <table:table-cell table:formula="of:=MAX([.$I17];[.$AD17];[.$AY17])" office:value-type="float"/>
          <table:table-cell table:formula="of:=MAX([.$J17];[.$AE17];[.$AZ17])" office:value-type="float"/>
          <table:table-cell table:formula="of:=MAX([.$K17];[.$AF17];[.$BA17])" office:value-type="float"/>
          <table:table-cell table:formula="of:=MAX([.$L17];[.$AG17];[.$BB17])" office:value-type="float"/>
          <table:table-cell table:formula="of:=MAX([.$M17];[.$AH17];[.$BC17])" office:value-type="float"/>
          <table:table-cell table:formula="of:=MAX([.$N17];[.$AI17];[.$BD17])" office:value-type="float"/>
          <table:table-cell table:formula="of:=MAX([.$O17];[.$AJ17];[.$BE17])" office:value-type="float"/>
          <table:table-cell table:formula="of:=MAX([.$P17];[.$AK17];[.$BF17])" office:value-type="float"/>
          <table:table-cell table:formula="of:=MAX([.$Q17];[.$AL17];[.$BG17])" office:value-type="float"/>
          <table:table-cell table:formula="of:=MAX([.$R17];[.$AM17];[.$BH17])" office:value-type="float"/>
          <table:table-cell table:formula="of:=MAX([.$S17];[.$AN17];[.$BI17])" office:value-type="float"/>
          <table:table-cell table:formula="of:=MAX([.$T17];[.$AO17];[.$BJ17])" office:value-type="float"/>
          <table:table-cell table:formula="of:=MAX([.$U17];[.$AP17];[.$BK17])" office:value-type="float"/>
          <table:table-cell table:formula="of:=MAX([.$V17];[.$AQ17];[.$BL17])" office:value-type="float"/>
        </table:table-row>
        <table:table-row table:style-name="ro1">
          <table:table-cell office:value-type="string">
            <text:p>structured/x10_y9_r20/x10_y9_n90_r20_s20_ps1_pr20_u20_o20_l20_N001.lp</text:p>
          </table:table-cell>
          <table:table-cell office:value-type="float" office:value="15.8598"/>
          <table:table-cell office:value-type="float" office:value="15.447"/>
          <table:table-cell office:value-type="float" office:value="12.44"/>
          <table:table-cell office:value-type="float" office:value="0.0"/>
          <table:table-cell office:value-type="float" office:value="0.0"/>
          <table:table-cell office:value-type="float" office:value="125.0"/>
          <table:table-cell office:value-type="float" office:value="31667.0"/>
          <table:table-cell office:value-type="float" office:value="190482.0"/>
          <table:table-cell office:value-type="float" office:value="313064.0"/>
          <table:table-cell office:value-type="float" office:value="1131218.0"/>
          <table:table-cell office:value-type="float" office:value="3141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5.13523"/>
          <table:table-cell office:value-type="float" office:value="4.698"/>
          <table:table-cell office:value-type="float" office:value="1.89"/>
          <table:table-cell office:value-type="float" office:value="0.0"/>
          <table:table-cell office:value-type="float" office:value="0.0"/>
          <table:table-cell office:value-type="float" office:value="32.0"/>
          <table:table-cell office:value-type="float" office:value="6921.0"/>
          <table:table-cell office:value-type="float" office:value="17976.0"/>
          <table:table-cell office:value-type="float" office:value="313064.0"/>
          <table:table-cell office:value-type="float" office:value="1131218.0"/>
          <table:table-cell office:value-type="float" office:value="3116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14189"/>
          <table:table-cell office:value-type="float" office:value="1.862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84.0"/>
          <table:table-cell office:value-type="float" office:value="4254.0"/>
          <table:table-cell office:value-type="float" office:value="221935.0"/>
          <table:table-cell office:value-type="float" office:value="840940.0"/>
          <table:table-cell office:value-type="float" office:value="2279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57.0"/>
          <table:table-cell office:value-type="float" office:value="426236.0"/>
          <table:table-cell office:value-type="float" office:value="371184.0"/>
          <table:table-cell office:value-type="string">
            <text:p/>
          </table:table-cell>
          <table:table-cell office:value-type="float" office:value="268756.0"/>
          <table:table-cell office:value-type="float" office:value="259031.0"/>
          <table:table-cell office:value-type="float" office:value="540.0"/>
          <table:table-cell table:formula="of:=MIN([.$B18];[.$W18];[.$AR18])" office:value-type="float"/>
          <table:table-cell table:formula="of:=MIN([.$C18];[.$X18];[.$AS18])" office:value-type="float"/>
          <table:table-cell table:formula="of:=MIN([.$D18];[.$Y18];[.$AT18])" office:value-type="float"/>
          <table:table-cell table:formula="of:=MIN([.$E18];[.$Z18];[.$AU18])" office:value-type="float"/>
          <table:table-cell table:formula="of:=MIN([.$F18];[.$AA18];[.$AV18])" office:value-type="float"/>
          <table:table-cell table:formula="of:=MIN([.$G18];[.$AB18];[.$AW18])" office:value-type="float"/>
          <table:table-cell table:formula="of:=MIN([.$H18];[.$AC18];[.$AX18])" office:value-type="float"/>
          <table:table-cell table:formula="of:=MIN([.$I18];[.$AD18];[.$AY18])" office:value-type="float"/>
          <table:table-cell table:formula="of:=MIN([.$J18];[.$AE18];[.$AZ18])" office:value-type="float"/>
          <table:table-cell table:formula="of:=MIN([.$K18];[.$AF18];[.$BA18])" office:value-type="float"/>
          <table:table-cell table:formula="of:=MIN([.$L18];[.$AG18];[.$BB18])" office:value-type="float"/>
          <table:table-cell table:formula="of:=MIN([.$M18];[.$AH18];[.$BC18])" office:value-type="float"/>
          <table:table-cell table:formula="of:=MIN([.$N18];[.$AI18];[.$BD18])" office:value-type="float"/>
          <table:table-cell table:formula="of:=MIN([.$O18];[.$AJ18];[.$BE18])" office:value-type="float"/>
          <table:table-cell table:formula="of:=MIN([.$P18];[.$AK18];[.$BF18])" office:value-type="float"/>
          <table:table-cell table:formula="of:=MIN([.$Q18];[.$AL18];[.$BG18])" office:value-type="float"/>
          <table:table-cell table:formula="of:=MIN([.$R18];[.$AM18];[.$BH18])" office:value-type="float"/>
          <table:table-cell table:formula="of:=MIN([.$S18];[.$AN18];[.$BI18])" office:value-type="float"/>
          <table:table-cell table:formula="of:=MIN([.$T18];[.$AO18];[.$BJ18])" office:value-type="float"/>
          <table:table-cell table:formula="of:=MIN([.$U18];[.$AP18];[.$BK18])" office:value-type="float"/>
          <table:table-cell table:formula="of:=MIN([.$V18];[.$AQ18];[.$BL18])" office:value-type="float"/>
          <table:table-cell table:formula="of:=MEDIAN([.$B18];[.$W18];[.$AR18])" office:value-type="float"/>
          <table:table-cell table:formula="of:=MEDIAN([.$C18];[.$X18];[.$AS18])" office:value-type="float"/>
          <table:table-cell table:formula="of:=MEDIAN([.$D18];[.$Y18];[.$AT18])" office:value-type="float"/>
          <table:table-cell table:formula="of:=MEDIAN([.$E18];[.$Z18];[.$AU18])" office:value-type="float"/>
          <table:table-cell table:formula="of:=MEDIAN([.$F18];[.$AA18];[.$AV18])" office:value-type="float"/>
          <table:table-cell table:formula="of:=MEDIAN([.$G18];[.$AB18];[.$AW18])" office:value-type="float"/>
          <table:table-cell table:formula="of:=MEDIAN([.$H18];[.$AC18];[.$AX18])" office:value-type="float"/>
          <table:table-cell table:formula="of:=MEDIAN([.$I18];[.$AD18];[.$AY18])" office:value-type="float"/>
          <table:table-cell table:formula="of:=MEDIAN([.$J18];[.$AE18];[.$AZ18])" office:value-type="float"/>
          <table:table-cell table:formula="of:=MEDIAN([.$K18];[.$AF18];[.$BA18])" office:value-type="float"/>
          <table:table-cell table:formula="of:=MEDIAN([.$L18];[.$AG18];[.$BB18])" office:value-type="float"/>
          <table:table-cell table:formula="of:=MEDIAN([.$M18];[.$AH18];[.$BC18])" office:value-type="float"/>
          <table:table-cell table:formula="of:=MEDIAN([.$N18];[.$AI18];[.$BD18])" office:value-type="float"/>
          <table:table-cell table:formula="of:=MEDIAN([.$O18];[.$AJ18];[.$BE18])" office:value-type="float"/>
          <table:table-cell table:formula="of:=MEDIAN([.$P18];[.$AK18];[.$BF18])" office:value-type="float"/>
          <table:table-cell table:formula="of:=MEDIAN([.$Q18];[.$AL18];[.$BG18])" office:value-type="float"/>
          <table:table-cell table:formula="of:=MEDIAN([.$R18];[.$AM18];[.$BH18])" office:value-type="float"/>
          <table:table-cell table:formula="of:=MEDIAN([.$S18];[.$AN18];[.$BI18])" office:value-type="float"/>
          <table:table-cell table:formula="of:=MEDIAN([.$T18];[.$AO18];[.$BJ18])" office:value-type="float"/>
          <table:table-cell table:formula="of:=MEDIAN([.$U18];[.$AP18];[.$BK18])" office:value-type="float"/>
          <table:table-cell table:formula="of:=MEDIAN([.$V18];[.$AQ18];[.$BL18])" office:value-type="float"/>
          <table:table-cell table:formula="of:=MAX([.$B18];[.$W18];[.$AR18])" office:value-type="float"/>
          <table:table-cell table:formula="of:=MAX([.$C18];[.$X18];[.$AS18])" office:value-type="float"/>
          <table:table-cell table:formula="of:=MAX([.$D18];[.$Y18];[.$AT18])" office:value-type="float"/>
          <table:table-cell table:formula="of:=MAX([.$E18];[.$Z18];[.$AU18])" office:value-type="float"/>
          <table:table-cell table:formula="of:=MAX([.$F18];[.$AA18];[.$AV18])" office:value-type="float"/>
          <table:table-cell table:formula="of:=MAX([.$G18];[.$AB18];[.$AW18])" office:value-type="float"/>
          <table:table-cell table:formula="of:=MAX([.$H18];[.$AC18];[.$AX18])" office:value-type="float"/>
          <table:table-cell table:formula="of:=MAX([.$I18];[.$AD18];[.$AY18])" office:value-type="float"/>
          <table:table-cell table:formula="of:=MAX([.$J18];[.$AE18];[.$AZ18])" office:value-type="float"/>
          <table:table-cell table:formula="of:=MAX([.$K18];[.$AF18];[.$BA18])" office:value-type="float"/>
          <table:table-cell table:formula="of:=MAX([.$L18];[.$AG18];[.$BB18])" office:value-type="float"/>
          <table:table-cell table:formula="of:=MAX([.$M18];[.$AH18];[.$BC18])" office:value-type="float"/>
          <table:table-cell table:formula="of:=MAX([.$N18];[.$AI18];[.$BD18])" office:value-type="float"/>
          <table:table-cell table:formula="of:=MAX([.$O18];[.$AJ18];[.$BE18])" office:value-type="float"/>
          <table:table-cell table:formula="of:=MAX([.$P18];[.$AK18];[.$BF18])" office:value-type="float"/>
          <table:table-cell table:formula="of:=MAX([.$Q18];[.$AL18];[.$BG18])" office:value-type="float"/>
          <table:table-cell table:formula="of:=MAX([.$R18];[.$AM18];[.$BH18])" office:value-type="float"/>
          <table:table-cell table:formula="of:=MAX([.$S18];[.$AN18];[.$BI18])" office:value-type="float"/>
          <table:table-cell table:formula="of:=MAX([.$T18];[.$AO18];[.$BJ18])" office:value-type="float"/>
          <table:table-cell table:formula="of:=MAX([.$U18];[.$AP18];[.$BK18])" office:value-type="float"/>
          <table:table-cell table:formula="of:=MAX([.$V18];[.$AQ18];[.$BL18])" office:value-type="float"/>
        </table:table-row>
        <table:table-row table:style-name="ro1">
          <table:table-cell office:value-type="string">
            <text:p>structured/x10_y9_r20/x10_y9_n90_r20_s20_ps1_pr20_u20_o20_l20_N002.lp</text:p>
          </table:table-cell>
          <table:table-cell office:value-type="float" office:value="17.1101"/>
          <table:table-cell office:value-type="float" office:value="16.689"/>
          <table:table-cell office:value-type="float" office:value="13.67"/>
          <table:table-cell office:value-type="float" office:value="0.0"/>
          <table:table-cell office:value-type="float" office:value="0.0"/>
          <table:table-cell office:value-type="float" office:value="126.0"/>
          <table:table-cell office:value-type="float" office:value="39158.0"/>
          <table:table-cell office:value-type="float" office:value="246039.0"/>
          <table:table-cell office:value-type="float" office:value="313064.0"/>
          <table:table-cell office:value-type="float" office:value="1131217.0"/>
          <table:table-cell office:value-type="float" office:value="3130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6.74344"/>
          <table:table-cell office:value-type="float" office:value="6.333"/>
          <table:table-cell office:value-type="float" office:value="3.56"/>
          <table:table-cell office:value-type="float" office:value="0.0"/>
          <table:table-cell office:value-type="float" office:value="0.0"/>
          <table:table-cell office:value-type="float" office:value="49.0"/>
          <table:table-cell office:value-type="float" office:value="10323.0"/>
          <table:table-cell office:value-type="float" office:value="41479.0"/>
          <table:table-cell office:value-type="float" office:value="313064.0"/>
          <table:table-cell office:value-type="float" office:value="1131217.0"/>
          <table:table-cell office:value-type="float" office:value="3140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40502"/>
          <table:table-cell office:value-type="float" office:value="2.065"/>
          <table:table-cell office:value-type="float" office:value="0.22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95.0"/>
          <table:table-cell office:value-type="float" office:value="6598.0"/>
          <table:table-cell office:value-type="float" office:value="221935.0"/>
          <table:table-cell office:value-type="float" office:value="840939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57.0"/>
          <table:table-cell office:value-type="float" office:value="426236.0"/>
          <table:table-cell office:value-type="float" office:value="371184.0"/>
          <table:table-cell office:value-type="string">
            <text:p/>
          </table:table-cell>
          <table:table-cell office:value-type="float" office:value="268756.0"/>
          <table:table-cell office:value-type="float" office:value="259031.0"/>
          <table:table-cell office:value-type="float" office:value="540.0"/>
          <table:table-cell table:formula="of:=MIN([.$B19];[.$W19];[.$AR19])" office:value-type="float"/>
          <table:table-cell table:formula="of:=MIN([.$C19];[.$X19];[.$AS19])" office:value-type="float"/>
          <table:table-cell table:formula="of:=MIN([.$D19];[.$Y19];[.$AT19])" office:value-type="float"/>
          <table:table-cell table:formula="of:=MIN([.$E19];[.$Z19];[.$AU19])" office:value-type="float"/>
          <table:table-cell table:formula="of:=MIN([.$F19];[.$AA19];[.$AV19])" office:value-type="float"/>
          <table:table-cell table:formula="of:=MIN([.$G19];[.$AB19];[.$AW19])" office:value-type="float"/>
          <table:table-cell table:formula="of:=MIN([.$H19];[.$AC19];[.$AX19])" office:value-type="float"/>
          <table:table-cell table:formula="of:=MIN([.$I19];[.$AD19];[.$AY19])" office:value-type="float"/>
          <table:table-cell table:formula="of:=MIN([.$J19];[.$AE19];[.$AZ19])" office:value-type="float"/>
          <table:table-cell table:formula="of:=MIN([.$K19];[.$AF19];[.$BA19])" office:value-type="float"/>
          <table:table-cell table:formula="of:=MIN([.$L19];[.$AG19];[.$BB19])" office:value-type="float"/>
          <table:table-cell table:formula="of:=MIN([.$M19];[.$AH19];[.$BC19])" office:value-type="float"/>
          <table:table-cell table:formula="of:=MIN([.$N19];[.$AI19];[.$BD19])" office:value-type="float"/>
          <table:table-cell table:formula="of:=MIN([.$O19];[.$AJ19];[.$BE19])" office:value-type="float"/>
          <table:table-cell table:formula="of:=MIN([.$P19];[.$AK19];[.$BF19])" office:value-type="float"/>
          <table:table-cell table:formula="of:=MIN([.$Q19];[.$AL19];[.$BG19])" office:value-type="float"/>
          <table:table-cell table:formula="of:=MIN([.$R19];[.$AM19];[.$BH19])" office:value-type="float"/>
          <table:table-cell table:formula="of:=MIN([.$S19];[.$AN19];[.$BI19])" office:value-type="float"/>
          <table:table-cell table:formula="of:=MIN([.$T19];[.$AO19];[.$BJ19])" office:value-type="float"/>
          <table:table-cell table:formula="of:=MIN([.$U19];[.$AP19];[.$BK19])" office:value-type="float"/>
          <table:table-cell table:formula="of:=MIN([.$V19];[.$AQ19];[.$BL19])" office:value-type="float"/>
          <table:table-cell table:formula="of:=MEDIAN([.$B19];[.$W19];[.$AR19])" office:value-type="float"/>
          <table:table-cell table:formula="of:=MEDIAN([.$C19];[.$X19];[.$AS19])" office:value-type="float"/>
          <table:table-cell table:formula="of:=MEDIAN([.$D19];[.$Y19];[.$AT19])" office:value-type="float"/>
          <table:table-cell table:formula="of:=MEDIAN([.$E19];[.$Z19];[.$AU19])" office:value-type="float"/>
          <table:table-cell table:formula="of:=MEDIAN([.$F19];[.$AA19];[.$AV19])" office:value-type="float"/>
          <table:table-cell table:formula="of:=MEDIAN([.$G19];[.$AB19];[.$AW19])" office:value-type="float"/>
          <table:table-cell table:formula="of:=MEDIAN([.$H19];[.$AC19];[.$AX19])" office:value-type="float"/>
          <table:table-cell table:formula="of:=MEDIAN([.$I19];[.$AD19];[.$AY19])" office:value-type="float"/>
          <table:table-cell table:formula="of:=MEDIAN([.$J19];[.$AE19];[.$AZ19])" office:value-type="float"/>
          <table:table-cell table:formula="of:=MEDIAN([.$K19];[.$AF19];[.$BA19])" office:value-type="float"/>
          <table:table-cell table:formula="of:=MEDIAN([.$L19];[.$AG19];[.$BB19])" office:value-type="float"/>
          <table:table-cell table:formula="of:=MEDIAN([.$M19];[.$AH19];[.$BC19])" office:value-type="float"/>
          <table:table-cell table:formula="of:=MEDIAN([.$N19];[.$AI19];[.$BD19])" office:value-type="float"/>
          <table:table-cell table:formula="of:=MEDIAN([.$O19];[.$AJ19];[.$BE19])" office:value-type="float"/>
          <table:table-cell table:formula="of:=MEDIAN([.$P19];[.$AK19];[.$BF19])" office:value-type="float"/>
          <table:table-cell table:formula="of:=MEDIAN([.$Q19];[.$AL19];[.$BG19])" office:value-type="float"/>
          <table:table-cell table:formula="of:=MEDIAN([.$R19];[.$AM19];[.$BH19])" office:value-type="float"/>
          <table:table-cell table:formula="of:=MEDIAN([.$S19];[.$AN19];[.$BI19])" office:value-type="float"/>
          <table:table-cell table:formula="of:=MEDIAN([.$T19];[.$AO19];[.$BJ19])" office:value-type="float"/>
          <table:table-cell table:formula="of:=MEDIAN([.$U19];[.$AP19];[.$BK19])" office:value-type="float"/>
          <table:table-cell table:formula="of:=MEDIAN([.$V19];[.$AQ19];[.$BL19])" office:value-type="float"/>
          <table:table-cell table:formula="of:=MAX([.$B19];[.$W19];[.$AR19])" office:value-type="float"/>
          <table:table-cell table:formula="of:=MAX([.$C19];[.$X19];[.$AS19])" office:value-type="float"/>
          <table:table-cell table:formula="of:=MAX([.$D19];[.$Y19];[.$AT19])" office:value-type="float"/>
          <table:table-cell table:formula="of:=MAX([.$E19];[.$Z19];[.$AU19])" office:value-type="float"/>
          <table:table-cell table:formula="of:=MAX([.$F19];[.$AA19];[.$AV19])" office:value-type="float"/>
          <table:table-cell table:formula="of:=MAX([.$G19];[.$AB19];[.$AW19])" office:value-type="float"/>
          <table:table-cell table:formula="of:=MAX([.$H19];[.$AC19];[.$AX19])" office:value-type="float"/>
          <table:table-cell table:formula="of:=MAX([.$I19];[.$AD19];[.$AY19])" office:value-type="float"/>
          <table:table-cell table:formula="of:=MAX([.$J19];[.$AE19];[.$AZ19])" office:value-type="float"/>
          <table:table-cell table:formula="of:=MAX([.$K19];[.$AF19];[.$BA19])" office:value-type="float"/>
          <table:table-cell table:formula="of:=MAX([.$L19];[.$AG19];[.$BB19])" office:value-type="float"/>
          <table:table-cell table:formula="of:=MAX([.$M19];[.$AH19];[.$BC19])" office:value-type="float"/>
          <table:table-cell table:formula="of:=MAX([.$N19];[.$AI19];[.$BD19])" office:value-type="float"/>
          <table:table-cell table:formula="of:=MAX([.$O19];[.$AJ19];[.$BE19])" office:value-type="float"/>
          <table:table-cell table:formula="of:=MAX([.$P19];[.$AK19];[.$BF19])" office:value-type="float"/>
          <table:table-cell table:formula="of:=MAX([.$Q19];[.$AL19];[.$BG19])" office:value-type="float"/>
          <table:table-cell table:formula="of:=MAX([.$R19];[.$AM19];[.$BH19])" office:value-type="float"/>
          <table:table-cell table:formula="of:=MAX([.$S19];[.$AN19];[.$BI19])" office:value-type="float"/>
          <table:table-cell table:formula="of:=MAX([.$T19];[.$AO19];[.$BJ19])" office:value-type="float"/>
          <table:table-cell table:formula="of:=MAX([.$U19];[.$AP19];[.$BK19])" office:value-type="float"/>
          <table:table-cell table:formula="of:=MAX([.$V19];[.$AQ19];[.$BL19])" office:value-type="float"/>
        </table:table-row>
        <table:table-row table:style-name="ro1">
          <table:table-cell office:value-type="string">
            <text:p>structured/x10_y9_r20/x10_y9_n90_r20_s20_ps1_pr20_u20_o20_l20_N003.lp</text:p>
          </table:table-cell>
          <table:table-cell office:value-type="float" office:value="11.2931"/>
          <table:table-cell office:value-type="float" office:value="10.796"/>
          <table:table-cell office:value-type="float" office:value="7.85"/>
          <table:table-cell office:value-type="float" office:value="0.0"/>
          <table:table-cell office:value-type="float" office:value="0.0"/>
          <table:table-cell office:value-type="float" office:value="62.0"/>
          <table:table-cell office:value-type="float" office:value="17191.0"/>
          <table:table-cell office:value-type="float" office:value="140992.0"/>
          <table:table-cell office:value-type="float" office:value="313064.0"/>
          <table:table-cell office:value-type="float" office:value="1131217.0"/>
          <table:table-cell office:value-type="float" office:value="31050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6.07863"/>
          <table:table-cell office:value-type="float" office:value="5.69"/>
          <table:table-cell office:value-type="float" office:value="2.9"/>
          <table:table-cell office:value-type="float" office:value="1.0"/>
          <table:table-cell office:value-type="float" office:value="0.0"/>
          <table:table-cell office:value-type="float" office:value="30.0"/>
          <table:table-cell office:value-type="float" office:value="6873.0"/>
          <table:table-cell office:value-type="float" office:value="65850.0"/>
          <table:table-cell office:value-type="float" office:value="313064.0"/>
          <table:table-cell office:value-type="float" office:value="1131217.0"/>
          <table:table-cell office:value-type="float" office:value="3141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3.04017"/>
          <table:table-cell office:value-type="float" office:value="2.66"/>
          <table:table-cell office:value-type="float" office:value="0.91"/>
          <table:table-cell office:value-type="float" office:value="1.0"/>
          <table:table-cell office:value-type="float" office:value="0.0"/>
          <table:table-cell office:value-type="float" office:value="7.0"/>
          <table:table-cell office:value-type="float" office:value="1429.0"/>
          <table:table-cell office:value-type="float" office:value="29906.0"/>
          <table:table-cell office:value-type="float" office:value="221935.0"/>
          <table:table-cell office:value-type="float" office:value="840939.0"/>
          <table:table-cell office:value-type="float" office:value="22792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57.0"/>
          <table:table-cell office:value-type="float" office:value="426236.0"/>
          <table:table-cell office:value-type="float" office:value="371184.0"/>
          <table:table-cell office:value-type="string">
            <text:p/>
          </table:table-cell>
          <table:table-cell office:value-type="float" office:value="268756.0"/>
          <table:table-cell office:value-type="float" office:value="259031.0"/>
          <table:table-cell office:value-type="float" office:value="540.0"/>
          <table:table-cell table:formula="of:=MIN([.$B20];[.$W20];[.$AR20])" office:value-type="float"/>
          <table:table-cell table:formula="of:=MIN([.$C20];[.$X20];[.$AS20])" office:value-type="float"/>
          <table:table-cell table:formula="of:=MIN([.$D20];[.$Y20];[.$AT20])" office:value-type="float"/>
          <table:table-cell table:formula="of:=MIN([.$E20];[.$Z20];[.$AU20])" office:value-type="float"/>
          <table:table-cell table:formula="of:=MIN([.$F20];[.$AA20];[.$AV20])" office:value-type="float"/>
          <table:table-cell table:formula="of:=MIN([.$G20];[.$AB20];[.$AW20])" office:value-type="float"/>
          <table:table-cell table:formula="of:=MIN([.$H20];[.$AC20];[.$AX20])" office:value-type="float"/>
          <table:table-cell table:formula="of:=MIN([.$I20];[.$AD20];[.$AY20])" office:value-type="float"/>
          <table:table-cell table:formula="of:=MIN([.$J20];[.$AE20];[.$AZ20])" office:value-type="float"/>
          <table:table-cell table:formula="of:=MIN([.$K20];[.$AF20];[.$BA20])" office:value-type="float"/>
          <table:table-cell table:formula="of:=MIN([.$L20];[.$AG20];[.$BB20])" office:value-type="float"/>
          <table:table-cell table:formula="of:=MIN([.$M20];[.$AH20];[.$BC20])" office:value-type="float"/>
          <table:table-cell table:formula="of:=MIN([.$N20];[.$AI20];[.$BD20])" office:value-type="float"/>
          <table:table-cell table:formula="of:=MIN([.$O20];[.$AJ20];[.$BE20])" office:value-type="float"/>
          <table:table-cell table:formula="of:=MIN([.$P20];[.$AK20];[.$BF20])" office:value-type="float"/>
          <table:table-cell table:formula="of:=MIN([.$Q20];[.$AL20];[.$BG20])" office:value-type="float"/>
          <table:table-cell table:formula="of:=MIN([.$R20];[.$AM20];[.$BH20])" office:value-type="float"/>
          <table:table-cell table:formula="of:=MIN([.$S20];[.$AN20];[.$BI20])" office:value-type="float"/>
          <table:table-cell table:formula="of:=MIN([.$T20];[.$AO20];[.$BJ20])" office:value-type="float"/>
          <table:table-cell table:formula="of:=MIN([.$U20];[.$AP20];[.$BK20])" office:value-type="float"/>
          <table:table-cell table:formula="of:=MIN([.$V20];[.$AQ20];[.$BL20])" office:value-type="float"/>
          <table:table-cell table:formula="of:=MEDIAN([.$B20];[.$W20];[.$AR20])" office:value-type="float"/>
          <table:table-cell table:formula="of:=MEDIAN([.$C20];[.$X20];[.$AS20])" office:value-type="float"/>
          <table:table-cell table:formula="of:=MEDIAN([.$D20];[.$Y20];[.$AT20])" office:value-type="float"/>
          <table:table-cell table:formula="of:=MEDIAN([.$E20];[.$Z20];[.$AU20])" office:value-type="float"/>
          <table:table-cell table:formula="of:=MEDIAN([.$F20];[.$AA20];[.$AV20])" office:value-type="float"/>
          <table:table-cell table:formula="of:=MEDIAN([.$G20];[.$AB20];[.$AW20])" office:value-type="float"/>
          <table:table-cell table:formula="of:=MEDIAN([.$H20];[.$AC20];[.$AX20])" office:value-type="float"/>
          <table:table-cell table:formula="of:=MEDIAN([.$I20];[.$AD20];[.$AY20])" office:value-type="float"/>
          <table:table-cell table:formula="of:=MEDIAN([.$J20];[.$AE20];[.$AZ20])" office:value-type="float"/>
          <table:table-cell table:formula="of:=MEDIAN([.$K20];[.$AF20];[.$BA20])" office:value-type="float"/>
          <table:table-cell table:formula="of:=MEDIAN([.$L20];[.$AG20];[.$BB20])" office:value-type="float"/>
          <table:table-cell table:formula="of:=MEDIAN([.$M20];[.$AH20];[.$BC20])" office:value-type="float"/>
          <table:table-cell table:formula="of:=MEDIAN([.$N20];[.$AI20];[.$BD20])" office:value-type="float"/>
          <table:table-cell table:formula="of:=MEDIAN([.$O20];[.$AJ20];[.$BE20])" office:value-type="float"/>
          <table:table-cell table:formula="of:=MEDIAN([.$P20];[.$AK20];[.$BF20])" office:value-type="float"/>
          <table:table-cell table:formula="of:=MEDIAN([.$Q20];[.$AL20];[.$BG20])" office:value-type="float"/>
          <table:table-cell table:formula="of:=MEDIAN([.$R20];[.$AM20];[.$BH20])" office:value-type="float"/>
          <table:table-cell table:formula="of:=MEDIAN([.$S20];[.$AN20];[.$BI20])" office:value-type="float"/>
          <table:table-cell table:formula="of:=MEDIAN([.$T20];[.$AO20];[.$BJ20])" office:value-type="float"/>
          <table:table-cell table:formula="of:=MEDIAN([.$U20];[.$AP20];[.$BK20])" office:value-type="float"/>
          <table:table-cell table:formula="of:=MEDIAN([.$V20];[.$AQ20];[.$BL20])" office:value-type="float"/>
          <table:table-cell table:formula="of:=MAX([.$B20];[.$W20];[.$AR20])" office:value-type="float"/>
          <table:table-cell table:formula="of:=MAX([.$C20];[.$X20];[.$AS20])" office:value-type="float"/>
          <table:table-cell table:formula="of:=MAX([.$D20];[.$Y20];[.$AT20])" office:value-type="float"/>
          <table:table-cell table:formula="of:=MAX([.$E20];[.$Z20];[.$AU20])" office:value-type="float"/>
          <table:table-cell table:formula="of:=MAX([.$F20];[.$AA20];[.$AV20])" office:value-type="float"/>
          <table:table-cell table:formula="of:=MAX([.$G20];[.$AB20];[.$AW20])" office:value-type="float"/>
          <table:table-cell table:formula="of:=MAX([.$H20];[.$AC20];[.$AX20])" office:value-type="float"/>
          <table:table-cell table:formula="of:=MAX([.$I20];[.$AD20];[.$AY20])" office:value-type="float"/>
          <table:table-cell table:formula="of:=MAX([.$J20];[.$AE20];[.$AZ20])" office:value-type="float"/>
          <table:table-cell table:formula="of:=MAX([.$K20];[.$AF20];[.$BA20])" office:value-type="float"/>
          <table:table-cell table:formula="of:=MAX([.$L20];[.$AG20];[.$BB20])" office:value-type="float"/>
          <table:table-cell table:formula="of:=MAX([.$M20];[.$AH20];[.$BC20])" office:value-type="float"/>
          <table:table-cell table:formula="of:=MAX([.$N20];[.$AI20];[.$BD20])" office:value-type="float"/>
          <table:table-cell table:formula="of:=MAX([.$O20];[.$AJ20];[.$BE20])" office:value-type="float"/>
          <table:table-cell table:formula="of:=MAX([.$P20];[.$AK20];[.$BF20])" office:value-type="float"/>
          <table:table-cell table:formula="of:=MAX([.$Q20];[.$AL20];[.$BG20])" office:value-type="float"/>
          <table:table-cell table:formula="of:=MAX([.$R20];[.$AM20];[.$BH20])" office:value-type="float"/>
          <table:table-cell table:formula="of:=MAX([.$S20];[.$AN20];[.$BI20])" office:value-type="float"/>
          <table:table-cell table:formula="of:=MAX([.$T20];[.$AO20];[.$BJ20])" office:value-type="float"/>
          <table:table-cell table:formula="of:=MAX([.$U20];[.$AP20];[.$BK20])" office:value-type="float"/>
          <table:table-cell table:formula="of:=MAX([.$V20];[.$AQ20];[.$BL20])" office:value-type="float"/>
        </table:table-row>
        <table:table-row table:style-name="ro1">
          <table:table-cell office:value-type="string">
            <text:p>structured/x10_y9_r20/x10_y9_n90_r20_s20_ps1_pr20_u20_o20_l20_N004.lp</text:p>
          </table:table-cell>
          <table:table-cell office:value-type="float" office:value="60.7417"/>
          <table:table-cell office:value-type="float" office:value="60.274"/>
          <table:table-cell office:value-type="float" office:value="57.39"/>
          <table:table-cell office:value-type="float" office:value="0.0"/>
          <table:table-cell office:value-type="float" office:value="0.0"/>
          <table:table-cell office:value-type="float" office:value="508.0"/>
          <table:table-cell office:value-type="float" office:value="165578.0"/>
          <table:table-cell office:value-type="float" office:value="662387.0"/>
          <table:table-cell office:value-type="float" office:value="313064.0"/>
          <table:table-cell office:value-type="float" office:value="1131217.0"/>
          <table:table-cell office:value-type="float" office:value="31269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5.54466"/>
          <table:table-cell office:value-type="float" office:value="5.095"/>
          <table:table-cell office:value-type="float" office:value="2.19"/>
          <table:table-cell office:value-type="float" office:value="1.0"/>
          <table:table-cell office:value-type="float" office:value="0.0"/>
          <table:table-cell office:value-type="float" office:value="16.0"/>
          <table:table-cell office:value-type="float" office:value="3559.0"/>
          <table:table-cell office:value-type="float" office:value="46808.0"/>
          <table:table-cell office:value-type="float" office:value="313064.0"/>
          <table:table-cell office:value-type="float" office:value="1131217.0"/>
          <table:table-cell office:value-type="float" office:value="31268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31797"/>
          <table:table-cell office:value-type="float" office:value="1.969"/>
          <table:table-cell office:value-type="float" office:value="0.19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214.0"/>
          <table:table-cell office:value-type="float" office:value="2755.0"/>
          <table:table-cell office:value-type="float" office:value="221935.0"/>
          <table:table-cell office:value-type="float" office:value="840939.0"/>
          <table:table-cell office:value-type="float" office:value="2279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57.0"/>
          <table:table-cell office:value-type="float" office:value="426236.0"/>
          <table:table-cell office:value-type="float" office:value="371184.0"/>
          <table:table-cell office:value-type="string">
            <text:p/>
          </table:table-cell>
          <table:table-cell office:value-type="float" office:value="268756.0"/>
          <table:table-cell office:value-type="float" office:value="259031.0"/>
          <table:table-cell office:value-type="float" office:value="540.0"/>
          <table:table-cell table:formula="of:=MIN([.$B21];[.$W21];[.$AR21])" office:value-type="float"/>
          <table:table-cell table:formula="of:=MIN([.$C21];[.$X21];[.$AS21])" office:value-type="float"/>
          <table:table-cell table:formula="of:=MIN([.$D21];[.$Y21];[.$AT21])" office:value-type="float"/>
          <table:table-cell table:formula="of:=MIN([.$E21];[.$Z21];[.$AU21])" office:value-type="float"/>
          <table:table-cell table:formula="of:=MIN([.$F21];[.$AA21];[.$AV21])" office:value-type="float"/>
          <table:table-cell table:formula="of:=MIN([.$G21];[.$AB21];[.$AW21])" office:value-type="float"/>
          <table:table-cell table:formula="of:=MIN([.$H21];[.$AC21];[.$AX21])" office:value-type="float"/>
          <table:table-cell table:formula="of:=MIN([.$I21];[.$AD21];[.$AY21])" office:value-type="float"/>
          <table:table-cell table:formula="of:=MIN([.$J21];[.$AE21];[.$AZ21])" office:value-type="float"/>
          <table:table-cell table:formula="of:=MIN([.$K21];[.$AF21];[.$BA21])" office:value-type="float"/>
          <table:table-cell table:formula="of:=MIN([.$L21];[.$AG21];[.$BB21])" office:value-type="float"/>
          <table:table-cell table:formula="of:=MIN([.$M21];[.$AH21];[.$BC21])" office:value-type="float"/>
          <table:table-cell table:formula="of:=MIN([.$N21];[.$AI21];[.$BD21])" office:value-type="float"/>
          <table:table-cell table:formula="of:=MIN([.$O21];[.$AJ21];[.$BE21])" office:value-type="float"/>
          <table:table-cell table:formula="of:=MIN([.$P21];[.$AK21];[.$BF21])" office:value-type="float"/>
          <table:table-cell table:formula="of:=MIN([.$Q21];[.$AL21];[.$BG21])" office:value-type="float"/>
          <table:table-cell table:formula="of:=MIN([.$R21];[.$AM21];[.$BH21])" office:value-type="float"/>
          <table:table-cell table:formula="of:=MIN([.$S21];[.$AN21];[.$BI21])" office:value-type="float"/>
          <table:table-cell table:formula="of:=MIN([.$T21];[.$AO21];[.$BJ21])" office:value-type="float"/>
          <table:table-cell table:formula="of:=MIN([.$U21];[.$AP21];[.$BK21])" office:value-type="float"/>
          <table:table-cell table:formula="of:=MIN([.$V21];[.$AQ21];[.$BL21])" office:value-type="float"/>
          <table:table-cell table:formula="of:=MEDIAN([.$B21];[.$W21];[.$AR21])" office:value-type="float"/>
          <table:table-cell table:formula="of:=MEDIAN([.$C21];[.$X21];[.$AS21])" office:value-type="float"/>
          <table:table-cell table:formula="of:=MEDIAN([.$D21];[.$Y21];[.$AT21])" office:value-type="float"/>
          <table:table-cell table:formula="of:=MEDIAN([.$E21];[.$Z21];[.$AU21])" office:value-type="float"/>
          <table:table-cell table:formula="of:=MEDIAN([.$F21];[.$AA21];[.$AV21])" office:value-type="float"/>
          <table:table-cell table:formula="of:=MEDIAN([.$G21];[.$AB21];[.$AW21])" office:value-type="float"/>
          <table:table-cell table:formula="of:=MEDIAN([.$H21];[.$AC21];[.$AX21])" office:value-type="float"/>
          <table:table-cell table:formula="of:=MEDIAN([.$I21];[.$AD21];[.$AY21])" office:value-type="float"/>
          <table:table-cell table:formula="of:=MEDIAN([.$J21];[.$AE21];[.$AZ21])" office:value-type="float"/>
          <table:table-cell table:formula="of:=MEDIAN([.$K21];[.$AF21];[.$BA21])" office:value-type="float"/>
          <table:table-cell table:formula="of:=MEDIAN([.$L21];[.$AG21];[.$BB21])" office:value-type="float"/>
          <table:table-cell table:formula="of:=MEDIAN([.$M21];[.$AH21];[.$BC21])" office:value-type="float"/>
          <table:table-cell table:formula="of:=MEDIAN([.$N21];[.$AI21];[.$BD21])" office:value-type="float"/>
          <table:table-cell table:formula="of:=MEDIAN([.$O21];[.$AJ21];[.$BE21])" office:value-type="float"/>
          <table:table-cell table:formula="of:=MEDIAN([.$P21];[.$AK21];[.$BF21])" office:value-type="float"/>
          <table:table-cell table:formula="of:=MEDIAN([.$Q21];[.$AL21];[.$BG21])" office:value-type="float"/>
          <table:table-cell table:formula="of:=MEDIAN([.$R21];[.$AM21];[.$BH21])" office:value-type="float"/>
          <table:table-cell table:formula="of:=MEDIAN([.$S21];[.$AN21];[.$BI21])" office:value-type="float"/>
          <table:table-cell table:formula="of:=MEDIAN([.$T21];[.$AO21];[.$BJ21])" office:value-type="float"/>
          <table:table-cell table:formula="of:=MEDIAN([.$U21];[.$AP21];[.$BK21])" office:value-type="float"/>
          <table:table-cell table:formula="of:=MEDIAN([.$V21];[.$AQ21];[.$BL21])" office:value-type="float"/>
          <table:table-cell table:formula="of:=MAX([.$B21];[.$W21];[.$AR21])" office:value-type="float"/>
          <table:table-cell table:formula="of:=MAX([.$C21];[.$X21];[.$AS21])" office:value-type="float"/>
          <table:table-cell table:formula="of:=MAX([.$D21];[.$Y21];[.$AT21])" office:value-type="float"/>
          <table:table-cell table:formula="of:=MAX([.$E21];[.$Z21];[.$AU21])" office:value-type="float"/>
          <table:table-cell table:formula="of:=MAX([.$F21];[.$AA21];[.$AV21])" office:value-type="float"/>
          <table:table-cell table:formula="of:=MAX([.$G21];[.$AB21];[.$AW21])" office:value-type="float"/>
          <table:table-cell table:formula="of:=MAX([.$H21];[.$AC21];[.$AX21])" office:value-type="float"/>
          <table:table-cell table:formula="of:=MAX([.$I21];[.$AD21];[.$AY21])" office:value-type="float"/>
          <table:table-cell table:formula="of:=MAX([.$J21];[.$AE21];[.$AZ21])" office:value-type="float"/>
          <table:table-cell table:formula="of:=MAX([.$K21];[.$AF21];[.$BA21])" office:value-type="float"/>
          <table:table-cell table:formula="of:=MAX([.$L21];[.$AG21];[.$BB21])" office:value-type="float"/>
          <table:table-cell table:formula="of:=MAX([.$M21];[.$AH21];[.$BC21])" office:value-type="float"/>
          <table:table-cell table:formula="of:=MAX([.$N21];[.$AI21];[.$BD21])" office:value-type="float"/>
          <table:table-cell table:formula="of:=MAX([.$O21];[.$AJ21];[.$BE21])" office:value-type="float"/>
          <table:table-cell table:formula="of:=MAX([.$P21];[.$AK21];[.$BF21])" office:value-type="float"/>
          <table:table-cell table:formula="of:=MAX([.$Q21];[.$AL21];[.$BG21])" office:value-type="float"/>
          <table:table-cell table:formula="of:=MAX([.$R21];[.$AM21];[.$BH21])" office:value-type="float"/>
          <table:table-cell table:formula="of:=MAX([.$S21];[.$AN21];[.$BI21])" office:value-type="float"/>
          <table:table-cell table:formula="of:=MAX([.$T21];[.$AO21];[.$BJ21])" office:value-type="float"/>
          <table:table-cell table:formula="of:=MAX([.$U21];[.$AP21];[.$BK21])" office:value-type="float"/>
          <table:table-cell table:formula="of:=MAX([.$V21];[.$AQ21];[.$BL21])" office:value-type="float"/>
        </table:table-row>
        <table:table-row table:style-name="ro1">
          <table:table-cell office:value-type="string">
            <text:p>structured/x10_y9_r20/x10_y9_n90_r20_s20_ps1_pr20_u20_o20_l20_N005.lp</text:p>
          </table:table-cell>
          <table:table-cell office:value-type="float" office:value="39.8913"/>
          <table:table-cell office:value-type="float" office:value="39.385"/>
          <table:table-cell office:value-type="float" office:value="34.29"/>
          <table:table-cell office:value-type="float" office:value="0.0"/>
          <table:table-cell office:value-type="float" office:value="0.0"/>
          <table:table-cell office:value-type="float" office:value="221.0"/>
          <table:table-cell office:value-type="float" office:value="64856.0"/>
          <table:table-cell office:value-type="float" office:value="450270.0"/>
          <table:table-cell office:value-type="float" office:value="313064.0"/>
          <table:table-cell office:value-type="float" office:value="1131219.0"/>
          <table:table-cell office:value-type="float" office:value="3141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5.3554"/>
          <table:table-cell office:value-type="float" office:value="24.959"/>
          <table:table-cell office:value-type="float" office:value="22.04"/>
          <table:table-cell office:value-type="float" office:value="1.0"/>
          <table:table-cell office:value-type="float" office:value="0.0"/>
          <table:table-cell office:value-type="float" office:value="234.0"/>
          <table:table-cell office:value-type="float" office:value="66563.0"/>
          <table:table-cell office:value-type="float" office:value="485931.0"/>
          <table:table-cell office:value-type="float" office:value="313064.0"/>
          <table:table-cell office:value-type="float" office:value="1131219.0"/>
          <table:table-cell office:value-type="float" office:value="3133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89970.0"/>
          <table:table-cell office:value-type="float" office:value="674785.0"/>
          <table:table-cell office:value-type="float" office:value="538654.0"/>
          <table:table-cell office:value-type="float" office:value="275107.0"/>
          <table:table-cell office:value-type="float" office:value="430239.0"/>
          <table:table-cell office:value-type="float" office:value="485978.0"/>
          <table:table-cell office:value-type="float" office:value="1020.0"/>
          <table:table-cell office:value-type="float" office:value="2.50407"/>
          <table:table-cell office:value-type="float" office:value="2.229"/>
          <table:table-cell office:value-type="float" office:value="0.66"/>
          <table:table-cell office:value-type="float" office:value="1.0"/>
          <table:table-cell office:value-type="float" office:value="0.0"/>
          <table:table-cell office:value-type="float" office:value="5.0"/>
          <table:table-cell office:value-type="float" office:value="844.0"/>
          <table:table-cell office:value-type="float" office:value="20700.0"/>
          <table:table-cell office:value-type="float" office:value="221935.0"/>
          <table:table-cell office:value-type="float" office:value="840941.0"/>
          <table:table-cell office:value-type="float" office:value="23037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57.0"/>
          <table:table-cell office:value-type="float" office:value="426236.0"/>
          <table:table-cell office:value-type="float" office:value="371184.0"/>
          <table:table-cell office:value-type="string">
            <text:p/>
          </table:table-cell>
          <table:table-cell office:value-type="float" office:value="268756.0"/>
          <table:table-cell office:value-type="float" office:value="259031.0"/>
          <table:table-cell office:value-type="float" office:value="540.0"/>
          <table:table-cell table:formula="of:=MIN([.$B22];[.$W22];[.$AR22])" office:value-type="float"/>
          <table:table-cell table:formula="of:=MIN([.$C22];[.$X22];[.$AS22])" office:value-type="float"/>
          <table:table-cell table:formula="of:=MIN([.$D22];[.$Y22];[.$AT22])" office:value-type="float"/>
          <table:table-cell table:formula="of:=MIN([.$E22];[.$Z22];[.$AU22])" office:value-type="float"/>
          <table:table-cell table:formula="of:=MIN([.$F22];[.$AA22];[.$AV22])" office:value-type="float"/>
          <table:table-cell table:formula="of:=MIN([.$G22];[.$AB22];[.$AW22])" office:value-type="float"/>
          <table:table-cell table:formula="of:=MIN([.$H22];[.$AC22];[.$AX22])" office:value-type="float"/>
          <table:table-cell table:formula="of:=MIN([.$I22];[.$AD22];[.$AY22])" office:value-type="float"/>
          <table:table-cell table:formula="of:=MIN([.$J22];[.$AE22];[.$AZ22])" office:value-type="float"/>
          <table:table-cell table:formula="of:=MIN([.$K22];[.$AF22];[.$BA22])" office:value-type="float"/>
          <table:table-cell table:formula="of:=MIN([.$L22];[.$AG22];[.$BB22])" office:value-type="float"/>
          <table:table-cell table:formula="of:=MIN([.$M22];[.$AH22];[.$BC22])" office:value-type="float"/>
          <table:table-cell table:formula="of:=MIN([.$N22];[.$AI22];[.$BD22])" office:value-type="float"/>
          <table:table-cell table:formula="of:=MIN([.$O22];[.$AJ22];[.$BE22])" office:value-type="float"/>
          <table:table-cell table:formula="of:=MIN([.$P22];[.$AK22];[.$BF22])" office:value-type="float"/>
          <table:table-cell table:formula="of:=MIN([.$Q22];[.$AL22];[.$BG22])" office:value-type="float"/>
          <table:table-cell table:formula="of:=MIN([.$R22];[.$AM22];[.$BH22])" office:value-type="float"/>
          <table:table-cell table:formula="of:=MIN([.$S22];[.$AN22];[.$BI22])" office:value-type="float"/>
          <table:table-cell table:formula="of:=MIN([.$T22];[.$AO22];[.$BJ22])" office:value-type="float"/>
          <table:table-cell table:formula="of:=MIN([.$U22];[.$AP22];[.$BK22])" office:value-type="float"/>
          <table:table-cell table:formula="of:=MIN([.$V22];[.$AQ22];[.$BL22])" office:value-type="float"/>
          <table:table-cell table:formula="of:=MEDIAN([.$B22];[.$W22];[.$AR22])" office:value-type="float"/>
          <table:table-cell table:formula="of:=MEDIAN([.$C22];[.$X22];[.$AS22])" office:value-type="float"/>
          <table:table-cell table:formula="of:=MEDIAN([.$D22];[.$Y22];[.$AT22])" office:value-type="float"/>
          <table:table-cell table:formula="of:=MEDIAN([.$E22];[.$Z22];[.$AU22])" office:value-type="float"/>
          <table:table-cell table:formula="of:=MEDIAN([.$F22];[.$AA22];[.$AV22])" office:value-type="float"/>
          <table:table-cell table:formula="of:=MEDIAN([.$G22];[.$AB22];[.$AW22])" office:value-type="float"/>
          <table:table-cell table:formula="of:=MEDIAN([.$H22];[.$AC22];[.$AX22])" office:value-type="float"/>
          <table:table-cell table:formula="of:=MEDIAN([.$I22];[.$AD22];[.$AY22])" office:value-type="float"/>
          <table:table-cell table:formula="of:=MEDIAN([.$J22];[.$AE22];[.$AZ22])" office:value-type="float"/>
          <table:table-cell table:formula="of:=MEDIAN([.$K22];[.$AF22];[.$BA22])" office:value-type="float"/>
          <table:table-cell table:formula="of:=MEDIAN([.$L22];[.$AG22];[.$BB22])" office:value-type="float"/>
          <table:table-cell table:formula="of:=MEDIAN([.$M22];[.$AH22];[.$BC22])" office:value-type="float"/>
          <table:table-cell table:formula="of:=MEDIAN([.$N22];[.$AI22];[.$BD22])" office:value-type="float"/>
          <table:table-cell table:formula="of:=MEDIAN([.$O22];[.$AJ22];[.$BE22])" office:value-type="float"/>
          <table:table-cell table:formula="of:=MEDIAN([.$P22];[.$AK22];[.$BF22])" office:value-type="float"/>
          <table:table-cell table:formula="of:=MEDIAN([.$Q22];[.$AL22];[.$BG22])" office:value-type="float"/>
          <table:table-cell table:formula="of:=MEDIAN([.$R22];[.$AM22];[.$BH22])" office:value-type="float"/>
          <table:table-cell table:formula="of:=MEDIAN([.$S22];[.$AN22];[.$BI22])" office:value-type="float"/>
          <table:table-cell table:formula="of:=MEDIAN([.$T22];[.$AO22];[.$BJ22])" office:value-type="float"/>
          <table:table-cell table:formula="of:=MEDIAN([.$U22];[.$AP22];[.$BK22])" office:value-type="float"/>
          <table:table-cell table:formula="of:=MEDIAN([.$V22];[.$AQ22];[.$BL22])" office:value-type="float"/>
          <table:table-cell table:formula="of:=MAX([.$B22];[.$W22];[.$AR22])" office:value-type="float"/>
          <table:table-cell table:formula="of:=MAX([.$C22];[.$X22];[.$AS22])" office:value-type="float"/>
          <table:table-cell table:formula="of:=MAX([.$D22];[.$Y22];[.$AT22])" office:value-type="float"/>
          <table:table-cell table:formula="of:=MAX([.$E22];[.$Z22];[.$AU22])" office:value-type="float"/>
          <table:table-cell table:formula="of:=MAX([.$F22];[.$AA22];[.$AV22])" office:value-type="float"/>
          <table:table-cell table:formula="of:=MAX([.$G22];[.$AB22];[.$AW22])" office:value-type="float"/>
          <table:table-cell table:formula="of:=MAX([.$H22];[.$AC22];[.$AX22])" office:value-type="float"/>
          <table:table-cell table:formula="of:=MAX([.$I22];[.$AD22];[.$AY22])" office:value-type="float"/>
          <table:table-cell table:formula="of:=MAX([.$J22];[.$AE22];[.$AZ22])" office:value-type="float"/>
          <table:table-cell table:formula="of:=MAX([.$K22];[.$AF22];[.$BA22])" office:value-type="float"/>
          <table:table-cell table:formula="of:=MAX([.$L22];[.$AG22];[.$BB22])" office:value-type="float"/>
          <table:table-cell table:formula="of:=MAX([.$M22];[.$AH22];[.$BC22])" office:value-type="float"/>
          <table:table-cell table:formula="of:=MAX([.$N22];[.$AI22];[.$BD22])" office:value-type="float"/>
          <table:table-cell table:formula="of:=MAX([.$O22];[.$AJ22];[.$BE22])" office:value-type="float"/>
          <table:table-cell table:formula="of:=MAX([.$P22];[.$AK22];[.$BF22])" office:value-type="float"/>
          <table:table-cell table:formula="of:=MAX([.$Q22];[.$AL22];[.$BG22])" office:value-type="float"/>
          <table:table-cell table:formula="of:=MAX([.$R22];[.$AM22];[.$BH22])" office:value-type="float"/>
          <table:table-cell table:formula="of:=MAX([.$S22];[.$AN22];[.$BI22])" office:value-type="float"/>
          <table:table-cell table:formula="of:=MAX([.$T22];[.$AO22];[.$BJ22])" office:value-type="float"/>
          <table:table-cell table:formula="of:=MAX([.$U22];[.$AP22];[.$BK22])" office:value-type="float"/>
          <table:table-cell table:formula="of:=MAX([.$V22];[.$AQ22];[.$BL22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1.32305"/>
          <table:table-cell office:value-type="float" office:value="0.956"/>
          <table:table-cell office:value-type="float" office:value="0.53"/>
          <table:table-cell office:value-type="float" office:value="1.0"/>
          <table:table-cell office:value-type="float" office:value="0.0"/>
          <table:table-cell office:value-type="float" office:value="14.0"/>
          <table:table-cell office:value-type="float" office:value="2442.0"/>
          <table:table-cell office:value-type="float" office:value="25452.0"/>
          <table:table-cell office:value-type="float" office:value="49626.0"/>
          <table:table-cell office:value-type="float" office:value="171523.0"/>
          <table:table-cell office:value-type="float" office:value="134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837034"/>
          <table:table-cell office:value-type="float" office:value="0.47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81.0"/>
          <table:table-cell office:value-type="float" office:value="49626.0"/>
          <table:table-cell office:value-type="float" office:value="171523.0"/>
          <table:table-cell office:value-type="float" office:value="134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59634"/>
          <table:table-cell office:value-type="float" office:value="0.347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76.0"/>
          <table:table-cell office:value-type="float" office:value="34353.0"/>
          <table:table-cell office:value-type="float" office:value="121921.0"/>
          <table:table-cell office:value-type="float" office:value="119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32.0"/>
          <table:table-cell office:value-type="float" office:value="74226.0"/>
          <table:table-cell office:value-type="float" office:value="49011.0"/>
          <table:table-cell office:value-type="float" office:value="23205.0"/>
          <table:table-cell office:value-type="float" office:value="47045.0"/>
          <table:table-cell office:value-type="float" office:value="42063.0"/>
          <table:table-cell office:value-type="float" office:value="108.0"/>
          <table:table-cell table:formula="of:=MIN([.$B23];[.$W23];[.$AR23])" office:value-type="float"/>
          <table:table-cell table:formula="of:=MIN([.$C23];[.$X23];[.$AS23])" office:value-type="float"/>
          <table:table-cell table:formula="of:=MIN([.$D23];[.$Y23];[.$AT23])" office:value-type="float"/>
          <table:table-cell table:formula="of:=MIN([.$E23];[.$Z23];[.$AU23])" office:value-type="float"/>
          <table:table-cell table:formula="of:=MIN([.$F23];[.$AA23];[.$AV23])" office:value-type="float"/>
          <table:table-cell table:formula="of:=MIN([.$G23];[.$AB23];[.$AW23])" office:value-type="float"/>
          <table:table-cell table:formula="of:=MIN([.$H23];[.$AC23];[.$AX23])" office:value-type="float"/>
          <table:table-cell table:formula="of:=MIN([.$I23];[.$AD23];[.$AY23])" office:value-type="float"/>
          <table:table-cell table:formula="of:=MIN([.$J23];[.$AE23];[.$AZ23])" office:value-type="float"/>
          <table:table-cell table:formula="of:=MIN([.$K23];[.$AF23];[.$BA23])" office:value-type="float"/>
          <table:table-cell table:formula="of:=MIN([.$L23];[.$AG23];[.$BB23])" office:value-type="float"/>
          <table:table-cell table:formula="of:=MIN([.$M23];[.$AH23];[.$BC23])" office:value-type="float"/>
          <table:table-cell table:formula="of:=MIN([.$N23];[.$AI23];[.$BD23])" office:value-type="float"/>
          <table:table-cell table:formula="of:=MIN([.$O23];[.$AJ23];[.$BE23])" office:value-type="float"/>
          <table:table-cell table:formula="of:=MIN([.$P23];[.$AK23];[.$BF23])" office:value-type="float"/>
          <table:table-cell table:formula="of:=MIN([.$Q23];[.$AL23];[.$BG23])" office:value-type="float"/>
          <table:table-cell table:formula="of:=MIN([.$R23];[.$AM23];[.$BH23])" office:value-type="float"/>
          <table:table-cell table:formula="of:=MIN([.$S23];[.$AN23];[.$BI23])" office:value-type="float"/>
          <table:table-cell table:formula="of:=MIN([.$T23];[.$AO23];[.$BJ23])" office:value-type="float"/>
          <table:table-cell table:formula="of:=MIN([.$U23];[.$AP23];[.$BK23])" office:value-type="float"/>
          <table:table-cell table:formula="of:=MIN([.$V23];[.$AQ23];[.$BL23])" office:value-type="float"/>
          <table:table-cell table:formula="of:=MEDIAN([.$B23];[.$W23];[.$AR23])" office:value-type="float"/>
          <table:table-cell table:formula="of:=MEDIAN([.$C23];[.$X23];[.$AS23])" office:value-type="float"/>
          <table:table-cell table:formula="of:=MEDIAN([.$D23];[.$Y23];[.$AT23])" office:value-type="float"/>
          <table:table-cell table:formula="of:=MEDIAN([.$E23];[.$Z23];[.$AU23])" office:value-type="float"/>
          <table:table-cell table:formula="of:=MEDIAN([.$F23];[.$AA23];[.$AV23])" office:value-type="float"/>
          <table:table-cell table:formula="of:=MEDIAN([.$G23];[.$AB23];[.$AW23])" office:value-type="float"/>
          <table:table-cell table:formula="of:=MEDIAN([.$H23];[.$AC23];[.$AX23])" office:value-type="float"/>
          <table:table-cell table:formula="of:=MEDIAN([.$I23];[.$AD23];[.$AY23])" office:value-type="float"/>
          <table:table-cell table:formula="of:=MEDIAN([.$J23];[.$AE23];[.$AZ23])" office:value-type="float"/>
          <table:table-cell table:formula="of:=MEDIAN([.$K23];[.$AF23];[.$BA23])" office:value-type="float"/>
          <table:table-cell table:formula="of:=MEDIAN([.$L23];[.$AG23];[.$BB23])" office:value-type="float"/>
          <table:table-cell table:formula="of:=MEDIAN([.$M23];[.$AH23];[.$BC23])" office:value-type="float"/>
          <table:table-cell table:formula="of:=MEDIAN([.$N23];[.$AI23];[.$BD23])" office:value-type="float"/>
          <table:table-cell table:formula="of:=MEDIAN([.$O23];[.$AJ23];[.$BE23])" office:value-type="float"/>
          <table:table-cell table:formula="of:=MEDIAN([.$P23];[.$AK23];[.$BF23])" office:value-type="float"/>
          <table:table-cell table:formula="of:=MEDIAN([.$Q23];[.$AL23];[.$BG23])" office:value-type="float"/>
          <table:table-cell table:formula="of:=MEDIAN([.$R23];[.$AM23];[.$BH23])" office:value-type="float"/>
          <table:table-cell table:formula="of:=MEDIAN([.$S23];[.$AN23];[.$BI23])" office:value-type="float"/>
          <table:table-cell table:formula="of:=MEDIAN([.$T23];[.$AO23];[.$BJ23])" office:value-type="float"/>
          <table:table-cell table:formula="of:=MEDIAN([.$U23];[.$AP23];[.$BK23])" office:value-type="float"/>
          <table:table-cell table:formula="of:=MEDIAN([.$V23];[.$AQ23];[.$BL23])" office:value-type="float"/>
          <table:table-cell table:formula="of:=MAX([.$B23];[.$W23];[.$AR23])" office:value-type="float"/>
          <table:table-cell table:formula="of:=MAX([.$C23];[.$X23];[.$AS23])" office:value-type="float"/>
          <table:table-cell table:formula="of:=MAX([.$D23];[.$Y23];[.$AT23])" office:value-type="float"/>
          <table:table-cell table:formula="of:=MAX([.$E23];[.$Z23];[.$AU23])" office:value-type="float"/>
          <table:table-cell table:formula="of:=MAX([.$F23];[.$AA23];[.$AV23])" office:value-type="float"/>
          <table:table-cell table:formula="of:=MAX([.$G23];[.$AB23];[.$AW23])" office:value-type="float"/>
          <table:table-cell table:formula="of:=MAX([.$H23];[.$AC23];[.$AX23])" office:value-type="float"/>
          <table:table-cell table:formula="of:=MAX([.$I23];[.$AD23];[.$AY23])" office:value-type="float"/>
          <table:table-cell table:formula="of:=MAX([.$J23];[.$AE23];[.$AZ23])" office:value-type="float"/>
          <table:table-cell table:formula="of:=MAX([.$K23];[.$AF23];[.$BA23])" office:value-type="float"/>
          <table:table-cell table:formula="of:=MAX([.$L23];[.$AG23];[.$BB23])" office:value-type="float"/>
          <table:table-cell table:formula="of:=MAX([.$M23];[.$AH23];[.$BC23])" office:value-type="float"/>
          <table:table-cell table:formula="of:=MAX([.$N23];[.$AI23];[.$BD23])" office:value-type="float"/>
          <table:table-cell table:formula="of:=MAX([.$O23];[.$AJ23];[.$BE23])" office:value-type="float"/>
          <table:table-cell table:formula="of:=MAX([.$P23];[.$AK23];[.$BF23])" office:value-type="float"/>
          <table:table-cell table:formula="of:=MAX([.$Q23];[.$AL23];[.$BG23])" office:value-type="float"/>
          <table:table-cell table:formula="of:=MAX([.$R23];[.$AM23];[.$BH23])" office:value-type="float"/>
          <table:table-cell table:formula="of:=MAX([.$S23];[.$AN23];[.$BI23])" office:value-type="float"/>
          <table:table-cell table:formula="of:=MAX([.$T23];[.$AO23];[.$BJ23])" office:value-type="float"/>
          <table:table-cell table:formula="of:=MAX([.$U23];[.$AP23];[.$BK23])" office:value-type="float"/>
          <table:table-cell table:formula="of:=MAX([.$V23];[.$AQ23];[.$BL23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1.61085"/>
          <table:table-cell office:value-type="float" office:value="1.311"/>
          <table:table-cell office:value-type="float" office:value="0.82"/>
          <table:table-cell office:value-type="float" office:value="1.0"/>
          <table:table-cell office:value-type="float" office:value="0.0"/>
          <table:table-cell office:value-type="float" office:value="19.0"/>
          <table:table-cell office:value-type="float" office:value="3649.0"/>
          <table:table-cell office:value-type="float" office:value="30729.0"/>
          <table:table-cell office:value-type="float" office:value="49626.0"/>
          <table:table-cell office:value-type="float" office:value="171523.0"/>
          <table:table-cell office:value-type="float" office:value="13372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763266"/>
          <table:table-cell office:value-type="float" office:value="0.42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8.0"/>
          <table:table-cell office:value-type="float" office:value="481.0"/>
          <table:table-cell office:value-type="float" office:value="49626.0"/>
          <table:table-cell office:value-type="float" office:value="171523.0"/>
          <table:table-cell office:value-type="float" office:value="1359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40043"/>
          <table:table-cell office:value-type="float" office:value="0.33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143.0"/>
          <table:table-cell office:value-type="float" office:value="34353.0"/>
          <table:table-cell office:value-type="float" office:value="121921.0"/>
          <table:table-cell office:value-type="float" office:value="1119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32.0"/>
          <table:table-cell office:value-type="float" office:value="74226.0"/>
          <table:table-cell office:value-type="float" office:value="49011.0"/>
          <table:table-cell office:value-type="float" office:value="23205.0"/>
          <table:table-cell office:value-type="float" office:value="47045.0"/>
          <table:table-cell office:value-type="float" office:value="42063.0"/>
          <table:table-cell office:value-type="float" office:value="108.0"/>
          <table:table-cell table:formula="of:=MIN([.$B24];[.$W24];[.$AR24])" office:value-type="float"/>
          <table:table-cell table:formula="of:=MIN([.$C24];[.$X24];[.$AS24])" office:value-type="float"/>
          <table:table-cell table:formula="of:=MIN([.$D24];[.$Y24];[.$AT24])" office:value-type="float"/>
          <table:table-cell table:formula="of:=MIN([.$E24];[.$Z24];[.$AU24])" office:value-type="float"/>
          <table:table-cell table:formula="of:=MIN([.$F24];[.$AA24];[.$AV24])" office:value-type="float"/>
          <table:table-cell table:formula="of:=MIN([.$G24];[.$AB24];[.$AW24])" office:value-type="float"/>
          <table:table-cell table:formula="of:=MIN([.$H24];[.$AC24];[.$AX24])" office:value-type="float"/>
          <table:table-cell table:formula="of:=MIN([.$I24];[.$AD24];[.$AY24])" office:value-type="float"/>
          <table:table-cell table:formula="of:=MIN([.$J24];[.$AE24];[.$AZ24])" office:value-type="float"/>
          <table:table-cell table:formula="of:=MIN([.$K24];[.$AF24];[.$BA24])" office:value-type="float"/>
          <table:table-cell table:formula="of:=MIN([.$L24];[.$AG24];[.$BB24])" office:value-type="float"/>
          <table:table-cell table:formula="of:=MIN([.$M24];[.$AH24];[.$BC24])" office:value-type="float"/>
          <table:table-cell table:formula="of:=MIN([.$N24];[.$AI24];[.$BD24])" office:value-type="float"/>
          <table:table-cell table:formula="of:=MIN([.$O24];[.$AJ24];[.$BE24])" office:value-type="float"/>
          <table:table-cell table:formula="of:=MIN([.$P24];[.$AK24];[.$BF24])" office:value-type="float"/>
          <table:table-cell table:formula="of:=MIN([.$Q24];[.$AL24];[.$BG24])" office:value-type="float"/>
          <table:table-cell table:formula="of:=MIN([.$R24];[.$AM24];[.$BH24])" office:value-type="float"/>
          <table:table-cell table:formula="of:=MIN([.$S24];[.$AN24];[.$BI24])" office:value-type="float"/>
          <table:table-cell table:formula="of:=MIN([.$T24];[.$AO24];[.$BJ24])" office:value-type="float"/>
          <table:table-cell table:formula="of:=MIN([.$U24];[.$AP24];[.$BK24])" office:value-type="float"/>
          <table:table-cell table:formula="of:=MIN([.$V24];[.$AQ24];[.$BL24])" office:value-type="float"/>
          <table:table-cell table:formula="of:=MEDIAN([.$B24];[.$W24];[.$AR24])" office:value-type="float"/>
          <table:table-cell table:formula="of:=MEDIAN([.$C24];[.$X24];[.$AS24])" office:value-type="float"/>
          <table:table-cell table:formula="of:=MEDIAN([.$D24];[.$Y24];[.$AT24])" office:value-type="float"/>
          <table:table-cell table:formula="of:=MEDIAN([.$E24];[.$Z24];[.$AU24])" office:value-type="float"/>
          <table:table-cell table:formula="of:=MEDIAN([.$F24];[.$AA24];[.$AV24])" office:value-type="float"/>
          <table:table-cell table:formula="of:=MEDIAN([.$G24];[.$AB24];[.$AW24])" office:value-type="float"/>
          <table:table-cell table:formula="of:=MEDIAN([.$H24];[.$AC24];[.$AX24])" office:value-type="float"/>
          <table:table-cell table:formula="of:=MEDIAN([.$I24];[.$AD24];[.$AY24])" office:value-type="float"/>
          <table:table-cell table:formula="of:=MEDIAN([.$J24];[.$AE24];[.$AZ24])" office:value-type="float"/>
          <table:table-cell table:formula="of:=MEDIAN([.$K24];[.$AF24];[.$BA24])" office:value-type="float"/>
          <table:table-cell table:formula="of:=MEDIAN([.$L24];[.$AG24];[.$BB24])" office:value-type="float"/>
          <table:table-cell table:formula="of:=MEDIAN([.$M24];[.$AH24];[.$BC24])" office:value-type="float"/>
          <table:table-cell table:formula="of:=MEDIAN([.$N24];[.$AI24];[.$BD24])" office:value-type="float"/>
          <table:table-cell table:formula="of:=MEDIAN([.$O24];[.$AJ24];[.$BE24])" office:value-type="float"/>
          <table:table-cell table:formula="of:=MEDIAN([.$P24];[.$AK24];[.$BF24])" office:value-type="float"/>
          <table:table-cell table:formula="of:=MEDIAN([.$Q24];[.$AL24];[.$BG24])" office:value-type="float"/>
          <table:table-cell table:formula="of:=MEDIAN([.$R24];[.$AM24];[.$BH24])" office:value-type="float"/>
          <table:table-cell table:formula="of:=MEDIAN([.$S24];[.$AN24];[.$BI24])" office:value-type="float"/>
          <table:table-cell table:formula="of:=MEDIAN([.$T24];[.$AO24];[.$BJ24])" office:value-type="float"/>
          <table:table-cell table:formula="of:=MEDIAN([.$U24];[.$AP24];[.$BK24])" office:value-type="float"/>
          <table:table-cell table:formula="of:=MEDIAN([.$V24];[.$AQ24];[.$BL24])" office:value-type="float"/>
          <table:table-cell table:formula="of:=MAX([.$B24];[.$W24];[.$AR24])" office:value-type="float"/>
          <table:table-cell table:formula="of:=MAX([.$C24];[.$X24];[.$AS24])" office:value-type="float"/>
          <table:table-cell table:formula="of:=MAX([.$D24];[.$Y24];[.$AT24])" office:value-type="float"/>
          <table:table-cell table:formula="of:=MAX([.$E24];[.$Z24];[.$AU24])" office:value-type="float"/>
          <table:table-cell table:formula="of:=MAX([.$F24];[.$AA24];[.$AV24])" office:value-type="float"/>
          <table:table-cell table:formula="of:=MAX([.$G24];[.$AB24];[.$AW24])" office:value-type="float"/>
          <table:table-cell table:formula="of:=MAX([.$H24];[.$AC24];[.$AX24])" office:value-type="float"/>
          <table:table-cell table:formula="of:=MAX([.$I24];[.$AD24];[.$AY24])" office:value-type="float"/>
          <table:table-cell table:formula="of:=MAX([.$J24];[.$AE24];[.$AZ24])" office:value-type="float"/>
          <table:table-cell table:formula="of:=MAX([.$K24];[.$AF24];[.$BA24])" office:value-type="float"/>
          <table:table-cell table:formula="of:=MAX([.$L24];[.$AG24];[.$BB24])" office:value-type="float"/>
          <table:table-cell table:formula="of:=MAX([.$M24];[.$AH24];[.$BC24])" office:value-type="float"/>
          <table:table-cell table:formula="of:=MAX([.$N24];[.$AI24];[.$BD24])" office:value-type="float"/>
          <table:table-cell table:formula="of:=MAX([.$O24];[.$AJ24];[.$BE24])" office:value-type="float"/>
          <table:table-cell table:formula="of:=MAX([.$P24];[.$AK24];[.$BF24])" office:value-type="float"/>
          <table:table-cell table:formula="of:=MAX([.$Q24];[.$AL24];[.$BG24])" office:value-type="float"/>
          <table:table-cell table:formula="of:=MAX([.$R24];[.$AM24];[.$BH24])" office:value-type="float"/>
          <table:table-cell table:formula="of:=MAX([.$S24];[.$AN24];[.$BI24])" office:value-type="float"/>
          <table:table-cell table:formula="of:=MAX([.$T24];[.$AO24];[.$BJ24])" office:value-type="float"/>
          <table:table-cell table:formula="of:=MAX([.$U24];[.$AP24];[.$BK24])" office:value-type="float"/>
          <table:table-cell table:formula="of:=MAX([.$V24];[.$AQ24];[.$BL24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0.792232"/>
          <table:table-cell office:value-type="float" office:value="0.4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234.0"/>
          <table:table-cell office:value-type="float" office:value="49626.0"/>
          <table:table-cell office:value-type="float" office:value="171523.0"/>
          <table:table-cell office:value-type="float" office:value="13415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74627"/>
          <table:table-cell office:value-type="float" office:value="0.45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88.0"/>
          <table:table-cell office:value-type="float" office:value="49626.0"/>
          <table:table-cell office:value-type="float" office:value="171523.0"/>
          <table:table-cell office:value-type="float" office:value="1345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592919"/>
          <table:table-cell office:value-type="float" office:value="0.308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6.0"/>
          <table:table-cell office:value-type="float" office:value="34353.0"/>
          <table:table-cell office:value-type="float" office:value="121921.0"/>
          <table:table-cell office:value-type="float" office:value="11968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32.0"/>
          <table:table-cell office:value-type="float" office:value="74226.0"/>
          <table:table-cell office:value-type="float" office:value="49011.0"/>
          <table:table-cell office:value-type="float" office:value="23205.0"/>
          <table:table-cell office:value-type="float" office:value="47045.0"/>
          <table:table-cell office:value-type="float" office:value="42063.0"/>
          <table:table-cell office:value-type="float" office:value="108.0"/>
          <table:table-cell table:formula="of:=MIN([.$B25];[.$W25];[.$AR25])" office:value-type="float"/>
          <table:table-cell table:formula="of:=MIN([.$C25];[.$X25];[.$AS25])" office:value-type="float"/>
          <table:table-cell table:formula="of:=MIN([.$D25];[.$Y25];[.$AT25])" office:value-type="float"/>
          <table:table-cell table:formula="of:=MIN([.$E25];[.$Z25];[.$AU25])" office:value-type="float"/>
          <table:table-cell table:formula="of:=MIN([.$F25];[.$AA25];[.$AV25])" office:value-type="float"/>
          <table:table-cell table:formula="of:=MIN([.$G25];[.$AB25];[.$AW25])" office:value-type="float"/>
          <table:table-cell table:formula="of:=MIN([.$H25];[.$AC25];[.$AX25])" office:value-type="float"/>
          <table:table-cell table:formula="of:=MIN([.$I25];[.$AD25];[.$AY25])" office:value-type="float"/>
          <table:table-cell table:formula="of:=MIN([.$J25];[.$AE25];[.$AZ25])" office:value-type="float"/>
          <table:table-cell table:formula="of:=MIN([.$K25];[.$AF25];[.$BA25])" office:value-type="float"/>
          <table:table-cell table:formula="of:=MIN([.$L25];[.$AG25];[.$BB25])" office:value-type="float"/>
          <table:table-cell table:formula="of:=MIN([.$M25];[.$AH25];[.$BC25])" office:value-type="float"/>
          <table:table-cell table:formula="of:=MIN([.$N25];[.$AI25];[.$BD25])" office:value-type="float"/>
          <table:table-cell table:formula="of:=MIN([.$O25];[.$AJ25];[.$BE25])" office:value-type="float"/>
          <table:table-cell table:formula="of:=MIN([.$P25];[.$AK25];[.$BF25])" office:value-type="float"/>
          <table:table-cell table:formula="of:=MIN([.$Q25];[.$AL25];[.$BG25])" office:value-type="float"/>
          <table:table-cell table:formula="of:=MIN([.$R25];[.$AM25];[.$BH25])" office:value-type="float"/>
          <table:table-cell table:formula="of:=MIN([.$S25];[.$AN25];[.$BI25])" office:value-type="float"/>
          <table:table-cell table:formula="of:=MIN([.$T25];[.$AO25];[.$BJ25])" office:value-type="float"/>
          <table:table-cell table:formula="of:=MIN([.$U25];[.$AP25];[.$BK25])" office:value-type="float"/>
          <table:table-cell table:formula="of:=MIN([.$V25];[.$AQ25];[.$BL25])" office:value-type="float"/>
          <table:table-cell table:formula="of:=MEDIAN([.$B25];[.$W25];[.$AR25])" office:value-type="float"/>
          <table:table-cell table:formula="of:=MEDIAN([.$C25];[.$X25];[.$AS25])" office:value-type="float"/>
          <table:table-cell table:formula="of:=MEDIAN([.$D25];[.$Y25];[.$AT25])" office:value-type="float"/>
          <table:table-cell table:formula="of:=MEDIAN([.$E25];[.$Z25];[.$AU25])" office:value-type="float"/>
          <table:table-cell table:formula="of:=MEDIAN([.$F25];[.$AA25];[.$AV25])" office:value-type="float"/>
          <table:table-cell table:formula="of:=MEDIAN([.$G25];[.$AB25];[.$AW25])" office:value-type="float"/>
          <table:table-cell table:formula="of:=MEDIAN([.$H25];[.$AC25];[.$AX25])" office:value-type="float"/>
          <table:table-cell table:formula="of:=MEDIAN([.$I25];[.$AD25];[.$AY25])" office:value-type="float"/>
          <table:table-cell table:formula="of:=MEDIAN([.$J25];[.$AE25];[.$AZ25])" office:value-type="float"/>
          <table:table-cell table:formula="of:=MEDIAN([.$K25];[.$AF25];[.$BA25])" office:value-type="float"/>
          <table:table-cell table:formula="of:=MEDIAN([.$L25];[.$AG25];[.$BB25])" office:value-type="float"/>
          <table:table-cell table:formula="of:=MEDIAN([.$M25];[.$AH25];[.$BC25])" office:value-type="float"/>
          <table:table-cell table:formula="of:=MEDIAN([.$N25];[.$AI25];[.$BD25])" office:value-type="float"/>
          <table:table-cell table:formula="of:=MEDIAN([.$O25];[.$AJ25];[.$BE25])" office:value-type="float"/>
          <table:table-cell table:formula="of:=MEDIAN([.$P25];[.$AK25];[.$BF25])" office:value-type="float"/>
          <table:table-cell table:formula="of:=MEDIAN([.$Q25];[.$AL25];[.$BG25])" office:value-type="float"/>
          <table:table-cell table:formula="of:=MEDIAN([.$R25];[.$AM25];[.$BH25])" office:value-type="float"/>
          <table:table-cell table:formula="of:=MEDIAN([.$S25];[.$AN25];[.$BI25])" office:value-type="float"/>
          <table:table-cell table:formula="of:=MEDIAN([.$T25];[.$AO25];[.$BJ25])" office:value-type="float"/>
          <table:table-cell table:formula="of:=MEDIAN([.$U25];[.$AP25];[.$BK25])" office:value-type="float"/>
          <table:table-cell table:formula="of:=MEDIAN([.$V25];[.$AQ25];[.$BL25])" office:value-type="float"/>
          <table:table-cell table:formula="of:=MAX([.$B25];[.$W25];[.$AR25])" office:value-type="float"/>
          <table:table-cell table:formula="of:=MAX([.$C25];[.$X25];[.$AS25])" office:value-type="float"/>
          <table:table-cell table:formula="of:=MAX([.$D25];[.$Y25];[.$AT25])" office:value-type="float"/>
          <table:table-cell table:formula="of:=MAX([.$E25];[.$Z25];[.$AU25])" office:value-type="float"/>
          <table:table-cell table:formula="of:=MAX([.$F25];[.$AA25];[.$AV25])" office:value-type="float"/>
          <table:table-cell table:formula="of:=MAX([.$G25];[.$AB25];[.$AW25])" office:value-type="float"/>
          <table:table-cell table:formula="of:=MAX([.$H25];[.$AC25];[.$AX25])" office:value-type="float"/>
          <table:table-cell table:formula="of:=MAX([.$I25];[.$AD25];[.$AY25])" office:value-type="float"/>
          <table:table-cell table:formula="of:=MAX([.$J25];[.$AE25];[.$AZ25])" office:value-type="float"/>
          <table:table-cell table:formula="of:=MAX([.$K25];[.$AF25];[.$BA25])" office:value-type="float"/>
          <table:table-cell table:formula="of:=MAX([.$L25];[.$AG25];[.$BB25])" office:value-type="float"/>
          <table:table-cell table:formula="of:=MAX([.$M25];[.$AH25];[.$BC25])" office:value-type="float"/>
          <table:table-cell table:formula="of:=MAX([.$N25];[.$AI25];[.$BD25])" office:value-type="float"/>
          <table:table-cell table:formula="of:=MAX([.$O25];[.$AJ25];[.$BE25])" office:value-type="float"/>
          <table:table-cell table:formula="of:=MAX([.$P25];[.$AK25];[.$BF25])" office:value-type="float"/>
          <table:table-cell table:formula="of:=MAX([.$Q25];[.$AL25];[.$BG25])" office:value-type="float"/>
          <table:table-cell table:formula="of:=MAX([.$R25];[.$AM25];[.$BH25])" office:value-type="float"/>
          <table:table-cell table:formula="of:=MAX([.$S25];[.$AN25];[.$BI25])" office:value-type="float"/>
          <table:table-cell table:formula="of:=MAX([.$T25];[.$AO25];[.$BJ25])" office:value-type="float"/>
          <table:table-cell table:formula="of:=MAX([.$U25];[.$AP25];[.$BK25])" office:value-type="float"/>
          <table:table-cell table:formula="of:=MAX([.$V25];[.$AQ25];[.$BL25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0.814683"/>
          <table:table-cell office:value-type="float" office:value="0.491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46.0"/>
          <table:table-cell office:value-type="float" office:value="513.0"/>
          <table:table-cell office:value-type="float" office:value="49626.0"/>
          <table:table-cell office:value-type="float" office:value="171523.0"/>
          <table:table-cell office:value-type="float" office:value="1311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782238"/>
          <table:table-cell office:value-type="float" office:value="0.45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79.0"/>
          <table:table-cell office:value-type="float" office:value="49626.0"/>
          <table:table-cell office:value-type="float" office:value="171523.0"/>
          <table:table-cell office:value-type="float" office:value="13508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33083"/>
          <table:table-cell office:value-type="float" office:value="0.374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80.0"/>
          <table:table-cell office:value-type="float" office:value="34353.0"/>
          <table:table-cell office:value-type="float" office:value="121921.0"/>
          <table:table-cell office:value-type="float" office:value="119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32.0"/>
          <table:table-cell office:value-type="float" office:value="74226.0"/>
          <table:table-cell office:value-type="float" office:value="49011.0"/>
          <table:table-cell office:value-type="float" office:value="23205.0"/>
          <table:table-cell office:value-type="float" office:value="47045.0"/>
          <table:table-cell office:value-type="float" office:value="42063.0"/>
          <table:table-cell office:value-type="float" office:value="108.0"/>
          <table:table-cell table:formula="of:=MIN([.$B26];[.$W26];[.$AR26])" office:value-type="float"/>
          <table:table-cell table:formula="of:=MIN([.$C26];[.$X26];[.$AS26])" office:value-type="float"/>
          <table:table-cell table:formula="of:=MIN([.$D26];[.$Y26];[.$AT26])" office:value-type="float"/>
          <table:table-cell table:formula="of:=MIN([.$E26];[.$Z26];[.$AU26])" office:value-type="float"/>
          <table:table-cell table:formula="of:=MIN([.$F26];[.$AA26];[.$AV26])" office:value-type="float"/>
          <table:table-cell table:formula="of:=MIN([.$G26];[.$AB26];[.$AW26])" office:value-type="float"/>
          <table:table-cell table:formula="of:=MIN([.$H26];[.$AC26];[.$AX26])" office:value-type="float"/>
          <table:table-cell table:formula="of:=MIN([.$I26];[.$AD26];[.$AY26])" office:value-type="float"/>
          <table:table-cell table:formula="of:=MIN([.$J26];[.$AE26];[.$AZ26])" office:value-type="float"/>
          <table:table-cell table:formula="of:=MIN([.$K26];[.$AF26];[.$BA26])" office:value-type="float"/>
          <table:table-cell table:formula="of:=MIN([.$L26];[.$AG26];[.$BB26])" office:value-type="float"/>
          <table:table-cell table:formula="of:=MIN([.$M26];[.$AH26];[.$BC26])" office:value-type="float"/>
          <table:table-cell table:formula="of:=MIN([.$N26];[.$AI26];[.$BD26])" office:value-type="float"/>
          <table:table-cell table:formula="of:=MIN([.$O26];[.$AJ26];[.$BE26])" office:value-type="float"/>
          <table:table-cell table:formula="of:=MIN([.$P26];[.$AK26];[.$BF26])" office:value-type="float"/>
          <table:table-cell table:formula="of:=MIN([.$Q26];[.$AL26];[.$BG26])" office:value-type="float"/>
          <table:table-cell table:formula="of:=MIN([.$R26];[.$AM26];[.$BH26])" office:value-type="float"/>
          <table:table-cell table:formula="of:=MIN([.$S26];[.$AN26];[.$BI26])" office:value-type="float"/>
          <table:table-cell table:formula="of:=MIN([.$T26];[.$AO26];[.$BJ26])" office:value-type="float"/>
          <table:table-cell table:formula="of:=MIN([.$U26];[.$AP26];[.$BK26])" office:value-type="float"/>
          <table:table-cell table:formula="of:=MIN([.$V26];[.$AQ26];[.$BL26])" office:value-type="float"/>
          <table:table-cell table:formula="of:=MEDIAN([.$B26];[.$W26];[.$AR26])" office:value-type="float"/>
          <table:table-cell table:formula="of:=MEDIAN([.$C26];[.$X26];[.$AS26])" office:value-type="float"/>
          <table:table-cell table:formula="of:=MEDIAN([.$D26];[.$Y26];[.$AT26])" office:value-type="float"/>
          <table:table-cell table:formula="of:=MEDIAN([.$E26];[.$Z26];[.$AU26])" office:value-type="float"/>
          <table:table-cell table:formula="of:=MEDIAN([.$F26];[.$AA26];[.$AV26])" office:value-type="float"/>
          <table:table-cell table:formula="of:=MEDIAN([.$G26];[.$AB26];[.$AW26])" office:value-type="float"/>
          <table:table-cell table:formula="of:=MEDIAN([.$H26];[.$AC26];[.$AX26])" office:value-type="float"/>
          <table:table-cell table:formula="of:=MEDIAN([.$I26];[.$AD26];[.$AY26])" office:value-type="float"/>
          <table:table-cell table:formula="of:=MEDIAN([.$J26];[.$AE26];[.$AZ26])" office:value-type="float"/>
          <table:table-cell table:formula="of:=MEDIAN([.$K26];[.$AF26];[.$BA26])" office:value-type="float"/>
          <table:table-cell table:formula="of:=MEDIAN([.$L26];[.$AG26];[.$BB26])" office:value-type="float"/>
          <table:table-cell table:formula="of:=MEDIAN([.$M26];[.$AH26];[.$BC26])" office:value-type="float"/>
          <table:table-cell table:formula="of:=MEDIAN([.$N26];[.$AI26];[.$BD26])" office:value-type="float"/>
          <table:table-cell table:formula="of:=MEDIAN([.$O26];[.$AJ26];[.$BE26])" office:value-type="float"/>
          <table:table-cell table:formula="of:=MEDIAN([.$P26];[.$AK26];[.$BF26])" office:value-type="float"/>
          <table:table-cell table:formula="of:=MEDIAN([.$Q26];[.$AL26];[.$BG26])" office:value-type="float"/>
          <table:table-cell table:formula="of:=MEDIAN([.$R26];[.$AM26];[.$BH26])" office:value-type="float"/>
          <table:table-cell table:formula="of:=MEDIAN([.$S26];[.$AN26];[.$BI26])" office:value-type="float"/>
          <table:table-cell table:formula="of:=MEDIAN([.$T26];[.$AO26];[.$BJ26])" office:value-type="float"/>
          <table:table-cell table:formula="of:=MEDIAN([.$U26];[.$AP26];[.$BK26])" office:value-type="float"/>
          <table:table-cell table:formula="of:=MEDIAN([.$V26];[.$AQ26];[.$BL26])" office:value-type="float"/>
          <table:table-cell table:formula="of:=MAX([.$B26];[.$W26];[.$AR26])" office:value-type="float"/>
          <table:table-cell table:formula="of:=MAX([.$C26];[.$X26];[.$AS26])" office:value-type="float"/>
          <table:table-cell table:formula="of:=MAX([.$D26];[.$Y26];[.$AT26])" office:value-type="float"/>
          <table:table-cell table:formula="of:=MAX([.$E26];[.$Z26];[.$AU26])" office:value-type="float"/>
          <table:table-cell table:formula="of:=MAX([.$F26];[.$AA26];[.$AV26])" office:value-type="float"/>
          <table:table-cell table:formula="of:=MAX([.$G26];[.$AB26];[.$AW26])" office:value-type="float"/>
          <table:table-cell table:formula="of:=MAX([.$H26];[.$AC26];[.$AX26])" office:value-type="float"/>
          <table:table-cell table:formula="of:=MAX([.$I26];[.$AD26];[.$AY26])" office:value-type="float"/>
          <table:table-cell table:formula="of:=MAX([.$J26];[.$AE26];[.$AZ26])" office:value-type="float"/>
          <table:table-cell table:formula="of:=MAX([.$K26];[.$AF26];[.$BA26])" office:value-type="float"/>
          <table:table-cell table:formula="of:=MAX([.$L26];[.$AG26];[.$BB26])" office:value-type="float"/>
          <table:table-cell table:formula="of:=MAX([.$M26];[.$AH26];[.$BC26])" office:value-type="float"/>
          <table:table-cell table:formula="of:=MAX([.$N26];[.$AI26];[.$BD26])" office:value-type="float"/>
          <table:table-cell table:formula="of:=MAX([.$O26];[.$AJ26];[.$BE26])" office:value-type="float"/>
          <table:table-cell table:formula="of:=MAX([.$P26];[.$AK26];[.$BF26])" office:value-type="float"/>
          <table:table-cell table:formula="of:=MAX([.$Q26];[.$AL26];[.$BG26])" office:value-type="float"/>
          <table:table-cell table:formula="of:=MAX([.$R26];[.$AM26];[.$BH26])" office:value-type="float"/>
          <table:table-cell table:formula="of:=MAX([.$S26];[.$AN26];[.$BI26])" office:value-type="float"/>
          <table:table-cell table:formula="of:=MAX([.$T26];[.$AO26];[.$BJ26])" office:value-type="float"/>
          <table:table-cell table:formula="of:=MAX([.$U26];[.$AP26];[.$BK26])" office:value-type="float"/>
          <table:table-cell table:formula="of:=MAX([.$V26];[.$AQ26];[.$BL26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0.856171"/>
          <table:table-cell office:value-type="float" office:value="0.513"/>
          <table:table-cell office:value-type="float" office:value="0.05"/>
          <table:table-cell office:value-type="float" office:value="1.0"/>
          <table:table-cell office:value-type="float" office:value="0.0"/>
          <table:table-cell office:value-type="float" office:value="1.0"/>
          <table:table-cell office:value-type="float" office:value="157.0"/>
          <table:table-cell office:value-type="float" office:value="2655.0"/>
          <table:table-cell office:value-type="float" office:value="49626.0"/>
          <table:table-cell office:value-type="float" office:value="171523.0"/>
          <table:table-cell office:value-type="float" office:value="13404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78164"/>
          <table:table-cell office:value-type="float" office:value="0.446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3.0"/>
          <table:table-cell office:value-type="float" office:value="395.0"/>
          <table:table-cell office:value-type="float" office:value="49626.0"/>
          <table:table-cell office:value-type="float" office:value="171523.0"/>
          <table:table-cell office:value-type="float" office:value="135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834.0"/>
          <table:table-cell office:value-type="float" office:value="117960.0"/>
          <table:table-cell office:value-type="float" office:value="82497.0"/>
          <table:table-cell office:value-type="float" office:value="54207.0"/>
          <table:table-cell office:value-type="float" office:value="76369.0"/>
          <table:table-cell office:value-type="float" office:value="90707.0"/>
          <table:table-cell office:value-type="float" office:value="204.0"/>
          <table:table-cell office:value-type="float" office:value="0.686907"/>
          <table:table-cell office:value-type="float" office:value="0.319"/>
          <table:table-cell office:value-type="float" office:value="0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0"/>
          <table:table-cell office:value-type="float" office:value="34353.0"/>
          <table:table-cell office:value-type="float" office:value="121921.0"/>
          <table:table-cell office:value-type="float" office:value="12024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9832.0"/>
          <table:table-cell office:value-type="float" office:value="74226.0"/>
          <table:table-cell office:value-type="float" office:value="49011.0"/>
          <table:table-cell office:value-type="float" office:value="23205.0"/>
          <table:table-cell office:value-type="float" office:value="47045.0"/>
          <table:table-cell office:value-type="float" office:value="42063.0"/>
          <table:table-cell office:value-type="float" office:value="108.0"/>
          <table:table-cell table:formula="of:=MIN([.$B27];[.$W27];[.$AR27])" office:value-type="float"/>
          <table:table-cell table:formula="of:=MIN([.$C27];[.$X27];[.$AS27])" office:value-type="float"/>
          <table:table-cell table:formula="of:=MIN([.$D27];[.$Y27];[.$AT27])" office:value-type="float"/>
          <table:table-cell table:formula="of:=MIN([.$E27];[.$Z27];[.$AU27])" office:value-type="float"/>
          <table:table-cell table:formula="of:=MIN([.$F27];[.$AA27];[.$AV27])" office:value-type="float"/>
          <table:table-cell table:formula="of:=MIN([.$G27];[.$AB27];[.$AW27])" office:value-type="float"/>
          <table:table-cell table:formula="of:=MIN([.$H27];[.$AC27];[.$AX27])" office:value-type="float"/>
          <table:table-cell table:formula="of:=MIN([.$I27];[.$AD27];[.$AY27])" office:value-type="float"/>
          <table:table-cell table:formula="of:=MIN([.$J27];[.$AE27];[.$AZ27])" office:value-type="float"/>
          <table:table-cell table:formula="of:=MIN([.$K27];[.$AF27];[.$BA27])" office:value-type="float"/>
          <table:table-cell table:formula="of:=MIN([.$L27];[.$AG27];[.$BB27])" office:value-type="float"/>
          <table:table-cell table:formula="of:=MIN([.$M27];[.$AH27];[.$BC27])" office:value-type="float"/>
          <table:table-cell table:formula="of:=MIN([.$N27];[.$AI27];[.$BD27])" office:value-type="float"/>
          <table:table-cell table:formula="of:=MIN([.$O27];[.$AJ27];[.$BE27])" office:value-type="float"/>
          <table:table-cell table:formula="of:=MIN([.$P27];[.$AK27];[.$BF27])" office:value-type="float"/>
          <table:table-cell table:formula="of:=MIN([.$Q27];[.$AL27];[.$BG27])" office:value-type="float"/>
          <table:table-cell table:formula="of:=MIN([.$R27];[.$AM27];[.$BH27])" office:value-type="float"/>
          <table:table-cell table:formula="of:=MIN([.$S27];[.$AN27];[.$BI27])" office:value-type="float"/>
          <table:table-cell table:formula="of:=MIN([.$T27];[.$AO27];[.$BJ27])" office:value-type="float"/>
          <table:table-cell table:formula="of:=MIN([.$U27];[.$AP27];[.$BK27])" office:value-type="float"/>
          <table:table-cell table:formula="of:=MIN([.$V27];[.$AQ27];[.$BL27])" office:value-type="float"/>
          <table:table-cell table:formula="of:=MEDIAN([.$B27];[.$W27];[.$AR27])" office:value-type="float"/>
          <table:table-cell table:formula="of:=MEDIAN([.$C27];[.$X27];[.$AS27])" office:value-type="float"/>
          <table:table-cell table:formula="of:=MEDIAN([.$D27];[.$Y27];[.$AT27])" office:value-type="float"/>
          <table:table-cell table:formula="of:=MEDIAN([.$E27];[.$Z27];[.$AU27])" office:value-type="float"/>
          <table:table-cell table:formula="of:=MEDIAN([.$F27];[.$AA27];[.$AV27])" office:value-type="float"/>
          <table:table-cell table:formula="of:=MEDIAN([.$G27];[.$AB27];[.$AW27])" office:value-type="float"/>
          <table:table-cell table:formula="of:=MEDIAN([.$H27];[.$AC27];[.$AX27])" office:value-type="float"/>
          <table:table-cell table:formula="of:=MEDIAN([.$I27];[.$AD27];[.$AY27])" office:value-type="float"/>
          <table:table-cell table:formula="of:=MEDIAN([.$J27];[.$AE27];[.$AZ27])" office:value-type="float"/>
          <table:table-cell table:formula="of:=MEDIAN([.$K27];[.$AF27];[.$BA27])" office:value-type="float"/>
          <table:table-cell table:formula="of:=MEDIAN([.$L27];[.$AG27];[.$BB27])" office:value-type="float"/>
          <table:table-cell table:formula="of:=MEDIAN([.$M27];[.$AH27];[.$BC27])" office:value-type="float"/>
          <table:table-cell table:formula="of:=MEDIAN([.$N27];[.$AI27];[.$BD27])" office:value-type="float"/>
          <table:table-cell table:formula="of:=MEDIAN([.$O27];[.$AJ27];[.$BE27])" office:value-type="float"/>
          <table:table-cell table:formula="of:=MEDIAN([.$P27];[.$AK27];[.$BF27])" office:value-type="float"/>
          <table:table-cell table:formula="of:=MEDIAN([.$Q27];[.$AL27];[.$BG27])" office:value-type="float"/>
          <table:table-cell table:formula="of:=MEDIAN([.$R27];[.$AM27];[.$BH27])" office:value-type="float"/>
          <table:table-cell table:formula="of:=MEDIAN([.$S27];[.$AN27];[.$BI27])" office:value-type="float"/>
          <table:table-cell table:formula="of:=MEDIAN([.$T27];[.$AO27];[.$BJ27])" office:value-type="float"/>
          <table:table-cell table:formula="of:=MEDIAN([.$U27];[.$AP27];[.$BK27])" office:value-type="float"/>
          <table:table-cell table:formula="of:=MEDIAN([.$V27];[.$AQ27];[.$BL27])" office:value-type="float"/>
          <table:table-cell table:formula="of:=MAX([.$B27];[.$W27];[.$AR27])" office:value-type="float"/>
          <table:table-cell table:formula="of:=MAX([.$C27];[.$X27];[.$AS27])" office:value-type="float"/>
          <table:table-cell table:formula="of:=MAX([.$D27];[.$Y27];[.$AT27])" office:value-type="float"/>
          <table:table-cell table:formula="of:=MAX([.$E27];[.$Z27];[.$AU27])" office:value-type="float"/>
          <table:table-cell table:formula="of:=MAX([.$F27];[.$AA27];[.$AV27])" office:value-type="float"/>
          <table:table-cell table:formula="of:=MAX([.$G27];[.$AB27];[.$AW27])" office:value-type="float"/>
          <table:table-cell table:formula="of:=MAX([.$H27];[.$AC27];[.$AX27])" office:value-type="float"/>
          <table:table-cell table:formula="of:=MAX([.$I27];[.$AD27];[.$AY27])" office:value-type="float"/>
          <table:table-cell table:formula="of:=MAX([.$J27];[.$AE27];[.$AZ27])" office:value-type="float"/>
          <table:table-cell table:formula="of:=MAX([.$K27];[.$AF27];[.$BA27])" office:value-type="float"/>
          <table:table-cell table:formula="of:=MAX([.$L27];[.$AG27];[.$BB27])" office:value-type="float"/>
          <table:table-cell table:formula="of:=MAX([.$M27];[.$AH27];[.$BC27])" office:value-type="float"/>
          <table:table-cell table:formula="of:=MAX([.$N27];[.$AI27];[.$BD27])" office:value-type="float"/>
          <table:table-cell table:formula="of:=MAX([.$O27];[.$AJ27];[.$BE27])" office:value-type="float"/>
          <table:table-cell table:formula="of:=MAX([.$P27];[.$AK27];[.$BF27])" office:value-type="float"/>
          <table:table-cell table:formula="of:=MAX([.$Q27];[.$AL27];[.$BG27])" office:value-type="float"/>
          <table:table-cell table:formula="of:=MAX([.$R27];[.$AM27];[.$BH27])" office:value-type="float"/>
          <table:table-cell table:formula="of:=MAX([.$S27];[.$AN27];[.$BI27])" office:value-type="float"/>
          <table:table-cell table:formula="of:=MAX([.$T27];[.$AO27];[.$BJ27])" office:value-type="float"/>
          <table:table-cell table:formula="of:=MAX([.$U27];[.$AP27];[.$BK27])" office:value-type="float"/>
          <table:table-cell table:formula="of:=MAX([.$V27];[.$AQ27];[.$BL2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7])" office:value-type="float"/>
          <table:table-cell table:formula="of:=SUM([.C3:.C27])" office:value-type="float"/>
          <table:table-cell table:formula="of:=SUM([.D3:.D27])" office:value-type="float"/>
          <table:table-cell table:formula="of:=SUM([.E3:.E27])" office:value-type="float"/>
          <table:table-cell table:formula="of:=SUM([.F3:.F27])" office:value-type="float"/>
          <table:table-cell table:formula="of:=SUM([.G3:.G27])" office:value-type="float"/>
          <table:table-cell table:formula="of:=SUM([.H3:.H27])" office:value-type="float"/>
          <table:table-cell table:formula="of:=SUM([.I3:.I27])" office:value-type="float"/>
          <table:table-cell table:formula="of:=SUM([.J3:.J27])" office:value-type="float"/>
          <table:table-cell table:formula="of:=SUM([.K3:.K27])" office:value-type="float"/>
          <table:table-cell table:formula="of:=SUM([.L3:.L27])" office:value-type="float"/>
          <table:table-cell table:formula="of:=SUM([.M3:.M27])" office:value-type="float"/>
          <table:table-cell table:formula="of:=SUM([.N3:.N27])" office:value-type="float"/>
          <table:table-cell table:formula="of:=SUM([.O3:.O27])" office:value-type="float"/>
          <table:table-cell table:formula="of:=SUM([.P3:.P27])" office:value-type="float"/>
          <table:table-cell table:formula="of:=SUM([.Q3:.Q27])" office:value-type="float"/>
          <table:table-cell table:formula="of:=SUM([.R3:.R27])" office:value-type="float"/>
          <table:table-cell table:formula="of:=SUM([.S3:.S27])" office:value-type="float"/>
          <table:table-cell table:formula="of:=SUM([.T3:.T27])" office:value-type="float"/>
          <table:table-cell table:formula="of:=SUM([.U3:.U27])" office:value-type="float"/>
          <table:table-cell table:formula="of:=SUM([.V3:.V27])" office:value-type="float"/>
          <table:table-cell table:formula="of:=SUM([.W3:.W27])" office:value-type="float"/>
          <table:table-cell table:formula="of:=SUM([.X3:.X27])" office:value-type="float"/>
          <table:table-cell table:formula="of:=SUM([.Y3:.Y27])" office:value-type="float"/>
          <table:table-cell table:formula="of:=SUM([.Z3:.Z27])" office:value-type="float"/>
          <table:table-cell table:formula="of:=SUM([.AA3:.AA27])" office:value-type="float"/>
          <table:table-cell table:formula="of:=SUM([.AB3:.AB27])" office:value-type="float"/>
          <table:table-cell table:formula="of:=SUM([.AC3:.AC27])" office:value-type="float"/>
          <table:table-cell table:formula="of:=SUM([.AD3:.AD27])" office:value-type="float"/>
          <table:table-cell table:formula="of:=SUM([.AE3:.AE27])" office:value-type="float"/>
          <table:table-cell table:formula="of:=SUM([.AF3:.AF27])" office:value-type="float"/>
          <table:table-cell table:formula="of:=SUM([.AG3:.AG27])" office:value-type="float"/>
          <table:table-cell table:formula="of:=SUM([.AH3:.AH27])" office:value-type="float"/>
          <table:table-cell table:formula="of:=SUM([.AI3:.AI27])" office:value-type="float"/>
          <table:table-cell table:formula="of:=SUM([.AJ3:.AJ27])" office:value-type="float"/>
          <table:table-cell table:formula="of:=SUM([.AK3:.AK27])" office:value-type="float"/>
          <table:table-cell table:formula="of:=SUM([.AL3:.AL27])" office:value-type="float"/>
          <table:table-cell table:formula="of:=SUM([.AM3:.AM27])" office:value-type="float"/>
          <table:table-cell table:formula="of:=SUM([.AN3:.AN27])" office:value-type="float"/>
          <table:table-cell table:formula="of:=SUM([.AO3:.AO27])" office:value-type="float"/>
          <table:table-cell table:formula="of:=SUM([.AP3:.AP27])" office:value-type="float"/>
          <table:table-cell table:formula="of:=SUM([.AQ3:.AQ27])" office:value-type="float"/>
          <table:table-cell table:formula="of:=SUM([.AR3:.AR27])" office:value-type="float"/>
          <table:table-cell table:formula="of:=SUM([.AS3:.AS27])" office:value-type="float"/>
          <table:table-cell table:formula="of:=SUM([.AT3:.AT27])" office:value-type="float"/>
          <table:table-cell table:formula="of:=SUM([.AU3:.AU27])" office:value-type="float"/>
          <table:table-cell table:formula="of:=SUM([.AV3:.AV27])" office:value-type="float"/>
          <table:table-cell table:formula="of:=SUM([.AW3:.AW27])" office:value-type="float"/>
          <table:table-cell table:formula="of:=SUM([.AX3:.AX27])" office:value-type="float"/>
          <table:table-cell table:formula="of:=SUM([.AY3:.AY27])" office:value-type="float"/>
          <table:table-cell table:formula="of:=SUM([.AZ3:.AZ27])" office:value-type="float"/>
          <table:table-cell table:formula="of:=SUM([.BA3:.BA27])" office:value-type="float"/>
          <table:table-cell table:formula="of:=SUM([.BB3:.BB27])" office:value-type="float"/>
          <table:table-cell table:formula="of:=SUM([.BC3:.BC27])" office:value-type="float"/>
          <table:table-cell table:formula="of:=SUM([.BD3:.BD27])" office:value-type="float"/>
          <table:table-cell table:formula="of:=SUM([.BE3:.BE27])" office:value-type="float"/>
          <table:table-cell table:formula="of:=SUM([.BF3:.BF27])" office:value-type="float"/>
          <table:table-cell table:formula="of:=SUM([.BG3:.BG27])" office:value-type="float"/>
          <table:table-cell table:formula="of:=SUM([.BH3:.BH27])" office:value-type="float"/>
          <table:table-cell table:formula="of:=SUM([.BI3:.BI27])" office:value-type="float"/>
          <table:table-cell table:formula="of:=SUM([.BJ3:.BJ27])" office:value-type="float"/>
          <table:table-cell table:formula="of:=SUM([.BK3:.BK27])" office:value-type="float"/>
          <table:table-cell table:formula="of:=SUM([.BL3:.BL27])" office:value-type="float"/>
          <table:table-cell table:formula="of:=SUM([.BM3:.BM27])" office:value-type="float"/>
          <table:table-cell table:formula="of:=SUM([.BN3:.BN27])" office:value-type="float"/>
          <table:table-cell table:formula="of:=SUM([.BO3:.BO27])" office:value-type="float"/>
          <table:table-cell table:formula="of:=SUM([.BP3:.BP27])" office:value-type="float"/>
          <table:table-cell table:formula="of:=SUM([.BQ3:.BQ27])" office:value-type="float"/>
          <table:table-cell table:formula="of:=SUM([.BR3:.BR27])" office:value-type="float"/>
          <table:table-cell table:formula="of:=SUM([.BS3:.BS27])" office:value-type="float"/>
          <table:table-cell table:formula="of:=SUM([.BT3:.BT27])" office:value-type="float"/>
          <table:table-cell table:formula="of:=SUM([.BU3:.BU27])" office:value-type="float"/>
          <table:table-cell table:formula="of:=SUM([.BV3:.BV27])" office:value-type="float"/>
          <table:table-cell table:formula="of:=SUM([.BW3:.BW27])" office:value-type="float"/>
          <table:table-cell table:formula="of:=SUM([.BX3:.BX27])" office:value-type="float"/>
          <table:table-cell table:formula="of:=SUM([.BY3:.BY27])" office:value-type="float"/>
          <table:table-cell table:formula="of:=SUM([.BZ3:.BZ27])" office:value-type="float"/>
          <table:table-cell table:formula="of:=SUM([.CA3:.CA27])" office:value-type="float"/>
          <table:table-cell table:formula="of:=SUM([.CB3:.CB27])" office:value-type="float"/>
          <table:table-cell table:formula="of:=SUM([.CC3:.CC27])" office:value-type="float"/>
          <table:table-cell table:formula="of:=SUM([.CD3:.CD27])" office:value-type="float"/>
          <table:table-cell table:formula="of:=SUM([.CE3:.CE27])" office:value-type="float"/>
          <table:table-cell table:formula="of:=SUM([.CF3:.CF27])" office:value-type="float"/>
          <table:table-cell table:formula="of:=SUM([.CG3:.CG27])" office:value-type="float"/>
          <table:table-cell table:formula="of:=SUM([.CH3:.CH27])" office:value-type="float"/>
          <table:table-cell table:formula="of:=SUM([.CI3:.CI27])" office:value-type="float"/>
          <table:table-cell table:formula="of:=SUM([.CJ3:.CJ27])" office:value-type="float"/>
          <table:table-cell table:formula="of:=SUM([.CK3:.CK27])" office:value-type="float"/>
          <table:table-cell table:formula="of:=SUM([.CL3:.CL27])" office:value-type="float"/>
          <table:table-cell table:formula="of:=SUM([.CM3:.CM27])" office:value-type="float"/>
          <table:table-cell table:formula="of:=SUM([.CN3:.CN27])" office:value-type="float"/>
          <table:table-cell table:formula="of:=SUM([.CO3:.CO27])" office:value-type="float"/>
          <table:table-cell table:formula="of:=SUM([.CP3:.CP27])" office:value-type="float"/>
          <table:table-cell table:formula="of:=SUM([.CQ3:.CQ27])" office:value-type="float"/>
          <table:table-cell table:formula="of:=SUM([.CR3:.CR27])" office:value-type="float"/>
          <table:table-cell table:formula="of:=SUM([.CS3:.CS27])" office:value-type="float"/>
          <table:table-cell table:formula="of:=SUM([.CT3:.CT27])" office:value-type="float"/>
          <table:table-cell table:formula="of:=SUM([.CU3:.CU27])" office:value-type="float"/>
          <table:table-cell table:formula="of:=SUM([.CV3:.CV27])" office:value-type="float"/>
          <table:table-cell table:formula="of:=SUM([.CW3:.CW27])" office:value-type="float"/>
          <table:table-cell table:formula="of:=SUM([.CX3:.CX27])" office:value-type="float"/>
          <table:table-cell table:formula="of:=SUM([.CY3:.CY27])" office:value-type="float"/>
          <table:table-cell table:formula="of:=SUM([.CZ3:.CZ27])" office:value-type="float"/>
          <table:table-cell table:formula="of:=SUM([.DA3:.DA27])" office:value-type="float"/>
          <table:table-cell table:formula="of:=SUM([.DB3:.DB27])" office:value-type="float"/>
          <table:table-cell table:formula="of:=SUM([.DC3:.DC27])" office:value-type="float"/>
          <table:table-cell table:formula="of:=SUM([.DD3:.DD27])" office:value-type="float"/>
          <table:table-cell table:formula="of:=SUM([.DE3:.DE27])" office:value-type="float"/>
          <table:table-cell table:formula="of:=SUM([.DF3:.DF27])" office:value-type="float"/>
          <table:table-cell table:formula="of:=SUM([.DG3:.DG27])" office:value-type="float"/>
          <table:table-cell table:formula="of:=SUM([.DH3:.DH27])" office:value-type="float"/>
          <table:table-cell table:formula="of:=SUM([.DI3:.DI27])" office:value-type="float"/>
          <table:table-cell table:formula="of:=SUM([.DJ3:.DJ27])" office:value-type="float"/>
          <table:table-cell table:formula="of:=SUM([.DK3:.DK27])" office:value-type="float"/>
          <table:table-cell table:formula="of:=SUM([.DL3:.DL27])" office:value-type="float"/>
          <table:table-cell table:formula="of:=SUM([.DM3:.DM27])" office:value-type="float"/>
          <table:table-cell table:formula="of:=SUM([.DN3:.DN27])" office:value-type="float"/>
          <table:table-cell table:formula="of:=SUM([.DO3:.DO27])" office:value-type="float"/>
          <table:table-cell table:formula="of:=SUM([.DP3:.DP27])" office:value-type="float"/>
          <table:table-cell table:formula="of:=SUM([.DQ3:.DQ27])" office:value-type="float"/>
          <table:table-cell table:formula="of:=SUM([.DR3:.DR27])" office:value-type="float"/>
          <table:table-cell table:formula="of:=SUM([.DS3:.DS27])" office:value-type="float"/>
          <table:table-cell table:formula="of:=SUM([.DT3:.DT27])" office:value-type="float"/>
          <table:table-cell table:formula="of:=SUM([.DU3:.DU27])" office:value-type="float"/>
          <table:table-cell table:formula="of:=SUM([.DV3:.DV27])" office:value-type="float"/>
          <table:table-cell table:formula="of:=SUM([.DW3:.DW2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7])" office:value-type="float"/>
          <table:table-cell table:formula="of:=AVERAGE([.C3:.C27])" office:value-type="float"/>
          <table:table-cell table:formula="of:=AVERAGE([.D3:.D27])" office:value-type="float"/>
          <table:table-cell table:formula="of:=AVERAGE([.E3:.E27])" office:value-type="float"/>
          <table:table-cell table:formula="of:=AVERAGE([.F3:.F27])" office:value-type="float"/>
          <table:table-cell table:formula="of:=AVERAGE([.G3:.G27])" office:value-type="float"/>
          <table:table-cell table:formula="of:=AVERAGE([.H3:.H27])" office:value-type="float"/>
          <table:table-cell table:formula="of:=AVERAGE([.I3:.I27])" office:value-type="float"/>
          <table:table-cell table:formula="of:=AVERAGE([.J3:.J27])" office:value-type="float"/>
          <table:table-cell table:formula="of:=AVERAGE([.K3:.K27])" office:value-type="float"/>
          <table:table-cell table:formula="of:=AVERAGE([.L3:.L27])" office:value-type="float"/>
          <table:table-cell table:formula="of:=AVERAGE([.M3:.M27])" office:value-type="float"/>
          <table:table-cell table:formula="of:=AVERAGE([.N3:.N27])" office:value-type="float"/>
          <table:table-cell table:formula="of:=AVERAGE([.O3:.O27])" office:value-type="float"/>
          <table:table-cell table:formula="of:=AVERAGE([.P3:.P27])" office:value-type="float"/>
          <table:table-cell table:formula="of:=AVERAGE([.Q3:.Q27])" office:value-type="float"/>
          <table:table-cell table:formula="of:=AVERAGE([.R3:.R27])" office:value-type="float"/>
          <table:table-cell table:formula="of:=AVERAGE([.S3:.S27])" office:value-type="float"/>
          <table:table-cell table:formula="of:=AVERAGE([.T3:.T27])" office:value-type="float"/>
          <table:table-cell table:formula="of:=AVERAGE([.U3:.U27])" office:value-type="float"/>
          <table:table-cell table:formula="of:=AVERAGE([.V3:.V27])" office:value-type="float"/>
          <table:table-cell table:formula="of:=AVERAGE([.W3:.W27])" office:value-type="float"/>
          <table:table-cell table:formula="of:=AVERAGE([.X3:.X27])" office:value-type="float"/>
          <table:table-cell table:formula="of:=AVERAGE([.Y3:.Y27])" office:value-type="float"/>
          <table:table-cell table:formula="of:=AVERAGE([.Z3:.Z27])" office:value-type="float"/>
          <table:table-cell table:formula="of:=AVERAGE([.AA3:.AA27])" office:value-type="float"/>
          <table:table-cell table:formula="of:=AVERAGE([.AB3:.AB27])" office:value-type="float"/>
          <table:table-cell table:formula="of:=AVERAGE([.AC3:.AC27])" office:value-type="float"/>
          <table:table-cell table:formula="of:=AVERAGE([.AD3:.AD27])" office:value-type="float"/>
          <table:table-cell table:formula="of:=AVERAGE([.AE3:.AE27])" office:value-type="float"/>
          <table:table-cell table:formula="of:=AVERAGE([.AF3:.AF27])" office:value-type="float"/>
          <table:table-cell table:formula="of:=AVERAGE([.AG3:.AG27])" office:value-type="float"/>
          <table:table-cell table:formula="of:=AVERAGE([.AH3:.AH27])" office:value-type="float"/>
          <table:table-cell table:formula="of:=AVERAGE([.AI3:.AI27])" office:value-type="float"/>
          <table:table-cell table:formula="of:=AVERAGE([.AJ3:.AJ27])" office:value-type="float"/>
          <table:table-cell table:formula="of:=AVERAGE([.AK3:.AK27])" office:value-type="float"/>
          <table:table-cell table:formula="of:=AVERAGE([.AL3:.AL27])" office:value-type="float"/>
          <table:table-cell table:formula="of:=AVERAGE([.AM3:.AM27])" office:value-type="float"/>
          <table:table-cell table:formula="of:=AVERAGE([.AN3:.AN27])" office:value-type="float"/>
          <table:table-cell table:formula="of:=AVERAGE([.AO3:.AO27])" office:value-type="float"/>
          <table:table-cell table:formula="of:=AVERAGE([.AP3:.AP27])" office:value-type="float"/>
          <table:table-cell table:formula="of:=AVERAGE([.AQ3:.AQ27])" office:value-type="float"/>
          <table:table-cell table:formula="of:=AVERAGE([.AR3:.AR27])" office:value-type="float"/>
          <table:table-cell table:formula="of:=AVERAGE([.AS3:.AS27])" office:value-type="float"/>
          <table:table-cell table:formula="of:=AVERAGE([.AT3:.AT27])" office:value-type="float"/>
          <table:table-cell table:formula="of:=AVERAGE([.AU3:.AU27])" office:value-type="float"/>
          <table:table-cell table:formula="of:=AVERAGE([.AV3:.AV27])" office:value-type="float"/>
          <table:table-cell table:formula="of:=AVERAGE([.AW3:.AW27])" office:value-type="float"/>
          <table:table-cell table:formula="of:=AVERAGE([.AX3:.AX27])" office:value-type="float"/>
          <table:table-cell table:formula="of:=AVERAGE([.AY3:.AY27])" office:value-type="float"/>
          <table:table-cell table:formula="of:=AVERAGE([.AZ3:.AZ27])" office:value-type="float"/>
          <table:table-cell table:formula="of:=AVERAGE([.BA3:.BA27])" office:value-type="float"/>
          <table:table-cell table:formula="of:=AVERAGE([.BB3:.BB27])" office:value-type="float"/>
          <table:table-cell table:formula="of:=AVERAGE([.BC3:.BC27])" office:value-type="float"/>
          <table:table-cell table:formula="of:=AVERAGE([.BD3:.BD27])" office:value-type="float"/>
          <table:table-cell table:formula="of:=AVERAGE([.BE3:.BE27])" office:value-type="float"/>
          <table:table-cell table:formula="of:=AVERAGE([.BF3:.BF27])" office:value-type="float"/>
          <table:table-cell table:formula="of:=AVERAGE([.BG3:.BG27])" office:value-type="float"/>
          <table:table-cell table:formula="of:=AVERAGE([.BH3:.BH27])" office:value-type="float"/>
          <table:table-cell table:formula="of:=AVERAGE([.BI3:.BI27])" office:value-type="float"/>
          <table:table-cell table:formula="of:=AVERAGE([.BJ3:.BJ27])" office:value-type="float"/>
          <table:table-cell table:formula="of:=AVERAGE([.BK3:.BK27])" office:value-type="float"/>
          <table:table-cell table:formula="of:=AVERAGE([.BL3:.BL27])" office:value-type="float"/>
          <table:table-cell table:formula="of:=AVERAGE([.BM3:.BM27])" office:value-type="float"/>
          <table:table-cell table:formula="of:=AVERAGE([.BN3:.BN27])" office:value-type="float"/>
          <table:table-cell table:formula="of:=AVERAGE([.BO3:.BO27])" office:value-type="float"/>
          <table:table-cell table:formula="of:=AVERAGE([.BP3:.BP27])" office:value-type="float"/>
          <table:table-cell table:formula="of:=AVERAGE([.BQ3:.BQ27])" office:value-type="float"/>
          <table:table-cell table:formula="of:=AVERAGE([.BR3:.BR27])" office:value-type="float"/>
          <table:table-cell table:formula="of:=AVERAGE([.BS3:.BS27])" office:value-type="float"/>
          <table:table-cell table:formula="of:=AVERAGE([.BT3:.BT27])" office:value-type="float"/>
          <table:table-cell table:formula="of:=AVERAGE([.BU3:.BU27])" office:value-type="float"/>
          <table:table-cell table:formula="of:=AVERAGE([.BV3:.BV27])" office:value-type="float"/>
          <table:table-cell table:formula="of:=AVERAGE([.BW3:.BW27])" office:value-type="float"/>
          <table:table-cell table:formula="of:=AVERAGE([.BX3:.BX27])" office:value-type="float"/>
          <table:table-cell table:formula="of:=AVERAGE([.BY3:.BY27])" office:value-type="float"/>
          <table:table-cell table:formula="of:=AVERAGE([.BZ3:.BZ27])" office:value-type="float"/>
          <table:table-cell table:formula="of:=AVERAGE([.CA3:.CA27])" office:value-type="float"/>
          <table:table-cell table:formula="of:=AVERAGE([.CB3:.CB27])" office:value-type="float"/>
          <table:table-cell table:formula="of:=AVERAGE([.CC3:.CC27])" office:value-type="float"/>
          <table:table-cell table:formula="of:=AVERAGE([.CD3:.CD27])" office:value-type="float"/>
          <table:table-cell table:formula="of:=AVERAGE([.CE3:.CE27])" office:value-type="float"/>
          <table:table-cell table:formula="of:=AVERAGE([.CF3:.CF27])" office:value-type="float"/>
          <table:table-cell table:formula="of:=AVERAGE([.CG3:.CG27])" office:value-type="float"/>
          <table:table-cell table:formula="of:=AVERAGE([.CH3:.CH27])" office:value-type="float"/>
          <table:table-cell table:formula="of:=AVERAGE([.CI3:.CI27])" office:value-type="float"/>
          <table:table-cell table:formula="of:=AVERAGE([.CJ3:.CJ27])" office:value-type="float"/>
          <table:table-cell table:formula="of:=AVERAGE([.CK3:.CK27])" office:value-type="float"/>
          <table:table-cell table:formula="of:=AVERAGE([.CL3:.CL27])" office:value-type="float"/>
          <table:table-cell table:formula="of:=AVERAGE([.CM3:.CM27])" office:value-type="float"/>
          <table:table-cell table:formula="of:=AVERAGE([.CN3:.CN27])" office:value-type="float"/>
          <table:table-cell table:formula="of:=AVERAGE([.CO3:.CO27])" office:value-type="float"/>
          <table:table-cell table:formula="of:=AVERAGE([.CP3:.CP27])" office:value-type="float"/>
          <table:table-cell table:formula="of:=AVERAGE([.CQ3:.CQ27])" office:value-type="float"/>
          <table:table-cell table:formula="of:=AVERAGE([.CR3:.CR27])" office:value-type="float"/>
          <table:table-cell table:formula="of:=AVERAGE([.CS3:.CS27])" office:value-type="float"/>
          <table:table-cell table:formula="of:=AVERAGE([.CT3:.CT27])" office:value-type="float"/>
          <table:table-cell table:formula="of:=AVERAGE([.CU3:.CU27])" office:value-type="float"/>
          <table:table-cell table:formula="of:=AVERAGE([.CV3:.CV27])" office:value-type="float"/>
          <table:table-cell table:formula="of:=AVERAGE([.CW3:.CW27])" office:value-type="float"/>
          <table:table-cell table:formula="of:=AVERAGE([.CX3:.CX27])" office:value-type="float"/>
          <table:table-cell table:formula="of:=AVERAGE([.CY3:.CY27])" office:value-type="float"/>
          <table:table-cell table:formula="of:=AVERAGE([.CZ3:.CZ27])" office:value-type="float"/>
          <table:table-cell table:formula="of:=AVERAGE([.DA3:.DA27])" office:value-type="float"/>
          <table:table-cell table:formula="of:=AVERAGE([.DB3:.DB27])" office:value-type="float"/>
          <table:table-cell table:formula="of:=AVERAGE([.DC3:.DC27])" office:value-type="float"/>
          <table:table-cell table:formula="of:=AVERAGE([.DD3:.DD27])" office:value-type="float"/>
          <table:table-cell table:formula="of:=AVERAGE([.DE3:.DE27])" office:value-type="float"/>
          <table:table-cell table:formula="of:=AVERAGE([.DF3:.DF27])" office:value-type="float"/>
          <table:table-cell table:formula="of:=AVERAGE([.DG3:.DG27])" office:value-type="float"/>
          <table:table-cell table:formula="of:=AVERAGE([.DH3:.DH27])" office:value-type="float"/>
          <table:table-cell table:formula="of:=AVERAGE([.DI3:.DI27])" office:value-type="float"/>
          <table:table-cell table:formula="of:=AVERAGE([.DJ3:.DJ27])" office:value-type="float"/>
          <table:table-cell table:formula="of:=AVERAGE([.DK3:.DK27])" office:value-type="float"/>
          <table:table-cell table:formula="of:=AVERAGE([.DL3:.DL27])" office:value-type="float"/>
          <table:table-cell table:formula="of:=AVERAGE([.DM3:.DM27])" office:value-type="float"/>
          <table:table-cell table:formula="of:=AVERAGE([.DN3:.DN27])" office:value-type="float"/>
          <table:table-cell table:formula="of:=AVERAGE([.DO3:.DO27])" office:value-type="float"/>
          <table:table-cell table:formula="of:=AVERAGE([.DP3:.DP27])" office:value-type="float"/>
          <table:table-cell table:formula="of:=AVERAGE([.DQ3:.DQ27])" office:value-type="float"/>
          <table:table-cell table:formula="of:=AVERAGE([.DR3:.DR27])" office:value-type="float"/>
          <table:table-cell table:formula="of:=AVERAGE([.DS3:.DS27])" office:value-type="float"/>
          <table:table-cell table:formula="of:=AVERAGE([.DT3:.DT27])" office:value-type="float"/>
          <table:table-cell table:formula="of:=AVERAGE([.DU3:.DU27])" office:value-type="float"/>
          <table:table-cell table:formula="of:=AVERAGE([.DV3:.DV27])" office:value-type="float"/>
          <table:table-cell table:formula="of:=AVERAGE([.DW3:.DW2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7])" office:value-type="float"/>
          <table:table-cell table:formula="of:=STDEV([.C3:.C27])" office:value-type="float"/>
          <table:table-cell table:formula="of:=STDEV([.D3:.D27])" office:value-type="float"/>
          <table:table-cell table:formula="of:=STDEV([.E3:.E27])" office:value-type="float"/>
          <table:table-cell table:formula="of:=STDEV([.F3:.F27])" office:value-type="float"/>
          <table:table-cell table:formula="of:=STDEV([.G3:.G27])" office:value-type="float"/>
          <table:table-cell table:formula="of:=STDEV([.H3:.H27])" office:value-type="float"/>
          <table:table-cell table:formula="of:=STDEV([.I3:.I27])" office:value-type="float"/>
          <table:table-cell table:formula="of:=STDEV([.J3:.J27])" office:value-type="float"/>
          <table:table-cell table:formula="of:=STDEV([.K3:.K27])" office:value-type="float"/>
          <table:table-cell table:formula="of:=STDEV([.L3:.L27])" office:value-type="float"/>
          <table:table-cell table:formula="of:=STDEV([.M3:.M27])" office:value-type="float"/>
          <table:table-cell table:formula="of:=STDEV([.N3:.N27])" office:value-type="float"/>
          <table:table-cell table:formula="of:=STDEV([.O3:.O27])" office:value-type="float"/>
          <table:table-cell table:formula="of:=STDEV([.P3:.P27])" office:value-type="float"/>
          <table:table-cell table:formula="of:=STDEV([.Q3:.Q27])" office:value-type="float"/>
          <table:table-cell table:formula="of:=STDEV([.R3:.R27])" office:value-type="float"/>
          <table:table-cell table:formula="of:=STDEV([.S3:.S27])" office:value-type="float"/>
          <table:table-cell table:formula="of:=STDEV([.T3:.T27])" office:value-type="float"/>
          <table:table-cell table:formula="of:=STDEV([.U3:.U27])" office:value-type="float"/>
          <table:table-cell table:formula="of:=STDEV([.V3:.V27])" office:value-type="float"/>
          <table:table-cell table:formula="of:=STDEV([.W3:.W27])" office:value-type="float"/>
          <table:table-cell table:formula="of:=STDEV([.X3:.X27])" office:value-type="float"/>
          <table:table-cell table:formula="of:=STDEV([.Y3:.Y27])" office:value-type="float"/>
          <table:table-cell table:formula="of:=STDEV([.Z3:.Z27])" office:value-type="float"/>
          <table:table-cell table:formula="of:=STDEV([.AA3:.AA27])" office:value-type="float"/>
          <table:table-cell table:formula="of:=STDEV([.AB3:.AB27])" office:value-type="float"/>
          <table:table-cell table:formula="of:=STDEV([.AC3:.AC27])" office:value-type="float"/>
          <table:table-cell table:formula="of:=STDEV([.AD3:.AD27])" office:value-type="float"/>
          <table:table-cell table:formula="of:=STDEV([.AE3:.AE27])" office:value-type="float"/>
          <table:table-cell table:formula="of:=STDEV([.AF3:.AF27])" office:value-type="float"/>
          <table:table-cell table:formula="of:=STDEV([.AG3:.AG27])" office:value-type="float"/>
          <table:table-cell table:formula="of:=STDEV([.AH3:.AH27])" office:value-type="float"/>
          <table:table-cell table:formula="of:=STDEV([.AI3:.AI27])" office:value-type="float"/>
          <table:table-cell table:formula="of:=STDEV([.AJ3:.AJ27])" office:value-type="float"/>
          <table:table-cell table:formula="of:=STDEV([.AK3:.AK27])" office:value-type="float"/>
          <table:table-cell table:formula="of:=STDEV([.AL3:.AL27])" office:value-type="float"/>
          <table:table-cell table:formula="of:=STDEV([.AM3:.AM27])" office:value-type="float"/>
          <table:table-cell table:formula="of:=STDEV([.AN3:.AN27])" office:value-type="float"/>
          <table:table-cell table:formula="of:=STDEV([.AO3:.AO27])" office:value-type="float"/>
          <table:table-cell table:formula="of:=STDEV([.AP3:.AP27])" office:value-type="float"/>
          <table:table-cell table:formula="of:=STDEV([.AQ3:.AQ27])" office:value-type="float"/>
          <table:table-cell table:formula="of:=STDEV([.AR3:.AR27])" office:value-type="float"/>
          <table:table-cell table:formula="of:=STDEV([.AS3:.AS27])" office:value-type="float"/>
          <table:table-cell table:formula="of:=STDEV([.AT3:.AT27])" office:value-type="float"/>
          <table:table-cell table:formula="of:=STDEV([.AU3:.AU27])" office:value-type="float"/>
          <table:table-cell table:formula="of:=STDEV([.AV3:.AV27])" office:value-type="float"/>
          <table:table-cell table:formula="of:=STDEV([.AW3:.AW27])" office:value-type="float"/>
          <table:table-cell table:formula="of:=STDEV([.AX3:.AX27])" office:value-type="float"/>
          <table:table-cell table:formula="of:=STDEV([.AY3:.AY27])" office:value-type="float"/>
          <table:table-cell table:formula="of:=STDEV([.AZ3:.AZ27])" office:value-type="float"/>
          <table:table-cell table:formula="of:=STDEV([.BA3:.BA27])" office:value-type="float"/>
          <table:table-cell table:formula="of:=STDEV([.BB3:.BB27])" office:value-type="float"/>
          <table:table-cell table:formula="of:=STDEV([.BC3:.BC27])" office:value-type="float"/>
          <table:table-cell table:formula="of:=STDEV([.BD3:.BD27])" office:value-type="float"/>
          <table:table-cell table:formula="of:=STDEV([.BE3:.BE27])" office:value-type="float"/>
          <table:table-cell table:formula="of:=STDEV([.BF3:.BF27])" office:value-type="float"/>
          <table:table-cell table:formula="of:=STDEV([.BG3:.BG27])" office:value-type="float"/>
          <table:table-cell table:formula="of:=STDEV([.BH3:.BH27])" office:value-type="float"/>
          <table:table-cell table:formula="of:=STDEV([.BI3:.BI27])" office:value-type="float"/>
          <table:table-cell table:formula="of:=STDEV([.BJ3:.BJ27])" office:value-type="float"/>
          <table:table-cell table:formula="of:=STDEV([.BK3:.BK27])" office:value-type="float"/>
          <table:table-cell table:formula="of:=STDEV([.BL3:.BL27])" office:value-type="float"/>
          <table:table-cell table:formula="of:=STDEV([.BM3:.BM27])" office:value-type="float"/>
          <table:table-cell table:formula="of:=STDEV([.BN3:.BN27])" office:value-type="float"/>
          <table:table-cell table:formula="of:=STDEV([.BO3:.BO27])" office:value-type="float"/>
          <table:table-cell table:formula="of:=STDEV([.BP3:.BP27])" office:value-type="float"/>
          <table:table-cell table:formula="of:=STDEV([.BQ3:.BQ27])" office:value-type="float"/>
          <table:table-cell table:formula="of:=STDEV([.BR3:.BR27])" office:value-type="float"/>
          <table:table-cell table:formula="of:=STDEV([.BS3:.BS27])" office:value-type="float"/>
          <table:table-cell table:formula="of:=STDEV([.BT3:.BT27])" office:value-type="float"/>
          <table:table-cell table:formula="of:=STDEV([.BU3:.BU27])" office:value-type="float"/>
          <table:table-cell table:formula="of:=STDEV([.BV3:.BV27])" office:value-type="float"/>
          <table:table-cell table:formula="of:=STDEV([.BW3:.BW27])" office:value-type="float"/>
          <table:table-cell table:formula="of:=STDEV([.BX3:.BX27])" office:value-type="float"/>
          <table:table-cell table:formula="of:=STDEV([.BY3:.BY27])" office:value-type="float"/>
          <table:table-cell table:formula="of:=STDEV([.BZ3:.BZ27])" office:value-type="float"/>
          <table:table-cell table:formula="of:=STDEV([.CA3:.CA27])" office:value-type="float"/>
          <table:table-cell table:formula="of:=STDEV([.CB3:.CB27])" office:value-type="float"/>
          <table:table-cell table:formula="of:=STDEV([.CC3:.CC27])" office:value-type="float"/>
          <table:table-cell table:formula="of:=STDEV([.CD3:.CD27])" office:value-type="float"/>
          <table:table-cell table:formula="of:=STDEV([.CE3:.CE27])" office:value-type="float"/>
          <table:table-cell table:formula="of:=STDEV([.CF3:.CF27])" office:value-type="float"/>
          <table:table-cell table:formula="of:=STDEV([.CG3:.CG27])" office:value-type="float"/>
          <table:table-cell table:formula="of:=STDEV([.CH3:.CH27])" office:value-type="float"/>
          <table:table-cell table:formula="of:=STDEV([.CI3:.CI27])" office:value-type="float"/>
          <table:table-cell table:formula="of:=STDEV([.CJ3:.CJ27])" office:value-type="float"/>
          <table:table-cell table:formula="of:=STDEV([.CK3:.CK27])" office:value-type="float"/>
          <table:table-cell table:formula="of:=STDEV([.CL3:.CL27])" office:value-type="float"/>
          <table:table-cell table:formula="of:=STDEV([.CM3:.CM27])" office:value-type="float"/>
          <table:table-cell table:formula="of:=STDEV([.CN3:.CN27])" office:value-type="float"/>
          <table:table-cell table:formula="of:=STDEV([.CO3:.CO27])" office:value-type="float"/>
          <table:table-cell table:formula="of:=STDEV([.CP3:.CP27])" office:value-type="float"/>
          <table:table-cell table:formula="of:=STDEV([.CQ3:.CQ27])" office:value-type="float"/>
          <table:table-cell table:formula="of:=STDEV([.CR3:.CR27])" office:value-type="float"/>
          <table:table-cell table:formula="of:=STDEV([.CS3:.CS27])" office:value-type="float"/>
          <table:table-cell table:formula="of:=STDEV([.CT3:.CT27])" office:value-type="float"/>
          <table:table-cell table:formula="of:=STDEV([.CU3:.CU27])" office:value-type="float"/>
          <table:table-cell table:formula="of:=STDEV([.CV3:.CV27])" office:value-type="float"/>
          <table:table-cell table:formula="of:=STDEV([.CW3:.CW27])" office:value-type="float"/>
          <table:table-cell table:formula="of:=STDEV([.CX3:.CX27])" office:value-type="float"/>
          <table:table-cell table:formula="of:=STDEV([.CY3:.CY27])" office:value-type="float"/>
          <table:table-cell table:formula="of:=STDEV([.CZ3:.CZ27])" office:value-type="float"/>
          <table:table-cell table:formula="of:=STDEV([.DA3:.DA27])" office:value-type="float"/>
          <table:table-cell table:formula="of:=STDEV([.DB3:.DB27])" office:value-type="float"/>
          <table:table-cell table:formula="of:=STDEV([.DC3:.DC27])" office:value-type="float"/>
          <table:table-cell table:formula="of:=STDEV([.DD3:.DD27])" office:value-type="float"/>
          <table:table-cell table:formula="of:=STDEV([.DE3:.DE27])" office:value-type="float"/>
          <table:table-cell table:formula="of:=STDEV([.DF3:.DF27])" office:value-type="float"/>
          <table:table-cell table:formula="of:=STDEV([.DG3:.DG27])" office:value-type="float"/>
          <table:table-cell table:formula="of:=STDEV([.DH3:.DH27])" office:value-type="float"/>
          <table:table-cell table:formula="of:=STDEV([.DI3:.DI27])" office:value-type="float"/>
          <table:table-cell table:formula="of:=STDEV([.DJ3:.DJ27])" office:value-type="float"/>
          <table:table-cell table:formula="of:=STDEV([.DK3:.DK27])" office:value-type="float"/>
          <table:table-cell table:formula="of:=STDEV([.DL3:.DL27])" office:value-type="float"/>
          <table:table-cell table:formula="of:=STDEV([.DM3:.DM27])" office:value-type="float"/>
          <table:table-cell table:formula="of:=STDEV([.DN3:.DN27])" office:value-type="float"/>
          <table:table-cell table:formula="of:=STDEV([.DO3:.DO27])" office:value-type="float"/>
          <table:table-cell table:formula="of:=STDEV([.DP3:.DP27])" office:value-type="float"/>
          <table:table-cell table:formula="of:=STDEV([.DQ3:.DQ27])" office:value-type="float"/>
          <table:table-cell table:formula="of:=STDEV([.DR3:.DR27])" office:value-type="float"/>
          <table:table-cell table:formula="of:=STDEV([.DS3:.DS27])" office:value-type="float"/>
          <table:table-cell table:formula="of:=STDEV([.DT3:.DT27])" office:value-type="float"/>
          <table:table-cell table:formula="of:=STDEV([.DU3:.DU27])" office:value-type="float"/>
          <table:table-cell table:formula="of:=STDEV([.DV3:.DV27])" office:value-type="float"/>
          <table:table-cell table:formula="of:=STDEV([.DW3:.DW2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7]-[.$BM3:.$BM27])^2)^0.5" office:value-type="float"/>
          <table:table-cell table:number-matrix-columns-spanned="1" table:number-matrix-rows-spanned="1" table:formula="of:=SUM(([.C3:.C27]-[.$BN3:.$BN27])^2)^0.5" office:value-type="float"/>
          <table:table-cell table:number-matrix-columns-spanned="1" table:number-matrix-rows-spanned="1" table:formula="of:=SUM(([.D3:.D27]-[.$BO3:.$BO27])^2)^0.5" office:value-type="float"/>
          <table:table-cell table:number-matrix-columns-spanned="1" table:number-matrix-rows-spanned="1" table:formula="of:=SUM(([.E3:.E27]-[.$BP3:.$BP27])^2)^0.5" office:value-type="float"/>
          <table:table-cell table:number-matrix-columns-spanned="1" table:number-matrix-rows-spanned="1" table:formula="of:=SUM(([.F3:.F27]-[.$BQ3:.$BQ27])^2)^0.5" office:value-type="float"/>
          <table:table-cell table:number-matrix-columns-spanned="1" table:number-matrix-rows-spanned="1" table:formula="of:=SUM(([.G3:.G27]-[.$BR3:.$BR27])^2)^0.5" office:value-type="float"/>
          <table:table-cell table:number-matrix-columns-spanned="1" table:number-matrix-rows-spanned="1" table:formula="of:=SUM(([.H3:.H27]-[.$BS3:.$BS27])^2)^0.5" office:value-type="float"/>
          <table:table-cell table:number-matrix-columns-spanned="1" table:number-matrix-rows-spanned="1" table:formula="of:=SUM(([.I3:.I27]-[.$BT3:.$BT27])^2)^0.5" office:value-type="float"/>
          <table:table-cell table:number-matrix-columns-spanned="1" table:number-matrix-rows-spanned="1" table:formula="of:=SUM(([.J3:.J27]-[.$BU3:.$BU27])^2)^0.5" office:value-type="float"/>
          <table:table-cell table:number-matrix-columns-spanned="1" table:number-matrix-rows-spanned="1" table:formula="of:=SUM(([.K3:.K27]-[.$BV3:.$BV27])^2)^0.5" office:value-type="float"/>
          <table:table-cell table:number-matrix-columns-spanned="1" table:number-matrix-rows-spanned="1" table:formula="of:=SUM(([.L3:.L27]-[.$BW3:.$BW27])^2)^0.5" office:value-type="float"/>
          <table:table-cell table:number-matrix-columns-spanned="1" table:number-matrix-rows-spanned="1" table:formula="of:=SUM(([.M3:.M27]-[.$BX3:.$BX27])^2)^0.5" office:value-type="float"/>
          <table:table-cell table:number-matrix-columns-spanned="1" table:number-matrix-rows-spanned="1" table:formula="of:=SUM(([.N3:.N27]-[.$BY3:.$BY27])^2)^0.5" office:value-type="float"/>
          <table:table-cell table:number-matrix-columns-spanned="1" table:number-matrix-rows-spanned="1" table:formula="of:=SUM(([.O3:.O27]-[.$BZ3:.$BZ27])^2)^0.5" office:value-type="float"/>
          <table:table-cell table:number-matrix-columns-spanned="1" table:number-matrix-rows-spanned="1" table:formula="of:=SUM(([.P3:.P27]-[.$CA3:.$CA27])^2)^0.5" office:value-type="float"/>
          <table:table-cell table:number-matrix-columns-spanned="1" table:number-matrix-rows-spanned="1" table:formula="of:=SUM(([.Q3:.Q27]-[.$CB3:.$CB27])^2)^0.5" office:value-type="float"/>
          <table:table-cell table:number-matrix-columns-spanned="1" table:number-matrix-rows-spanned="1" table:formula="of:=SUM(([.R3:.R27]-[.$CC3:.$CC27])^2)^0.5" office:value-type="float"/>
          <table:table-cell table:number-matrix-columns-spanned="1" table:number-matrix-rows-spanned="1" table:formula="of:=SUM(([.S3:.S27]-[.$CD3:.$CD27])^2)^0.5" office:value-type="float"/>
          <table:table-cell table:number-matrix-columns-spanned="1" table:number-matrix-rows-spanned="1" table:formula="of:=SUM(([.T3:.T27]-[.$CE3:.$CE27])^2)^0.5" office:value-type="float"/>
          <table:table-cell table:number-matrix-columns-spanned="1" table:number-matrix-rows-spanned="1" table:formula="of:=SUM(([.U3:.U27]-[.$CF3:.$CF27])^2)^0.5" office:value-type="float"/>
          <table:table-cell table:number-matrix-columns-spanned="1" table:number-matrix-rows-spanned="1" table:formula="of:=SUM(([.V3:.V27]-[.$CG3:.$CG27])^2)^0.5" office:value-type="float"/>
          <table:table-cell table:number-matrix-columns-spanned="1" table:number-matrix-rows-spanned="1" table:formula="of:=SUM(([.W3:.W27]-[.$BM3:.$BM27])^2)^0.5" office:value-type="float"/>
          <table:table-cell table:number-matrix-columns-spanned="1" table:number-matrix-rows-spanned="1" table:formula="of:=SUM(([.X3:.X27]-[.$BN3:.$BN27])^2)^0.5" office:value-type="float"/>
          <table:table-cell table:number-matrix-columns-spanned="1" table:number-matrix-rows-spanned="1" table:formula="of:=SUM(([.Y3:.Y27]-[.$BO3:.$BO27])^2)^0.5" office:value-type="float"/>
          <table:table-cell table:number-matrix-columns-spanned="1" table:number-matrix-rows-spanned="1" table:formula="of:=SUM(([.Z3:.Z27]-[.$BP3:.$BP27])^2)^0.5" office:value-type="float"/>
          <table:table-cell table:number-matrix-columns-spanned="1" table:number-matrix-rows-spanned="1" table:formula="of:=SUM(([.AA3:.AA27]-[.$BQ3:.$BQ27])^2)^0.5" office:value-type="float"/>
          <table:table-cell table:number-matrix-columns-spanned="1" table:number-matrix-rows-spanned="1" table:formula="of:=SUM(([.AB3:.AB27]-[.$BR3:.$BR27])^2)^0.5" office:value-type="float"/>
          <table:table-cell table:number-matrix-columns-spanned="1" table:number-matrix-rows-spanned="1" table:formula="of:=SUM(([.AC3:.AC27]-[.$BS3:.$BS27])^2)^0.5" office:value-type="float"/>
          <table:table-cell table:number-matrix-columns-spanned="1" table:number-matrix-rows-spanned="1" table:formula="of:=SUM(([.AD3:.AD27]-[.$BT3:.$BT27])^2)^0.5" office:value-type="float"/>
          <table:table-cell table:number-matrix-columns-spanned="1" table:number-matrix-rows-spanned="1" table:formula="of:=SUM(([.AE3:.AE27]-[.$BU3:.$BU27])^2)^0.5" office:value-type="float"/>
          <table:table-cell table:number-matrix-columns-spanned="1" table:number-matrix-rows-spanned="1" table:formula="of:=SUM(([.AF3:.AF27]-[.$BV3:.$BV27])^2)^0.5" office:value-type="float"/>
          <table:table-cell table:number-matrix-columns-spanned="1" table:number-matrix-rows-spanned="1" table:formula="of:=SUM(([.AG3:.AG27]-[.$BW3:.$BW27])^2)^0.5" office:value-type="float"/>
          <table:table-cell table:number-matrix-columns-spanned="1" table:number-matrix-rows-spanned="1" table:formula="of:=SUM(([.AH3:.AH27]-[.$BX3:.$BX27])^2)^0.5" office:value-type="float"/>
          <table:table-cell table:number-matrix-columns-spanned="1" table:number-matrix-rows-spanned="1" table:formula="of:=SUM(([.AI3:.AI27]-[.$BY3:.$BY27])^2)^0.5" office:value-type="float"/>
          <table:table-cell table:number-matrix-columns-spanned="1" table:number-matrix-rows-spanned="1" table:formula="of:=SUM(([.AJ3:.AJ27]-[.$BZ3:.$BZ27])^2)^0.5" office:value-type="float"/>
          <table:table-cell table:number-matrix-columns-spanned="1" table:number-matrix-rows-spanned="1" table:formula="of:=SUM(([.AK3:.AK27]-[.$CA3:.$CA27])^2)^0.5" office:value-type="float"/>
          <table:table-cell table:number-matrix-columns-spanned="1" table:number-matrix-rows-spanned="1" table:formula="of:=SUM(([.AL3:.AL27]-[.$CB3:.$CB27])^2)^0.5" office:value-type="float"/>
          <table:table-cell table:number-matrix-columns-spanned="1" table:number-matrix-rows-spanned="1" table:formula="of:=SUM(([.AM3:.AM27]-[.$CC3:.$CC27])^2)^0.5" office:value-type="float"/>
          <table:table-cell table:number-matrix-columns-spanned="1" table:number-matrix-rows-spanned="1" table:formula="of:=SUM(([.AN3:.AN27]-[.$CD3:.$CD27])^2)^0.5" office:value-type="float"/>
          <table:table-cell table:number-matrix-columns-spanned="1" table:number-matrix-rows-spanned="1" table:formula="of:=SUM(([.AO3:.AO27]-[.$CE3:.$CE27])^2)^0.5" office:value-type="float"/>
          <table:table-cell table:number-matrix-columns-spanned="1" table:number-matrix-rows-spanned="1" table:formula="of:=SUM(([.AP3:.AP27]-[.$CF3:.$CF27])^2)^0.5" office:value-type="float"/>
          <table:table-cell table:number-matrix-columns-spanned="1" table:number-matrix-rows-spanned="1" table:formula="of:=SUM(([.AQ3:.AQ27]-[.$CG3:.$CG27])^2)^0.5" office:value-type="float"/>
          <table:table-cell table:number-matrix-columns-spanned="1" table:number-matrix-rows-spanned="1" table:formula="of:=SUM(([.AR3:.AR27]-[.$BM3:.$BM27])^2)^0.5" office:value-type="float"/>
          <table:table-cell table:number-matrix-columns-spanned="1" table:number-matrix-rows-spanned="1" table:formula="of:=SUM(([.AS3:.AS27]-[.$BN3:.$BN27])^2)^0.5" office:value-type="float"/>
          <table:table-cell table:number-matrix-columns-spanned="1" table:number-matrix-rows-spanned="1" table:formula="of:=SUM(([.AT3:.AT27]-[.$BO3:.$BO27])^2)^0.5" office:value-type="float"/>
          <table:table-cell table:number-matrix-columns-spanned="1" table:number-matrix-rows-spanned="1" table:formula="of:=SUM(([.AU3:.AU27]-[.$BP3:.$BP27])^2)^0.5" office:value-type="float"/>
          <table:table-cell table:number-matrix-columns-spanned="1" table:number-matrix-rows-spanned="1" table:formula="of:=SUM(([.AV3:.AV27]-[.$BQ3:.$BQ27])^2)^0.5" office:value-type="float"/>
          <table:table-cell table:number-matrix-columns-spanned="1" table:number-matrix-rows-spanned="1" table:formula="of:=SUM(([.AW3:.AW27]-[.$BR3:.$BR27])^2)^0.5" office:value-type="float"/>
          <table:table-cell table:number-matrix-columns-spanned="1" table:number-matrix-rows-spanned="1" table:formula="of:=SUM(([.AX3:.AX27]-[.$BS3:.$BS27])^2)^0.5" office:value-type="float"/>
          <table:table-cell table:number-matrix-columns-spanned="1" table:number-matrix-rows-spanned="1" table:formula="of:=SUM(([.AY3:.AY27]-[.$BT3:.$BT27])^2)^0.5" office:value-type="float"/>
          <table:table-cell table:number-matrix-columns-spanned="1" table:number-matrix-rows-spanned="1" table:formula="of:=SUM(([.AZ3:.AZ27]-[.$BU3:.$BU27])^2)^0.5" office:value-type="float"/>
          <table:table-cell table:number-matrix-columns-spanned="1" table:number-matrix-rows-spanned="1" table:formula="of:=SUM(([.BA3:.BA27]-[.$BV3:.$BV27])^2)^0.5" office:value-type="float"/>
          <table:table-cell table:number-matrix-columns-spanned="1" table:number-matrix-rows-spanned="1" table:formula="of:=SUM(([.BB3:.BB27]-[.$BW3:.$BW27])^2)^0.5" office:value-type="float"/>
          <table:table-cell table:number-matrix-columns-spanned="1" table:number-matrix-rows-spanned="1" table:formula="of:=SUM(([.BC3:.BC27]-[.$BX3:.$BX27])^2)^0.5" office:value-type="float"/>
          <table:table-cell table:number-matrix-columns-spanned="1" table:number-matrix-rows-spanned="1" table:formula="of:=SUM(([.BD3:.BD27]-[.$BY3:.$BY27])^2)^0.5" office:value-type="float"/>
          <table:table-cell table:number-matrix-columns-spanned="1" table:number-matrix-rows-spanned="1" table:formula="of:=SUM(([.BE3:.BE27]-[.$BZ3:.$BZ27])^2)^0.5" office:value-type="float"/>
          <table:table-cell table:number-matrix-columns-spanned="1" table:number-matrix-rows-spanned="1" table:formula="of:=SUM(([.BF3:.BF27]-[.$CA3:.$CA27])^2)^0.5" office:value-type="float"/>
          <table:table-cell table:number-matrix-columns-spanned="1" table:number-matrix-rows-spanned="1" table:formula="of:=SUM(([.BG3:.BG27]-[.$CB3:.$CB27])^2)^0.5" office:value-type="float"/>
          <table:table-cell table:number-matrix-columns-spanned="1" table:number-matrix-rows-spanned="1" table:formula="of:=SUM(([.BH3:.BH27]-[.$CC3:.$CC27])^2)^0.5" office:value-type="float"/>
          <table:table-cell table:number-matrix-columns-spanned="1" table:number-matrix-rows-spanned="1" table:formula="of:=SUM(([.BI3:.BI27]-[.$CD3:.$CD27])^2)^0.5" office:value-type="float"/>
          <table:table-cell table:number-matrix-columns-spanned="1" table:number-matrix-rows-spanned="1" table:formula="of:=SUM(([.BJ3:.BJ27]-[.$CE3:.$CE27])^2)^0.5" office:value-type="float"/>
          <table:table-cell table:number-matrix-columns-spanned="1" table:number-matrix-rows-spanned="1" table:formula="of:=SUM(([.BK3:.BK27]-[.$CF3:.$CF27])^2)^0.5" office:value-type="float"/>
          <table:table-cell table:number-matrix-columns-spanned="1" table:number-matrix-rows-spanned="1" table:formula="of:=SUM(([.BL3:.BL27]-[.$CG3:.$CG2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7]=[.$BM3:.$BM27])" office:value-type="float"/>
          <table:table-cell table:number-matrix-columns-spanned="1" table:number-matrix-rows-spanned="1" table:formula="of:=SUM([.C3:.C27]=[.$BN3:.$BN27])" office:value-type="float"/>
          <table:table-cell table:number-matrix-columns-spanned="1" table:number-matrix-rows-spanned="1" table:formula="of:=SUM([.D3:.D27]=[.$BO3:.$BO27])" office:value-type="float"/>
          <table:table-cell table:number-matrix-columns-spanned="1" table:number-matrix-rows-spanned="1" table:formula="of:=SUM([.E3:.E27]=[.$BP3:.$BP27])" office:value-type="float"/>
          <table:table-cell table:number-matrix-columns-spanned="1" table:number-matrix-rows-spanned="1" table:formula="of:=SUM([.F3:.F27]=[.$BQ3:.$BQ27])" office:value-type="float"/>
          <table:table-cell table:number-matrix-columns-spanned="1" table:number-matrix-rows-spanned="1" table:formula="of:=SUM([.G3:.G27]=[.$BR3:.$BR27])" office:value-type="float"/>
          <table:table-cell table:number-matrix-columns-spanned="1" table:number-matrix-rows-spanned="1" table:formula="of:=SUM([.H3:.H27]=[.$BS3:.$BS27])" office:value-type="float"/>
          <table:table-cell table:number-matrix-columns-spanned="1" table:number-matrix-rows-spanned="1" table:formula="of:=SUM([.I3:.I27]=[.$BT3:.$BT27])" office:value-type="float"/>
          <table:table-cell table:number-matrix-columns-spanned="1" table:number-matrix-rows-spanned="1" table:formula="of:=SUM([.J3:.J27]=[.$BU3:.$BU27])" office:value-type="float"/>
          <table:table-cell table:number-matrix-columns-spanned="1" table:number-matrix-rows-spanned="1" table:formula="of:=SUM([.K3:.K27]=[.$BV3:.$BV27])" office:value-type="float"/>
          <table:table-cell table:number-matrix-columns-spanned="1" table:number-matrix-rows-spanned="1" table:formula="of:=SUM([.L3:.L27]=[.$BW3:.$BW27])" office:value-type="float"/>
          <table:table-cell table:number-matrix-columns-spanned="1" table:number-matrix-rows-spanned="1" table:formula="of:=SUM([.M3:.M27]=[.$BX3:.$BX27])" office:value-type="float"/>
          <table:table-cell table:number-matrix-columns-spanned="1" table:number-matrix-rows-spanned="1" table:formula="of:=SUM([.N3:.N27]=[.$BY3:.$BY27])" office:value-type="float"/>
          <table:table-cell table:number-matrix-columns-spanned="1" table:number-matrix-rows-spanned="1" table:formula="of:=SUM([.O3:.O27]=[.$BZ3:.$BZ27])" office:value-type="float"/>
          <table:table-cell table:number-matrix-columns-spanned="1" table:number-matrix-rows-spanned="1" table:formula="of:=SUM([.P3:.P27]=[.$CA3:.$CA27])" office:value-type="float"/>
          <table:table-cell table:number-matrix-columns-spanned="1" table:number-matrix-rows-spanned="1" table:formula="of:=SUM([.Q3:.Q27]=[.$CB3:.$CB27])" office:value-type="float"/>
          <table:table-cell table:number-matrix-columns-spanned="1" table:number-matrix-rows-spanned="1" table:formula="of:=SUM([.R3:.R27]=[.$CC3:.$CC27])" office:value-type="float"/>
          <table:table-cell table:number-matrix-columns-spanned="1" table:number-matrix-rows-spanned="1" table:formula="of:=SUM([.S3:.S27]=[.$CD3:.$CD27])" office:value-type="float"/>
          <table:table-cell table:number-matrix-columns-spanned="1" table:number-matrix-rows-spanned="1" table:formula="of:=SUM([.T3:.T27]=[.$CE3:.$CE27])" office:value-type="float"/>
          <table:table-cell table:number-matrix-columns-spanned="1" table:number-matrix-rows-spanned="1" table:formula="of:=SUM([.U3:.U27]=[.$CF3:.$CF27])" office:value-type="float"/>
          <table:table-cell table:number-matrix-columns-spanned="1" table:number-matrix-rows-spanned="1" table:formula="of:=SUM([.V3:.V27]=[.$CG3:.$CG27])" office:value-type="float"/>
          <table:table-cell table:number-matrix-columns-spanned="1" table:number-matrix-rows-spanned="1" table:formula="of:=SUM([.W3:.W27]=[.$BM3:.$BM27])" office:value-type="float"/>
          <table:table-cell table:number-matrix-columns-spanned="1" table:number-matrix-rows-spanned="1" table:formula="of:=SUM([.X3:.X27]=[.$BN3:.$BN27])" office:value-type="float"/>
          <table:table-cell table:number-matrix-columns-spanned="1" table:number-matrix-rows-spanned="1" table:formula="of:=SUM([.Y3:.Y27]=[.$BO3:.$BO27])" office:value-type="float"/>
          <table:table-cell table:number-matrix-columns-spanned="1" table:number-matrix-rows-spanned="1" table:formula="of:=SUM([.Z3:.Z27]=[.$BP3:.$BP27])" office:value-type="float"/>
          <table:table-cell table:number-matrix-columns-spanned="1" table:number-matrix-rows-spanned="1" table:formula="of:=SUM([.AA3:.AA27]=[.$BQ3:.$BQ27])" office:value-type="float"/>
          <table:table-cell table:number-matrix-columns-spanned="1" table:number-matrix-rows-spanned="1" table:formula="of:=SUM([.AB3:.AB27]=[.$BR3:.$BR27])" office:value-type="float"/>
          <table:table-cell table:number-matrix-columns-spanned="1" table:number-matrix-rows-spanned="1" table:formula="of:=SUM([.AC3:.AC27]=[.$BS3:.$BS27])" office:value-type="float"/>
          <table:table-cell table:number-matrix-columns-spanned="1" table:number-matrix-rows-spanned="1" table:formula="of:=SUM([.AD3:.AD27]=[.$BT3:.$BT27])" office:value-type="float"/>
          <table:table-cell table:number-matrix-columns-spanned="1" table:number-matrix-rows-spanned="1" table:formula="of:=SUM([.AE3:.AE27]=[.$BU3:.$BU27])" office:value-type="float"/>
          <table:table-cell table:number-matrix-columns-spanned="1" table:number-matrix-rows-spanned="1" table:formula="of:=SUM([.AF3:.AF27]=[.$BV3:.$BV27])" office:value-type="float"/>
          <table:table-cell table:number-matrix-columns-spanned="1" table:number-matrix-rows-spanned="1" table:formula="of:=SUM([.AG3:.AG27]=[.$BW3:.$BW27])" office:value-type="float"/>
          <table:table-cell table:number-matrix-columns-spanned="1" table:number-matrix-rows-spanned="1" table:formula="of:=SUM([.AH3:.AH27]=[.$BX3:.$BX27])" office:value-type="float"/>
          <table:table-cell table:number-matrix-columns-spanned="1" table:number-matrix-rows-spanned="1" table:formula="of:=SUM([.AI3:.AI27]=[.$BY3:.$BY27])" office:value-type="float"/>
          <table:table-cell table:number-matrix-columns-spanned="1" table:number-matrix-rows-spanned="1" table:formula="of:=SUM([.AJ3:.AJ27]=[.$BZ3:.$BZ27])" office:value-type="float"/>
          <table:table-cell table:number-matrix-columns-spanned="1" table:number-matrix-rows-spanned="1" table:formula="of:=SUM([.AK3:.AK27]=[.$CA3:.$CA27])" office:value-type="float"/>
          <table:table-cell table:number-matrix-columns-spanned="1" table:number-matrix-rows-spanned="1" table:formula="of:=SUM([.AL3:.AL27]=[.$CB3:.$CB27])" office:value-type="float"/>
          <table:table-cell table:number-matrix-columns-spanned="1" table:number-matrix-rows-spanned="1" table:formula="of:=SUM([.AM3:.AM27]=[.$CC3:.$CC27])" office:value-type="float"/>
          <table:table-cell table:number-matrix-columns-spanned="1" table:number-matrix-rows-spanned="1" table:formula="of:=SUM([.AN3:.AN27]=[.$CD3:.$CD27])" office:value-type="float"/>
          <table:table-cell table:number-matrix-columns-spanned="1" table:number-matrix-rows-spanned="1" table:formula="of:=SUM([.AO3:.AO27]=[.$CE3:.$CE27])" office:value-type="float"/>
          <table:table-cell table:number-matrix-columns-spanned="1" table:number-matrix-rows-spanned="1" table:formula="of:=SUM([.AP3:.AP27]=[.$CF3:.$CF27])" office:value-type="float"/>
          <table:table-cell table:number-matrix-columns-spanned="1" table:number-matrix-rows-spanned="1" table:formula="of:=SUM([.AQ3:.AQ27]=[.$CG3:.$CG27])" office:value-type="float"/>
          <table:table-cell table:number-matrix-columns-spanned="1" table:number-matrix-rows-spanned="1" table:formula="of:=SUM([.AR3:.AR27]=[.$BM3:.$BM27])" office:value-type="float"/>
          <table:table-cell table:number-matrix-columns-spanned="1" table:number-matrix-rows-spanned="1" table:formula="of:=SUM([.AS3:.AS27]=[.$BN3:.$BN27])" office:value-type="float"/>
          <table:table-cell table:number-matrix-columns-spanned="1" table:number-matrix-rows-spanned="1" table:formula="of:=SUM([.AT3:.AT27]=[.$BO3:.$BO27])" office:value-type="float"/>
          <table:table-cell table:number-matrix-columns-spanned="1" table:number-matrix-rows-spanned="1" table:formula="of:=SUM([.AU3:.AU27]=[.$BP3:.$BP27])" office:value-type="float"/>
          <table:table-cell table:number-matrix-columns-spanned="1" table:number-matrix-rows-spanned="1" table:formula="of:=SUM([.AV3:.AV27]=[.$BQ3:.$BQ27])" office:value-type="float"/>
          <table:table-cell table:number-matrix-columns-spanned="1" table:number-matrix-rows-spanned="1" table:formula="of:=SUM([.AW3:.AW27]=[.$BR3:.$BR27])" office:value-type="float"/>
          <table:table-cell table:number-matrix-columns-spanned="1" table:number-matrix-rows-spanned="1" table:formula="of:=SUM([.AX3:.AX27]=[.$BS3:.$BS27])" office:value-type="float"/>
          <table:table-cell table:number-matrix-columns-spanned="1" table:number-matrix-rows-spanned="1" table:formula="of:=SUM([.AY3:.AY27]=[.$BT3:.$BT27])" office:value-type="float"/>
          <table:table-cell table:number-matrix-columns-spanned="1" table:number-matrix-rows-spanned="1" table:formula="of:=SUM([.AZ3:.AZ27]=[.$BU3:.$BU27])" office:value-type="float"/>
          <table:table-cell table:number-matrix-columns-spanned="1" table:number-matrix-rows-spanned="1" table:formula="of:=SUM([.BA3:.BA27]=[.$BV3:.$BV27])" office:value-type="float"/>
          <table:table-cell table:number-matrix-columns-spanned="1" table:number-matrix-rows-spanned="1" table:formula="of:=SUM([.BB3:.BB27]=[.$BW3:.$BW27])" office:value-type="float"/>
          <table:table-cell table:number-matrix-columns-spanned="1" table:number-matrix-rows-spanned="1" table:formula="of:=SUM([.BC3:.BC27]=[.$BX3:.$BX27])" office:value-type="float"/>
          <table:table-cell table:number-matrix-columns-spanned="1" table:number-matrix-rows-spanned="1" table:formula="of:=SUM([.BD3:.BD27]=[.$BY3:.$BY27])" office:value-type="float"/>
          <table:table-cell table:number-matrix-columns-spanned="1" table:number-matrix-rows-spanned="1" table:formula="of:=SUM([.BE3:.BE27]=[.$BZ3:.$BZ27])" office:value-type="float"/>
          <table:table-cell table:number-matrix-columns-spanned="1" table:number-matrix-rows-spanned="1" table:formula="of:=SUM([.BF3:.BF27]=[.$CA3:.$CA27])" office:value-type="float"/>
          <table:table-cell table:number-matrix-columns-spanned="1" table:number-matrix-rows-spanned="1" table:formula="of:=SUM([.BG3:.BG27]=[.$CB3:.$CB27])" office:value-type="float"/>
          <table:table-cell table:number-matrix-columns-spanned="1" table:number-matrix-rows-spanned="1" table:formula="of:=SUM([.BH3:.BH27]=[.$CC3:.$CC27])" office:value-type="float"/>
          <table:table-cell table:number-matrix-columns-spanned="1" table:number-matrix-rows-spanned="1" table:formula="of:=SUM([.BI3:.BI27]=[.$CD3:.$CD27])" office:value-type="float"/>
          <table:table-cell table:number-matrix-columns-spanned="1" table:number-matrix-rows-spanned="1" table:formula="of:=SUM([.BJ3:.BJ27]=[.$CE3:.$CE27])" office:value-type="float"/>
          <table:table-cell table:number-matrix-columns-spanned="1" table:number-matrix-rows-spanned="1" table:formula="of:=SUM([.BK3:.BK27]=[.$CF3:.$CF27])" office:value-type="float"/>
          <table:table-cell table:number-matrix-columns-spanned="1" table:number-matrix-rows-spanned="1" table:formula="of:=SUM([.BL3:.BL27]=[.$CG3:.$CG2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7]&lt;[.$CH3:.$CH27])" office:value-type="float"/>
          <table:table-cell table:number-matrix-columns-spanned="1" table:number-matrix-rows-spanned="1" table:formula="of:=SUM([.C3:.C27]&lt;[.$CI3:.$CI27])" office:value-type="float"/>
          <table:table-cell table:number-matrix-columns-spanned="1" table:number-matrix-rows-spanned="1" table:formula="of:=SUM([.D3:.D27]&lt;[.$CJ3:.$CJ27])" office:value-type="float"/>
          <table:table-cell table:number-matrix-columns-spanned="1" table:number-matrix-rows-spanned="1" table:formula="of:=SUM([.E3:.E27]&lt;[.$CK3:.$CK27])" office:value-type="float"/>
          <table:table-cell table:number-matrix-columns-spanned="1" table:number-matrix-rows-spanned="1" table:formula="of:=SUM([.F3:.F27]&lt;[.$CL3:.$CL27])" office:value-type="float"/>
          <table:table-cell table:number-matrix-columns-spanned="1" table:number-matrix-rows-spanned="1" table:formula="of:=SUM([.G3:.G27]&lt;[.$CM3:.$CM27])" office:value-type="float"/>
          <table:table-cell table:number-matrix-columns-spanned="1" table:number-matrix-rows-spanned="1" table:formula="of:=SUM([.H3:.H27]&lt;[.$CN3:.$CN27])" office:value-type="float"/>
          <table:table-cell table:number-matrix-columns-spanned="1" table:number-matrix-rows-spanned="1" table:formula="of:=SUM([.I3:.I27]&lt;[.$CO3:.$CO27])" office:value-type="float"/>
          <table:table-cell table:number-matrix-columns-spanned="1" table:number-matrix-rows-spanned="1" table:formula="of:=SUM([.J3:.J27]&lt;[.$CP3:.$CP27])" office:value-type="float"/>
          <table:table-cell table:number-matrix-columns-spanned="1" table:number-matrix-rows-spanned="1" table:formula="of:=SUM([.K3:.K27]&lt;[.$CQ3:.$CQ27])" office:value-type="float"/>
          <table:table-cell table:number-matrix-columns-spanned="1" table:number-matrix-rows-spanned="1" table:formula="of:=SUM([.L3:.L27]&lt;[.$CR3:.$CR27])" office:value-type="float"/>
          <table:table-cell table:number-matrix-columns-spanned="1" table:number-matrix-rows-spanned="1" table:formula="of:=SUM([.M3:.M27]&lt;[.$CS3:.$CS27])" office:value-type="float"/>
          <table:table-cell table:number-matrix-columns-spanned="1" table:number-matrix-rows-spanned="1" table:formula="of:=SUM([.N3:.N27]&lt;[.$CT3:.$CT27])" office:value-type="float"/>
          <table:table-cell table:number-matrix-columns-spanned="1" table:number-matrix-rows-spanned="1" table:formula="of:=SUM([.O3:.O27]&lt;[.$CU3:.$CU27])" office:value-type="float"/>
          <table:table-cell table:number-matrix-columns-spanned="1" table:number-matrix-rows-spanned="1" table:formula="of:=SUM([.P3:.P27]&lt;[.$CV3:.$CV27])" office:value-type="float"/>
          <table:table-cell table:number-matrix-columns-spanned="1" table:number-matrix-rows-spanned="1" table:formula="of:=SUM([.Q3:.Q27]&lt;[.$CW3:.$CW27])" office:value-type="float"/>
          <table:table-cell table:number-matrix-columns-spanned="1" table:number-matrix-rows-spanned="1" table:formula="of:=SUM([.R3:.R27]&lt;[.$CX3:.$CX27])" office:value-type="float"/>
          <table:table-cell table:number-matrix-columns-spanned="1" table:number-matrix-rows-spanned="1" table:formula="of:=SUM([.S3:.S27]&lt;[.$CY3:.$CY27])" office:value-type="float"/>
          <table:table-cell table:number-matrix-columns-spanned="1" table:number-matrix-rows-spanned="1" table:formula="of:=SUM([.T3:.T27]&lt;[.$CZ3:.$CZ27])" office:value-type="float"/>
          <table:table-cell table:number-matrix-columns-spanned="1" table:number-matrix-rows-spanned="1" table:formula="of:=SUM([.U3:.U27]&lt;[.$DA3:.$DA27])" office:value-type="float"/>
          <table:table-cell table:number-matrix-columns-spanned="1" table:number-matrix-rows-spanned="1" table:formula="of:=SUM([.V3:.V27]&lt;[.$DB3:.$DB27])" office:value-type="float"/>
          <table:table-cell table:number-matrix-columns-spanned="1" table:number-matrix-rows-spanned="1" table:formula="of:=SUM([.W3:.W27]&lt;[.$CH3:.$CH27])" office:value-type="float"/>
          <table:table-cell table:number-matrix-columns-spanned="1" table:number-matrix-rows-spanned="1" table:formula="of:=SUM([.X3:.X27]&lt;[.$CI3:.$CI27])" office:value-type="float"/>
          <table:table-cell table:number-matrix-columns-spanned="1" table:number-matrix-rows-spanned="1" table:formula="of:=SUM([.Y3:.Y27]&lt;[.$CJ3:.$CJ27])" office:value-type="float"/>
          <table:table-cell table:number-matrix-columns-spanned="1" table:number-matrix-rows-spanned="1" table:formula="of:=SUM([.Z3:.Z27]&lt;[.$CK3:.$CK27])" office:value-type="float"/>
          <table:table-cell table:number-matrix-columns-spanned="1" table:number-matrix-rows-spanned="1" table:formula="of:=SUM([.AA3:.AA27]&lt;[.$CL3:.$CL27])" office:value-type="float"/>
          <table:table-cell table:number-matrix-columns-spanned="1" table:number-matrix-rows-spanned="1" table:formula="of:=SUM([.AB3:.AB27]&lt;[.$CM3:.$CM27])" office:value-type="float"/>
          <table:table-cell table:number-matrix-columns-spanned="1" table:number-matrix-rows-spanned="1" table:formula="of:=SUM([.AC3:.AC27]&lt;[.$CN3:.$CN27])" office:value-type="float"/>
          <table:table-cell table:number-matrix-columns-spanned="1" table:number-matrix-rows-spanned="1" table:formula="of:=SUM([.AD3:.AD27]&lt;[.$CO3:.$CO27])" office:value-type="float"/>
          <table:table-cell table:number-matrix-columns-spanned="1" table:number-matrix-rows-spanned="1" table:formula="of:=SUM([.AE3:.AE27]&lt;[.$CP3:.$CP27])" office:value-type="float"/>
          <table:table-cell table:number-matrix-columns-spanned="1" table:number-matrix-rows-spanned="1" table:formula="of:=SUM([.AF3:.AF27]&lt;[.$CQ3:.$CQ27])" office:value-type="float"/>
          <table:table-cell table:number-matrix-columns-spanned="1" table:number-matrix-rows-spanned="1" table:formula="of:=SUM([.AG3:.AG27]&lt;[.$CR3:.$CR27])" office:value-type="float"/>
          <table:table-cell table:number-matrix-columns-spanned="1" table:number-matrix-rows-spanned="1" table:formula="of:=SUM([.AH3:.AH27]&lt;[.$CS3:.$CS27])" office:value-type="float"/>
          <table:table-cell table:number-matrix-columns-spanned="1" table:number-matrix-rows-spanned="1" table:formula="of:=SUM([.AI3:.AI27]&lt;[.$CT3:.$CT27])" office:value-type="float"/>
          <table:table-cell table:number-matrix-columns-spanned="1" table:number-matrix-rows-spanned="1" table:formula="of:=SUM([.AJ3:.AJ27]&lt;[.$CU3:.$CU27])" office:value-type="float"/>
          <table:table-cell table:number-matrix-columns-spanned="1" table:number-matrix-rows-spanned="1" table:formula="of:=SUM([.AK3:.AK27]&lt;[.$CV3:.$CV27])" office:value-type="float"/>
          <table:table-cell table:number-matrix-columns-spanned="1" table:number-matrix-rows-spanned="1" table:formula="of:=SUM([.AL3:.AL27]&lt;[.$CW3:.$CW27])" office:value-type="float"/>
          <table:table-cell table:number-matrix-columns-spanned="1" table:number-matrix-rows-spanned="1" table:formula="of:=SUM([.AM3:.AM27]&lt;[.$CX3:.$CX27])" office:value-type="float"/>
          <table:table-cell table:number-matrix-columns-spanned="1" table:number-matrix-rows-spanned="1" table:formula="of:=SUM([.AN3:.AN27]&lt;[.$CY3:.$CY27])" office:value-type="float"/>
          <table:table-cell table:number-matrix-columns-spanned="1" table:number-matrix-rows-spanned="1" table:formula="of:=SUM([.AO3:.AO27]&lt;[.$CZ3:.$CZ27])" office:value-type="float"/>
          <table:table-cell table:number-matrix-columns-spanned="1" table:number-matrix-rows-spanned="1" table:formula="of:=SUM([.AP3:.AP27]&lt;[.$DA3:.$DA27])" office:value-type="float"/>
          <table:table-cell table:number-matrix-columns-spanned="1" table:number-matrix-rows-spanned="1" table:formula="of:=SUM([.AQ3:.AQ27]&lt;[.$DB3:.$DB27])" office:value-type="float"/>
          <table:table-cell table:number-matrix-columns-spanned="1" table:number-matrix-rows-spanned="1" table:formula="of:=SUM([.AR3:.AR27]&lt;[.$CH3:.$CH27])" office:value-type="float"/>
          <table:table-cell table:number-matrix-columns-spanned="1" table:number-matrix-rows-spanned="1" table:formula="of:=SUM([.AS3:.AS27]&lt;[.$CI3:.$CI27])" office:value-type="float"/>
          <table:table-cell table:number-matrix-columns-spanned="1" table:number-matrix-rows-spanned="1" table:formula="of:=SUM([.AT3:.AT27]&lt;[.$CJ3:.$CJ27])" office:value-type="float"/>
          <table:table-cell table:number-matrix-columns-spanned="1" table:number-matrix-rows-spanned="1" table:formula="of:=SUM([.AU3:.AU27]&lt;[.$CK3:.$CK27])" office:value-type="float"/>
          <table:table-cell table:number-matrix-columns-spanned="1" table:number-matrix-rows-spanned="1" table:formula="of:=SUM([.AV3:.AV27]&lt;[.$CL3:.$CL27])" office:value-type="float"/>
          <table:table-cell table:number-matrix-columns-spanned="1" table:number-matrix-rows-spanned="1" table:formula="of:=SUM([.AW3:.AW27]&lt;[.$CM3:.$CM27])" office:value-type="float"/>
          <table:table-cell table:number-matrix-columns-spanned="1" table:number-matrix-rows-spanned="1" table:formula="of:=SUM([.AX3:.AX27]&lt;[.$CN3:.$CN27])" office:value-type="float"/>
          <table:table-cell table:number-matrix-columns-spanned="1" table:number-matrix-rows-spanned="1" table:formula="of:=SUM([.AY3:.AY27]&lt;[.$CO3:.$CO27])" office:value-type="float"/>
          <table:table-cell table:number-matrix-columns-spanned="1" table:number-matrix-rows-spanned="1" table:formula="of:=SUM([.AZ3:.AZ27]&lt;[.$CP3:.$CP27])" office:value-type="float"/>
          <table:table-cell table:number-matrix-columns-spanned="1" table:number-matrix-rows-spanned="1" table:formula="of:=SUM([.BA3:.BA27]&lt;[.$CQ3:.$CQ27])" office:value-type="float"/>
          <table:table-cell table:number-matrix-columns-spanned="1" table:number-matrix-rows-spanned="1" table:formula="of:=SUM([.BB3:.BB27]&lt;[.$CR3:.$CR27])" office:value-type="float"/>
          <table:table-cell table:number-matrix-columns-spanned="1" table:number-matrix-rows-spanned="1" table:formula="of:=SUM([.BC3:.BC27]&lt;[.$CS3:.$CS27])" office:value-type="float"/>
          <table:table-cell table:number-matrix-columns-spanned="1" table:number-matrix-rows-spanned="1" table:formula="of:=SUM([.BD3:.BD27]&lt;[.$CT3:.$CT27])" office:value-type="float"/>
          <table:table-cell table:number-matrix-columns-spanned="1" table:number-matrix-rows-spanned="1" table:formula="of:=SUM([.BE3:.BE27]&lt;[.$CU3:.$CU27])" office:value-type="float"/>
          <table:table-cell table:number-matrix-columns-spanned="1" table:number-matrix-rows-spanned="1" table:formula="of:=SUM([.BF3:.BF27]&lt;[.$CV3:.$CV27])" office:value-type="float"/>
          <table:table-cell table:number-matrix-columns-spanned="1" table:number-matrix-rows-spanned="1" table:formula="of:=SUM([.BG3:.BG27]&lt;[.$CW3:.$CW27])" office:value-type="float"/>
          <table:table-cell table:number-matrix-columns-spanned="1" table:number-matrix-rows-spanned="1" table:formula="of:=SUM([.BH3:.BH27]&lt;[.$CX3:.$CX27])" office:value-type="float"/>
          <table:table-cell table:number-matrix-columns-spanned="1" table:number-matrix-rows-spanned="1" table:formula="of:=SUM([.BI3:.BI27]&lt;[.$CY3:.$CY27])" office:value-type="float"/>
          <table:table-cell table:number-matrix-columns-spanned="1" table:number-matrix-rows-spanned="1" table:formula="of:=SUM([.BJ3:.BJ27]&lt;[.$CZ3:.$CZ27])" office:value-type="float"/>
          <table:table-cell table:number-matrix-columns-spanned="1" table:number-matrix-rows-spanned="1" table:formula="of:=SUM([.BK3:.BK27]&lt;[.$DA3:.$DA27])" office:value-type="float"/>
          <table:table-cell table:number-matrix-columns-spanned="1" table:number-matrix-rows-spanned="1" table:formula="of:=SUM([.BL3:.BL27]&lt;[.$DB3:.$DB2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7]&gt;[.$CH3:.$CH27])" office:value-type="float"/>
          <table:table-cell table:number-matrix-columns-spanned="1" table:number-matrix-rows-spanned="1" table:formula="of:=SUM([.C3:.C27]&gt;[.$CI3:.$CI27])" office:value-type="float"/>
          <table:table-cell table:number-matrix-columns-spanned="1" table:number-matrix-rows-spanned="1" table:formula="of:=SUM([.D3:.D27]&gt;[.$CJ3:.$CJ27])" office:value-type="float"/>
          <table:table-cell table:number-matrix-columns-spanned="1" table:number-matrix-rows-spanned="1" table:formula="of:=SUM([.E3:.E27]&gt;[.$CK3:.$CK27])" office:value-type="float"/>
          <table:table-cell table:number-matrix-columns-spanned="1" table:number-matrix-rows-spanned="1" table:formula="of:=SUM([.F3:.F27]&gt;[.$CL3:.$CL27])" office:value-type="float"/>
          <table:table-cell table:number-matrix-columns-spanned="1" table:number-matrix-rows-spanned="1" table:formula="of:=SUM([.G3:.G27]&gt;[.$CM3:.$CM27])" office:value-type="float"/>
          <table:table-cell table:number-matrix-columns-spanned="1" table:number-matrix-rows-spanned="1" table:formula="of:=SUM([.H3:.H27]&gt;[.$CN3:.$CN27])" office:value-type="float"/>
          <table:table-cell table:number-matrix-columns-spanned="1" table:number-matrix-rows-spanned="1" table:formula="of:=SUM([.I3:.I27]&gt;[.$CO3:.$CO27])" office:value-type="float"/>
          <table:table-cell table:number-matrix-columns-spanned="1" table:number-matrix-rows-spanned="1" table:formula="of:=SUM([.J3:.J27]&gt;[.$CP3:.$CP27])" office:value-type="float"/>
          <table:table-cell table:number-matrix-columns-spanned="1" table:number-matrix-rows-spanned="1" table:formula="of:=SUM([.K3:.K27]&gt;[.$CQ3:.$CQ27])" office:value-type="float"/>
          <table:table-cell table:number-matrix-columns-spanned="1" table:number-matrix-rows-spanned="1" table:formula="of:=SUM([.L3:.L27]&gt;[.$CR3:.$CR27])" office:value-type="float"/>
          <table:table-cell table:number-matrix-columns-spanned="1" table:number-matrix-rows-spanned="1" table:formula="of:=SUM([.M3:.M27]&gt;[.$CS3:.$CS27])" office:value-type="float"/>
          <table:table-cell table:number-matrix-columns-spanned="1" table:number-matrix-rows-spanned="1" table:formula="of:=SUM([.N3:.N27]&gt;[.$CT3:.$CT27])" office:value-type="float"/>
          <table:table-cell table:number-matrix-columns-spanned="1" table:number-matrix-rows-spanned="1" table:formula="of:=SUM([.O3:.O27]&gt;[.$CU3:.$CU27])" office:value-type="float"/>
          <table:table-cell table:number-matrix-columns-spanned="1" table:number-matrix-rows-spanned="1" table:formula="of:=SUM([.P3:.P27]&gt;[.$CV3:.$CV27])" office:value-type="float"/>
          <table:table-cell table:number-matrix-columns-spanned="1" table:number-matrix-rows-spanned="1" table:formula="of:=SUM([.Q3:.Q27]&gt;[.$CW3:.$CW27])" office:value-type="float"/>
          <table:table-cell table:number-matrix-columns-spanned="1" table:number-matrix-rows-spanned="1" table:formula="of:=SUM([.R3:.R27]&gt;[.$CX3:.$CX27])" office:value-type="float"/>
          <table:table-cell table:number-matrix-columns-spanned="1" table:number-matrix-rows-spanned="1" table:formula="of:=SUM([.S3:.S27]&gt;[.$CY3:.$CY27])" office:value-type="float"/>
          <table:table-cell table:number-matrix-columns-spanned="1" table:number-matrix-rows-spanned="1" table:formula="of:=SUM([.T3:.T27]&gt;[.$CZ3:.$CZ27])" office:value-type="float"/>
          <table:table-cell table:number-matrix-columns-spanned="1" table:number-matrix-rows-spanned="1" table:formula="of:=SUM([.U3:.U27]&gt;[.$DA3:.$DA27])" office:value-type="float"/>
          <table:table-cell table:number-matrix-columns-spanned="1" table:number-matrix-rows-spanned="1" table:formula="of:=SUM([.V3:.V27]&gt;[.$DB3:.$DB27])" office:value-type="float"/>
          <table:table-cell table:number-matrix-columns-spanned="1" table:number-matrix-rows-spanned="1" table:formula="of:=SUM([.W3:.W27]&gt;[.$CH3:.$CH27])" office:value-type="float"/>
          <table:table-cell table:number-matrix-columns-spanned="1" table:number-matrix-rows-spanned="1" table:formula="of:=SUM([.X3:.X27]&gt;[.$CI3:.$CI27])" office:value-type="float"/>
          <table:table-cell table:number-matrix-columns-spanned="1" table:number-matrix-rows-spanned="1" table:formula="of:=SUM([.Y3:.Y27]&gt;[.$CJ3:.$CJ27])" office:value-type="float"/>
          <table:table-cell table:number-matrix-columns-spanned="1" table:number-matrix-rows-spanned="1" table:formula="of:=SUM([.Z3:.Z27]&gt;[.$CK3:.$CK27])" office:value-type="float"/>
          <table:table-cell table:number-matrix-columns-spanned="1" table:number-matrix-rows-spanned="1" table:formula="of:=SUM([.AA3:.AA27]&gt;[.$CL3:.$CL27])" office:value-type="float"/>
          <table:table-cell table:number-matrix-columns-spanned="1" table:number-matrix-rows-spanned="1" table:formula="of:=SUM([.AB3:.AB27]&gt;[.$CM3:.$CM27])" office:value-type="float"/>
          <table:table-cell table:number-matrix-columns-spanned="1" table:number-matrix-rows-spanned="1" table:formula="of:=SUM([.AC3:.AC27]&gt;[.$CN3:.$CN27])" office:value-type="float"/>
          <table:table-cell table:number-matrix-columns-spanned="1" table:number-matrix-rows-spanned="1" table:formula="of:=SUM([.AD3:.AD27]&gt;[.$CO3:.$CO27])" office:value-type="float"/>
          <table:table-cell table:number-matrix-columns-spanned="1" table:number-matrix-rows-spanned="1" table:formula="of:=SUM([.AE3:.AE27]&gt;[.$CP3:.$CP27])" office:value-type="float"/>
          <table:table-cell table:number-matrix-columns-spanned="1" table:number-matrix-rows-spanned="1" table:formula="of:=SUM([.AF3:.AF27]&gt;[.$CQ3:.$CQ27])" office:value-type="float"/>
          <table:table-cell table:number-matrix-columns-spanned="1" table:number-matrix-rows-spanned="1" table:formula="of:=SUM([.AG3:.AG27]&gt;[.$CR3:.$CR27])" office:value-type="float"/>
          <table:table-cell table:number-matrix-columns-spanned="1" table:number-matrix-rows-spanned="1" table:formula="of:=SUM([.AH3:.AH27]&gt;[.$CS3:.$CS27])" office:value-type="float"/>
          <table:table-cell table:number-matrix-columns-spanned="1" table:number-matrix-rows-spanned="1" table:formula="of:=SUM([.AI3:.AI27]&gt;[.$CT3:.$CT27])" office:value-type="float"/>
          <table:table-cell table:number-matrix-columns-spanned="1" table:number-matrix-rows-spanned="1" table:formula="of:=SUM([.AJ3:.AJ27]&gt;[.$CU3:.$CU27])" office:value-type="float"/>
          <table:table-cell table:number-matrix-columns-spanned="1" table:number-matrix-rows-spanned="1" table:formula="of:=SUM([.AK3:.AK27]&gt;[.$CV3:.$CV27])" office:value-type="float"/>
          <table:table-cell table:number-matrix-columns-spanned="1" table:number-matrix-rows-spanned="1" table:formula="of:=SUM([.AL3:.AL27]&gt;[.$CW3:.$CW27])" office:value-type="float"/>
          <table:table-cell table:number-matrix-columns-spanned="1" table:number-matrix-rows-spanned="1" table:formula="of:=SUM([.AM3:.AM27]&gt;[.$CX3:.$CX27])" office:value-type="float"/>
          <table:table-cell table:number-matrix-columns-spanned="1" table:number-matrix-rows-spanned="1" table:formula="of:=SUM([.AN3:.AN27]&gt;[.$CY3:.$CY27])" office:value-type="float"/>
          <table:table-cell table:number-matrix-columns-spanned="1" table:number-matrix-rows-spanned="1" table:formula="of:=SUM([.AO3:.AO27]&gt;[.$CZ3:.$CZ27])" office:value-type="float"/>
          <table:table-cell table:number-matrix-columns-spanned="1" table:number-matrix-rows-spanned="1" table:formula="of:=SUM([.AP3:.AP27]&gt;[.$DA3:.$DA27])" office:value-type="float"/>
          <table:table-cell table:number-matrix-columns-spanned="1" table:number-matrix-rows-spanned="1" table:formula="of:=SUM([.AQ3:.AQ27]&gt;[.$DB3:.$DB27])" office:value-type="float"/>
          <table:table-cell table:number-matrix-columns-spanned="1" table:number-matrix-rows-spanned="1" table:formula="of:=SUM([.AR3:.AR27]&gt;[.$CH3:.$CH27])" office:value-type="float"/>
          <table:table-cell table:number-matrix-columns-spanned="1" table:number-matrix-rows-spanned="1" table:formula="of:=SUM([.AS3:.AS27]&gt;[.$CI3:.$CI27])" office:value-type="float"/>
          <table:table-cell table:number-matrix-columns-spanned="1" table:number-matrix-rows-spanned="1" table:formula="of:=SUM([.AT3:.AT27]&gt;[.$CJ3:.$CJ27])" office:value-type="float"/>
          <table:table-cell table:number-matrix-columns-spanned="1" table:number-matrix-rows-spanned="1" table:formula="of:=SUM([.AU3:.AU27]&gt;[.$CK3:.$CK27])" office:value-type="float"/>
          <table:table-cell table:number-matrix-columns-spanned="1" table:number-matrix-rows-spanned="1" table:formula="of:=SUM([.AV3:.AV27]&gt;[.$CL3:.$CL27])" office:value-type="float"/>
          <table:table-cell table:number-matrix-columns-spanned="1" table:number-matrix-rows-spanned="1" table:formula="of:=SUM([.AW3:.AW27]&gt;[.$CM3:.$CM27])" office:value-type="float"/>
          <table:table-cell table:number-matrix-columns-spanned="1" table:number-matrix-rows-spanned="1" table:formula="of:=SUM([.AX3:.AX27]&gt;[.$CN3:.$CN27])" office:value-type="float"/>
          <table:table-cell table:number-matrix-columns-spanned="1" table:number-matrix-rows-spanned="1" table:formula="of:=SUM([.AY3:.AY27]&gt;[.$CO3:.$CO27])" office:value-type="float"/>
          <table:table-cell table:number-matrix-columns-spanned="1" table:number-matrix-rows-spanned="1" table:formula="of:=SUM([.AZ3:.AZ27]&gt;[.$CP3:.$CP27])" office:value-type="float"/>
          <table:table-cell table:number-matrix-columns-spanned="1" table:number-matrix-rows-spanned="1" table:formula="of:=SUM([.BA3:.BA27]&gt;[.$CQ3:.$CQ27])" office:value-type="float"/>
          <table:table-cell table:number-matrix-columns-spanned="1" table:number-matrix-rows-spanned="1" table:formula="of:=SUM([.BB3:.BB27]&gt;[.$CR3:.$CR27])" office:value-type="float"/>
          <table:table-cell table:number-matrix-columns-spanned="1" table:number-matrix-rows-spanned="1" table:formula="of:=SUM([.BC3:.BC27]&gt;[.$CS3:.$CS27])" office:value-type="float"/>
          <table:table-cell table:number-matrix-columns-spanned="1" table:number-matrix-rows-spanned="1" table:formula="of:=SUM([.BD3:.BD27]&gt;[.$CT3:.$CT27])" office:value-type="float"/>
          <table:table-cell table:number-matrix-columns-spanned="1" table:number-matrix-rows-spanned="1" table:formula="of:=SUM([.BE3:.BE27]&gt;[.$CU3:.$CU27])" office:value-type="float"/>
          <table:table-cell table:number-matrix-columns-spanned="1" table:number-matrix-rows-spanned="1" table:formula="of:=SUM([.BF3:.BF27]&gt;[.$CV3:.$CV27])" office:value-type="float"/>
          <table:table-cell table:number-matrix-columns-spanned="1" table:number-matrix-rows-spanned="1" table:formula="of:=SUM([.BG3:.BG27]&gt;[.$CW3:.$CW27])" office:value-type="float"/>
          <table:table-cell table:number-matrix-columns-spanned="1" table:number-matrix-rows-spanned="1" table:formula="of:=SUM([.BH3:.BH27]&gt;[.$CX3:.$CX27])" office:value-type="float"/>
          <table:table-cell table:number-matrix-columns-spanned="1" table:number-matrix-rows-spanned="1" table:formula="of:=SUM([.BI3:.BI27]&gt;[.$CY3:.$CY27])" office:value-type="float"/>
          <table:table-cell table:number-matrix-columns-spanned="1" table:number-matrix-rows-spanned="1" table:formula="of:=SUM([.BJ3:.BJ27]&gt;[.$CZ3:.$CZ27])" office:value-type="float"/>
          <table:table-cell table:number-matrix-columns-spanned="1" table:number-matrix-rows-spanned="1" table:formula="of:=SUM([.BK3:.BK27]&gt;[.$DA3:.$DA27])" office:value-type="float"/>
          <table:table-cell table:number-matrix-columns-spanned="1" table:number-matrix-rows-spanned="1" table:formula="of:=SUM([.BL3:.BL27]&gt;[.$DB3:.$DB2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7]=[.$DC3:.$DC27])" office:value-type="float"/>
          <table:table-cell table:number-matrix-columns-spanned="1" table:number-matrix-rows-spanned="1" table:formula="of:=SUM([.C3:.C27]=[.$DD3:.$DD27])" office:value-type="float"/>
          <table:table-cell table:number-matrix-columns-spanned="1" table:number-matrix-rows-spanned="1" table:formula="of:=SUM([.D3:.D27]=[.$DE3:.$DE27])" office:value-type="float"/>
          <table:table-cell table:number-matrix-columns-spanned="1" table:number-matrix-rows-spanned="1" table:formula="of:=SUM([.E3:.E27]=[.$DF3:.$DF27])" office:value-type="float"/>
          <table:table-cell table:number-matrix-columns-spanned="1" table:number-matrix-rows-spanned="1" table:formula="of:=SUM([.F3:.F27]=[.$DG3:.$DG27])" office:value-type="float"/>
          <table:table-cell table:number-matrix-columns-spanned="1" table:number-matrix-rows-spanned="1" table:formula="of:=SUM([.G3:.G27]=[.$DH3:.$DH27])" office:value-type="float"/>
          <table:table-cell table:number-matrix-columns-spanned="1" table:number-matrix-rows-spanned="1" table:formula="of:=SUM([.H3:.H27]=[.$DI3:.$DI27])" office:value-type="float"/>
          <table:table-cell table:number-matrix-columns-spanned="1" table:number-matrix-rows-spanned="1" table:formula="of:=SUM([.I3:.I27]=[.$DJ3:.$DJ27])" office:value-type="float"/>
          <table:table-cell table:number-matrix-columns-spanned="1" table:number-matrix-rows-spanned="1" table:formula="of:=SUM([.J3:.J27]=[.$DK3:.$DK27])" office:value-type="float"/>
          <table:table-cell table:number-matrix-columns-spanned="1" table:number-matrix-rows-spanned="1" table:formula="of:=SUM([.K3:.K27]=[.$DL3:.$DL27])" office:value-type="float"/>
          <table:table-cell table:number-matrix-columns-spanned="1" table:number-matrix-rows-spanned="1" table:formula="of:=SUM([.L3:.L27]=[.$DM3:.$DM27])" office:value-type="float"/>
          <table:table-cell table:number-matrix-columns-spanned="1" table:number-matrix-rows-spanned="1" table:formula="of:=SUM([.M3:.M27]=[.$DN3:.$DN27])" office:value-type="float"/>
          <table:table-cell table:number-matrix-columns-spanned="1" table:number-matrix-rows-spanned="1" table:formula="of:=SUM([.N3:.N27]=[.$DO3:.$DO27])" office:value-type="float"/>
          <table:table-cell table:number-matrix-columns-spanned="1" table:number-matrix-rows-spanned="1" table:formula="of:=SUM([.O3:.O27]=[.$DP3:.$DP27])" office:value-type="float"/>
          <table:table-cell table:number-matrix-columns-spanned="1" table:number-matrix-rows-spanned="1" table:formula="of:=SUM([.P3:.P27]=[.$DQ3:.$DQ27])" office:value-type="float"/>
          <table:table-cell table:number-matrix-columns-spanned="1" table:number-matrix-rows-spanned="1" table:formula="of:=SUM([.Q3:.Q27]=[.$DR3:.$DR27])" office:value-type="float"/>
          <table:table-cell table:number-matrix-columns-spanned="1" table:number-matrix-rows-spanned="1" table:formula="of:=SUM([.R3:.R27]=[.$DS3:.$DS27])" office:value-type="float"/>
          <table:table-cell table:number-matrix-columns-spanned="1" table:number-matrix-rows-spanned="1" table:formula="of:=SUM([.S3:.S27]=[.$DT3:.$DT27])" office:value-type="float"/>
          <table:table-cell table:number-matrix-columns-spanned="1" table:number-matrix-rows-spanned="1" table:formula="of:=SUM([.T3:.T27]=[.$DU3:.$DU27])" office:value-type="float"/>
          <table:table-cell table:number-matrix-columns-spanned="1" table:number-matrix-rows-spanned="1" table:formula="of:=SUM([.U3:.U27]=[.$DV3:.$DV27])" office:value-type="float"/>
          <table:table-cell table:number-matrix-columns-spanned="1" table:number-matrix-rows-spanned="1" table:formula="of:=SUM([.V3:.V27]=[.$DW3:.$DW27])" office:value-type="float"/>
          <table:table-cell table:number-matrix-columns-spanned="1" table:number-matrix-rows-spanned="1" table:formula="of:=SUM([.W3:.W27]=[.$DC3:.$DC27])" office:value-type="float"/>
          <table:table-cell table:number-matrix-columns-spanned="1" table:number-matrix-rows-spanned="1" table:formula="of:=SUM([.X3:.X27]=[.$DD3:.$DD27])" office:value-type="float"/>
          <table:table-cell table:number-matrix-columns-spanned="1" table:number-matrix-rows-spanned="1" table:formula="of:=SUM([.Y3:.Y27]=[.$DE3:.$DE27])" office:value-type="float"/>
          <table:table-cell table:number-matrix-columns-spanned="1" table:number-matrix-rows-spanned="1" table:formula="of:=SUM([.Z3:.Z27]=[.$DF3:.$DF27])" office:value-type="float"/>
          <table:table-cell table:number-matrix-columns-spanned="1" table:number-matrix-rows-spanned="1" table:formula="of:=SUM([.AA3:.AA27]=[.$DG3:.$DG27])" office:value-type="float"/>
          <table:table-cell table:number-matrix-columns-spanned="1" table:number-matrix-rows-spanned="1" table:formula="of:=SUM([.AB3:.AB27]=[.$DH3:.$DH27])" office:value-type="float"/>
          <table:table-cell table:number-matrix-columns-spanned="1" table:number-matrix-rows-spanned="1" table:formula="of:=SUM([.AC3:.AC27]=[.$DI3:.$DI27])" office:value-type="float"/>
          <table:table-cell table:number-matrix-columns-spanned="1" table:number-matrix-rows-spanned="1" table:formula="of:=SUM([.AD3:.AD27]=[.$DJ3:.$DJ27])" office:value-type="float"/>
          <table:table-cell table:number-matrix-columns-spanned="1" table:number-matrix-rows-spanned="1" table:formula="of:=SUM([.AE3:.AE27]=[.$DK3:.$DK27])" office:value-type="float"/>
          <table:table-cell table:number-matrix-columns-spanned="1" table:number-matrix-rows-spanned="1" table:formula="of:=SUM([.AF3:.AF27]=[.$DL3:.$DL27])" office:value-type="float"/>
          <table:table-cell table:number-matrix-columns-spanned="1" table:number-matrix-rows-spanned="1" table:formula="of:=SUM([.AG3:.AG27]=[.$DM3:.$DM27])" office:value-type="float"/>
          <table:table-cell table:number-matrix-columns-spanned="1" table:number-matrix-rows-spanned="1" table:formula="of:=SUM([.AH3:.AH27]=[.$DN3:.$DN27])" office:value-type="float"/>
          <table:table-cell table:number-matrix-columns-spanned="1" table:number-matrix-rows-spanned="1" table:formula="of:=SUM([.AI3:.AI27]=[.$DO3:.$DO27])" office:value-type="float"/>
          <table:table-cell table:number-matrix-columns-spanned="1" table:number-matrix-rows-spanned="1" table:formula="of:=SUM([.AJ3:.AJ27]=[.$DP3:.$DP27])" office:value-type="float"/>
          <table:table-cell table:number-matrix-columns-spanned="1" table:number-matrix-rows-spanned="1" table:formula="of:=SUM([.AK3:.AK27]=[.$DQ3:.$DQ27])" office:value-type="float"/>
          <table:table-cell table:number-matrix-columns-spanned="1" table:number-matrix-rows-spanned="1" table:formula="of:=SUM([.AL3:.AL27]=[.$DR3:.$DR27])" office:value-type="float"/>
          <table:table-cell table:number-matrix-columns-spanned="1" table:number-matrix-rows-spanned="1" table:formula="of:=SUM([.AM3:.AM27]=[.$DS3:.$DS27])" office:value-type="float"/>
          <table:table-cell table:number-matrix-columns-spanned="1" table:number-matrix-rows-spanned="1" table:formula="of:=SUM([.AN3:.AN27]=[.$DT3:.$DT27])" office:value-type="float"/>
          <table:table-cell table:number-matrix-columns-spanned="1" table:number-matrix-rows-spanned="1" table:formula="of:=SUM([.AO3:.AO27]=[.$DU3:.$DU27])" office:value-type="float"/>
          <table:table-cell table:number-matrix-columns-spanned="1" table:number-matrix-rows-spanned="1" table:formula="of:=SUM([.AP3:.AP27]=[.$DV3:.$DV27])" office:value-type="float"/>
          <table:table-cell table:number-matrix-columns-spanned="1" table:number-matrix-rows-spanned="1" table:formula="of:=SUM([.AQ3:.AQ27]=[.$DW3:.$DW27])" office:value-type="float"/>
          <table:table-cell table:number-matrix-columns-spanned="1" table:number-matrix-rows-spanned="1" table:formula="of:=SUM([.AR3:.AR27]=[.$DC3:.$DC27])" office:value-type="float"/>
          <table:table-cell table:number-matrix-columns-spanned="1" table:number-matrix-rows-spanned="1" table:formula="of:=SUM([.AS3:.AS27]=[.$DD3:.$DD27])" office:value-type="float"/>
          <table:table-cell table:number-matrix-columns-spanned="1" table:number-matrix-rows-spanned="1" table:formula="of:=SUM([.AT3:.AT27]=[.$DE3:.$DE27])" office:value-type="float"/>
          <table:table-cell table:number-matrix-columns-spanned="1" table:number-matrix-rows-spanned="1" table:formula="of:=SUM([.AU3:.AU27]=[.$DF3:.$DF27])" office:value-type="float"/>
          <table:table-cell table:number-matrix-columns-spanned="1" table:number-matrix-rows-spanned="1" table:formula="of:=SUM([.AV3:.AV27]=[.$DG3:.$DG27])" office:value-type="float"/>
          <table:table-cell table:number-matrix-columns-spanned="1" table:number-matrix-rows-spanned="1" table:formula="of:=SUM([.AW3:.AW27]=[.$DH3:.$DH27])" office:value-type="float"/>
          <table:table-cell table:number-matrix-columns-spanned="1" table:number-matrix-rows-spanned="1" table:formula="of:=SUM([.AX3:.AX27]=[.$DI3:.$DI27])" office:value-type="float"/>
          <table:table-cell table:number-matrix-columns-spanned="1" table:number-matrix-rows-spanned="1" table:formula="of:=SUM([.AY3:.AY27]=[.$DJ3:.$DJ27])" office:value-type="float"/>
          <table:table-cell table:number-matrix-columns-spanned="1" table:number-matrix-rows-spanned="1" table:formula="of:=SUM([.AZ3:.AZ27]=[.$DK3:.$DK27])" office:value-type="float"/>
          <table:table-cell table:number-matrix-columns-spanned="1" table:number-matrix-rows-spanned="1" table:formula="of:=SUM([.BA3:.BA27]=[.$DL3:.$DL27])" office:value-type="float"/>
          <table:table-cell table:number-matrix-columns-spanned="1" table:number-matrix-rows-spanned="1" table:formula="of:=SUM([.BB3:.BB27]=[.$DM3:.$DM27])" office:value-type="float"/>
          <table:table-cell table:number-matrix-columns-spanned="1" table:number-matrix-rows-spanned="1" table:formula="of:=SUM([.BC3:.BC27]=[.$DN3:.$DN27])" office:value-type="float"/>
          <table:table-cell table:number-matrix-columns-spanned="1" table:number-matrix-rows-spanned="1" table:formula="of:=SUM([.BD3:.BD27]=[.$DO3:.$DO27])" office:value-type="float"/>
          <table:table-cell table:number-matrix-columns-spanned="1" table:number-matrix-rows-spanned="1" table:formula="of:=SUM([.BE3:.BE27]=[.$DP3:.$DP27])" office:value-type="float"/>
          <table:table-cell table:number-matrix-columns-spanned="1" table:number-matrix-rows-spanned="1" table:formula="of:=SUM([.BF3:.BF27]=[.$DQ3:.$DQ27])" office:value-type="float"/>
          <table:table-cell table:number-matrix-columns-spanned="1" table:number-matrix-rows-spanned="1" table:formula="of:=SUM([.BG3:.BG27]=[.$DR3:.$DR27])" office:value-type="float"/>
          <table:table-cell table:number-matrix-columns-spanned="1" table:number-matrix-rows-spanned="1" table:formula="of:=SUM([.BH3:.BH27]=[.$DS3:.$DS27])" office:value-type="float"/>
          <table:table-cell table:number-matrix-columns-spanned="1" table:number-matrix-rows-spanned="1" table:formula="of:=SUM([.BI3:.BI27]=[.$DT3:.$DT27])" office:value-type="float"/>
          <table:table-cell table:number-matrix-columns-spanned="1" table:number-matrix-rows-spanned="1" table:formula="of:=SUM([.BJ3:.BJ27]=[.$DU3:.$DU27])" office:value-type="float"/>
          <table:table-cell table:number-matrix-columns-spanned="1" table:number-matrix-rows-spanned="1" table:formula="of:=SUM([.BK3:.BK27]=[.$DV3:.$DV27])" office:value-type="float"/>
          <table:table-cell table:number-matrix-columns-spanned="1" table:number-matrix-rows-spanned="1" table:formula="of:=SUM([.BL3:.BL27]=[.$DW3:.$DW2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column table:style-name="ta2co87" table:default-cell-style-name="Default"/>
        <table:table-column table:style-name="ta2co88" table:default-cell-style-name="Default"/>
        <table:table-column table:style-name="ta2co89" table:default-cell-style-name="Default"/>
        <table:table-column table:style-name="ta2co90" table:default-cell-style-name="Default"/>
        <table:table-column table:style-name="ta2co91" table:default-cell-style-name="Default"/>
        <table:table-column table:style-name="ta2co92" table:default-cell-style-name="Default"/>
        <table:table-column table:style-name="ta2co93" table:default-cell-style-name="Default"/>
        <table:table-column table:style-name="ta2co94" table:default-cell-style-name="Default"/>
        <table:table-column table:style-name="ta2co95" table:default-cell-style-name="Default"/>
        <table:table-column table:style-name="ta2co96" table:default-cell-style-name="Default"/>
        <table:table-column table:style-name="ta2co97" table:default-cell-style-name="Default"/>
        <table:table-column table:style-name="ta2co98" table:default-cell-style-name="Default"/>
        <table:table-column table:style-name="ta2co99" table:default-cell-style-name="Default"/>
        <table:table-column table:style-name="ta2co100" table:default-cell-style-name="Default"/>
        <table:table-column table:style-name="ta2co101" table:default-cell-style-name="Default"/>
        <table:table-column table:style-name="ta2co102" table:default-cell-style-name="Default"/>
        <table:table-column table:style-name="ta2co103" table:default-cell-style-name="Default"/>
        <table:table-column table:style-name="ta2co104" table:default-cell-style-name="Default"/>
        <table:table-column table:style-name="ta2co105" table:default-cell-style-name="Default"/>
        <table:table-column table:style-name="ta2co106" table:default-cell-style-name="Default"/>
        <table:table-column table:style-name="ta2co107" table:default-cell-style-name="Default"/>
        <table:table-column table:style-name="ta2co108" table:default-cell-style-name="Default"/>
        <table:table-column table:style-name="ta2co109" table:default-cell-style-name="Default"/>
        <table:table-column table:style-name="ta2co110" table:default-cell-style-name="Default"/>
        <table:table-column table:style-name="ta2co111" table:default-cell-style-name="Default"/>
        <table:table-column table:style-name="ta2co112" table:default-cell-style-name="Default"/>
        <table:table-column table:style-name="ta2co113" table:default-cell-style-name="Default"/>
        <table:table-column table:style-name="ta2co114" table:default-cell-style-name="Default"/>
        <table:table-column table:style-name="ta2co115" table:default-cell-style-name="Default"/>
        <table:table-column table:style-name="ta2co116" table:default-cell-style-name="Default"/>
        <table:table-column table:style-name="ta2co117" table:default-cell-style-name="Default"/>
        <table:table-column table:style-name="ta2co118" table:default-cell-style-name="Default"/>
        <table:table-column table:style-name="ta2co119" table:default-cell-style-name="Default"/>
        <table:table-column table:style-name="ta2co120" table:default-cell-style-name="Default"/>
        <table:table-column table:style-name="ta2co121" table:default-cell-style-name="Default"/>
        <table:table-column table:style-name="ta2co122" table:default-cell-style-name="Default"/>
        <table:table-column table:style-name="ta2co123" table:default-cell-style-name="Default"/>
        <table:table-column table:style-name="ta2co124" table:default-cell-style-name="Default"/>
        <table:table-column table:style-name="ta2co125" table:default-cell-style-name="Default"/>
        <table:table-column table:style-name="ta2co126" table:default-cell-style-name="Default"/>
        <table:table-column table:style-name="ta2co127" table:default-cell-style-name="Default"/>
        <table:table-column table:style-name="ta2co128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a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structured/x10_y10_r2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AVERAGE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SUM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AVERAGE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AVERAGE([Instances.AR3:Instances.AR7])" office:value-type="float"/>
          <table:table-cell table:formula="of:=AVERAGE([Instances.AS3:Instances.AS7])" office:value-type="float"/>
          <table:table-cell table:formula="of:=AVERAGE([Instances.AT3:Instances.AT7])" office:value-type="float"/>
          <table:table-cell table:formula="of:=AVERAGE([Instances.AU3:Instances.AU7])" office:value-type="float"/>
          <table:table-cell table:formula="of:=SUM([Instances.AV3:Instances.AV7])" office:value-type="float"/>
          <table:table-cell table:formula="of:=AVERAGE([Instances.AW3:Instances.AW7])" office:value-type="float"/>
          <table:table-cell table:formula="of:=AVERAGE([Instances.AX3:Instances.AX7])" office:value-type="float"/>
          <table:table-cell table:formula="of:=AVERAGE([Instances.AY3:Instances.AY7])" office:value-type="float"/>
          <table:table-cell table:formula="of:=AVERAGE([Instances.AZ3:Instances.AZ7])" office:value-type="float"/>
          <table:table-cell table:formula="of:=AVERAGE([Instances.BA3:Instances.BA7])" office:value-type="float"/>
          <table:table-cell table:formula="of:=AVERAGE([Instances.BB3:Instances.BB7])" office:value-type="float"/>
          <table:table-cell table:formula="of:=AVERAGE([Instances.BC3:Instances.BC7])" office:value-type="float"/>
          <table:table-cell table:formula="of:=AVERAGE([Instances.BD3:Instances.BD7])" office:value-type="float"/>
          <table:table-cell table:formula="of:=AVERAGE([Instances.BE3:Instances.BE7])" office:value-type="float"/>
          <table:table-cell table:formula="of:=AVERAGE([Instances.BF3:Instances.BF7])" office:value-type="float"/>
          <table:table-cell table:formula="of:=AVERAGE([Instances.BG3:Instances.BG7])" office:value-type="float"/>
          <table:table-cell table:formula="of:=AVERAGE([Instances.BH3:Instances.BH7])" office:value-type="float"/>
          <table:table-cell office:value-type="string">
            <text:p/>
          </table:table-cell>
          <table:table-cell table:formula="of:=AVERAGE([Instances.BJ3:Instances.BJ7])" office:value-type="float"/>
          <table:table-cell table:formula="of:=AVERAGE([Instances.BK3:Instances.BK7])" office:value-type="float"/>
          <table:table-cell table:formula="of:=AVERAGE([Instances.BL3:Instances.BL7])" office:value-type="float"/>
          <table:table-cell table:formula="of:=MIN([.$B3];[.$W3];[.$AR3])" office:value-type="float"/>
          <table:table-cell table:formula="of:=MIN([.$C3];[.$X3];[.$AS3])" office:value-type="float"/>
          <table:table-cell table:formula="of:=MIN([.$D3];[.$Y3];[.$AT3])" office:value-type="float"/>
          <table:table-cell table:formula="of:=MIN([.$E3];[.$Z3];[.$AU3])" office:value-type="float"/>
          <table:table-cell table:formula="of:=MIN([.$F3];[.$AA3];[.$AV3])" office:value-type="float"/>
          <table:table-cell table:formula="of:=MIN([.$G3];[.$AB3];[.$AW3])" office:value-type="float"/>
          <table:table-cell table:formula="of:=MIN([.$H3];[.$AC3];[.$AX3])" office:value-type="float"/>
          <table:table-cell table:formula="of:=MIN([.$I3];[.$AD3];[.$AY3])" office:value-type="float"/>
          <table:table-cell table:formula="of:=MIN([.$J3];[.$AE3];[.$AZ3])" office:value-type="float"/>
          <table:table-cell table:formula="of:=MIN([.$K3];[.$AF3];[.$BA3])" office:value-type="float"/>
          <table:table-cell table:formula="of:=MIN([.$L3];[.$AG3];[.$BB3])" office:value-type="float"/>
          <table:table-cell table:formula="of:=MIN([.$M3];[.$AH3];[.$BC3])" office:value-type="float"/>
          <table:table-cell table:formula="of:=MIN([.$N3];[.$AI3];[.$BD3])" office:value-type="float"/>
          <table:table-cell table:formula="of:=MIN([.$O3];[.$AJ3];[.$BE3])" office:value-type="float"/>
          <table:table-cell table:formula="of:=MIN([.$P3];[.$AK3];[.$BF3])" office:value-type="float"/>
          <table:table-cell table:formula="of:=MIN([.$Q3];[.$AL3];[.$BG3])" office:value-type="float"/>
          <table:table-cell table:formula="of:=MIN([.$R3];[.$AM3];[.$BH3])" office:value-type="float"/>
          <table:table-cell table:formula="of:=MIN([.$S3];[.$AN3];[.$BI3])" office:value-type="float"/>
          <table:table-cell table:formula="of:=MIN([.$T3];[.$AO3];[.$BJ3])" office:value-type="float"/>
          <table:table-cell table:formula="of:=MIN([.$U3];[.$AP3];[.$BK3])" office:value-type="float"/>
          <table:table-cell table:formula="of:=MIN([.$V3];[.$AQ3];[.$BL3])" office:value-type="float"/>
          <table:table-cell table:formula="of:=MEDIAN([.$B3];[.$W3];[.$AR3])" office:value-type="float"/>
          <table:table-cell table:formula="of:=MEDIAN([.$C3];[.$X3];[.$AS3])" office:value-type="float"/>
          <table:table-cell table:formula="of:=MEDIAN([.$D3];[.$Y3];[.$AT3])" office:value-type="float"/>
          <table:table-cell table:formula="of:=MEDIAN([.$E3];[.$Z3];[.$AU3])" office:value-type="float"/>
          <table:table-cell table:formula="of:=MEDIAN([.$F3];[.$AA3];[.$AV3])" office:value-type="float"/>
          <table:table-cell table:formula="of:=MEDIAN([.$G3];[.$AB3];[.$AW3])" office:value-type="float"/>
          <table:table-cell table:formula="of:=MEDIAN([.$H3];[.$AC3];[.$AX3])" office:value-type="float"/>
          <table:table-cell table:formula="of:=MEDIAN([.$I3];[.$AD3];[.$AY3])" office:value-type="float"/>
          <table:table-cell table:formula="of:=MEDIAN([.$J3];[.$AE3];[.$AZ3])" office:value-type="float"/>
          <table:table-cell table:formula="of:=MEDIAN([.$K3];[.$AF3];[.$BA3])" office:value-type="float"/>
          <table:table-cell table:formula="of:=MEDIAN([.$L3];[.$AG3];[.$BB3])" office:value-type="float"/>
          <table:table-cell table:formula="of:=MEDIAN([.$M3];[.$AH3];[.$BC3])" office:value-type="float"/>
          <table:table-cell table:formula="of:=MEDIAN([.$N3];[.$AI3];[.$BD3])" office:value-type="float"/>
          <table:table-cell table:formula="of:=MEDIAN([.$O3];[.$AJ3];[.$BE3])" office:value-type="float"/>
          <table:table-cell table:formula="of:=MEDIAN([.$P3];[.$AK3];[.$BF3])" office:value-type="float"/>
          <table:table-cell table:formula="of:=MEDIAN([.$Q3];[.$AL3];[.$BG3])" office:value-type="float"/>
          <table:table-cell table:formula="of:=MEDIAN([.$R3];[.$AM3];[.$BH3])" office:value-type="float"/>
          <table:table-cell table:formula="of:=MEDIAN([.$S3];[.$AN3];[.$BI3])" office:value-type="float"/>
          <table:table-cell table:formula="of:=MEDIAN([.$T3];[.$AO3];[.$BJ3])" office:value-type="float"/>
          <table:table-cell table:formula="of:=MEDIAN([.$U3];[.$AP3];[.$BK3])" office:value-type="float"/>
          <table:table-cell table:formula="of:=MEDIAN([.$V3];[.$AQ3];[.$BL3])" office:value-type="float"/>
          <table:table-cell table:formula="of:=MAX([.$B3];[.$W3];[.$AR3])" office:value-type="float"/>
          <table:table-cell table:formula="of:=MAX([.$C3];[.$X3];[.$AS3])" office:value-type="float"/>
          <table:table-cell table:formula="of:=MAX([.$D3];[.$Y3];[.$AT3])" office:value-type="float"/>
          <table:table-cell table:formula="of:=MAX([.$E3];[.$Z3];[.$AU3])" office:value-type="float"/>
          <table:table-cell table:formula="of:=MAX([.$F3];[.$AA3];[.$AV3])" office:value-type="float"/>
          <table:table-cell table:formula="of:=MAX([.$G3];[.$AB3];[.$AW3])" office:value-type="float"/>
          <table:table-cell table:formula="of:=MAX([.$H3];[.$AC3];[.$AX3])" office:value-type="float"/>
          <table:table-cell table:formula="of:=MAX([.$I3];[.$AD3];[.$AY3])" office:value-type="float"/>
          <table:table-cell table:formula="of:=MAX([.$J3];[.$AE3];[.$AZ3])" office:value-type="float"/>
          <table:table-cell table:formula="of:=MAX([.$K3];[.$AF3];[.$BA3])" office:value-type="float"/>
          <table:table-cell table:formula="of:=MAX([.$L3];[.$AG3];[.$BB3])" office:value-type="float"/>
          <table:table-cell table:formula="of:=MAX([.$M3];[.$AH3];[.$BC3])" office:value-type="float"/>
          <table:table-cell table:formula="of:=MAX([.$N3];[.$AI3];[.$BD3])" office:value-type="float"/>
          <table:table-cell table:formula="of:=MAX([.$O3];[.$AJ3];[.$BE3])" office:value-type="float"/>
          <table:table-cell table:formula="of:=MAX([.$P3];[.$AK3];[.$BF3])" office:value-type="float"/>
          <table:table-cell table:formula="of:=MAX([.$Q3];[.$AL3];[.$BG3])" office:value-type="float"/>
          <table:table-cell table:formula="of:=MAX([.$R3];[.$AM3];[.$BH3])" office:value-type="float"/>
          <table:table-cell table:formula="of:=MAX([.$S3];[.$AN3];[.$BI3])" office:value-type="float"/>
          <table:table-cell table:formula="of:=MAX([.$T3];[.$AO3];[.$BJ3])" office:value-type="float"/>
          <table:table-cell table:formula="of:=MAX([.$U3];[.$AP3];[.$BK3])" office:value-type="float"/>
          <table:table-cell table:formula="of:=MAX([.$V3];[.$AQ3];[.$BL3])" office:value-type="float"/>
        </table:table-row>
        <table:table-row table:style-name="ro1">
          <table:table-cell office:value-type="string">
            <text:p>structured/x10_y12_r20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AVERAGE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SUM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AVERAGE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AVERAGE([Instances.AR8:Instances.AR12])" office:value-type="float"/>
          <table:table-cell table:formula="of:=AVERAGE([Instances.AS8:Instances.AS12])" office:value-type="float"/>
          <table:table-cell table:formula="of:=AVERAGE([Instances.AT8:Instances.AT12])" office:value-type="float"/>
          <table:table-cell table:formula="of:=AVERAGE([Instances.AU8:Instances.AU12])" office:value-type="float"/>
          <table:table-cell table:formula="of:=SUM([Instances.AV8:Instances.AV12])" office:value-type="float"/>
          <table:table-cell table:formula="of:=AVERAGE([Instances.AW8:Instances.AW12])" office:value-type="float"/>
          <table:table-cell table:formula="of:=AVERAGE([Instances.AX8:Instances.AX12])" office:value-type="float"/>
          <table:table-cell table:formula="of:=AVERAGE([Instances.AY8:Instances.AY12])" office:value-type="float"/>
          <table:table-cell table:formula="of:=AVERAGE([Instances.AZ8:Instances.AZ12])" office:value-type="float"/>
          <table:table-cell table:formula="of:=AVERAGE([Instances.BA8:Instances.BA12])" office:value-type="float"/>
          <table:table-cell table:formula="of:=AVERAGE([Instances.BB8:Instances.BB12])" office:value-type="float"/>
          <table:table-cell table:formula="of:=AVERAGE([Instances.BC8:Instances.BC12])" office:value-type="float"/>
          <table:table-cell table:formula="of:=AVERAGE([Instances.BD8:Instances.BD12])" office:value-type="float"/>
          <table:table-cell table:formula="of:=AVERAGE([Instances.BE8:Instances.BE12])" office:value-type="float"/>
          <table:table-cell table:formula="of:=AVERAGE([Instances.BF8:Instances.BF12])" office:value-type="float"/>
          <table:table-cell table:formula="of:=AVERAGE([Instances.BG8:Instances.BG12])" office:value-type="float"/>
          <table:table-cell table:formula="of:=AVERAGE([Instances.BH8:Instances.BH12])" office:value-type="float"/>
          <table:table-cell office:value-type="string">
            <text:p/>
          </table:table-cell>
          <table:table-cell table:formula="of:=AVERAGE([Instances.BJ8:Instances.BJ12])" office:value-type="float"/>
          <table:table-cell table:formula="of:=AVERAGE([Instances.BK8:Instances.BK12])" office:value-type="float"/>
          <table:table-cell table:formula="of:=AVERAGE([Instances.BL8:Instances.BL12])" office:value-type="float"/>
          <table:table-cell table:formula="of:=MIN([.$B4];[.$W4];[.$AR4])" office:value-type="float"/>
          <table:table-cell table:formula="of:=MIN([.$C4];[.$X4];[.$AS4])" office:value-type="float"/>
          <table:table-cell table:formula="of:=MIN([.$D4];[.$Y4];[.$AT4])" office:value-type="float"/>
          <table:table-cell table:formula="of:=MIN([.$E4];[.$Z4];[.$AU4])" office:value-type="float"/>
          <table:table-cell table:formula="of:=MIN([.$F4];[.$AA4];[.$AV4])" office:value-type="float"/>
          <table:table-cell table:formula="of:=MIN([.$G4];[.$AB4];[.$AW4])" office:value-type="float"/>
          <table:table-cell table:formula="of:=MIN([.$H4];[.$AC4];[.$AX4])" office:value-type="float"/>
          <table:table-cell table:formula="of:=MIN([.$I4];[.$AD4];[.$AY4])" office:value-type="float"/>
          <table:table-cell table:formula="of:=MIN([.$J4];[.$AE4];[.$AZ4])" office:value-type="float"/>
          <table:table-cell table:formula="of:=MIN([.$K4];[.$AF4];[.$BA4])" office:value-type="float"/>
          <table:table-cell table:formula="of:=MIN([.$L4];[.$AG4];[.$BB4])" office:value-type="float"/>
          <table:table-cell table:formula="of:=MIN([.$M4];[.$AH4];[.$BC4])" office:value-type="float"/>
          <table:table-cell table:formula="of:=MIN([.$N4];[.$AI4];[.$BD4])" office:value-type="float"/>
          <table:table-cell table:formula="of:=MIN([.$O4];[.$AJ4];[.$BE4])" office:value-type="float"/>
          <table:table-cell table:formula="of:=MIN([.$P4];[.$AK4];[.$BF4])" office:value-type="float"/>
          <table:table-cell table:formula="of:=MIN([.$Q4];[.$AL4];[.$BG4])" office:value-type="float"/>
          <table:table-cell table:formula="of:=MIN([.$R4];[.$AM4];[.$BH4])" office:value-type="float"/>
          <table:table-cell table:formula="of:=MIN([.$S4];[.$AN4];[.$BI4])" office:value-type="float"/>
          <table:table-cell table:formula="of:=MIN([.$T4];[.$AO4];[.$BJ4])" office:value-type="float"/>
          <table:table-cell table:formula="of:=MIN([.$U4];[.$AP4];[.$BK4])" office:value-type="float"/>
          <table:table-cell table:formula="of:=MIN([.$V4];[.$AQ4];[.$BL4])" office:value-type="float"/>
          <table:table-cell table:formula="of:=MEDIAN([.$B4];[.$W4];[.$AR4])" office:value-type="float"/>
          <table:table-cell table:formula="of:=MEDIAN([.$C4];[.$X4];[.$AS4])" office:value-type="float"/>
          <table:table-cell table:formula="of:=MEDIAN([.$D4];[.$Y4];[.$AT4])" office:value-type="float"/>
          <table:table-cell table:formula="of:=MEDIAN([.$E4];[.$Z4];[.$AU4])" office:value-type="float"/>
          <table:table-cell table:formula="of:=MEDIAN([.$F4];[.$AA4];[.$AV4])" office:value-type="float"/>
          <table:table-cell table:formula="of:=MEDIAN([.$G4];[.$AB4];[.$AW4])" office:value-type="float"/>
          <table:table-cell table:formula="of:=MEDIAN([.$H4];[.$AC4];[.$AX4])" office:value-type="float"/>
          <table:table-cell table:formula="of:=MEDIAN([.$I4];[.$AD4];[.$AY4])" office:value-type="float"/>
          <table:table-cell table:formula="of:=MEDIAN([.$J4];[.$AE4];[.$AZ4])" office:value-type="float"/>
          <table:table-cell table:formula="of:=MEDIAN([.$K4];[.$AF4];[.$BA4])" office:value-type="float"/>
          <table:table-cell table:formula="of:=MEDIAN([.$L4];[.$AG4];[.$BB4])" office:value-type="float"/>
          <table:table-cell table:formula="of:=MEDIAN([.$M4];[.$AH4];[.$BC4])" office:value-type="float"/>
          <table:table-cell table:formula="of:=MEDIAN([.$N4];[.$AI4];[.$BD4])" office:value-type="float"/>
          <table:table-cell table:formula="of:=MEDIAN([.$O4];[.$AJ4];[.$BE4])" office:value-type="float"/>
          <table:table-cell table:formula="of:=MEDIAN([.$P4];[.$AK4];[.$BF4])" office:value-type="float"/>
          <table:table-cell table:formula="of:=MEDIAN([.$Q4];[.$AL4];[.$BG4])" office:value-type="float"/>
          <table:table-cell table:formula="of:=MEDIAN([.$R4];[.$AM4];[.$BH4])" office:value-type="float"/>
          <table:table-cell table:formula="of:=MEDIAN([.$S4];[.$AN4];[.$BI4])" office:value-type="float"/>
          <table:table-cell table:formula="of:=MEDIAN([.$T4];[.$AO4];[.$BJ4])" office:value-type="float"/>
          <table:table-cell table:formula="of:=MEDIAN([.$U4];[.$AP4];[.$BK4])" office:value-type="float"/>
          <table:table-cell table:formula="of:=MEDIAN([.$V4];[.$AQ4];[.$BL4])" office:value-type="float"/>
          <table:table-cell table:formula="of:=MAX([.$B4];[.$W4];[.$AR4])" office:value-type="float"/>
          <table:table-cell table:formula="of:=MAX([.$C4];[.$X4];[.$AS4])" office:value-type="float"/>
          <table:table-cell table:formula="of:=MAX([.$D4];[.$Y4];[.$AT4])" office:value-type="float"/>
          <table:table-cell table:formula="of:=MAX([.$E4];[.$Z4];[.$AU4])" office:value-type="float"/>
          <table:table-cell table:formula="of:=MAX([.$F4];[.$AA4];[.$AV4])" office:value-type="float"/>
          <table:table-cell table:formula="of:=MAX([.$G4];[.$AB4];[.$AW4])" office:value-type="float"/>
          <table:table-cell table:formula="of:=MAX([.$H4];[.$AC4];[.$AX4])" office:value-type="float"/>
          <table:table-cell table:formula="of:=MAX([.$I4];[.$AD4];[.$AY4])" office:value-type="float"/>
          <table:table-cell table:formula="of:=MAX([.$J4];[.$AE4];[.$AZ4])" office:value-type="float"/>
          <table:table-cell table:formula="of:=MAX([.$K4];[.$AF4];[.$BA4])" office:value-type="float"/>
          <table:table-cell table:formula="of:=MAX([.$L4];[.$AG4];[.$BB4])" office:value-type="float"/>
          <table:table-cell table:formula="of:=MAX([.$M4];[.$AH4];[.$BC4])" office:value-type="float"/>
          <table:table-cell table:formula="of:=MAX([.$N4];[.$AI4];[.$BD4])" office:value-type="float"/>
          <table:table-cell table:formula="of:=MAX([.$O4];[.$AJ4];[.$BE4])" office:value-type="float"/>
          <table:table-cell table:formula="of:=MAX([.$P4];[.$AK4];[.$BF4])" office:value-type="float"/>
          <table:table-cell table:formula="of:=MAX([.$Q4];[.$AL4];[.$BG4])" office:value-type="float"/>
          <table:table-cell table:formula="of:=MAX([.$R4];[.$AM4];[.$BH4])" office:value-type="float"/>
          <table:table-cell table:formula="of:=MAX([.$S4];[.$AN4];[.$BI4])" office:value-type="float"/>
          <table:table-cell table:formula="of:=MAX([.$T4];[.$AO4];[.$BJ4])" office:value-type="float"/>
          <table:table-cell table:formula="of:=MAX([.$U4];[.$AP4];[.$BK4])" office:value-type="float"/>
          <table:table-cell table:formula="of:=MAX([.$V4];[.$AQ4];[.$BL4])" office:value-type="float"/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13:Instances.B17])" office:value-type="float"/>
          <table:table-cell table:formula="of:=AVERAGE([Instances.C13:Instances.C17])" office:value-type="float"/>
          <table:table-cell table:formula="of:=AVERAGE([Instances.D13:Instances.D17])" office:value-type="float"/>
          <table:table-cell table:formula="of:=AVERAGE([Instances.E13:Instances.E17])" office:value-type="float"/>
          <table:table-cell table:formula="of:=SUM([Instances.F13:Instances.F17])" office:value-type="float"/>
          <table:table-cell table:formula="of:=AVERAGE([Instances.G13:Instances.G17])" office:value-type="float"/>
          <table:table-cell table:formula="of:=AVERAGE([Instances.H13:Instances.H17])" office:value-type="float"/>
          <table:table-cell table:formula="of:=AVERAGE([Instances.I13:Instances.I17])" office:value-type="float"/>
          <table:table-cell table:formula="of:=AVERAGE([Instances.J13:Instances.J17])" office:value-type="float"/>
          <table:table-cell table:formula="of:=AVERAGE([Instances.K13:Instances.K17])" office:value-type="float"/>
          <table:table-cell table:formula="of:=AVERAGE([Instances.L13:Instances.L17])" office:value-type="float"/>
          <table:table-cell table:formula="of:=AVERAGE([Instances.M13:Instances.M17])" office:value-type="float"/>
          <table:table-cell table:formula="of:=AVERAGE([Instances.N13:Instances.N17])" office:value-type="float"/>
          <table:table-cell table:formula="of:=AVERAGE([Instances.O13:Instances.O17])" office:value-type="float"/>
          <table:table-cell table:formula="of:=AVERAGE([Instances.P13:Instances.P17])" office:value-type="float"/>
          <table:table-cell table:formula="of:=AVERAGE([Instances.Q13:Instances.Q17])" office:value-type="float"/>
          <table:table-cell table:formula="of:=AVERAGE([Instances.R13:Instances.R17])" office:value-type="float"/>
          <table:table-cell table:formula="of:=AVERAGE([Instances.S13:Instances.S17])" office:value-type="float"/>
          <table:table-cell table:formula="of:=AVERAGE([Instances.T13:Instances.T17])" office:value-type="float"/>
          <table:table-cell table:formula="of:=AVERAGE([Instances.U13:Instances.U17])" office:value-type="float"/>
          <table:table-cell table:formula="of:=AVERAGE([Instances.V13:Instances.V17])" office:value-type="float"/>
          <table:table-cell table:formula="of:=AVERAGE([Instances.W13:Instances.W17])" office:value-type="float"/>
          <table:table-cell table:formula="of:=AVERAGE([Instances.X13:Instances.X17])" office:value-type="float"/>
          <table:table-cell table:formula="of:=AVERAGE([Instances.Y13:Instances.Y17])" office:value-type="float"/>
          <table:table-cell table:formula="of:=AVERAGE([Instances.Z13:Instances.Z17])" office:value-type="float"/>
          <table:table-cell table:formula="of:=SUM([Instances.AA13:Instances.AA17])" office:value-type="float"/>
          <table:table-cell table:formula="of:=AVERAGE([Instances.AB13:Instances.AB17])" office:value-type="float"/>
          <table:table-cell table:formula="of:=AVERAGE([Instances.AC13:Instances.AC17])" office:value-type="float"/>
          <table:table-cell table:formula="of:=AVERAGE([Instances.AD13:Instances.AD17])" office:value-type="float"/>
          <table:table-cell table:formula="of:=AVERAGE([Instances.AE13:Instances.AE17])" office:value-type="float"/>
          <table:table-cell table:formula="of:=AVERAGE([Instances.AF13:Instances.AF17])" office:value-type="float"/>
          <table:table-cell table:formula="of:=AVERAGE([Instances.AG13:Instances.AG17])" office:value-type="float"/>
          <table:table-cell table:formula="of:=AVERAGE([Instances.AH13:Instances.AH17])" office:value-type="float"/>
          <table:table-cell table:formula="of:=AVERAGE([Instances.AI13:Instances.AI17])" office:value-type="float"/>
          <table:table-cell table:formula="of:=AVERAGE([Instances.AJ13:Instances.AJ17])" office:value-type="float"/>
          <table:table-cell table:formula="of:=AVERAGE([Instances.AK13:Instances.AK17])" office:value-type="float"/>
          <table:table-cell table:formula="of:=AVERAGE([Instances.AL13:Instances.AL17])" office:value-type="float"/>
          <table:table-cell table:formula="of:=AVERAGE([Instances.AM13:Instances.AM17])" office:value-type="float"/>
          <table:table-cell table:formula="of:=AVERAGE([Instances.AN13:Instances.AN17])" office:value-type="float"/>
          <table:table-cell table:formula="of:=AVERAGE([Instances.AO13:Instances.AO17])" office:value-type="float"/>
          <table:table-cell table:formula="of:=AVERAGE([Instances.AP13:Instances.AP17])" office:value-type="float"/>
          <table:table-cell table:formula="of:=AVERAGE([Instances.AQ13:Instances.AQ17])" office:value-type="float"/>
          <table:table-cell table:formula="of:=AVERAGE([Instances.AR13:Instances.AR17])" office:value-type="float"/>
          <table:table-cell table:formula="of:=AVERAGE([Instances.AS13:Instances.AS17])" office:value-type="float"/>
          <table:table-cell table:formula="of:=AVERAGE([Instances.AT13:Instances.AT17])" office:value-type="float"/>
          <table:table-cell table:formula="of:=AVERAGE([Instances.AU13:Instances.AU17])" office:value-type="float"/>
          <table:table-cell table:formula="of:=SUM([Instances.AV13:Instances.AV17])" office:value-type="float"/>
          <table:table-cell table:formula="of:=AVERAGE([Instances.AW13:Instances.AW17])" office:value-type="float"/>
          <table:table-cell table:formula="of:=AVERAGE([Instances.AX13:Instances.AX17])" office:value-type="float"/>
          <table:table-cell table:formula="of:=AVERAGE([Instances.AY13:Instances.AY17])" office:value-type="float"/>
          <table:table-cell table:formula="of:=AVERAGE([Instances.AZ13:Instances.AZ17])" office:value-type="float"/>
          <table:table-cell table:formula="of:=AVERAGE([Instances.BA13:Instances.BA17])" office:value-type="float"/>
          <table:table-cell table:formula="of:=AVERAGE([Instances.BB13:Instances.BB17])" office:value-type="float"/>
          <table:table-cell table:formula="of:=AVERAGE([Instances.BC13:Instances.BC17])" office:value-type="float"/>
          <table:table-cell table:formula="of:=AVERAGE([Instances.BD13:Instances.BD17])" office:value-type="float"/>
          <table:table-cell table:formula="of:=AVERAGE([Instances.BE13:Instances.BE17])" office:value-type="float"/>
          <table:table-cell table:formula="of:=AVERAGE([Instances.BF13:Instances.BF17])" office:value-type="float"/>
          <table:table-cell table:formula="of:=AVERAGE([Instances.BG13:Instances.BG17])" office:value-type="float"/>
          <table:table-cell table:formula="of:=AVERAGE([Instances.BH13:Instances.BH17])" office:value-type="float"/>
          <table:table-cell office:value-type="string">
            <text:p/>
          </table:table-cell>
          <table:table-cell table:formula="of:=AVERAGE([Instances.BJ13:Instances.BJ17])" office:value-type="float"/>
          <table:table-cell table:formula="of:=AVERAGE([Instances.BK13:Instances.BK17])" office:value-type="float"/>
          <table:table-cell table:formula="of:=AVERAGE([Instances.BL13:Instances.BL17])" office:value-type="float"/>
          <table:table-cell table:formula="of:=MIN([.$B5];[.$W5];[.$AR5])" office:value-type="float"/>
          <table:table-cell table:formula="of:=MIN([.$C5];[.$X5];[.$AS5])" office:value-type="float"/>
          <table:table-cell table:formula="of:=MIN([.$D5];[.$Y5];[.$AT5])" office:value-type="float"/>
          <table:table-cell table:formula="of:=MIN([.$E5];[.$Z5];[.$AU5])" office:value-type="float"/>
          <table:table-cell table:formula="of:=MIN([.$F5];[.$AA5];[.$AV5])" office:value-type="float"/>
          <table:table-cell table:formula="of:=MIN([.$G5];[.$AB5];[.$AW5])" office:value-type="float"/>
          <table:table-cell table:formula="of:=MIN([.$H5];[.$AC5];[.$AX5])" office:value-type="float"/>
          <table:table-cell table:formula="of:=MIN([.$I5];[.$AD5];[.$AY5])" office:value-type="float"/>
          <table:table-cell table:formula="of:=MIN([.$J5];[.$AE5];[.$AZ5])" office:value-type="float"/>
          <table:table-cell table:formula="of:=MIN([.$K5];[.$AF5];[.$BA5])" office:value-type="float"/>
          <table:table-cell table:formula="of:=MIN([.$L5];[.$AG5];[.$BB5])" office:value-type="float"/>
          <table:table-cell table:formula="of:=MIN([.$M5];[.$AH5];[.$BC5])" office:value-type="float"/>
          <table:table-cell table:formula="of:=MIN([.$N5];[.$AI5];[.$BD5])" office:value-type="float"/>
          <table:table-cell table:formula="of:=MIN([.$O5];[.$AJ5];[.$BE5])" office:value-type="float"/>
          <table:table-cell table:formula="of:=MIN([.$P5];[.$AK5];[.$BF5])" office:value-type="float"/>
          <table:table-cell table:formula="of:=MIN([.$Q5];[.$AL5];[.$BG5])" office:value-type="float"/>
          <table:table-cell table:formula="of:=MIN([.$R5];[.$AM5];[.$BH5])" office:value-type="float"/>
          <table:table-cell table:formula="of:=MIN([.$S5];[.$AN5];[.$BI5])" office:value-type="float"/>
          <table:table-cell table:formula="of:=MIN([.$T5];[.$AO5];[.$BJ5])" office:value-type="float"/>
          <table:table-cell table:formula="of:=MIN([.$U5];[.$AP5];[.$BK5])" office:value-type="float"/>
          <table:table-cell table:formula="of:=MIN([.$V5];[.$AQ5];[.$BL5])" office:value-type="float"/>
          <table:table-cell table:formula="of:=MEDIAN([.$B5];[.$W5];[.$AR5])" office:value-type="float"/>
          <table:table-cell table:formula="of:=MEDIAN([.$C5];[.$X5];[.$AS5])" office:value-type="float"/>
          <table:table-cell table:formula="of:=MEDIAN([.$D5];[.$Y5];[.$AT5])" office:value-type="float"/>
          <table:table-cell table:formula="of:=MEDIAN([.$E5];[.$Z5];[.$AU5])" office:value-type="float"/>
          <table:table-cell table:formula="of:=MEDIAN([.$F5];[.$AA5];[.$AV5])" office:value-type="float"/>
          <table:table-cell table:formula="of:=MEDIAN([.$G5];[.$AB5];[.$AW5])" office:value-type="float"/>
          <table:table-cell table:formula="of:=MEDIAN([.$H5];[.$AC5];[.$AX5])" office:value-type="float"/>
          <table:table-cell table:formula="of:=MEDIAN([.$I5];[.$AD5];[.$AY5])" office:value-type="float"/>
          <table:table-cell table:formula="of:=MEDIAN([.$J5];[.$AE5];[.$AZ5])" office:value-type="float"/>
          <table:table-cell table:formula="of:=MEDIAN([.$K5];[.$AF5];[.$BA5])" office:value-type="float"/>
          <table:table-cell table:formula="of:=MEDIAN([.$L5];[.$AG5];[.$BB5])" office:value-type="float"/>
          <table:table-cell table:formula="of:=MEDIAN([.$M5];[.$AH5];[.$BC5])" office:value-type="float"/>
          <table:table-cell table:formula="of:=MEDIAN([.$N5];[.$AI5];[.$BD5])" office:value-type="float"/>
          <table:table-cell table:formula="of:=MEDIAN([.$O5];[.$AJ5];[.$BE5])" office:value-type="float"/>
          <table:table-cell table:formula="of:=MEDIAN([.$P5];[.$AK5];[.$BF5])" office:value-type="float"/>
          <table:table-cell table:formula="of:=MEDIAN([.$Q5];[.$AL5];[.$BG5])" office:value-type="float"/>
          <table:table-cell table:formula="of:=MEDIAN([.$R5];[.$AM5];[.$BH5])" office:value-type="float"/>
          <table:table-cell table:formula="of:=MEDIAN([.$S5];[.$AN5];[.$BI5])" office:value-type="float"/>
          <table:table-cell table:formula="of:=MEDIAN([.$T5];[.$AO5];[.$BJ5])" office:value-type="float"/>
          <table:table-cell table:formula="of:=MEDIAN([.$U5];[.$AP5];[.$BK5])" office:value-type="float"/>
          <table:table-cell table:formula="of:=MEDIAN([.$V5];[.$AQ5];[.$BL5])" office:value-type="float"/>
          <table:table-cell table:formula="of:=MAX([.$B5];[.$W5];[.$AR5])" office:value-type="float"/>
          <table:table-cell table:formula="of:=MAX([.$C5];[.$X5];[.$AS5])" office:value-type="float"/>
          <table:table-cell table:formula="of:=MAX([.$D5];[.$Y5];[.$AT5])" office:value-type="float"/>
          <table:table-cell table:formula="of:=MAX([.$E5];[.$Z5];[.$AU5])" office:value-type="float"/>
          <table:table-cell table:formula="of:=MAX([.$F5];[.$AA5];[.$AV5])" office:value-type="float"/>
          <table:table-cell table:formula="of:=MAX([.$G5];[.$AB5];[.$AW5])" office:value-type="float"/>
          <table:table-cell table:formula="of:=MAX([.$H5];[.$AC5];[.$AX5])" office:value-type="float"/>
          <table:table-cell table:formula="of:=MAX([.$I5];[.$AD5];[.$AY5])" office:value-type="float"/>
          <table:table-cell table:formula="of:=MAX([.$J5];[.$AE5];[.$AZ5])" office:value-type="float"/>
          <table:table-cell table:formula="of:=MAX([.$K5];[.$AF5];[.$BA5])" office:value-type="float"/>
          <table:table-cell table:formula="of:=MAX([.$L5];[.$AG5];[.$BB5])" office:value-type="float"/>
          <table:table-cell table:formula="of:=MAX([.$M5];[.$AH5];[.$BC5])" office:value-type="float"/>
          <table:table-cell table:formula="of:=MAX([.$N5];[.$AI5];[.$BD5])" office:value-type="float"/>
          <table:table-cell table:formula="of:=MAX([.$O5];[.$AJ5];[.$BE5])" office:value-type="float"/>
          <table:table-cell table:formula="of:=MAX([.$P5];[.$AK5];[.$BF5])" office:value-type="float"/>
          <table:table-cell table:formula="of:=MAX([.$Q5];[.$AL5];[.$BG5])" office:value-type="float"/>
          <table:table-cell table:formula="of:=MAX([.$R5];[.$AM5];[.$BH5])" office:value-type="float"/>
          <table:table-cell table:formula="of:=MAX([.$S5];[.$AN5];[.$BI5])" office:value-type="float"/>
          <table:table-cell table:formula="of:=MAX([.$T5];[.$AO5];[.$BJ5])" office:value-type="float"/>
          <table:table-cell table:formula="of:=MAX([.$U5];[.$AP5];[.$BK5])" office:value-type="float"/>
          <table:table-cell table:formula="of:=MAX([.$V5];[.$AQ5];[.$BL5])" office:value-type="float"/>
        </table:table-row>
        <table:table-row table:style-name="ro1">
          <table:table-cell office:value-type="string">
            <text:p>structured/x10_y9_r20</text:p>
          </table:table-cell>
          <table:table-cell table:formula="of:=AVERAGE([Instances.B18:Instances.B22])" office:value-type="float"/>
          <table:table-cell table:formula="of:=AVERAGE([Instances.C18:Instances.C22])" office:value-type="float"/>
          <table:table-cell table:formula="of:=AVERAGE([Instances.D18:Instances.D22])" office:value-type="float"/>
          <table:table-cell table:formula="of:=AVERAGE([Instances.E18:Instances.E22])" office:value-type="float"/>
          <table:table-cell table:formula="of:=SUM([Instances.F18:Instances.F22])" office:value-type="float"/>
          <table:table-cell table:formula="of:=AVERAGE([Instances.G18:Instances.G22])" office:value-type="float"/>
          <table:table-cell table:formula="of:=AVERAGE([Instances.H18:Instances.H22])" office:value-type="float"/>
          <table:table-cell table:formula="of:=AVERAGE([Instances.I18:Instances.I22])" office:value-type="float"/>
          <table:table-cell table:formula="of:=AVERAGE([Instances.J18:Instances.J22])" office:value-type="float"/>
          <table:table-cell table:formula="of:=AVERAGE([Instances.K18:Instances.K22])" office:value-type="float"/>
          <table:table-cell table:formula="of:=AVERAGE([Instances.L18:Instances.L22])" office:value-type="float"/>
          <table:table-cell table:formula="of:=AVERAGE([Instances.M18:Instances.M22])" office:value-type="float"/>
          <table:table-cell table:formula="of:=AVERAGE([Instances.N18:Instances.N22])" office:value-type="float"/>
          <table:table-cell table:formula="of:=AVERAGE([Instances.O18:Instances.O22])" office:value-type="float"/>
          <table:table-cell table:formula="of:=AVERAGE([Instances.P18:Instances.P22])" office:value-type="float"/>
          <table:table-cell table:formula="of:=AVERAGE([Instances.Q18:Instances.Q22])" office:value-type="float"/>
          <table:table-cell table:formula="of:=AVERAGE([Instances.R18:Instances.R22])" office:value-type="float"/>
          <table:table-cell table:formula="of:=AVERAGE([Instances.S18:Instances.S22])" office:value-type="float"/>
          <table:table-cell table:formula="of:=AVERAGE([Instances.T18:Instances.T22])" office:value-type="float"/>
          <table:table-cell table:formula="of:=AVERAGE([Instances.U18:Instances.U22])" office:value-type="float"/>
          <table:table-cell table:formula="of:=AVERAGE([Instances.V18:Instances.V22])" office:value-type="float"/>
          <table:table-cell table:formula="of:=AVERAGE([Instances.W18:Instances.W22])" office:value-type="float"/>
          <table:table-cell table:formula="of:=AVERAGE([Instances.X18:Instances.X22])" office:value-type="float"/>
          <table:table-cell table:formula="of:=AVERAGE([Instances.Y18:Instances.Y22])" office:value-type="float"/>
          <table:table-cell table:formula="of:=AVERAGE([Instances.Z18:Instances.Z22])" office:value-type="float"/>
          <table:table-cell table:formula="of:=SUM([Instances.AA18:Instances.AA22])" office:value-type="float"/>
          <table:table-cell table:formula="of:=AVERAGE([Instances.AB18:Instances.AB22])" office:value-type="float"/>
          <table:table-cell table:formula="of:=AVERAGE([Instances.AC18:Instances.AC22])" office:value-type="float"/>
          <table:table-cell table:formula="of:=AVERAGE([Instances.AD18:Instances.AD22])" office:value-type="float"/>
          <table:table-cell table:formula="of:=AVERAGE([Instances.AE18:Instances.AE22])" office:value-type="float"/>
          <table:table-cell table:formula="of:=AVERAGE([Instances.AF18:Instances.AF22])" office:value-type="float"/>
          <table:table-cell table:formula="of:=AVERAGE([Instances.AG18:Instances.AG22])" office:value-type="float"/>
          <table:table-cell table:formula="of:=AVERAGE([Instances.AH18:Instances.AH22])" office:value-type="float"/>
          <table:table-cell table:formula="of:=AVERAGE([Instances.AI18:Instances.AI22])" office:value-type="float"/>
          <table:table-cell table:formula="of:=AVERAGE([Instances.AJ18:Instances.AJ22])" office:value-type="float"/>
          <table:table-cell table:formula="of:=AVERAGE([Instances.AK18:Instances.AK22])" office:value-type="float"/>
          <table:table-cell table:formula="of:=AVERAGE([Instances.AL18:Instances.AL22])" office:value-type="float"/>
          <table:table-cell table:formula="of:=AVERAGE([Instances.AM18:Instances.AM22])" office:value-type="float"/>
          <table:table-cell table:formula="of:=AVERAGE([Instances.AN18:Instances.AN22])" office:value-type="float"/>
          <table:table-cell table:formula="of:=AVERAGE([Instances.AO18:Instances.AO22])" office:value-type="float"/>
          <table:table-cell table:formula="of:=AVERAGE([Instances.AP18:Instances.AP22])" office:value-type="float"/>
          <table:table-cell table:formula="of:=AVERAGE([Instances.AQ18:Instances.AQ22])" office:value-type="float"/>
          <table:table-cell table:formula="of:=AVERAGE([Instances.AR18:Instances.AR22])" office:value-type="float"/>
          <table:table-cell table:formula="of:=AVERAGE([Instances.AS18:Instances.AS22])" office:value-type="float"/>
          <table:table-cell table:formula="of:=AVERAGE([Instances.AT18:Instances.AT22])" office:value-type="float"/>
          <table:table-cell table:formula="of:=AVERAGE([Instances.AU18:Instances.AU22])" office:value-type="float"/>
          <table:table-cell table:formula="of:=SUM([Instances.AV18:Instances.AV22])" office:value-type="float"/>
          <table:table-cell table:formula="of:=AVERAGE([Instances.AW18:Instances.AW22])" office:value-type="float"/>
          <table:table-cell table:formula="of:=AVERAGE([Instances.AX18:Instances.AX22])" office:value-type="float"/>
          <table:table-cell table:formula="of:=AVERAGE([Instances.AY18:Instances.AY22])" office:value-type="float"/>
          <table:table-cell table:formula="of:=AVERAGE([Instances.AZ18:Instances.AZ22])" office:value-type="float"/>
          <table:table-cell table:formula="of:=AVERAGE([Instances.BA18:Instances.BA22])" office:value-type="float"/>
          <table:table-cell table:formula="of:=AVERAGE([Instances.BB18:Instances.BB22])" office:value-type="float"/>
          <table:table-cell table:formula="of:=AVERAGE([Instances.BC18:Instances.BC22])" office:value-type="float"/>
          <table:table-cell table:formula="of:=AVERAGE([Instances.BD18:Instances.BD22])" office:value-type="float"/>
          <table:table-cell table:formula="of:=AVERAGE([Instances.BE18:Instances.BE22])" office:value-type="float"/>
          <table:table-cell table:formula="of:=AVERAGE([Instances.BF18:Instances.BF22])" office:value-type="float"/>
          <table:table-cell table:formula="of:=AVERAGE([Instances.BG18:Instances.BG22])" office:value-type="float"/>
          <table:table-cell table:formula="of:=AVERAGE([Instances.BH18:Instances.BH22])" office:value-type="float"/>
          <table:table-cell office:value-type="string">
            <text:p/>
          </table:table-cell>
          <table:table-cell table:formula="of:=AVERAGE([Instances.BJ18:Instances.BJ22])" office:value-type="float"/>
          <table:table-cell table:formula="of:=AVERAGE([Instances.BK18:Instances.BK22])" office:value-type="float"/>
          <table:table-cell table:formula="of:=AVERAGE([Instances.BL18:Instances.BL22])" office:value-type="float"/>
          <table:table-cell table:formula="of:=MIN([.$B6];[.$W6];[.$AR6])" office:value-type="float"/>
          <table:table-cell table:formula="of:=MIN([.$C6];[.$X6];[.$AS6])" office:value-type="float"/>
          <table:table-cell table:formula="of:=MIN([.$D6];[.$Y6];[.$AT6])" office:value-type="float"/>
          <table:table-cell table:formula="of:=MIN([.$E6];[.$Z6];[.$AU6])" office:value-type="float"/>
          <table:table-cell table:formula="of:=MIN([.$F6];[.$AA6];[.$AV6])" office:value-type="float"/>
          <table:table-cell table:formula="of:=MIN([.$G6];[.$AB6];[.$AW6])" office:value-type="float"/>
          <table:table-cell table:formula="of:=MIN([.$H6];[.$AC6];[.$AX6])" office:value-type="float"/>
          <table:table-cell table:formula="of:=MIN([.$I6];[.$AD6];[.$AY6])" office:value-type="float"/>
          <table:table-cell table:formula="of:=MIN([.$J6];[.$AE6];[.$AZ6])" office:value-type="float"/>
          <table:table-cell table:formula="of:=MIN([.$K6];[.$AF6];[.$BA6])" office:value-type="float"/>
          <table:table-cell table:formula="of:=MIN([.$L6];[.$AG6];[.$BB6])" office:value-type="float"/>
          <table:table-cell table:formula="of:=MIN([.$M6];[.$AH6];[.$BC6])" office:value-type="float"/>
          <table:table-cell table:formula="of:=MIN([.$N6];[.$AI6];[.$BD6])" office:value-type="float"/>
          <table:table-cell table:formula="of:=MIN([.$O6];[.$AJ6];[.$BE6])" office:value-type="float"/>
          <table:table-cell table:formula="of:=MIN([.$P6];[.$AK6];[.$BF6])" office:value-type="float"/>
          <table:table-cell table:formula="of:=MIN([.$Q6];[.$AL6];[.$BG6])" office:value-type="float"/>
          <table:table-cell table:formula="of:=MIN([.$R6];[.$AM6];[.$BH6])" office:value-type="float"/>
          <table:table-cell table:formula="of:=MIN([.$S6];[.$AN6];[.$BI6])" office:value-type="float"/>
          <table:table-cell table:formula="of:=MIN([.$T6];[.$AO6];[.$BJ6])" office:value-type="float"/>
          <table:table-cell table:formula="of:=MIN([.$U6];[.$AP6];[.$BK6])" office:value-type="float"/>
          <table:table-cell table:formula="of:=MIN([.$V6];[.$AQ6];[.$BL6])" office:value-type="float"/>
          <table:table-cell table:formula="of:=MEDIAN([.$B6];[.$W6];[.$AR6])" office:value-type="float"/>
          <table:table-cell table:formula="of:=MEDIAN([.$C6];[.$X6];[.$AS6])" office:value-type="float"/>
          <table:table-cell table:formula="of:=MEDIAN([.$D6];[.$Y6];[.$AT6])" office:value-type="float"/>
          <table:table-cell table:formula="of:=MEDIAN([.$E6];[.$Z6];[.$AU6])" office:value-type="float"/>
          <table:table-cell table:formula="of:=MEDIAN([.$F6];[.$AA6];[.$AV6])" office:value-type="float"/>
          <table:table-cell table:formula="of:=MEDIAN([.$G6];[.$AB6];[.$AW6])" office:value-type="float"/>
          <table:table-cell table:formula="of:=MEDIAN([.$H6];[.$AC6];[.$AX6])" office:value-type="float"/>
          <table:table-cell table:formula="of:=MEDIAN([.$I6];[.$AD6];[.$AY6])" office:value-type="float"/>
          <table:table-cell table:formula="of:=MEDIAN([.$J6];[.$AE6];[.$AZ6])" office:value-type="float"/>
          <table:table-cell table:formula="of:=MEDIAN([.$K6];[.$AF6];[.$BA6])" office:value-type="float"/>
          <table:table-cell table:formula="of:=MEDIAN([.$L6];[.$AG6];[.$BB6])" office:value-type="float"/>
          <table:table-cell table:formula="of:=MEDIAN([.$M6];[.$AH6];[.$BC6])" office:value-type="float"/>
          <table:table-cell table:formula="of:=MEDIAN([.$N6];[.$AI6];[.$BD6])" office:value-type="float"/>
          <table:table-cell table:formula="of:=MEDIAN([.$O6];[.$AJ6];[.$BE6])" office:value-type="float"/>
          <table:table-cell table:formula="of:=MEDIAN([.$P6];[.$AK6];[.$BF6])" office:value-type="float"/>
          <table:table-cell table:formula="of:=MEDIAN([.$Q6];[.$AL6];[.$BG6])" office:value-type="float"/>
          <table:table-cell table:formula="of:=MEDIAN([.$R6];[.$AM6];[.$BH6])" office:value-type="float"/>
          <table:table-cell table:formula="of:=MEDIAN([.$S6];[.$AN6];[.$BI6])" office:value-type="float"/>
          <table:table-cell table:formula="of:=MEDIAN([.$T6];[.$AO6];[.$BJ6])" office:value-type="float"/>
          <table:table-cell table:formula="of:=MEDIAN([.$U6];[.$AP6];[.$BK6])" office:value-type="float"/>
          <table:table-cell table:formula="of:=MEDIAN([.$V6];[.$AQ6];[.$BL6])" office:value-type="float"/>
          <table:table-cell table:formula="of:=MAX([.$B6];[.$W6];[.$AR6])" office:value-type="float"/>
          <table:table-cell table:formula="of:=MAX([.$C6];[.$X6];[.$AS6])" office:value-type="float"/>
          <table:table-cell table:formula="of:=MAX([.$D6];[.$Y6];[.$AT6])" office:value-type="float"/>
          <table:table-cell table:formula="of:=MAX([.$E6];[.$Z6];[.$AU6])" office:value-type="float"/>
          <table:table-cell table:formula="of:=MAX([.$F6];[.$AA6];[.$AV6])" office:value-type="float"/>
          <table:table-cell table:formula="of:=MAX([.$G6];[.$AB6];[.$AW6])" office:value-type="float"/>
          <table:table-cell table:formula="of:=MAX([.$H6];[.$AC6];[.$AX6])" office:value-type="float"/>
          <table:table-cell table:formula="of:=MAX([.$I6];[.$AD6];[.$AY6])" office:value-type="float"/>
          <table:table-cell table:formula="of:=MAX([.$J6];[.$AE6];[.$AZ6])" office:value-type="float"/>
          <table:table-cell table:formula="of:=MAX([.$K6];[.$AF6];[.$BA6])" office:value-type="float"/>
          <table:table-cell table:formula="of:=MAX([.$L6];[.$AG6];[.$BB6])" office:value-type="float"/>
          <table:table-cell table:formula="of:=MAX([.$M6];[.$AH6];[.$BC6])" office:value-type="float"/>
          <table:table-cell table:formula="of:=MAX([.$N6];[.$AI6];[.$BD6])" office:value-type="float"/>
          <table:table-cell table:formula="of:=MAX([.$O6];[.$AJ6];[.$BE6])" office:value-type="float"/>
          <table:table-cell table:formula="of:=MAX([.$P6];[.$AK6];[.$BF6])" office:value-type="float"/>
          <table:table-cell table:formula="of:=MAX([.$Q6];[.$AL6];[.$BG6])" office:value-type="float"/>
          <table:table-cell table:formula="of:=MAX([.$R6];[.$AM6];[.$BH6])" office:value-type="float"/>
          <table:table-cell table:formula="of:=MAX([.$S6];[.$AN6];[.$BI6])" office:value-type="float"/>
          <table:table-cell table:formula="of:=MAX([.$T6];[.$AO6];[.$BJ6])" office:value-type="float"/>
          <table:table-cell table:formula="of:=MAX([.$U6];[.$AP6];[.$BK6])" office:value-type="float"/>
          <table:table-cell table:formula="of:=MAX([.$V6];[.$AQ6];[.$BL6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23:Instances.B27])" office:value-type="float"/>
          <table:table-cell table:formula="of:=AVERAGE([Instances.C23:Instances.C27])" office:value-type="float"/>
          <table:table-cell table:formula="of:=AVERAGE([Instances.D23:Instances.D27])" office:value-type="float"/>
          <table:table-cell table:formula="of:=AVERAGE([Instances.E23:Instances.E27])" office:value-type="float"/>
          <table:table-cell table:formula="of:=SUM([Instances.F23:Instances.F27])" office:value-type="float"/>
          <table:table-cell table:formula="of:=AVERAGE([Instances.G23:Instances.G27])" office:value-type="float"/>
          <table:table-cell table:formula="of:=AVERAGE([Instances.H23:Instances.H27])" office:value-type="float"/>
          <table:table-cell table:formula="of:=AVERAGE([Instances.I23:Instances.I27])" office:value-type="float"/>
          <table:table-cell table:formula="of:=AVERAGE([Instances.J23:Instances.J27])" office:value-type="float"/>
          <table:table-cell table:formula="of:=AVERAGE([Instances.K23:Instances.K27])" office:value-type="float"/>
          <table:table-cell table:formula="of:=AVERAGE([Instances.L23:Instances.L27])" office:value-type="float"/>
          <table:table-cell table:formula="of:=AVERAGE([Instances.M23:Instances.M27])" office:value-type="float"/>
          <table:table-cell table:formula="of:=AVERAGE([Instances.N23:Instances.N27])" office:value-type="float"/>
          <table:table-cell table:formula="of:=AVERAGE([Instances.O23:Instances.O27])" office:value-type="float"/>
          <table:table-cell table:formula="of:=AVERAGE([Instances.P23:Instances.P27])" office:value-type="float"/>
          <table:table-cell table:formula="of:=AVERAGE([Instances.Q23:Instances.Q27])" office:value-type="float"/>
          <table:table-cell table:formula="of:=AVERAGE([Instances.R23:Instances.R27])" office:value-type="float"/>
          <table:table-cell table:formula="of:=AVERAGE([Instances.S23:Instances.S27])" office:value-type="float"/>
          <table:table-cell table:formula="of:=AVERAGE([Instances.T23:Instances.T27])" office:value-type="float"/>
          <table:table-cell table:formula="of:=AVERAGE([Instances.U23:Instances.U27])" office:value-type="float"/>
          <table:table-cell table:formula="of:=AVERAGE([Instances.V23:Instances.V27])" office:value-type="float"/>
          <table:table-cell table:formula="of:=AVERAGE([Instances.W23:Instances.W27])" office:value-type="float"/>
          <table:table-cell table:formula="of:=AVERAGE([Instances.X23:Instances.X27])" office:value-type="float"/>
          <table:table-cell table:formula="of:=AVERAGE([Instances.Y23:Instances.Y27])" office:value-type="float"/>
          <table:table-cell table:formula="of:=AVERAGE([Instances.Z23:Instances.Z27])" office:value-type="float"/>
          <table:table-cell table:formula="of:=SUM([Instances.AA23:Instances.AA27])" office:value-type="float"/>
          <table:table-cell table:formula="of:=AVERAGE([Instances.AB23:Instances.AB27])" office:value-type="float"/>
          <table:table-cell table:formula="of:=AVERAGE([Instances.AC23:Instances.AC27])" office:value-type="float"/>
          <table:table-cell table:formula="of:=AVERAGE([Instances.AD23:Instances.AD27])" office:value-type="float"/>
          <table:table-cell table:formula="of:=AVERAGE([Instances.AE23:Instances.AE27])" office:value-type="float"/>
          <table:table-cell table:formula="of:=AVERAGE([Instances.AF23:Instances.AF27])" office:value-type="float"/>
          <table:table-cell table:formula="of:=AVERAGE([Instances.AG23:Instances.AG27])" office:value-type="float"/>
          <table:table-cell table:formula="of:=AVERAGE([Instances.AH23:Instances.AH27])" office:value-type="float"/>
          <table:table-cell table:formula="of:=AVERAGE([Instances.AI23:Instances.AI27])" office:value-type="float"/>
          <table:table-cell table:formula="of:=AVERAGE([Instances.AJ23:Instances.AJ27])" office:value-type="float"/>
          <table:table-cell table:formula="of:=AVERAGE([Instances.AK23:Instances.AK27])" office:value-type="float"/>
          <table:table-cell table:formula="of:=AVERAGE([Instances.AL23:Instances.AL27])" office:value-type="float"/>
          <table:table-cell table:formula="of:=AVERAGE([Instances.AM23:Instances.AM27])" office:value-type="float"/>
          <table:table-cell table:formula="of:=AVERAGE([Instances.AN23:Instances.AN27])" office:value-type="float"/>
          <table:table-cell table:formula="of:=AVERAGE([Instances.AO23:Instances.AO27])" office:value-type="float"/>
          <table:table-cell table:formula="of:=AVERAGE([Instances.AP23:Instances.AP27])" office:value-type="float"/>
          <table:table-cell table:formula="of:=AVERAGE([Instances.AQ23:Instances.AQ27])" office:value-type="float"/>
          <table:table-cell table:formula="of:=AVERAGE([Instances.AR23:Instances.AR27])" office:value-type="float"/>
          <table:table-cell table:formula="of:=AVERAGE([Instances.AS23:Instances.AS27])" office:value-type="float"/>
          <table:table-cell table:formula="of:=AVERAGE([Instances.AT23:Instances.AT27])" office:value-type="float"/>
          <table:table-cell table:formula="of:=AVERAGE([Instances.AU23:Instances.AU27])" office:value-type="float"/>
          <table:table-cell table:formula="of:=SUM([Instances.AV23:Instances.AV27])" office:value-type="float"/>
          <table:table-cell table:formula="of:=AVERAGE([Instances.AW23:Instances.AW27])" office:value-type="float"/>
          <table:table-cell table:formula="of:=AVERAGE([Instances.AX23:Instances.AX27])" office:value-type="float"/>
          <table:table-cell table:formula="of:=AVERAGE([Instances.AY23:Instances.AY27])" office:value-type="float"/>
          <table:table-cell table:formula="of:=AVERAGE([Instances.AZ23:Instances.AZ27])" office:value-type="float"/>
          <table:table-cell table:formula="of:=AVERAGE([Instances.BA23:Instances.BA27])" office:value-type="float"/>
          <table:table-cell table:formula="of:=AVERAGE([Instances.BB23:Instances.BB27])" office:value-type="float"/>
          <table:table-cell table:formula="of:=AVERAGE([Instances.BC23:Instances.BC27])" office:value-type="float"/>
          <table:table-cell table:formula="of:=AVERAGE([Instances.BD23:Instances.BD27])" office:value-type="float"/>
          <table:table-cell table:formula="of:=AVERAGE([Instances.BE23:Instances.BE27])" office:value-type="float"/>
          <table:table-cell table:formula="of:=AVERAGE([Instances.BF23:Instances.BF27])" office:value-type="float"/>
          <table:table-cell table:formula="of:=AVERAGE([Instances.BG23:Instances.BG27])" office:value-type="float"/>
          <table:table-cell table:formula="of:=AVERAGE([Instances.BH23:Instances.BH27])" office:value-type="float"/>
          <table:table-cell table:formula="of:=AVERAGE([Instances.BI23:Instances.BI27])" office:value-type="float"/>
          <table:table-cell table:formula="of:=AVERAGE([Instances.BJ23:Instances.BJ27])" office:value-type="float"/>
          <table:table-cell table:formula="of:=AVERAGE([Instances.BK23:Instances.BK27])" office:value-type="float"/>
          <table:table-cell table:formula="of:=AVERAGE([Instances.BL23:Instances.BL27])" office:value-type="float"/>
          <table:table-cell table:formula="of:=MIN([.$B7];[.$W7];[.$AR7])" office:value-type="float"/>
          <table:table-cell table:formula="of:=MIN([.$C7];[.$X7];[.$AS7])" office:value-type="float"/>
          <table:table-cell table:formula="of:=MIN([.$D7];[.$Y7];[.$AT7])" office:value-type="float"/>
          <table:table-cell table:formula="of:=MIN([.$E7];[.$Z7];[.$AU7])" office:value-type="float"/>
          <table:table-cell table:formula="of:=MIN([.$F7];[.$AA7];[.$AV7])" office:value-type="float"/>
          <table:table-cell table:formula="of:=MIN([.$G7];[.$AB7];[.$AW7])" office:value-type="float"/>
          <table:table-cell table:formula="of:=MIN([.$H7];[.$AC7];[.$AX7])" office:value-type="float"/>
          <table:table-cell table:formula="of:=MIN([.$I7];[.$AD7];[.$AY7])" office:value-type="float"/>
          <table:table-cell table:formula="of:=MIN([.$J7];[.$AE7];[.$AZ7])" office:value-type="float"/>
          <table:table-cell table:formula="of:=MIN([.$K7];[.$AF7];[.$BA7])" office:value-type="float"/>
          <table:table-cell table:formula="of:=MIN([.$L7];[.$AG7];[.$BB7])" office:value-type="float"/>
          <table:table-cell table:formula="of:=MIN([.$M7];[.$AH7];[.$BC7])" office:value-type="float"/>
          <table:table-cell table:formula="of:=MIN([.$N7];[.$AI7];[.$BD7])" office:value-type="float"/>
          <table:table-cell table:formula="of:=MIN([.$O7];[.$AJ7];[.$BE7])" office:value-type="float"/>
          <table:table-cell table:formula="of:=MIN([.$P7];[.$AK7];[.$BF7])" office:value-type="float"/>
          <table:table-cell table:formula="of:=MIN([.$Q7];[.$AL7];[.$BG7])" office:value-type="float"/>
          <table:table-cell table:formula="of:=MIN([.$R7];[.$AM7];[.$BH7])" office:value-type="float"/>
          <table:table-cell table:formula="of:=MIN([.$S7];[.$AN7];[.$BI7])" office:value-type="float"/>
          <table:table-cell table:formula="of:=MIN([.$T7];[.$AO7];[.$BJ7])" office:value-type="float"/>
          <table:table-cell table:formula="of:=MIN([.$U7];[.$AP7];[.$BK7])" office:value-type="float"/>
          <table:table-cell table:formula="of:=MIN([.$V7];[.$AQ7];[.$BL7])" office:value-type="float"/>
          <table:table-cell table:formula="of:=MEDIAN([.$B7];[.$W7];[.$AR7])" office:value-type="float"/>
          <table:table-cell table:formula="of:=MEDIAN([.$C7];[.$X7];[.$AS7])" office:value-type="float"/>
          <table:table-cell table:formula="of:=MEDIAN([.$D7];[.$Y7];[.$AT7])" office:value-type="float"/>
          <table:table-cell table:formula="of:=MEDIAN([.$E7];[.$Z7];[.$AU7])" office:value-type="float"/>
          <table:table-cell table:formula="of:=MEDIAN([.$F7];[.$AA7];[.$AV7])" office:value-type="float"/>
          <table:table-cell table:formula="of:=MEDIAN([.$G7];[.$AB7];[.$AW7])" office:value-type="float"/>
          <table:table-cell table:formula="of:=MEDIAN([.$H7];[.$AC7];[.$AX7])" office:value-type="float"/>
          <table:table-cell table:formula="of:=MEDIAN([.$I7];[.$AD7];[.$AY7])" office:value-type="float"/>
          <table:table-cell table:formula="of:=MEDIAN([.$J7];[.$AE7];[.$AZ7])" office:value-type="float"/>
          <table:table-cell table:formula="of:=MEDIAN([.$K7];[.$AF7];[.$BA7])" office:value-type="float"/>
          <table:table-cell table:formula="of:=MEDIAN([.$L7];[.$AG7];[.$BB7])" office:value-type="float"/>
          <table:table-cell table:formula="of:=MEDIAN([.$M7];[.$AH7];[.$BC7])" office:value-type="float"/>
          <table:table-cell table:formula="of:=MEDIAN([.$N7];[.$AI7];[.$BD7])" office:value-type="float"/>
          <table:table-cell table:formula="of:=MEDIAN([.$O7];[.$AJ7];[.$BE7])" office:value-type="float"/>
          <table:table-cell table:formula="of:=MEDIAN([.$P7];[.$AK7];[.$BF7])" office:value-type="float"/>
          <table:table-cell table:formula="of:=MEDIAN([.$Q7];[.$AL7];[.$BG7])" office:value-type="float"/>
          <table:table-cell table:formula="of:=MEDIAN([.$R7];[.$AM7];[.$BH7])" office:value-type="float"/>
          <table:table-cell table:formula="of:=MEDIAN([.$S7];[.$AN7];[.$BI7])" office:value-type="float"/>
          <table:table-cell table:formula="of:=MEDIAN([.$T7];[.$AO7];[.$BJ7])" office:value-type="float"/>
          <table:table-cell table:formula="of:=MEDIAN([.$U7];[.$AP7];[.$BK7])" office:value-type="float"/>
          <table:table-cell table:formula="of:=MEDIAN([.$V7];[.$AQ7];[.$BL7])" office:value-type="float"/>
          <table:table-cell table:formula="of:=MAX([.$B7];[.$W7];[.$AR7])" office:value-type="float"/>
          <table:table-cell table:formula="of:=MAX([.$C7];[.$X7];[.$AS7])" office:value-type="float"/>
          <table:table-cell table:formula="of:=MAX([.$D7];[.$Y7];[.$AT7])" office:value-type="float"/>
          <table:table-cell table:formula="of:=MAX([.$E7];[.$Z7];[.$AU7])" office:value-type="float"/>
          <table:table-cell table:formula="of:=MAX([.$F7];[.$AA7];[.$AV7])" office:value-type="float"/>
          <table:table-cell table:formula="of:=MAX([.$G7];[.$AB7];[.$AW7])" office:value-type="float"/>
          <table:table-cell table:formula="of:=MAX([.$H7];[.$AC7];[.$AX7])" office:value-type="float"/>
          <table:table-cell table:formula="of:=MAX([.$I7];[.$AD7];[.$AY7])" office:value-type="float"/>
          <table:table-cell table:formula="of:=MAX([.$J7];[.$AE7];[.$AZ7])" office:value-type="float"/>
          <table:table-cell table:formula="of:=MAX([.$K7];[.$AF7];[.$BA7])" office:value-type="float"/>
          <table:table-cell table:formula="of:=MAX([.$L7];[.$AG7];[.$BB7])" office:value-type="float"/>
          <table:table-cell table:formula="of:=MAX([.$M7];[.$AH7];[.$BC7])" office:value-type="float"/>
          <table:table-cell table:formula="of:=MAX([.$N7];[.$AI7];[.$BD7])" office:value-type="float"/>
          <table:table-cell table:formula="of:=MAX([.$O7];[.$AJ7];[.$BE7])" office:value-type="float"/>
          <table:table-cell table:formula="of:=MAX([.$P7];[.$AK7];[.$BF7])" office:value-type="float"/>
          <table:table-cell table:formula="of:=MAX([.$Q7];[.$AL7];[.$BG7])" office:value-type="float"/>
          <table:table-cell table:formula="of:=MAX([.$R7];[.$AM7];[.$BH7])" office:value-type="float"/>
          <table:table-cell table:formula="of:=MAX([.$S7];[.$AN7];[.$BI7])" office:value-type="float"/>
          <table:table-cell table:formula="of:=MAX([.$T7];[.$AO7];[.$BJ7])" office:value-type="float"/>
          <table:table-cell table:formula="of:=MAX([.$U7];[.$AP7];[.$BK7])" office:value-type="float"/>
          <table:table-cell table:formula="of:=MAX([.$V7];[.$AQ7];[.$BL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  <table:table-cell table:formula="of:=SUM([.AA3:.AA7])" office:value-type="float"/>
          <table:table-cell table:formula="of:=SUM([.AB3:.AB7])" office:value-type="float"/>
          <table:table-cell table:formula="of:=SUM([.AC3:.AC7])" office:value-type="float"/>
          <table:table-cell table:formula="of:=SUM([.AD3:.AD7])" office:value-type="float"/>
          <table:table-cell table:formula="of:=SUM([.AE3:.AE7])" office:value-type="float"/>
          <table:table-cell table:formula="of:=SUM([.AF3:.AF7])" office:value-type="float"/>
          <table:table-cell table:formula="of:=SUM([.AG3:.AG7])" office:value-type="float"/>
          <table:table-cell table:formula="of:=SUM([.AH3:.AH7])" office:value-type="float"/>
          <table:table-cell table:formula="of:=SUM([.AI3:.AI7])" office:value-type="float"/>
          <table:table-cell table:formula="of:=SUM([.AJ3:.AJ7])" office:value-type="float"/>
          <table:table-cell table:formula="of:=SUM([.AK3:.AK7])" office:value-type="float"/>
          <table:table-cell table:formula="of:=SUM([.AL3:.AL7])" office:value-type="float"/>
          <table:table-cell table:formula="of:=SUM([.AM3:.AM7])" office:value-type="float"/>
          <table:table-cell table:formula="of:=SUM([.AN3:.AN7])" office:value-type="float"/>
          <table:table-cell table:formula="of:=SUM([.AO3:.AO7])" office:value-type="float"/>
          <table:table-cell table:formula="of:=SUM([.AP3:.AP7])" office:value-type="float"/>
          <table:table-cell table:formula="of:=SUM([.AQ3:.AQ7])" office:value-type="float"/>
          <table:table-cell table:formula="of:=SUM([.AR3:.AR7])" office:value-type="float"/>
          <table:table-cell table:formula="of:=SUM([.AS3:.AS7])" office:value-type="float"/>
          <table:table-cell table:formula="of:=SUM([.AT3:.AT7])" office:value-type="float"/>
          <table:table-cell table:formula="of:=SUM([.AU3:.AU7])" office:value-type="float"/>
          <table:table-cell table:formula="of:=SUM([.AV3:.AV7])" office:value-type="float"/>
          <table:table-cell table:formula="of:=SUM([.AW3:.AW7])" office:value-type="float"/>
          <table:table-cell table:formula="of:=SUM([.AX3:.AX7])" office:value-type="float"/>
          <table:table-cell table:formula="of:=SUM([.AY3:.AY7])" office:value-type="float"/>
          <table:table-cell table:formula="of:=SUM([.AZ3:.AZ7])" office:value-type="float"/>
          <table:table-cell table:formula="of:=SUM([.BA3:.BA7])" office:value-type="float"/>
          <table:table-cell table:formula="of:=SUM([.BB3:.BB7])" office:value-type="float"/>
          <table:table-cell table:formula="of:=SUM([.BC3:.BC7])" office:value-type="float"/>
          <table:table-cell table:formula="of:=SUM([.BD3:.BD7])" office:value-type="float"/>
          <table:table-cell table:formula="of:=SUM([.BE3:.BE7])" office:value-type="float"/>
          <table:table-cell table:formula="of:=SUM([.BF3:.BF7])" office:value-type="float"/>
          <table:table-cell table:formula="of:=SUM([.BG3:.BG7])" office:value-type="float"/>
          <table:table-cell table:formula="of:=SUM([.BH3:.BH7])" office:value-type="float"/>
          <table:table-cell table:formula="of:=SUM([.BI3:.BI7])" office:value-type="float"/>
          <table:table-cell table:formula="of:=SUM([.BJ3:.BJ7])" office:value-type="float"/>
          <table:table-cell table:formula="of:=SUM([.BK3:.BK7])" office:value-type="float"/>
          <table:table-cell table:formula="of:=SUM([.BL3:.BL7])" office:value-type="float"/>
          <table:table-cell table:formula="of:=SUM([.BM3:.BM7])" office:value-type="float"/>
          <table:table-cell table:formula="of:=SUM([.BN3:.BN7])" office:value-type="float"/>
          <table:table-cell table:formula="of:=SUM([.BO3:.BO7])" office:value-type="float"/>
          <table:table-cell table:formula="of:=SUM([.BP3:.BP7])" office:value-type="float"/>
          <table:table-cell table:formula="of:=SUM([.BQ3:.BQ7])" office:value-type="float"/>
          <table:table-cell table:formula="of:=SUM([.BR3:.BR7])" office:value-type="float"/>
          <table:table-cell table:formula="of:=SUM([.BS3:.BS7])" office:value-type="float"/>
          <table:table-cell table:formula="of:=SUM([.BT3:.BT7])" office:value-type="float"/>
          <table:table-cell table:formula="of:=SUM([.BU3:.BU7])" office:value-type="float"/>
          <table:table-cell table:formula="of:=SUM([.BV3:.BV7])" office:value-type="float"/>
          <table:table-cell table:formula="of:=SUM([.BW3:.BW7])" office:value-type="float"/>
          <table:table-cell table:formula="of:=SUM([.BX3:.BX7])" office:value-type="float"/>
          <table:table-cell table:formula="of:=SUM([.BY3:.BY7])" office:value-type="float"/>
          <table:table-cell table:formula="of:=SUM([.BZ3:.BZ7])" office:value-type="float"/>
          <table:table-cell table:formula="of:=SUM([.CA3:.CA7])" office:value-type="float"/>
          <table:table-cell table:formula="of:=SUM([.CB3:.CB7])" office:value-type="float"/>
          <table:table-cell table:formula="of:=SUM([.CC3:.CC7])" office:value-type="float"/>
          <table:table-cell table:formula="of:=SUM([.CD3:.CD7])" office:value-type="float"/>
          <table:table-cell table:formula="of:=SUM([.CE3:.CE7])" office:value-type="float"/>
          <table:table-cell table:formula="of:=SUM([.CF3:.CF7])" office:value-type="float"/>
          <table:table-cell table:formula="of:=SUM([.CG3:.CG7])" office:value-type="float"/>
          <table:table-cell table:formula="of:=SUM([.CH3:.CH7])" office:value-type="float"/>
          <table:table-cell table:formula="of:=SUM([.CI3:.CI7])" office:value-type="float"/>
          <table:table-cell table:formula="of:=SUM([.CJ3:.CJ7])" office:value-type="float"/>
          <table:table-cell table:formula="of:=SUM([.CK3:.CK7])" office:value-type="float"/>
          <table:table-cell table:formula="of:=SUM([.CL3:.CL7])" office:value-type="float"/>
          <table:table-cell table:formula="of:=SUM([.CM3:.CM7])" office:value-type="float"/>
          <table:table-cell table:formula="of:=SUM([.CN3:.CN7])" office:value-type="float"/>
          <table:table-cell table:formula="of:=SUM([.CO3:.CO7])" office:value-type="float"/>
          <table:table-cell table:formula="of:=SUM([.CP3:.CP7])" office:value-type="float"/>
          <table:table-cell table:formula="of:=SUM([.CQ3:.CQ7])" office:value-type="float"/>
          <table:table-cell table:formula="of:=SUM([.CR3:.CR7])" office:value-type="float"/>
          <table:table-cell table:formula="of:=SUM([.CS3:.CS7])" office:value-type="float"/>
          <table:table-cell table:formula="of:=SUM([.CT3:.CT7])" office:value-type="float"/>
          <table:table-cell table:formula="of:=SUM([.CU3:.CU7])" office:value-type="float"/>
          <table:table-cell table:formula="of:=SUM([.CV3:.CV7])" office:value-type="float"/>
          <table:table-cell table:formula="of:=SUM([.CW3:.CW7])" office:value-type="float"/>
          <table:table-cell table:formula="of:=SUM([.CX3:.CX7])" office:value-type="float"/>
          <table:table-cell table:formula="of:=SUM([.CY3:.CY7])" office:value-type="float"/>
          <table:table-cell table:formula="of:=SUM([.CZ3:.CZ7])" office:value-type="float"/>
          <table:table-cell table:formula="of:=SUM([.DA3:.DA7])" office:value-type="float"/>
          <table:table-cell table:formula="of:=SUM([.DB3:.DB7])" office:value-type="float"/>
          <table:table-cell table:formula="of:=SUM([.DC3:.DC7])" office:value-type="float"/>
          <table:table-cell table:formula="of:=SUM([.DD3:.DD7])" office:value-type="float"/>
          <table:table-cell table:formula="of:=SUM([.DE3:.DE7])" office:value-type="float"/>
          <table:table-cell table:formula="of:=SUM([.DF3:.DF7])" office:value-type="float"/>
          <table:table-cell table:formula="of:=SUM([.DG3:.DG7])" office:value-type="float"/>
          <table:table-cell table:formula="of:=SUM([.DH3:.DH7])" office:value-type="float"/>
          <table:table-cell table:formula="of:=SUM([.DI3:.DI7])" office:value-type="float"/>
          <table:table-cell table:formula="of:=SUM([.DJ3:.DJ7])" office:value-type="float"/>
          <table:table-cell table:formula="of:=SUM([.DK3:.DK7])" office:value-type="float"/>
          <table:table-cell table:formula="of:=SUM([.DL3:.DL7])" office:value-type="float"/>
          <table:table-cell table:formula="of:=SUM([.DM3:.DM7])" office:value-type="float"/>
          <table:table-cell table:formula="of:=SUM([.DN3:.DN7])" office:value-type="float"/>
          <table:table-cell table:formula="of:=SUM([.DO3:.DO7])" office:value-type="float"/>
          <table:table-cell table:formula="of:=SUM([.DP3:.DP7])" office:value-type="float"/>
          <table:table-cell table:formula="of:=SUM([.DQ3:.DQ7])" office:value-type="float"/>
          <table:table-cell table:formula="of:=SUM([.DR3:.DR7])" office:value-type="float"/>
          <table:table-cell table:formula="of:=SUM([.DS3:.DS7])" office:value-type="float"/>
          <table:table-cell table:formula="of:=SUM([.DT3:.DT7])" office:value-type="float"/>
          <table:table-cell table:formula="of:=SUM([.DU3:.DU7])" office:value-type="float"/>
          <table:table-cell table:formula="of:=SUM([.DV3:.DV7])" office:value-type="float"/>
          <table:table-cell table:formula="of:=SUM([.DW3:.DW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  <table:table-cell table:formula="of:=AVERAGE([.AA3:.AA7])" office:value-type="float"/>
          <table:table-cell table:formula="of:=AVERAGE([.AB3:.AB7])" office:value-type="float"/>
          <table:table-cell table:formula="of:=AVERAGE([.AC3:.AC7])" office:value-type="float"/>
          <table:table-cell table:formula="of:=AVERAGE([.AD3:.AD7])" office:value-type="float"/>
          <table:table-cell table:formula="of:=AVERAGE([.AE3:.AE7])" office:value-type="float"/>
          <table:table-cell table:formula="of:=AVERAGE([.AF3:.AF7])" office:value-type="float"/>
          <table:table-cell table:formula="of:=AVERAGE([.AG3:.AG7])" office:value-type="float"/>
          <table:table-cell table:formula="of:=AVERAGE([.AH3:.AH7])" office:value-type="float"/>
          <table:table-cell table:formula="of:=AVERAGE([.AI3:.AI7])" office:value-type="float"/>
          <table:table-cell table:formula="of:=AVERAGE([.AJ3:.AJ7])" office:value-type="float"/>
          <table:table-cell table:formula="of:=AVERAGE([.AK3:.AK7])" office:value-type="float"/>
          <table:table-cell table:formula="of:=AVERAGE([.AL3:.AL7])" office:value-type="float"/>
          <table:table-cell table:formula="of:=AVERAGE([.AM3:.AM7])" office:value-type="float"/>
          <table:table-cell table:formula="of:=AVERAGE([.AN3:.AN7])" office:value-type="float"/>
          <table:table-cell table:formula="of:=AVERAGE([.AO3:.AO7])" office:value-type="float"/>
          <table:table-cell table:formula="of:=AVERAGE([.AP3:.AP7])" office:value-type="float"/>
          <table:table-cell table:formula="of:=AVERAGE([.AQ3:.AQ7])" office:value-type="float"/>
          <table:table-cell table:formula="of:=AVERAGE([.AR3:.AR7])" office:value-type="float"/>
          <table:table-cell table:formula="of:=AVERAGE([.AS3:.AS7])" office:value-type="float"/>
          <table:table-cell table:formula="of:=AVERAGE([.AT3:.AT7])" office:value-type="float"/>
          <table:table-cell table:formula="of:=AVERAGE([.AU3:.AU7])" office:value-type="float"/>
          <table:table-cell table:formula="of:=AVERAGE([.AV3:.AV7])" office:value-type="float"/>
          <table:table-cell table:formula="of:=AVERAGE([.AW3:.AW7])" office:value-type="float"/>
          <table:table-cell table:formula="of:=AVERAGE([.AX3:.AX7])" office:value-type="float"/>
          <table:table-cell table:formula="of:=AVERAGE([.AY3:.AY7])" office:value-type="float"/>
          <table:table-cell table:formula="of:=AVERAGE([.AZ3:.AZ7])" office:value-type="float"/>
          <table:table-cell table:formula="of:=AVERAGE([.BA3:.BA7])" office:value-type="float"/>
          <table:table-cell table:formula="of:=AVERAGE([.BB3:.BB7])" office:value-type="float"/>
          <table:table-cell table:formula="of:=AVERAGE([.BC3:.BC7])" office:value-type="float"/>
          <table:table-cell table:formula="of:=AVERAGE([.BD3:.BD7])" office:value-type="float"/>
          <table:table-cell table:formula="of:=AVERAGE([.BE3:.BE7])" office:value-type="float"/>
          <table:table-cell table:formula="of:=AVERAGE([.BF3:.BF7])" office:value-type="float"/>
          <table:table-cell table:formula="of:=AVERAGE([.BG3:.BG7])" office:value-type="float"/>
          <table:table-cell table:formula="of:=AVERAGE([.BH3:.BH7])" office:value-type="float"/>
          <table:table-cell table:formula="of:=AVERAGE([.BI3:.BI7])" office:value-type="float"/>
          <table:table-cell table:formula="of:=AVERAGE([.BJ3:.BJ7])" office:value-type="float"/>
          <table:table-cell table:formula="of:=AVERAGE([.BK3:.BK7])" office:value-type="float"/>
          <table:table-cell table:formula="of:=AVERAGE([.BL3:.BL7])" office:value-type="float"/>
          <table:table-cell table:formula="of:=AVERAGE([.BM3:.BM7])" office:value-type="float"/>
          <table:table-cell table:formula="of:=AVERAGE([.BN3:.BN7])" office:value-type="float"/>
          <table:table-cell table:formula="of:=AVERAGE([.BO3:.BO7])" office:value-type="float"/>
          <table:table-cell table:formula="of:=AVERAGE([.BP3:.BP7])" office:value-type="float"/>
          <table:table-cell table:formula="of:=AVERAGE([.BQ3:.BQ7])" office:value-type="float"/>
          <table:table-cell table:formula="of:=AVERAGE([.BR3:.BR7])" office:value-type="float"/>
          <table:table-cell table:formula="of:=AVERAGE([.BS3:.BS7])" office:value-type="float"/>
          <table:table-cell table:formula="of:=AVERAGE([.BT3:.BT7])" office:value-type="float"/>
          <table:table-cell table:formula="of:=AVERAGE([.BU3:.BU7])" office:value-type="float"/>
          <table:table-cell table:formula="of:=AVERAGE([.BV3:.BV7])" office:value-type="float"/>
          <table:table-cell table:formula="of:=AVERAGE([.BW3:.BW7])" office:value-type="float"/>
          <table:table-cell table:formula="of:=AVERAGE([.BX3:.BX7])" office:value-type="float"/>
          <table:table-cell table:formula="of:=AVERAGE([.BY3:.BY7])" office:value-type="float"/>
          <table:table-cell table:formula="of:=AVERAGE([.BZ3:.BZ7])" office:value-type="float"/>
          <table:table-cell table:formula="of:=AVERAGE([.CA3:.CA7])" office:value-type="float"/>
          <table:table-cell table:formula="of:=AVERAGE([.CB3:.CB7])" office:value-type="float"/>
          <table:table-cell table:formula="of:=AVERAGE([.CC3:.CC7])" office:value-type="float"/>
          <table:table-cell table:formula="of:=AVERAGE([.CD3:.CD7])" office:value-type="float"/>
          <table:table-cell table:formula="of:=AVERAGE([.CE3:.CE7])" office:value-type="float"/>
          <table:table-cell table:formula="of:=AVERAGE([.CF3:.CF7])" office:value-type="float"/>
          <table:table-cell table:formula="of:=AVERAGE([.CG3:.CG7])" office:value-type="float"/>
          <table:table-cell table:formula="of:=AVERAGE([.CH3:.CH7])" office:value-type="float"/>
          <table:table-cell table:formula="of:=AVERAGE([.CI3:.CI7])" office:value-type="float"/>
          <table:table-cell table:formula="of:=AVERAGE([.CJ3:.CJ7])" office:value-type="float"/>
          <table:table-cell table:formula="of:=AVERAGE([.CK3:.CK7])" office:value-type="float"/>
          <table:table-cell table:formula="of:=AVERAGE([.CL3:.CL7])" office:value-type="float"/>
          <table:table-cell table:formula="of:=AVERAGE([.CM3:.CM7])" office:value-type="float"/>
          <table:table-cell table:formula="of:=AVERAGE([.CN3:.CN7])" office:value-type="float"/>
          <table:table-cell table:formula="of:=AVERAGE([.CO3:.CO7])" office:value-type="float"/>
          <table:table-cell table:formula="of:=AVERAGE([.CP3:.CP7])" office:value-type="float"/>
          <table:table-cell table:formula="of:=AVERAGE([.CQ3:.CQ7])" office:value-type="float"/>
          <table:table-cell table:formula="of:=AVERAGE([.CR3:.CR7])" office:value-type="float"/>
          <table:table-cell table:formula="of:=AVERAGE([.CS3:.CS7])" office:value-type="float"/>
          <table:table-cell table:formula="of:=AVERAGE([.CT3:.CT7])" office:value-type="float"/>
          <table:table-cell table:formula="of:=AVERAGE([.CU3:.CU7])" office:value-type="float"/>
          <table:table-cell table:formula="of:=AVERAGE([.CV3:.CV7])" office:value-type="float"/>
          <table:table-cell table:formula="of:=AVERAGE([.CW3:.CW7])" office:value-type="float"/>
          <table:table-cell table:formula="of:=AVERAGE([.CX3:.CX7])" office:value-type="float"/>
          <table:table-cell table:formula="of:=AVERAGE([.CY3:.CY7])" office:value-type="float"/>
          <table:table-cell table:formula="of:=AVERAGE([.CZ3:.CZ7])" office:value-type="float"/>
          <table:table-cell table:formula="of:=AVERAGE([.DA3:.DA7])" office:value-type="float"/>
          <table:table-cell table:formula="of:=AVERAGE([.DB3:.DB7])" office:value-type="float"/>
          <table:table-cell table:formula="of:=AVERAGE([.DC3:.DC7])" office:value-type="float"/>
          <table:table-cell table:formula="of:=AVERAGE([.DD3:.DD7])" office:value-type="float"/>
          <table:table-cell table:formula="of:=AVERAGE([.DE3:.DE7])" office:value-type="float"/>
          <table:table-cell table:formula="of:=AVERAGE([.DF3:.DF7])" office:value-type="float"/>
          <table:table-cell table:formula="of:=AVERAGE([.DG3:.DG7])" office:value-type="float"/>
          <table:table-cell table:formula="of:=AVERAGE([.DH3:.DH7])" office:value-type="float"/>
          <table:table-cell table:formula="of:=AVERAGE([.DI3:.DI7])" office:value-type="float"/>
          <table:table-cell table:formula="of:=AVERAGE([.DJ3:.DJ7])" office:value-type="float"/>
          <table:table-cell table:formula="of:=AVERAGE([.DK3:.DK7])" office:value-type="float"/>
          <table:table-cell table:formula="of:=AVERAGE([.DL3:.DL7])" office:value-type="float"/>
          <table:table-cell table:formula="of:=AVERAGE([.DM3:.DM7])" office:value-type="float"/>
          <table:table-cell table:formula="of:=AVERAGE([.DN3:.DN7])" office:value-type="float"/>
          <table:table-cell table:formula="of:=AVERAGE([.DO3:.DO7])" office:value-type="float"/>
          <table:table-cell table:formula="of:=AVERAGE([.DP3:.DP7])" office:value-type="float"/>
          <table:table-cell table:formula="of:=AVERAGE([.DQ3:.DQ7])" office:value-type="float"/>
          <table:table-cell table:formula="of:=AVERAGE([.DR3:.DR7])" office:value-type="float"/>
          <table:table-cell table:formula="of:=AVERAGE([.DS3:.DS7])" office:value-type="float"/>
          <table:table-cell table:formula="of:=AVERAGE([.DT3:.DT7])" office:value-type="float"/>
          <table:table-cell table:formula="of:=AVERAGE([.DU3:.DU7])" office:value-type="float"/>
          <table:table-cell table:formula="of:=AVERAGE([.DV3:.DV7])" office:value-type="float"/>
          <table:table-cell table:formula="of:=AVERAGE([.DW3:.DW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  <table:table-cell table:formula="of:=STDEV([.AA3:.AA7])" office:value-type="float"/>
          <table:table-cell table:formula="of:=STDEV([.AB3:.AB7])" office:value-type="float"/>
          <table:table-cell table:formula="of:=STDEV([.AC3:.AC7])" office:value-type="float"/>
          <table:table-cell table:formula="of:=STDEV([.AD3:.AD7])" office:value-type="float"/>
          <table:table-cell table:formula="of:=STDEV([.AE3:.AE7])" office:value-type="float"/>
          <table:table-cell table:formula="of:=STDEV([.AF3:.AF7])" office:value-type="float"/>
          <table:table-cell table:formula="of:=STDEV([.AG3:.AG7])" office:value-type="float"/>
          <table:table-cell table:formula="of:=STDEV([.AH3:.AH7])" office:value-type="float"/>
          <table:table-cell table:formula="of:=STDEV([.AI3:.AI7])" office:value-type="float"/>
          <table:table-cell table:formula="of:=STDEV([.AJ3:.AJ7])" office:value-type="float"/>
          <table:table-cell table:formula="of:=STDEV([.AK3:.AK7])" office:value-type="float"/>
          <table:table-cell table:formula="of:=STDEV([.AL3:.AL7])" office:value-type="float"/>
          <table:table-cell table:formula="of:=STDEV([.AM3:.AM7])" office:value-type="float"/>
          <table:table-cell table:formula="of:=STDEV([.AN3:.AN7])" office:value-type="float"/>
          <table:table-cell table:formula="of:=STDEV([.AO3:.AO7])" office:value-type="float"/>
          <table:table-cell table:formula="of:=STDEV([.AP3:.AP7])" office:value-type="float"/>
          <table:table-cell table:formula="of:=STDEV([.AQ3:.AQ7])" office:value-type="float"/>
          <table:table-cell table:formula="of:=STDEV([.AR3:.AR7])" office:value-type="float"/>
          <table:table-cell table:formula="of:=STDEV([.AS3:.AS7])" office:value-type="float"/>
          <table:table-cell table:formula="of:=STDEV([.AT3:.AT7])" office:value-type="float"/>
          <table:table-cell table:formula="of:=STDEV([.AU3:.AU7])" office:value-type="float"/>
          <table:table-cell table:formula="of:=STDEV([.AV3:.AV7])" office:value-type="float"/>
          <table:table-cell table:formula="of:=STDEV([.AW3:.AW7])" office:value-type="float"/>
          <table:table-cell table:formula="of:=STDEV([.AX3:.AX7])" office:value-type="float"/>
          <table:table-cell table:formula="of:=STDEV([.AY3:.AY7])" office:value-type="float"/>
          <table:table-cell table:formula="of:=STDEV([.AZ3:.AZ7])" office:value-type="float"/>
          <table:table-cell table:formula="of:=STDEV([.BA3:.BA7])" office:value-type="float"/>
          <table:table-cell table:formula="of:=STDEV([.BB3:.BB7])" office:value-type="float"/>
          <table:table-cell table:formula="of:=STDEV([.BC3:.BC7])" office:value-type="float"/>
          <table:table-cell table:formula="of:=STDEV([.BD3:.BD7])" office:value-type="float"/>
          <table:table-cell table:formula="of:=STDEV([.BE3:.BE7])" office:value-type="float"/>
          <table:table-cell table:formula="of:=STDEV([.BF3:.BF7])" office:value-type="float"/>
          <table:table-cell table:formula="of:=STDEV([.BG3:.BG7])" office:value-type="float"/>
          <table:table-cell table:formula="of:=STDEV([.BH3:.BH7])" office:value-type="float"/>
          <table:table-cell table:formula="of:=STDEV([.BI3:.BI7])" office:value-type="float"/>
          <table:table-cell table:formula="of:=STDEV([.BJ3:.BJ7])" office:value-type="float"/>
          <table:table-cell table:formula="of:=STDEV([.BK3:.BK7])" office:value-type="float"/>
          <table:table-cell table:formula="of:=STDEV([.BL3:.BL7])" office:value-type="float"/>
          <table:table-cell table:formula="of:=STDEV([.BM3:.BM7])" office:value-type="float"/>
          <table:table-cell table:formula="of:=STDEV([.BN3:.BN7])" office:value-type="float"/>
          <table:table-cell table:formula="of:=STDEV([.BO3:.BO7])" office:value-type="float"/>
          <table:table-cell table:formula="of:=STDEV([.BP3:.BP7])" office:value-type="float"/>
          <table:table-cell table:formula="of:=STDEV([.BQ3:.BQ7])" office:value-type="float"/>
          <table:table-cell table:formula="of:=STDEV([.BR3:.BR7])" office:value-type="float"/>
          <table:table-cell table:formula="of:=STDEV([.BS3:.BS7])" office:value-type="float"/>
          <table:table-cell table:formula="of:=STDEV([.BT3:.BT7])" office:value-type="float"/>
          <table:table-cell table:formula="of:=STDEV([.BU3:.BU7])" office:value-type="float"/>
          <table:table-cell table:formula="of:=STDEV([.BV3:.BV7])" office:value-type="float"/>
          <table:table-cell table:formula="of:=STDEV([.BW3:.BW7])" office:value-type="float"/>
          <table:table-cell table:formula="of:=STDEV([.BX3:.BX7])" office:value-type="float"/>
          <table:table-cell table:formula="of:=STDEV([.BY3:.BY7])" office:value-type="float"/>
          <table:table-cell table:formula="of:=STDEV([.BZ3:.BZ7])" office:value-type="float"/>
          <table:table-cell table:formula="of:=STDEV([.CA3:.CA7])" office:value-type="float"/>
          <table:table-cell table:formula="of:=STDEV([.CB3:.CB7])" office:value-type="float"/>
          <table:table-cell table:formula="of:=STDEV([.CC3:.CC7])" office:value-type="float"/>
          <table:table-cell table:formula="of:=STDEV([.CD3:.CD7])" office:value-type="float"/>
          <table:table-cell table:formula="of:=STDEV([.CE3:.CE7])" office:value-type="float"/>
          <table:table-cell table:formula="of:=STDEV([.CF3:.CF7])" office:value-type="float"/>
          <table:table-cell table:formula="of:=STDEV([.CG3:.CG7])" office:value-type="float"/>
          <table:table-cell table:formula="of:=STDEV([.CH3:.CH7])" office:value-type="float"/>
          <table:table-cell table:formula="of:=STDEV([.CI3:.CI7])" office:value-type="float"/>
          <table:table-cell table:formula="of:=STDEV([.CJ3:.CJ7])" office:value-type="float"/>
          <table:table-cell table:formula="of:=STDEV([.CK3:.CK7])" office:value-type="float"/>
          <table:table-cell table:formula="of:=STDEV([.CL3:.CL7])" office:value-type="float"/>
          <table:table-cell table:formula="of:=STDEV([.CM3:.CM7])" office:value-type="float"/>
          <table:table-cell table:formula="of:=STDEV([.CN3:.CN7])" office:value-type="float"/>
          <table:table-cell table:formula="of:=STDEV([.CO3:.CO7])" office:value-type="float"/>
          <table:table-cell table:formula="of:=STDEV([.CP3:.CP7])" office:value-type="float"/>
          <table:table-cell table:formula="of:=STDEV([.CQ3:.CQ7])" office:value-type="float"/>
          <table:table-cell table:formula="of:=STDEV([.CR3:.CR7])" office:value-type="float"/>
          <table:table-cell table:formula="of:=STDEV([.CS3:.CS7])" office:value-type="float"/>
          <table:table-cell table:formula="of:=STDEV([.CT3:.CT7])" office:value-type="float"/>
          <table:table-cell table:formula="of:=STDEV([.CU3:.CU7])" office:value-type="float"/>
          <table:table-cell table:formula="of:=STDEV([.CV3:.CV7])" office:value-type="float"/>
          <table:table-cell table:formula="of:=STDEV([.CW3:.CW7])" office:value-type="float"/>
          <table:table-cell table:formula="of:=STDEV([.CX3:.CX7])" office:value-type="float"/>
          <table:table-cell table:formula="of:=STDEV([.CY3:.CY7])" office:value-type="float"/>
          <table:table-cell table:formula="of:=STDEV([.CZ3:.CZ7])" office:value-type="float"/>
          <table:table-cell table:formula="of:=STDEV([.DA3:.DA7])" office:value-type="float"/>
          <table:table-cell table:formula="of:=STDEV([.DB3:.DB7])" office:value-type="float"/>
          <table:table-cell table:formula="of:=STDEV([.DC3:.DC7])" office:value-type="float"/>
          <table:table-cell table:formula="of:=STDEV([.DD3:.DD7])" office:value-type="float"/>
          <table:table-cell table:formula="of:=STDEV([.DE3:.DE7])" office:value-type="float"/>
          <table:table-cell table:formula="of:=STDEV([.DF3:.DF7])" office:value-type="float"/>
          <table:table-cell table:formula="of:=STDEV([.DG3:.DG7])" office:value-type="float"/>
          <table:table-cell table:formula="of:=STDEV([.DH3:.DH7])" office:value-type="float"/>
          <table:table-cell table:formula="of:=STDEV([.DI3:.DI7])" office:value-type="float"/>
          <table:table-cell table:formula="of:=STDEV([.DJ3:.DJ7])" office:value-type="float"/>
          <table:table-cell table:formula="of:=STDEV([.DK3:.DK7])" office:value-type="float"/>
          <table:table-cell table:formula="of:=STDEV([.DL3:.DL7])" office:value-type="float"/>
          <table:table-cell table:formula="of:=STDEV([.DM3:.DM7])" office:value-type="float"/>
          <table:table-cell table:formula="of:=STDEV([.DN3:.DN7])" office:value-type="float"/>
          <table:table-cell table:formula="of:=STDEV([.DO3:.DO7])" office:value-type="float"/>
          <table:table-cell table:formula="of:=STDEV([.DP3:.DP7])" office:value-type="float"/>
          <table:table-cell table:formula="of:=STDEV([.DQ3:.DQ7])" office:value-type="float"/>
          <table:table-cell table:formula="of:=STDEV([.DR3:.DR7])" office:value-type="float"/>
          <table:table-cell table:formula="of:=STDEV([.DS3:.DS7])" office:value-type="float"/>
          <table:table-cell table:formula="of:=STDEV([.DT3:.DT7])" office:value-type="float"/>
          <table:table-cell table:formula="of:=STDEV([.DU3:.DU7])" office:value-type="float"/>
          <table:table-cell table:formula="of:=STDEV([.DV3:.DV7])" office:value-type="float"/>
          <table:table-cell table:formula="of:=STDEV([.DW3:.DW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BM3:.$BM7])^2)^0.5" office:value-type="float"/>
          <table:table-cell table:number-matrix-columns-spanned="1" table:number-matrix-rows-spanned="1" table:formula="of:=SUM(([.C3:.C7]-[.$BN3:.$BN7])^2)^0.5" office:value-type="float"/>
          <table:table-cell table:number-matrix-columns-spanned="1" table:number-matrix-rows-spanned="1" table:formula="of:=SUM(([.D3:.D7]-[.$BO3:.$BO7])^2)^0.5" office:value-type="float"/>
          <table:table-cell table:number-matrix-columns-spanned="1" table:number-matrix-rows-spanned="1" table:formula="of:=SUM(([.E3:.E7]-[.$BP3:.$BP7])^2)^0.5" office:value-type="float"/>
          <table:table-cell table:number-matrix-columns-spanned="1" table:number-matrix-rows-spanned="1" table:formula="of:=SUM(([.F3:.F7]-[.$BQ3:.$BQ7])^2)^0.5" office:value-type="float"/>
          <table:table-cell table:number-matrix-columns-spanned="1" table:number-matrix-rows-spanned="1" table:formula="of:=SUM(([.G3:.G7]-[.$BR3:.$BR7])^2)^0.5" office:value-type="float"/>
          <table:table-cell table:number-matrix-columns-spanned="1" table:number-matrix-rows-spanned="1" table:formula="of:=SUM(([.H3:.H7]-[.$BS3:.$BS7])^2)^0.5" office:value-type="float"/>
          <table:table-cell table:number-matrix-columns-spanned="1" table:number-matrix-rows-spanned="1" table:formula="of:=SUM(([.I3:.I7]-[.$BT3:.$BT7])^2)^0.5" office:value-type="float"/>
          <table:table-cell table:number-matrix-columns-spanned="1" table:number-matrix-rows-spanned="1" table:formula="of:=SUM(([.J3:.J7]-[.$BU3:.$BU7])^2)^0.5" office:value-type="float"/>
          <table:table-cell table:number-matrix-columns-spanned="1" table:number-matrix-rows-spanned="1" table:formula="of:=SUM(([.K3:.K7]-[.$BV3:.$BV7])^2)^0.5" office:value-type="float"/>
          <table:table-cell table:number-matrix-columns-spanned="1" table:number-matrix-rows-spanned="1" table:formula="of:=SUM(([.L3:.L7]-[.$BW3:.$BW7])^2)^0.5" office:value-type="float"/>
          <table:table-cell table:number-matrix-columns-spanned="1" table:number-matrix-rows-spanned="1" table:formula="of:=SUM(([.M3:.M7]-[.$BX3:.$BX7])^2)^0.5" office:value-type="float"/>
          <table:table-cell table:number-matrix-columns-spanned="1" table:number-matrix-rows-spanned="1" table:formula="of:=SUM(([.N3:.N7]-[.$BY3:.$BY7])^2)^0.5" office:value-type="float"/>
          <table:table-cell table:number-matrix-columns-spanned="1" table:number-matrix-rows-spanned="1" table:formula="of:=SUM(([.O3:.O7]-[.$BZ3:.$BZ7])^2)^0.5" office:value-type="float"/>
          <table:table-cell table:number-matrix-columns-spanned="1" table:number-matrix-rows-spanned="1" table:formula="of:=SUM(([.P3:.P7]-[.$CA3:.$CA7])^2)^0.5" office:value-type="float"/>
          <table:table-cell table:number-matrix-columns-spanned="1" table:number-matrix-rows-spanned="1" table:formula="of:=SUM(([.Q3:.Q7]-[.$CB3:.$CB7])^2)^0.5" office:value-type="float"/>
          <table:table-cell table:number-matrix-columns-spanned="1" table:number-matrix-rows-spanned="1" table:formula="of:=SUM(([.R3:.R7]-[.$CC3:.$CC7])^2)^0.5" office:value-type="float"/>
          <table:table-cell table:number-matrix-columns-spanned="1" table:number-matrix-rows-spanned="1" table:formula="of:=SUM(([.S3:.S7]-[.$CD3:.$CD7])^2)^0.5" office:value-type="float"/>
          <table:table-cell table:number-matrix-columns-spanned="1" table:number-matrix-rows-spanned="1" table:formula="of:=SUM(([.T3:.T7]-[.$CE3:.$CE7])^2)^0.5" office:value-type="float"/>
          <table:table-cell table:number-matrix-columns-spanned="1" table:number-matrix-rows-spanned="1" table:formula="of:=SUM(([.U3:.U7]-[.$CF3:.$CF7])^2)^0.5" office:value-type="float"/>
          <table:table-cell table:number-matrix-columns-spanned="1" table:number-matrix-rows-spanned="1" table:formula="of:=SUM(([.V3:.V7]-[.$CG3:.$CG7])^2)^0.5" office:value-type="float"/>
          <table:table-cell table:number-matrix-columns-spanned="1" table:number-matrix-rows-spanned="1" table:formula="of:=SUM(([.W3:.W7]-[.$BM3:.$BM7])^2)^0.5" office:value-type="float"/>
          <table:table-cell table:number-matrix-columns-spanned="1" table:number-matrix-rows-spanned="1" table:formula="of:=SUM(([.X3:.X7]-[.$BN3:.$BN7])^2)^0.5" office:value-type="float"/>
          <table:table-cell table:number-matrix-columns-spanned="1" table:number-matrix-rows-spanned="1" table:formula="of:=SUM(([.Y3:.Y7]-[.$BO3:.$BO7])^2)^0.5" office:value-type="float"/>
          <table:table-cell table:number-matrix-columns-spanned="1" table:number-matrix-rows-spanned="1" table:formula="of:=SUM(([.Z3:.Z7]-[.$BP3:.$BP7])^2)^0.5" office:value-type="float"/>
          <table:table-cell table:number-matrix-columns-spanned="1" table:number-matrix-rows-spanned="1" table:formula="of:=SUM(([.AA3:.AA7]-[.$BQ3:.$BQ7])^2)^0.5" office:value-type="float"/>
          <table:table-cell table:number-matrix-columns-spanned="1" table:number-matrix-rows-spanned="1" table:formula="of:=SUM(([.AB3:.AB7]-[.$BR3:.$BR7])^2)^0.5" office:value-type="float"/>
          <table:table-cell table:number-matrix-columns-spanned="1" table:number-matrix-rows-spanned="1" table:formula="of:=SUM(([.AC3:.AC7]-[.$BS3:.$BS7])^2)^0.5" office:value-type="float"/>
          <table:table-cell table:number-matrix-columns-spanned="1" table:number-matrix-rows-spanned="1" table:formula="of:=SUM(([.AD3:.AD7]-[.$BT3:.$BT7])^2)^0.5" office:value-type="float"/>
          <table:table-cell table:number-matrix-columns-spanned="1" table:number-matrix-rows-spanned="1" table:formula="of:=SUM(([.AE3:.AE7]-[.$BU3:.$BU7])^2)^0.5" office:value-type="float"/>
          <table:table-cell table:number-matrix-columns-spanned="1" table:number-matrix-rows-spanned="1" table:formula="of:=SUM(([.AF3:.AF7]-[.$BV3:.$BV7])^2)^0.5" office:value-type="float"/>
          <table:table-cell table:number-matrix-columns-spanned="1" table:number-matrix-rows-spanned="1" table:formula="of:=SUM(([.AG3:.AG7]-[.$BW3:.$BW7])^2)^0.5" office:value-type="float"/>
          <table:table-cell table:number-matrix-columns-spanned="1" table:number-matrix-rows-spanned="1" table:formula="of:=SUM(([.AH3:.AH7]-[.$BX3:.$BX7])^2)^0.5" office:value-type="float"/>
          <table:table-cell table:number-matrix-columns-spanned="1" table:number-matrix-rows-spanned="1" table:formula="of:=SUM(([.AI3:.AI7]-[.$BY3:.$BY7])^2)^0.5" office:value-type="float"/>
          <table:table-cell table:number-matrix-columns-spanned="1" table:number-matrix-rows-spanned="1" table:formula="of:=SUM(([.AJ3:.AJ7]-[.$BZ3:.$BZ7])^2)^0.5" office:value-type="float"/>
          <table:table-cell table:number-matrix-columns-spanned="1" table:number-matrix-rows-spanned="1" table:formula="of:=SUM(([.AK3:.AK7]-[.$CA3:.$CA7])^2)^0.5" office:value-type="float"/>
          <table:table-cell table:number-matrix-columns-spanned="1" table:number-matrix-rows-spanned="1" table:formula="of:=SUM(([.AL3:.AL7]-[.$CB3:.$CB7])^2)^0.5" office:value-type="float"/>
          <table:table-cell table:number-matrix-columns-spanned="1" table:number-matrix-rows-spanned="1" table:formula="of:=SUM(([.AM3:.AM7]-[.$CC3:.$CC7])^2)^0.5" office:value-type="float"/>
          <table:table-cell table:number-matrix-columns-spanned="1" table:number-matrix-rows-spanned="1" table:formula="of:=SUM(([.AN3:.AN7]-[.$CD3:.$CD7])^2)^0.5" office:value-type="float"/>
          <table:table-cell table:number-matrix-columns-spanned="1" table:number-matrix-rows-spanned="1" table:formula="of:=SUM(([.AO3:.AO7]-[.$CE3:.$CE7])^2)^0.5" office:value-type="float"/>
          <table:table-cell table:number-matrix-columns-spanned="1" table:number-matrix-rows-spanned="1" table:formula="of:=SUM(([.AP3:.AP7]-[.$CF3:.$CF7])^2)^0.5" office:value-type="float"/>
          <table:table-cell table:number-matrix-columns-spanned="1" table:number-matrix-rows-spanned="1" table:formula="of:=SUM(([.AQ3:.AQ7]-[.$CG3:.$CG7])^2)^0.5" office:value-type="float"/>
          <table:table-cell table:number-matrix-columns-spanned="1" table:number-matrix-rows-spanned="1" table:formula="of:=SUM(([.AR3:.AR7]-[.$BM3:.$BM7])^2)^0.5" office:value-type="float"/>
          <table:table-cell table:number-matrix-columns-spanned="1" table:number-matrix-rows-spanned="1" table:formula="of:=SUM(([.AS3:.AS7]-[.$BN3:.$BN7])^2)^0.5" office:value-type="float"/>
          <table:table-cell table:number-matrix-columns-spanned="1" table:number-matrix-rows-spanned="1" table:formula="of:=SUM(([.AT3:.AT7]-[.$BO3:.$BO7])^2)^0.5" office:value-type="float"/>
          <table:table-cell table:number-matrix-columns-spanned="1" table:number-matrix-rows-spanned="1" table:formula="of:=SUM(([.AU3:.AU7]-[.$BP3:.$BP7])^2)^0.5" office:value-type="float"/>
          <table:table-cell table:number-matrix-columns-spanned="1" table:number-matrix-rows-spanned="1" table:formula="of:=SUM(([.AV3:.AV7]-[.$BQ3:.$BQ7])^2)^0.5" office:value-type="float"/>
          <table:table-cell table:number-matrix-columns-spanned="1" table:number-matrix-rows-spanned="1" table:formula="of:=SUM(([.AW3:.AW7]-[.$BR3:.$BR7])^2)^0.5" office:value-type="float"/>
          <table:table-cell table:number-matrix-columns-spanned="1" table:number-matrix-rows-spanned="1" table:formula="of:=SUM(([.AX3:.AX7]-[.$BS3:.$BS7])^2)^0.5" office:value-type="float"/>
          <table:table-cell table:number-matrix-columns-spanned="1" table:number-matrix-rows-spanned="1" table:formula="of:=SUM(([.AY3:.AY7]-[.$BT3:.$BT7])^2)^0.5" office:value-type="float"/>
          <table:table-cell table:number-matrix-columns-spanned="1" table:number-matrix-rows-spanned="1" table:formula="of:=SUM(([.AZ3:.AZ7]-[.$BU3:.$BU7])^2)^0.5" office:value-type="float"/>
          <table:table-cell table:number-matrix-columns-spanned="1" table:number-matrix-rows-spanned="1" table:formula="of:=SUM(([.BA3:.BA7]-[.$BV3:.$BV7])^2)^0.5" office:value-type="float"/>
          <table:table-cell table:number-matrix-columns-spanned="1" table:number-matrix-rows-spanned="1" table:formula="of:=SUM(([.BB3:.BB7]-[.$BW3:.$BW7])^2)^0.5" office:value-type="float"/>
          <table:table-cell table:number-matrix-columns-spanned="1" table:number-matrix-rows-spanned="1" table:formula="of:=SUM(([.BC3:.BC7]-[.$BX3:.$BX7])^2)^0.5" office:value-type="float"/>
          <table:table-cell table:number-matrix-columns-spanned="1" table:number-matrix-rows-spanned="1" table:formula="of:=SUM(([.BD3:.BD7]-[.$BY3:.$BY7])^2)^0.5" office:value-type="float"/>
          <table:table-cell table:number-matrix-columns-spanned="1" table:number-matrix-rows-spanned="1" table:formula="of:=SUM(([.BE3:.BE7]-[.$BZ3:.$BZ7])^2)^0.5" office:value-type="float"/>
          <table:table-cell table:number-matrix-columns-spanned="1" table:number-matrix-rows-spanned="1" table:formula="of:=SUM(([.BF3:.BF7]-[.$CA3:.$CA7])^2)^0.5" office:value-type="float"/>
          <table:table-cell table:number-matrix-columns-spanned="1" table:number-matrix-rows-spanned="1" table:formula="of:=SUM(([.BG3:.BG7]-[.$CB3:.$CB7])^2)^0.5" office:value-type="float"/>
          <table:table-cell table:number-matrix-columns-spanned="1" table:number-matrix-rows-spanned="1" table:formula="of:=SUM(([.BH3:.BH7]-[.$CC3:.$CC7])^2)^0.5" office:value-type="float"/>
          <table:table-cell table:number-matrix-columns-spanned="1" table:number-matrix-rows-spanned="1" table:formula="of:=SUM(([.BI3:.BI7]-[.$CD3:.$CD7])^2)^0.5" office:value-type="float"/>
          <table:table-cell table:number-matrix-columns-spanned="1" table:number-matrix-rows-spanned="1" table:formula="of:=SUM(([.BJ3:.BJ7]-[.$CE3:.$CE7])^2)^0.5" office:value-type="float"/>
          <table:table-cell table:number-matrix-columns-spanned="1" table:number-matrix-rows-spanned="1" table:formula="of:=SUM(([.BK3:.BK7]-[.$CF3:.$CF7])^2)^0.5" office:value-type="float"/>
          <table:table-cell table:number-matrix-columns-spanned="1" table:number-matrix-rows-spanned="1" table:formula="of:=SUM(([.BL3:.BL7]-[.$CG3:.$CG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BM3:.$BM7])" office:value-type="float"/>
          <table:table-cell table:number-matrix-columns-spanned="1" table:number-matrix-rows-spanned="1" table:formula="of:=SUM([.C3:.C7]=[.$BN3:.$BN7])" office:value-type="float"/>
          <table:table-cell table:number-matrix-columns-spanned="1" table:number-matrix-rows-spanned="1" table:formula="of:=SUM([.D3:.D7]=[.$BO3:.$BO7])" office:value-type="float"/>
          <table:table-cell table:number-matrix-columns-spanned="1" table:number-matrix-rows-spanned="1" table:formula="of:=SUM([.E3:.E7]=[.$BP3:.$BP7])" office:value-type="float"/>
          <table:table-cell table:number-matrix-columns-spanned="1" table:number-matrix-rows-spanned="1" table:formula="of:=SUM([.F3:.F7]=[.$BQ3:.$BQ7])" office:value-type="float"/>
          <table:table-cell table:number-matrix-columns-spanned="1" table:number-matrix-rows-spanned="1" table:formula="of:=SUM([.G3:.G7]=[.$BR3:.$BR7])" office:value-type="float"/>
          <table:table-cell table:number-matrix-columns-spanned="1" table:number-matrix-rows-spanned="1" table:formula="of:=SUM([.H3:.H7]=[.$BS3:.$BS7])" office:value-type="float"/>
          <table:table-cell table:number-matrix-columns-spanned="1" table:number-matrix-rows-spanned="1" table:formula="of:=SUM([.I3:.I7]=[.$BT3:.$BT7])" office:value-type="float"/>
          <table:table-cell table:number-matrix-columns-spanned="1" table:number-matrix-rows-spanned="1" table:formula="of:=SUM([.J3:.J7]=[.$BU3:.$BU7])" office:value-type="float"/>
          <table:table-cell table:number-matrix-columns-spanned="1" table:number-matrix-rows-spanned="1" table:formula="of:=SUM([.K3:.K7]=[.$BV3:.$BV7])" office:value-type="float"/>
          <table:table-cell table:number-matrix-columns-spanned="1" table:number-matrix-rows-spanned="1" table:formula="of:=SUM([.L3:.L7]=[.$BW3:.$BW7])" office:value-type="float"/>
          <table:table-cell table:number-matrix-columns-spanned="1" table:number-matrix-rows-spanned="1" table:formula="of:=SUM([.M3:.M7]=[.$BX3:.$BX7])" office:value-type="float"/>
          <table:table-cell table:number-matrix-columns-spanned="1" table:number-matrix-rows-spanned="1" table:formula="of:=SUM([.N3:.N7]=[.$BY3:.$BY7])" office:value-type="float"/>
          <table:table-cell table:number-matrix-columns-spanned="1" table:number-matrix-rows-spanned="1" table:formula="of:=SUM([.O3:.O7]=[.$BZ3:.$BZ7])" office:value-type="float"/>
          <table:table-cell table:number-matrix-columns-spanned="1" table:number-matrix-rows-spanned="1" table:formula="of:=SUM([.P3:.P7]=[.$CA3:.$CA7])" office:value-type="float"/>
          <table:table-cell table:number-matrix-columns-spanned="1" table:number-matrix-rows-spanned="1" table:formula="of:=SUM([.Q3:.Q7]=[.$CB3:.$CB7])" office:value-type="float"/>
          <table:table-cell table:number-matrix-columns-spanned="1" table:number-matrix-rows-spanned="1" table:formula="of:=SUM([.R3:.R7]=[.$CC3:.$CC7])" office:value-type="float"/>
          <table:table-cell table:number-matrix-columns-spanned="1" table:number-matrix-rows-spanned="1" table:formula="of:=SUM([.S3:.S7]=[.$CD3:.$CD7])" office:value-type="float"/>
          <table:table-cell table:number-matrix-columns-spanned="1" table:number-matrix-rows-spanned="1" table:formula="of:=SUM([.T3:.T7]=[.$CE3:.$CE7])" office:value-type="float"/>
          <table:table-cell table:number-matrix-columns-spanned="1" table:number-matrix-rows-spanned="1" table:formula="of:=SUM([.U3:.U7]=[.$CF3:.$CF7])" office:value-type="float"/>
          <table:table-cell table:number-matrix-columns-spanned="1" table:number-matrix-rows-spanned="1" table:formula="of:=SUM([.V3:.V7]=[.$CG3:.$CG7])" office:value-type="float"/>
          <table:table-cell table:number-matrix-columns-spanned="1" table:number-matrix-rows-spanned="1" table:formula="of:=SUM([.W3:.W7]=[.$BM3:.$BM7])" office:value-type="float"/>
          <table:table-cell table:number-matrix-columns-spanned="1" table:number-matrix-rows-spanned="1" table:formula="of:=SUM([.X3:.X7]=[.$BN3:.$BN7])" office:value-type="float"/>
          <table:table-cell table:number-matrix-columns-spanned="1" table:number-matrix-rows-spanned="1" table:formula="of:=SUM([.Y3:.Y7]=[.$BO3:.$BO7])" office:value-type="float"/>
          <table:table-cell table:number-matrix-columns-spanned="1" table:number-matrix-rows-spanned="1" table:formula="of:=SUM([.Z3:.Z7]=[.$BP3:.$BP7])" office:value-type="float"/>
          <table:table-cell table:number-matrix-columns-spanned="1" table:number-matrix-rows-spanned="1" table:formula="of:=SUM([.AA3:.AA7]=[.$BQ3:.$BQ7])" office:value-type="float"/>
          <table:table-cell table:number-matrix-columns-spanned="1" table:number-matrix-rows-spanned="1" table:formula="of:=SUM([.AB3:.AB7]=[.$BR3:.$BR7])" office:value-type="float"/>
          <table:table-cell table:number-matrix-columns-spanned="1" table:number-matrix-rows-spanned="1" table:formula="of:=SUM([.AC3:.AC7]=[.$BS3:.$BS7])" office:value-type="float"/>
          <table:table-cell table:number-matrix-columns-spanned="1" table:number-matrix-rows-spanned="1" table:formula="of:=SUM([.AD3:.AD7]=[.$BT3:.$BT7])" office:value-type="float"/>
          <table:table-cell table:number-matrix-columns-spanned="1" table:number-matrix-rows-spanned="1" table:formula="of:=SUM([.AE3:.AE7]=[.$BU3:.$BU7])" office:value-type="float"/>
          <table:table-cell table:number-matrix-columns-spanned="1" table:number-matrix-rows-spanned="1" table:formula="of:=SUM([.AF3:.AF7]=[.$BV3:.$BV7])" office:value-type="float"/>
          <table:table-cell table:number-matrix-columns-spanned="1" table:number-matrix-rows-spanned="1" table:formula="of:=SUM([.AG3:.AG7]=[.$BW3:.$BW7])" office:value-type="float"/>
          <table:table-cell table:number-matrix-columns-spanned="1" table:number-matrix-rows-spanned="1" table:formula="of:=SUM([.AH3:.AH7]=[.$BX3:.$BX7])" office:value-type="float"/>
          <table:table-cell table:number-matrix-columns-spanned="1" table:number-matrix-rows-spanned="1" table:formula="of:=SUM([.AI3:.AI7]=[.$BY3:.$BY7])" office:value-type="float"/>
          <table:table-cell table:number-matrix-columns-spanned="1" table:number-matrix-rows-spanned="1" table:formula="of:=SUM([.AJ3:.AJ7]=[.$BZ3:.$BZ7])" office:value-type="float"/>
          <table:table-cell table:number-matrix-columns-spanned="1" table:number-matrix-rows-spanned="1" table:formula="of:=SUM([.AK3:.AK7]=[.$CA3:.$CA7])" office:value-type="float"/>
          <table:table-cell table:number-matrix-columns-spanned="1" table:number-matrix-rows-spanned="1" table:formula="of:=SUM([.AL3:.AL7]=[.$CB3:.$CB7])" office:value-type="float"/>
          <table:table-cell table:number-matrix-columns-spanned="1" table:number-matrix-rows-spanned="1" table:formula="of:=SUM([.AM3:.AM7]=[.$CC3:.$CC7])" office:value-type="float"/>
          <table:table-cell table:number-matrix-columns-spanned="1" table:number-matrix-rows-spanned="1" table:formula="of:=SUM([.AN3:.AN7]=[.$CD3:.$CD7])" office:value-type="float"/>
          <table:table-cell table:number-matrix-columns-spanned="1" table:number-matrix-rows-spanned="1" table:formula="of:=SUM([.AO3:.AO7]=[.$CE3:.$CE7])" office:value-type="float"/>
          <table:table-cell table:number-matrix-columns-spanned="1" table:number-matrix-rows-spanned="1" table:formula="of:=SUM([.AP3:.AP7]=[.$CF3:.$CF7])" office:value-type="float"/>
          <table:table-cell table:number-matrix-columns-spanned="1" table:number-matrix-rows-spanned="1" table:formula="of:=SUM([.AQ3:.AQ7]=[.$CG3:.$CG7])" office:value-type="float"/>
          <table:table-cell table:number-matrix-columns-spanned="1" table:number-matrix-rows-spanned="1" table:formula="of:=SUM([.AR3:.AR7]=[.$BM3:.$BM7])" office:value-type="float"/>
          <table:table-cell table:number-matrix-columns-spanned="1" table:number-matrix-rows-spanned="1" table:formula="of:=SUM([.AS3:.AS7]=[.$BN3:.$BN7])" office:value-type="float"/>
          <table:table-cell table:number-matrix-columns-spanned="1" table:number-matrix-rows-spanned="1" table:formula="of:=SUM([.AT3:.AT7]=[.$BO3:.$BO7])" office:value-type="float"/>
          <table:table-cell table:number-matrix-columns-spanned="1" table:number-matrix-rows-spanned="1" table:formula="of:=SUM([.AU3:.AU7]=[.$BP3:.$BP7])" office:value-type="float"/>
          <table:table-cell table:number-matrix-columns-spanned="1" table:number-matrix-rows-spanned="1" table:formula="of:=SUM([.AV3:.AV7]=[.$BQ3:.$BQ7])" office:value-type="float"/>
          <table:table-cell table:number-matrix-columns-spanned="1" table:number-matrix-rows-spanned="1" table:formula="of:=SUM([.AW3:.AW7]=[.$BR3:.$BR7])" office:value-type="float"/>
          <table:table-cell table:number-matrix-columns-spanned="1" table:number-matrix-rows-spanned="1" table:formula="of:=SUM([.AX3:.AX7]=[.$BS3:.$BS7])" office:value-type="float"/>
          <table:table-cell table:number-matrix-columns-spanned="1" table:number-matrix-rows-spanned="1" table:formula="of:=SUM([.AY3:.AY7]=[.$BT3:.$BT7])" office:value-type="float"/>
          <table:table-cell table:number-matrix-columns-spanned="1" table:number-matrix-rows-spanned="1" table:formula="of:=SUM([.AZ3:.AZ7]=[.$BU3:.$BU7])" office:value-type="float"/>
          <table:table-cell table:number-matrix-columns-spanned="1" table:number-matrix-rows-spanned="1" table:formula="of:=SUM([.BA3:.BA7]=[.$BV3:.$BV7])" office:value-type="float"/>
          <table:table-cell table:number-matrix-columns-spanned="1" table:number-matrix-rows-spanned="1" table:formula="of:=SUM([.BB3:.BB7]=[.$BW3:.$BW7])" office:value-type="float"/>
          <table:table-cell table:number-matrix-columns-spanned="1" table:number-matrix-rows-spanned="1" table:formula="of:=SUM([.BC3:.BC7]=[.$BX3:.$BX7])" office:value-type="float"/>
          <table:table-cell table:number-matrix-columns-spanned="1" table:number-matrix-rows-spanned="1" table:formula="of:=SUM([.BD3:.BD7]=[.$BY3:.$BY7])" office:value-type="float"/>
          <table:table-cell table:number-matrix-columns-spanned="1" table:number-matrix-rows-spanned="1" table:formula="of:=SUM([.BE3:.BE7]=[.$BZ3:.$BZ7])" office:value-type="float"/>
          <table:table-cell table:number-matrix-columns-spanned="1" table:number-matrix-rows-spanned="1" table:formula="of:=SUM([.BF3:.BF7]=[.$CA3:.$CA7])" office:value-type="float"/>
          <table:table-cell table:number-matrix-columns-spanned="1" table:number-matrix-rows-spanned="1" table:formula="of:=SUM([.BG3:.BG7]=[.$CB3:.$CB7])" office:value-type="float"/>
          <table:table-cell table:number-matrix-columns-spanned="1" table:number-matrix-rows-spanned="1" table:formula="of:=SUM([.BH3:.BH7]=[.$CC3:.$CC7])" office:value-type="float"/>
          <table:table-cell table:number-matrix-columns-spanned="1" table:number-matrix-rows-spanned="1" table:formula="of:=SUM([.BI3:.BI7]=[.$CD3:.$CD7])" office:value-type="float"/>
          <table:table-cell table:number-matrix-columns-spanned="1" table:number-matrix-rows-spanned="1" table:formula="of:=SUM([.BJ3:.BJ7]=[.$CE3:.$CE7])" office:value-type="float"/>
          <table:table-cell table:number-matrix-columns-spanned="1" table:number-matrix-rows-spanned="1" table:formula="of:=SUM([.BK3:.BK7]=[.$CF3:.$CF7])" office:value-type="float"/>
          <table:table-cell table:number-matrix-columns-spanned="1" table:number-matrix-rows-spanned="1" table:formula="of:=SUM([.BL3:.BL7]=[.$CG3:.$CG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CH3:.$CH7])" office:value-type="float"/>
          <table:table-cell table:number-matrix-columns-spanned="1" table:number-matrix-rows-spanned="1" table:formula="of:=SUM([.C3:.C7]&lt;[.$CI3:.$CI7])" office:value-type="float"/>
          <table:table-cell table:number-matrix-columns-spanned="1" table:number-matrix-rows-spanned="1" table:formula="of:=SUM([.D3:.D7]&lt;[.$CJ3:.$CJ7])" office:value-type="float"/>
          <table:table-cell table:number-matrix-columns-spanned="1" table:number-matrix-rows-spanned="1" table:formula="of:=SUM([.E3:.E7]&lt;[.$CK3:.$CK7])" office:value-type="float"/>
          <table:table-cell table:number-matrix-columns-spanned="1" table:number-matrix-rows-spanned="1" table:formula="of:=SUM([.F3:.F7]&lt;[.$CL3:.$CL7])" office:value-type="float"/>
          <table:table-cell table:number-matrix-columns-spanned="1" table:number-matrix-rows-spanned="1" table:formula="of:=SUM([.G3:.G7]&lt;[.$CM3:.$CM7])" office:value-type="float"/>
          <table:table-cell table:number-matrix-columns-spanned="1" table:number-matrix-rows-spanned="1" table:formula="of:=SUM([.H3:.H7]&lt;[.$CN3:.$CN7])" office:value-type="float"/>
          <table:table-cell table:number-matrix-columns-spanned="1" table:number-matrix-rows-spanned="1" table:formula="of:=SUM([.I3:.I7]&lt;[.$CO3:.$CO7])" office:value-type="float"/>
          <table:table-cell table:number-matrix-columns-spanned="1" table:number-matrix-rows-spanned="1" table:formula="of:=SUM([.J3:.J7]&lt;[.$CP3:.$CP7])" office:value-type="float"/>
          <table:table-cell table:number-matrix-columns-spanned="1" table:number-matrix-rows-spanned="1" table:formula="of:=SUM([.K3:.K7]&lt;[.$CQ3:.$CQ7])" office:value-type="float"/>
          <table:table-cell table:number-matrix-columns-spanned="1" table:number-matrix-rows-spanned="1" table:formula="of:=SUM([.L3:.L7]&lt;[.$CR3:.$CR7])" office:value-type="float"/>
          <table:table-cell table:number-matrix-columns-spanned="1" table:number-matrix-rows-spanned="1" table:formula="of:=SUM([.M3:.M7]&lt;[.$CS3:.$CS7])" office:value-type="float"/>
          <table:table-cell table:number-matrix-columns-spanned="1" table:number-matrix-rows-spanned="1" table:formula="of:=SUM([.N3:.N7]&lt;[.$CT3:.$CT7])" office:value-type="float"/>
          <table:table-cell table:number-matrix-columns-spanned="1" table:number-matrix-rows-spanned="1" table:formula="of:=SUM([.O3:.O7]&lt;[.$CU3:.$CU7])" office:value-type="float"/>
          <table:table-cell table:number-matrix-columns-spanned="1" table:number-matrix-rows-spanned="1" table:formula="of:=SUM([.P3:.P7]&lt;[.$CV3:.$CV7])" office:value-type="float"/>
          <table:table-cell table:number-matrix-columns-spanned="1" table:number-matrix-rows-spanned="1" table:formula="of:=SUM([.Q3:.Q7]&lt;[.$CW3:.$CW7])" office:value-type="float"/>
          <table:table-cell table:number-matrix-columns-spanned="1" table:number-matrix-rows-spanned="1" table:formula="of:=SUM([.R3:.R7]&lt;[.$CX3:.$CX7])" office:value-type="float"/>
          <table:table-cell table:number-matrix-columns-spanned="1" table:number-matrix-rows-spanned="1" table:formula="of:=SUM([.S3:.S7]&lt;[.$CY3:.$CY7])" office:value-type="float"/>
          <table:table-cell table:number-matrix-columns-spanned="1" table:number-matrix-rows-spanned="1" table:formula="of:=SUM([.T3:.T7]&lt;[.$CZ3:.$CZ7])" office:value-type="float"/>
          <table:table-cell table:number-matrix-columns-spanned="1" table:number-matrix-rows-spanned="1" table:formula="of:=SUM([.U3:.U7]&lt;[.$DA3:.$DA7])" office:value-type="float"/>
          <table:table-cell table:number-matrix-columns-spanned="1" table:number-matrix-rows-spanned="1" table:formula="of:=SUM([.V3:.V7]&lt;[.$DB3:.$DB7])" office:value-type="float"/>
          <table:table-cell table:number-matrix-columns-spanned="1" table:number-matrix-rows-spanned="1" table:formula="of:=SUM([.W3:.W7]&lt;[.$CH3:.$CH7])" office:value-type="float"/>
          <table:table-cell table:number-matrix-columns-spanned="1" table:number-matrix-rows-spanned="1" table:formula="of:=SUM([.X3:.X7]&lt;[.$CI3:.$CI7])" office:value-type="float"/>
          <table:table-cell table:number-matrix-columns-spanned="1" table:number-matrix-rows-spanned="1" table:formula="of:=SUM([.Y3:.Y7]&lt;[.$CJ3:.$CJ7])" office:value-type="float"/>
          <table:table-cell table:number-matrix-columns-spanned="1" table:number-matrix-rows-spanned="1" table:formula="of:=SUM([.Z3:.Z7]&lt;[.$CK3:.$CK7])" office:value-type="float"/>
          <table:table-cell table:number-matrix-columns-spanned="1" table:number-matrix-rows-spanned="1" table:formula="of:=SUM([.AA3:.AA7]&lt;[.$CL3:.$CL7])" office:value-type="float"/>
          <table:table-cell table:number-matrix-columns-spanned="1" table:number-matrix-rows-spanned="1" table:formula="of:=SUM([.AB3:.AB7]&lt;[.$CM3:.$CM7])" office:value-type="float"/>
          <table:table-cell table:number-matrix-columns-spanned="1" table:number-matrix-rows-spanned="1" table:formula="of:=SUM([.AC3:.AC7]&lt;[.$CN3:.$CN7])" office:value-type="float"/>
          <table:table-cell table:number-matrix-columns-spanned="1" table:number-matrix-rows-spanned="1" table:formula="of:=SUM([.AD3:.AD7]&lt;[.$CO3:.$CO7])" office:value-type="float"/>
          <table:table-cell table:number-matrix-columns-spanned="1" table:number-matrix-rows-spanned="1" table:formula="of:=SUM([.AE3:.AE7]&lt;[.$CP3:.$CP7])" office:value-type="float"/>
          <table:table-cell table:number-matrix-columns-spanned="1" table:number-matrix-rows-spanned="1" table:formula="of:=SUM([.AF3:.AF7]&lt;[.$CQ3:.$CQ7])" office:value-type="float"/>
          <table:table-cell table:number-matrix-columns-spanned="1" table:number-matrix-rows-spanned="1" table:formula="of:=SUM([.AG3:.AG7]&lt;[.$CR3:.$CR7])" office:value-type="float"/>
          <table:table-cell table:number-matrix-columns-spanned="1" table:number-matrix-rows-spanned="1" table:formula="of:=SUM([.AH3:.AH7]&lt;[.$CS3:.$CS7])" office:value-type="float"/>
          <table:table-cell table:number-matrix-columns-spanned="1" table:number-matrix-rows-spanned="1" table:formula="of:=SUM([.AI3:.AI7]&lt;[.$CT3:.$CT7])" office:value-type="float"/>
          <table:table-cell table:number-matrix-columns-spanned="1" table:number-matrix-rows-spanned="1" table:formula="of:=SUM([.AJ3:.AJ7]&lt;[.$CU3:.$CU7])" office:value-type="float"/>
          <table:table-cell table:number-matrix-columns-spanned="1" table:number-matrix-rows-spanned="1" table:formula="of:=SUM([.AK3:.AK7]&lt;[.$CV3:.$CV7])" office:value-type="float"/>
          <table:table-cell table:number-matrix-columns-spanned="1" table:number-matrix-rows-spanned="1" table:formula="of:=SUM([.AL3:.AL7]&lt;[.$CW3:.$CW7])" office:value-type="float"/>
          <table:table-cell table:number-matrix-columns-spanned="1" table:number-matrix-rows-spanned="1" table:formula="of:=SUM([.AM3:.AM7]&lt;[.$CX3:.$CX7])" office:value-type="float"/>
          <table:table-cell table:number-matrix-columns-spanned="1" table:number-matrix-rows-spanned="1" table:formula="of:=SUM([.AN3:.AN7]&lt;[.$CY3:.$CY7])" office:value-type="float"/>
          <table:table-cell table:number-matrix-columns-spanned="1" table:number-matrix-rows-spanned="1" table:formula="of:=SUM([.AO3:.AO7]&lt;[.$CZ3:.$CZ7])" office:value-type="float"/>
          <table:table-cell table:number-matrix-columns-spanned="1" table:number-matrix-rows-spanned="1" table:formula="of:=SUM([.AP3:.AP7]&lt;[.$DA3:.$DA7])" office:value-type="float"/>
          <table:table-cell table:number-matrix-columns-spanned="1" table:number-matrix-rows-spanned="1" table:formula="of:=SUM([.AQ3:.AQ7]&lt;[.$DB3:.$DB7])" office:value-type="float"/>
          <table:table-cell table:number-matrix-columns-spanned="1" table:number-matrix-rows-spanned="1" table:formula="of:=SUM([.AR3:.AR7]&lt;[.$CH3:.$CH7])" office:value-type="float"/>
          <table:table-cell table:number-matrix-columns-spanned="1" table:number-matrix-rows-spanned="1" table:formula="of:=SUM([.AS3:.AS7]&lt;[.$CI3:.$CI7])" office:value-type="float"/>
          <table:table-cell table:number-matrix-columns-spanned="1" table:number-matrix-rows-spanned="1" table:formula="of:=SUM([.AT3:.AT7]&lt;[.$CJ3:.$CJ7])" office:value-type="float"/>
          <table:table-cell table:number-matrix-columns-spanned="1" table:number-matrix-rows-spanned="1" table:formula="of:=SUM([.AU3:.AU7]&lt;[.$CK3:.$CK7])" office:value-type="float"/>
          <table:table-cell table:number-matrix-columns-spanned="1" table:number-matrix-rows-spanned="1" table:formula="of:=SUM([.AV3:.AV7]&lt;[.$CL3:.$CL7])" office:value-type="float"/>
          <table:table-cell table:number-matrix-columns-spanned="1" table:number-matrix-rows-spanned="1" table:formula="of:=SUM([.AW3:.AW7]&lt;[.$CM3:.$CM7])" office:value-type="float"/>
          <table:table-cell table:number-matrix-columns-spanned="1" table:number-matrix-rows-spanned="1" table:formula="of:=SUM([.AX3:.AX7]&lt;[.$CN3:.$CN7])" office:value-type="float"/>
          <table:table-cell table:number-matrix-columns-spanned="1" table:number-matrix-rows-spanned="1" table:formula="of:=SUM([.AY3:.AY7]&lt;[.$CO3:.$CO7])" office:value-type="float"/>
          <table:table-cell table:number-matrix-columns-spanned="1" table:number-matrix-rows-spanned="1" table:formula="of:=SUM([.AZ3:.AZ7]&lt;[.$CP3:.$CP7])" office:value-type="float"/>
          <table:table-cell table:number-matrix-columns-spanned="1" table:number-matrix-rows-spanned="1" table:formula="of:=SUM([.BA3:.BA7]&lt;[.$CQ3:.$CQ7])" office:value-type="float"/>
          <table:table-cell table:number-matrix-columns-spanned="1" table:number-matrix-rows-spanned="1" table:formula="of:=SUM([.BB3:.BB7]&lt;[.$CR3:.$CR7])" office:value-type="float"/>
          <table:table-cell table:number-matrix-columns-spanned="1" table:number-matrix-rows-spanned="1" table:formula="of:=SUM([.BC3:.BC7]&lt;[.$CS3:.$CS7])" office:value-type="float"/>
          <table:table-cell table:number-matrix-columns-spanned="1" table:number-matrix-rows-spanned="1" table:formula="of:=SUM([.BD3:.BD7]&lt;[.$CT3:.$CT7])" office:value-type="float"/>
          <table:table-cell table:number-matrix-columns-spanned="1" table:number-matrix-rows-spanned="1" table:formula="of:=SUM([.BE3:.BE7]&lt;[.$CU3:.$CU7])" office:value-type="float"/>
          <table:table-cell table:number-matrix-columns-spanned="1" table:number-matrix-rows-spanned="1" table:formula="of:=SUM([.BF3:.BF7]&lt;[.$CV3:.$CV7])" office:value-type="float"/>
          <table:table-cell table:number-matrix-columns-spanned="1" table:number-matrix-rows-spanned="1" table:formula="of:=SUM([.BG3:.BG7]&lt;[.$CW3:.$CW7])" office:value-type="float"/>
          <table:table-cell table:number-matrix-columns-spanned="1" table:number-matrix-rows-spanned="1" table:formula="of:=SUM([.BH3:.BH7]&lt;[.$CX3:.$CX7])" office:value-type="float"/>
          <table:table-cell table:number-matrix-columns-spanned="1" table:number-matrix-rows-spanned="1" table:formula="of:=SUM([.BI3:.BI7]&lt;[.$CY3:.$CY7])" office:value-type="float"/>
          <table:table-cell table:number-matrix-columns-spanned="1" table:number-matrix-rows-spanned="1" table:formula="of:=SUM([.BJ3:.BJ7]&lt;[.$CZ3:.$CZ7])" office:value-type="float"/>
          <table:table-cell table:number-matrix-columns-spanned="1" table:number-matrix-rows-spanned="1" table:formula="of:=SUM([.BK3:.BK7]&lt;[.$DA3:.$DA7])" office:value-type="float"/>
          <table:table-cell table:number-matrix-columns-spanned="1" table:number-matrix-rows-spanned="1" table:formula="of:=SUM([.BL3:.BL7]&lt;[.$DB3:.$DB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CH3:.$CH7])" office:value-type="float"/>
          <table:table-cell table:number-matrix-columns-spanned="1" table:number-matrix-rows-spanned="1" table:formula="of:=SUM([.C3:.C7]&gt;[.$CI3:.$CI7])" office:value-type="float"/>
          <table:table-cell table:number-matrix-columns-spanned="1" table:number-matrix-rows-spanned="1" table:formula="of:=SUM([.D3:.D7]&gt;[.$CJ3:.$CJ7])" office:value-type="float"/>
          <table:table-cell table:number-matrix-columns-spanned="1" table:number-matrix-rows-spanned="1" table:formula="of:=SUM([.E3:.E7]&gt;[.$CK3:.$CK7])" office:value-type="float"/>
          <table:table-cell table:number-matrix-columns-spanned="1" table:number-matrix-rows-spanned="1" table:formula="of:=SUM([.F3:.F7]&gt;[.$CL3:.$CL7])" office:value-type="float"/>
          <table:table-cell table:number-matrix-columns-spanned="1" table:number-matrix-rows-spanned="1" table:formula="of:=SUM([.G3:.G7]&gt;[.$CM3:.$CM7])" office:value-type="float"/>
          <table:table-cell table:number-matrix-columns-spanned="1" table:number-matrix-rows-spanned="1" table:formula="of:=SUM([.H3:.H7]&gt;[.$CN3:.$CN7])" office:value-type="float"/>
          <table:table-cell table:number-matrix-columns-spanned="1" table:number-matrix-rows-spanned="1" table:formula="of:=SUM([.I3:.I7]&gt;[.$CO3:.$CO7])" office:value-type="float"/>
          <table:table-cell table:number-matrix-columns-spanned="1" table:number-matrix-rows-spanned="1" table:formula="of:=SUM([.J3:.J7]&gt;[.$CP3:.$CP7])" office:value-type="float"/>
          <table:table-cell table:number-matrix-columns-spanned="1" table:number-matrix-rows-spanned="1" table:formula="of:=SUM([.K3:.K7]&gt;[.$CQ3:.$CQ7])" office:value-type="float"/>
          <table:table-cell table:number-matrix-columns-spanned="1" table:number-matrix-rows-spanned="1" table:formula="of:=SUM([.L3:.L7]&gt;[.$CR3:.$CR7])" office:value-type="float"/>
          <table:table-cell table:number-matrix-columns-spanned="1" table:number-matrix-rows-spanned="1" table:formula="of:=SUM([.M3:.M7]&gt;[.$CS3:.$CS7])" office:value-type="float"/>
          <table:table-cell table:number-matrix-columns-spanned="1" table:number-matrix-rows-spanned="1" table:formula="of:=SUM([.N3:.N7]&gt;[.$CT3:.$CT7])" office:value-type="float"/>
          <table:table-cell table:number-matrix-columns-spanned="1" table:number-matrix-rows-spanned="1" table:formula="of:=SUM([.O3:.O7]&gt;[.$CU3:.$CU7])" office:value-type="float"/>
          <table:table-cell table:number-matrix-columns-spanned="1" table:number-matrix-rows-spanned="1" table:formula="of:=SUM([.P3:.P7]&gt;[.$CV3:.$CV7])" office:value-type="float"/>
          <table:table-cell table:number-matrix-columns-spanned="1" table:number-matrix-rows-spanned="1" table:formula="of:=SUM([.Q3:.Q7]&gt;[.$CW3:.$CW7])" office:value-type="float"/>
          <table:table-cell table:number-matrix-columns-spanned="1" table:number-matrix-rows-spanned="1" table:formula="of:=SUM([.R3:.R7]&gt;[.$CX3:.$CX7])" office:value-type="float"/>
          <table:table-cell table:number-matrix-columns-spanned="1" table:number-matrix-rows-spanned="1" table:formula="of:=SUM([.S3:.S7]&gt;[.$CY3:.$CY7])" office:value-type="float"/>
          <table:table-cell table:number-matrix-columns-spanned="1" table:number-matrix-rows-spanned="1" table:formula="of:=SUM([.T3:.T7]&gt;[.$CZ3:.$CZ7])" office:value-type="float"/>
          <table:table-cell table:number-matrix-columns-spanned="1" table:number-matrix-rows-spanned="1" table:formula="of:=SUM([.U3:.U7]&gt;[.$DA3:.$DA7])" office:value-type="float"/>
          <table:table-cell table:number-matrix-columns-spanned="1" table:number-matrix-rows-spanned="1" table:formula="of:=SUM([.V3:.V7]&gt;[.$DB3:.$DB7])" office:value-type="float"/>
          <table:table-cell table:number-matrix-columns-spanned="1" table:number-matrix-rows-spanned="1" table:formula="of:=SUM([.W3:.W7]&gt;[.$CH3:.$CH7])" office:value-type="float"/>
          <table:table-cell table:number-matrix-columns-spanned="1" table:number-matrix-rows-spanned="1" table:formula="of:=SUM([.X3:.X7]&gt;[.$CI3:.$CI7])" office:value-type="float"/>
          <table:table-cell table:number-matrix-columns-spanned="1" table:number-matrix-rows-spanned="1" table:formula="of:=SUM([.Y3:.Y7]&gt;[.$CJ3:.$CJ7])" office:value-type="float"/>
          <table:table-cell table:number-matrix-columns-spanned="1" table:number-matrix-rows-spanned="1" table:formula="of:=SUM([.Z3:.Z7]&gt;[.$CK3:.$CK7])" office:value-type="float"/>
          <table:table-cell table:number-matrix-columns-spanned="1" table:number-matrix-rows-spanned="1" table:formula="of:=SUM([.AA3:.AA7]&gt;[.$CL3:.$CL7])" office:value-type="float"/>
          <table:table-cell table:number-matrix-columns-spanned="1" table:number-matrix-rows-spanned="1" table:formula="of:=SUM([.AB3:.AB7]&gt;[.$CM3:.$CM7])" office:value-type="float"/>
          <table:table-cell table:number-matrix-columns-spanned="1" table:number-matrix-rows-spanned="1" table:formula="of:=SUM([.AC3:.AC7]&gt;[.$CN3:.$CN7])" office:value-type="float"/>
          <table:table-cell table:number-matrix-columns-spanned="1" table:number-matrix-rows-spanned="1" table:formula="of:=SUM([.AD3:.AD7]&gt;[.$CO3:.$CO7])" office:value-type="float"/>
          <table:table-cell table:number-matrix-columns-spanned="1" table:number-matrix-rows-spanned="1" table:formula="of:=SUM([.AE3:.AE7]&gt;[.$CP3:.$CP7])" office:value-type="float"/>
          <table:table-cell table:number-matrix-columns-spanned="1" table:number-matrix-rows-spanned="1" table:formula="of:=SUM([.AF3:.AF7]&gt;[.$CQ3:.$CQ7])" office:value-type="float"/>
          <table:table-cell table:number-matrix-columns-spanned="1" table:number-matrix-rows-spanned="1" table:formula="of:=SUM([.AG3:.AG7]&gt;[.$CR3:.$CR7])" office:value-type="float"/>
          <table:table-cell table:number-matrix-columns-spanned="1" table:number-matrix-rows-spanned="1" table:formula="of:=SUM([.AH3:.AH7]&gt;[.$CS3:.$CS7])" office:value-type="float"/>
          <table:table-cell table:number-matrix-columns-spanned="1" table:number-matrix-rows-spanned="1" table:formula="of:=SUM([.AI3:.AI7]&gt;[.$CT3:.$CT7])" office:value-type="float"/>
          <table:table-cell table:number-matrix-columns-spanned="1" table:number-matrix-rows-spanned="1" table:formula="of:=SUM([.AJ3:.AJ7]&gt;[.$CU3:.$CU7])" office:value-type="float"/>
          <table:table-cell table:number-matrix-columns-spanned="1" table:number-matrix-rows-spanned="1" table:formula="of:=SUM([.AK3:.AK7]&gt;[.$CV3:.$CV7])" office:value-type="float"/>
          <table:table-cell table:number-matrix-columns-spanned="1" table:number-matrix-rows-spanned="1" table:formula="of:=SUM([.AL3:.AL7]&gt;[.$CW3:.$CW7])" office:value-type="float"/>
          <table:table-cell table:number-matrix-columns-spanned="1" table:number-matrix-rows-spanned="1" table:formula="of:=SUM([.AM3:.AM7]&gt;[.$CX3:.$CX7])" office:value-type="float"/>
          <table:table-cell table:number-matrix-columns-spanned="1" table:number-matrix-rows-spanned="1" table:formula="of:=SUM([.AN3:.AN7]&gt;[.$CY3:.$CY7])" office:value-type="float"/>
          <table:table-cell table:number-matrix-columns-spanned="1" table:number-matrix-rows-spanned="1" table:formula="of:=SUM([.AO3:.AO7]&gt;[.$CZ3:.$CZ7])" office:value-type="float"/>
          <table:table-cell table:number-matrix-columns-spanned="1" table:number-matrix-rows-spanned="1" table:formula="of:=SUM([.AP3:.AP7]&gt;[.$DA3:.$DA7])" office:value-type="float"/>
          <table:table-cell table:number-matrix-columns-spanned="1" table:number-matrix-rows-spanned="1" table:formula="of:=SUM([.AQ3:.AQ7]&gt;[.$DB3:.$DB7])" office:value-type="float"/>
          <table:table-cell table:number-matrix-columns-spanned="1" table:number-matrix-rows-spanned="1" table:formula="of:=SUM([.AR3:.AR7]&gt;[.$CH3:.$CH7])" office:value-type="float"/>
          <table:table-cell table:number-matrix-columns-spanned="1" table:number-matrix-rows-spanned="1" table:formula="of:=SUM([.AS3:.AS7]&gt;[.$CI3:.$CI7])" office:value-type="float"/>
          <table:table-cell table:number-matrix-columns-spanned="1" table:number-matrix-rows-spanned="1" table:formula="of:=SUM([.AT3:.AT7]&gt;[.$CJ3:.$CJ7])" office:value-type="float"/>
          <table:table-cell table:number-matrix-columns-spanned="1" table:number-matrix-rows-spanned="1" table:formula="of:=SUM([.AU3:.AU7]&gt;[.$CK3:.$CK7])" office:value-type="float"/>
          <table:table-cell table:number-matrix-columns-spanned="1" table:number-matrix-rows-spanned="1" table:formula="of:=SUM([.AV3:.AV7]&gt;[.$CL3:.$CL7])" office:value-type="float"/>
          <table:table-cell table:number-matrix-columns-spanned="1" table:number-matrix-rows-spanned="1" table:formula="of:=SUM([.AW3:.AW7]&gt;[.$CM3:.$CM7])" office:value-type="float"/>
          <table:table-cell table:number-matrix-columns-spanned="1" table:number-matrix-rows-spanned="1" table:formula="of:=SUM([.AX3:.AX7]&gt;[.$CN3:.$CN7])" office:value-type="float"/>
          <table:table-cell table:number-matrix-columns-spanned="1" table:number-matrix-rows-spanned="1" table:formula="of:=SUM([.AY3:.AY7]&gt;[.$CO3:.$CO7])" office:value-type="float"/>
          <table:table-cell table:number-matrix-columns-spanned="1" table:number-matrix-rows-spanned="1" table:formula="of:=SUM([.AZ3:.AZ7]&gt;[.$CP3:.$CP7])" office:value-type="float"/>
          <table:table-cell table:number-matrix-columns-spanned="1" table:number-matrix-rows-spanned="1" table:formula="of:=SUM([.BA3:.BA7]&gt;[.$CQ3:.$CQ7])" office:value-type="float"/>
          <table:table-cell table:number-matrix-columns-spanned="1" table:number-matrix-rows-spanned="1" table:formula="of:=SUM([.BB3:.BB7]&gt;[.$CR3:.$CR7])" office:value-type="float"/>
          <table:table-cell table:number-matrix-columns-spanned="1" table:number-matrix-rows-spanned="1" table:formula="of:=SUM([.BC3:.BC7]&gt;[.$CS3:.$CS7])" office:value-type="float"/>
          <table:table-cell table:number-matrix-columns-spanned="1" table:number-matrix-rows-spanned="1" table:formula="of:=SUM([.BD3:.BD7]&gt;[.$CT3:.$CT7])" office:value-type="float"/>
          <table:table-cell table:number-matrix-columns-spanned="1" table:number-matrix-rows-spanned="1" table:formula="of:=SUM([.BE3:.BE7]&gt;[.$CU3:.$CU7])" office:value-type="float"/>
          <table:table-cell table:number-matrix-columns-spanned="1" table:number-matrix-rows-spanned="1" table:formula="of:=SUM([.BF3:.BF7]&gt;[.$CV3:.$CV7])" office:value-type="float"/>
          <table:table-cell table:number-matrix-columns-spanned="1" table:number-matrix-rows-spanned="1" table:formula="of:=SUM([.BG3:.BG7]&gt;[.$CW3:.$CW7])" office:value-type="float"/>
          <table:table-cell table:number-matrix-columns-spanned="1" table:number-matrix-rows-spanned="1" table:formula="of:=SUM([.BH3:.BH7]&gt;[.$CX3:.$CX7])" office:value-type="float"/>
          <table:table-cell table:number-matrix-columns-spanned="1" table:number-matrix-rows-spanned="1" table:formula="of:=SUM([.BI3:.BI7]&gt;[.$CY3:.$CY7])" office:value-type="float"/>
          <table:table-cell table:number-matrix-columns-spanned="1" table:number-matrix-rows-spanned="1" table:formula="of:=SUM([.BJ3:.BJ7]&gt;[.$CZ3:.$CZ7])" office:value-type="float"/>
          <table:table-cell table:number-matrix-columns-spanned="1" table:number-matrix-rows-spanned="1" table:formula="of:=SUM([.BK3:.BK7]&gt;[.$DA3:.$DA7])" office:value-type="float"/>
          <table:table-cell table:number-matrix-columns-spanned="1" table:number-matrix-rows-spanned="1" table:formula="of:=SUM([.BL3:.BL7]&gt;[.$DB3:.$DB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DC3:.$DC7])" office:value-type="float"/>
          <table:table-cell table:number-matrix-columns-spanned="1" table:number-matrix-rows-spanned="1" table:formula="of:=SUM([.C3:.C7]=[.$DD3:.$DD7])" office:value-type="float"/>
          <table:table-cell table:number-matrix-columns-spanned="1" table:number-matrix-rows-spanned="1" table:formula="of:=SUM([.D3:.D7]=[.$DE3:.$DE7])" office:value-type="float"/>
          <table:table-cell table:number-matrix-columns-spanned="1" table:number-matrix-rows-spanned="1" table:formula="of:=SUM([.E3:.E7]=[.$DF3:.$DF7])" office:value-type="float"/>
          <table:table-cell table:number-matrix-columns-spanned="1" table:number-matrix-rows-spanned="1" table:formula="of:=SUM([.F3:.F7]=[.$DG3:.$DG7])" office:value-type="float"/>
          <table:table-cell table:number-matrix-columns-spanned="1" table:number-matrix-rows-spanned="1" table:formula="of:=SUM([.G3:.G7]=[.$DH3:.$DH7])" office:value-type="float"/>
          <table:table-cell table:number-matrix-columns-spanned="1" table:number-matrix-rows-spanned="1" table:formula="of:=SUM([.H3:.H7]=[.$DI3:.$DI7])" office:value-type="float"/>
          <table:table-cell table:number-matrix-columns-spanned="1" table:number-matrix-rows-spanned="1" table:formula="of:=SUM([.I3:.I7]=[.$DJ3:.$DJ7])" office:value-type="float"/>
          <table:table-cell table:number-matrix-columns-spanned="1" table:number-matrix-rows-spanned="1" table:formula="of:=SUM([.J3:.J7]=[.$DK3:.$DK7])" office:value-type="float"/>
          <table:table-cell table:number-matrix-columns-spanned="1" table:number-matrix-rows-spanned="1" table:formula="of:=SUM([.K3:.K7]=[.$DL3:.$DL7])" office:value-type="float"/>
          <table:table-cell table:number-matrix-columns-spanned="1" table:number-matrix-rows-spanned="1" table:formula="of:=SUM([.L3:.L7]=[.$DM3:.$DM7])" office:value-type="float"/>
          <table:table-cell table:number-matrix-columns-spanned="1" table:number-matrix-rows-spanned="1" table:formula="of:=SUM([.M3:.M7]=[.$DN3:.$DN7])" office:value-type="float"/>
          <table:table-cell table:number-matrix-columns-spanned="1" table:number-matrix-rows-spanned="1" table:formula="of:=SUM([.N3:.N7]=[.$DO3:.$DO7])" office:value-type="float"/>
          <table:table-cell table:number-matrix-columns-spanned="1" table:number-matrix-rows-spanned="1" table:formula="of:=SUM([.O3:.O7]=[.$DP3:.$DP7])" office:value-type="float"/>
          <table:table-cell table:number-matrix-columns-spanned="1" table:number-matrix-rows-spanned="1" table:formula="of:=SUM([.P3:.P7]=[.$DQ3:.$DQ7])" office:value-type="float"/>
          <table:table-cell table:number-matrix-columns-spanned="1" table:number-matrix-rows-spanned="1" table:formula="of:=SUM([.Q3:.Q7]=[.$DR3:.$DR7])" office:value-type="float"/>
          <table:table-cell table:number-matrix-columns-spanned="1" table:number-matrix-rows-spanned="1" table:formula="of:=SUM([.R3:.R7]=[.$DS3:.$DS7])" office:value-type="float"/>
          <table:table-cell table:number-matrix-columns-spanned="1" table:number-matrix-rows-spanned="1" table:formula="of:=SUM([.S3:.S7]=[.$DT3:.$DT7])" office:value-type="float"/>
          <table:table-cell table:number-matrix-columns-spanned="1" table:number-matrix-rows-spanned="1" table:formula="of:=SUM([.T3:.T7]=[.$DU3:.$DU7])" office:value-type="float"/>
          <table:table-cell table:number-matrix-columns-spanned="1" table:number-matrix-rows-spanned="1" table:formula="of:=SUM([.U3:.U7]=[.$DV3:.$DV7])" office:value-type="float"/>
          <table:table-cell table:number-matrix-columns-spanned="1" table:number-matrix-rows-spanned="1" table:formula="of:=SUM([.V3:.V7]=[.$DW3:.$DW7])" office:value-type="float"/>
          <table:table-cell table:number-matrix-columns-spanned="1" table:number-matrix-rows-spanned="1" table:formula="of:=SUM([.W3:.W7]=[.$DC3:.$DC7])" office:value-type="float"/>
          <table:table-cell table:number-matrix-columns-spanned="1" table:number-matrix-rows-spanned="1" table:formula="of:=SUM([.X3:.X7]=[.$DD3:.$DD7])" office:value-type="float"/>
          <table:table-cell table:number-matrix-columns-spanned="1" table:number-matrix-rows-spanned="1" table:formula="of:=SUM([.Y3:.Y7]=[.$DE3:.$DE7])" office:value-type="float"/>
          <table:table-cell table:number-matrix-columns-spanned="1" table:number-matrix-rows-spanned="1" table:formula="of:=SUM([.Z3:.Z7]=[.$DF3:.$DF7])" office:value-type="float"/>
          <table:table-cell table:number-matrix-columns-spanned="1" table:number-matrix-rows-spanned="1" table:formula="of:=SUM([.AA3:.AA7]=[.$DG3:.$DG7])" office:value-type="float"/>
          <table:table-cell table:number-matrix-columns-spanned="1" table:number-matrix-rows-spanned="1" table:formula="of:=SUM([.AB3:.AB7]=[.$DH3:.$DH7])" office:value-type="float"/>
          <table:table-cell table:number-matrix-columns-spanned="1" table:number-matrix-rows-spanned="1" table:formula="of:=SUM([.AC3:.AC7]=[.$DI3:.$DI7])" office:value-type="float"/>
          <table:table-cell table:number-matrix-columns-spanned="1" table:number-matrix-rows-spanned="1" table:formula="of:=SUM([.AD3:.AD7]=[.$DJ3:.$DJ7])" office:value-type="float"/>
          <table:table-cell table:number-matrix-columns-spanned="1" table:number-matrix-rows-spanned="1" table:formula="of:=SUM([.AE3:.AE7]=[.$DK3:.$DK7])" office:value-type="float"/>
          <table:table-cell table:number-matrix-columns-spanned="1" table:number-matrix-rows-spanned="1" table:formula="of:=SUM([.AF3:.AF7]=[.$DL3:.$DL7])" office:value-type="float"/>
          <table:table-cell table:number-matrix-columns-spanned="1" table:number-matrix-rows-spanned="1" table:formula="of:=SUM([.AG3:.AG7]=[.$DM3:.$DM7])" office:value-type="float"/>
          <table:table-cell table:number-matrix-columns-spanned="1" table:number-matrix-rows-spanned="1" table:formula="of:=SUM([.AH3:.AH7]=[.$DN3:.$DN7])" office:value-type="float"/>
          <table:table-cell table:number-matrix-columns-spanned="1" table:number-matrix-rows-spanned="1" table:formula="of:=SUM([.AI3:.AI7]=[.$DO3:.$DO7])" office:value-type="float"/>
          <table:table-cell table:number-matrix-columns-spanned="1" table:number-matrix-rows-spanned="1" table:formula="of:=SUM([.AJ3:.AJ7]=[.$DP3:.$DP7])" office:value-type="float"/>
          <table:table-cell table:number-matrix-columns-spanned="1" table:number-matrix-rows-spanned="1" table:formula="of:=SUM([.AK3:.AK7]=[.$DQ3:.$DQ7])" office:value-type="float"/>
          <table:table-cell table:number-matrix-columns-spanned="1" table:number-matrix-rows-spanned="1" table:formula="of:=SUM([.AL3:.AL7]=[.$DR3:.$DR7])" office:value-type="float"/>
          <table:table-cell table:number-matrix-columns-spanned="1" table:number-matrix-rows-spanned="1" table:formula="of:=SUM([.AM3:.AM7]=[.$DS3:.$DS7])" office:value-type="float"/>
          <table:table-cell table:number-matrix-columns-spanned="1" table:number-matrix-rows-spanned="1" table:formula="of:=SUM([.AN3:.AN7]=[.$DT3:.$DT7])" office:value-type="float"/>
          <table:table-cell table:number-matrix-columns-spanned="1" table:number-matrix-rows-spanned="1" table:formula="of:=SUM([.AO3:.AO7]=[.$DU3:.$DU7])" office:value-type="float"/>
          <table:table-cell table:number-matrix-columns-spanned="1" table:number-matrix-rows-spanned="1" table:formula="of:=SUM([.AP3:.AP7]=[.$DV3:.$DV7])" office:value-type="float"/>
          <table:table-cell table:number-matrix-columns-spanned="1" table:number-matrix-rows-spanned="1" table:formula="of:=SUM([.AQ3:.AQ7]=[.$DW3:.$DW7])" office:value-type="float"/>
          <table:table-cell table:number-matrix-columns-spanned="1" table:number-matrix-rows-spanned="1" table:formula="of:=SUM([.AR3:.AR7]=[.$DC3:.$DC7])" office:value-type="float"/>
          <table:table-cell table:number-matrix-columns-spanned="1" table:number-matrix-rows-spanned="1" table:formula="of:=SUM([.AS3:.AS7]=[.$DD3:.$DD7])" office:value-type="float"/>
          <table:table-cell table:number-matrix-columns-spanned="1" table:number-matrix-rows-spanned="1" table:formula="of:=SUM([.AT3:.AT7]=[.$DE3:.$DE7])" office:value-type="float"/>
          <table:table-cell table:number-matrix-columns-spanned="1" table:number-matrix-rows-spanned="1" table:formula="of:=SUM([.AU3:.AU7]=[.$DF3:.$DF7])" office:value-type="float"/>
          <table:table-cell table:number-matrix-columns-spanned="1" table:number-matrix-rows-spanned="1" table:formula="of:=SUM([.AV3:.AV7]=[.$DG3:.$DG7])" office:value-type="float"/>
          <table:table-cell table:number-matrix-columns-spanned="1" table:number-matrix-rows-spanned="1" table:formula="of:=SUM([.AW3:.AW7]=[.$DH3:.$DH7])" office:value-type="float"/>
          <table:table-cell table:number-matrix-columns-spanned="1" table:number-matrix-rows-spanned="1" table:formula="of:=SUM([.AX3:.AX7]=[.$DI3:.$DI7])" office:value-type="float"/>
          <table:table-cell table:number-matrix-columns-spanned="1" table:number-matrix-rows-spanned="1" table:formula="of:=SUM([.AY3:.AY7]=[.$DJ3:.$DJ7])" office:value-type="float"/>
          <table:table-cell table:number-matrix-columns-spanned="1" table:number-matrix-rows-spanned="1" table:formula="of:=SUM([.AZ3:.AZ7]=[.$DK3:.$DK7])" office:value-type="float"/>
          <table:table-cell table:number-matrix-columns-spanned="1" table:number-matrix-rows-spanned="1" table:formula="of:=SUM([.BA3:.BA7]=[.$DL3:.$DL7])" office:value-type="float"/>
          <table:table-cell table:number-matrix-columns-spanned="1" table:number-matrix-rows-spanned="1" table:formula="of:=SUM([.BB3:.BB7]=[.$DM3:.$DM7])" office:value-type="float"/>
          <table:table-cell table:number-matrix-columns-spanned="1" table:number-matrix-rows-spanned="1" table:formula="of:=SUM([.BC3:.BC7]=[.$DN3:.$DN7])" office:value-type="float"/>
          <table:table-cell table:number-matrix-columns-spanned="1" table:number-matrix-rows-spanned="1" table:formula="of:=SUM([.BD3:.BD7]=[.$DO3:.$DO7])" office:value-type="float"/>
          <table:table-cell table:number-matrix-columns-spanned="1" table:number-matrix-rows-spanned="1" table:formula="of:=SUM([.BE3:.BE7]=[.$DP3:.$DP7])" office:value-type="float"/>
          <table:table-cell table:number-matrix-columns-spanned="1" table:number-matrix-rows-spanned="1" table:formula="of:=SUM([.BF3:.BF7]=[.$DQ3:.$DQ7])" office:value-type="float"/>
          <table:table-cell table:number-matrix-columns-spanned="1" table:number-matrix-rows-spanned="1" table:formula="of:=SUM([.BG3:.BG7]=[.$DR3:.$DR7])" office:value-type="float"/>
          <table:table-cell table:number-matrix-columns-spanned="1" table:number-matrix-rows-spanned="1" table:formula="of:=SUM([.BH3:.BH7]=[.$DS3:.$DS7])" office:value-type="float"/>
          <table:table-cell table:number-matrix-columns-spanned="1" table:number-matrix-rows-spanned="1" table:formula="of:=SUM([.BI3:.BI7]=[.$DT3:.$DT7])" office:value-type="float"/>
          <table:table-cell table:number-matrix-columns-spanned="1" table:number-matrix-rows-spanned="1" table:formula="of:=SUM([.BJ3:.BJ7]=[.$DU3:.$DU7])" office:value-type="float"/>
          <table:table-cell table:number-matrix-columns-spanned="1" table:number-matrix-rows-spanned="1" table:formula="of:=SUM([.BK3:.BK7]=[.$DV3:.$DV7])" office:value-type="float"/>
          <table:table-cell table:number-matrix-columns-spanned="1" table:number-matrix-rows-spanned="1" table:formula="of:=SUM([.BL3:.BL7]=[.$DW3:.$DW7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